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1.31pt"/>
    </style:style>
    <style:style style:name="co9" style:family="table-column">
      <style:table-column-properties fo:break-before="auto" style:column-width="128.1pt"/>
    </style:style>
    <style:style style:name="co10" style:family="table-column">
      <style:table-column-properties fo:break-before="auto" style:column-width="132.01pt"/>
    </style:style>
    <style:style style:name="co11" style:family="table-column">
      <style:table-column-properties fo:break-before="auto" style:column-width="144.34pt"/>
    </style:style>
    <style:style style:name="co12" style:family="table-column">
      <style:table-column-properties fo:break-before="auto" style:column-width="123.51pt"/>
    </style:style>
    <style:style style:name="co13" style:family="table-column">
      <style:table-column-properties fo:break-before="auto" style:column-width="148.96pt"/>
    </style:style>
    <style:style style:name="co14" style:family="table-column">
      <style:table-column-properties fo:break-before="auto" style:column-width="94.96pt"/>
    </style:style>
    <style:style style:name="co15" style:family="table-column">
      <style:table-column-properties fo:break-before="auto" style:column-width="118.09pt"/>
    </style:style>
    <style:style style:name="co1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ms-queue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rver Name</text:p>
          </table:table-cell>
          <table:table-cell office:value-type="string" calcext:value-type="string">
            <text:p>MessagesCurrent</text:p>
          </table:table-cell>
          <table:table-cell office:value-type="string" calcext:value-type="string">
            <text:p>MessagesReceived</text:p>
          </table:table-cell>
          <table:table-cell office:value-type="string" calcext:value-type="string">
            <text:p>MessagesTotal</text:p>
          </table:table-cell>
          <table:table-cell office:value-type="string" calcext:value-type="string">
            <text:p>MessagesReceivedDiff</text:p>
          </table:table-cell>
        </table:table-row>
        <table:table-row table:style-name="ro1">
          <table:table-cell office:value-type="string" calcext:value-type="string">
            <text:p>2018.12.04 13:03:0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494" calcext:value-type="float">
            <text:p>642494</text:p>
          </table:table-cell>
          <table:table-cell table:formula="of:=[.C2]+[.D2]" office:value-type="float" office:value="642494" calcext:value-type="float">
            <text:p>64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3:0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503" calcext:value-type="float">
            <text:p>642503</text:p>
          </table:table-cell>
          <table:table-cell table:formula="of:=[.C3]+[.D3]" office:value-type="float" office:value="642503" calcext:value-type="float">
            <text:p>642503</text:p>
          </table:table-cell>
          <table:table-cell table:formula="of:=[.D3]-[.D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3:0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493" calcext:value-type="float">
            <text:p>642493</text:p>
          </table:table-cell>
          <table:table-cell table:formula="of:=[.C4]+[.D4]" office:value-type="float" office:value="642493" calcext:value-type="float">
            <text:p>642493</text:p>
          </table:table-cell>
          <table:table-cell table:formula="of:=[.D4]-[.D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03:0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503" calcext:value-type="float">
            <text:p>642503</text:p>
          </table:table-cell>
          <table:table-cell table:formula="of:=[.C5]+[.D5]" office:value-type="float" office:value="642503" calcext:value-type="float">
            <text:p>642503</text:p>
          </table:table-cell>
          <table:table-cell table:formula="of:=[.D5]-[.D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3:0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496" calcext:value-type="float">
            <text:p>642496</text:p>
          </table:table-cell>
          <table:table-cell table:formula="of:=[.C6]+[.D6]" office:value-type="float" office:value="642496" calcext:value-type="float">
            <text:p>642496</text:p>
          </table:table-cell>
          <table:table-cell table:formula="of:=[.D6]-[.D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538" calcext:value-type="float">
            <text:p>642538</text:p>
          </table:table-cell>
          <table:table-cell table:formula="of:=[.C7]+[.D7]" office:value-type="float" office:value="642538" calcext:value-type="float">
            <text:p>642538</text:p>
          </table:table-cell>
          <table:table-cell table:formula="of:=[.D7]-[.D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546" calcext:value-type="float">
            <text:p>642546</text:p>
          </table:table-cell>
          <table:table-cell table:formula="of:=[.C8]+[.D8]" office:value-type="float" office:value="642546" calcext:value-type="float">
            <text:p>642546</text:p>
          </table:table-cell>
          <table:table-cell table:formula="of:=[.D8]-[.D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537" calcext:value-type="float">
            <text:p>642537</text:p>
          </table:table-cell>
          <table:table-cell table:formula="of:=[.C9]+[.D9]" office:value-type="float" office:value="642537" calcext:value-type="float">
            <text:p>642537</text:p>
          </table:table-cell>
          <table:table-cell table:formula="of:=[.D9]-[.D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546" calcext:value-type="float">
            <text:p>642546</text:p>
          </table:table-cell>
          <table:table-cell table:formula="of:=[.C10]+[.D10]" office:value-type="float" office:value="642546" calcext:value-type="float">
            <text:p>642546</text:p>
          </table:table-cell>
          <table:table-cell table:formula="of:=[.D10]-[.D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539" calcext:value-type="float">
            <text:p>642539</text:p>
          </table:table-cell>
          <table:table-cell table:formula="of:=[.C11]+[.D11]" office:value-type="float" office:value="642539" calcext:value-type="float">
            <text:p>642539</text:p>
          </table:table-cell>
          <table:table-cell table:formula="of:=[.D11]-[.D1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580" calcext:value-type="float">
            <text:p>642580</text:p>
          </table:table-cell>
          <table:table-cell table:formula="of:=[.C12]+[.D12]" office:value-type="float" office:value="642580" calcext:value-type="float">
            <text:p>642580</text:p>
          </table:table-cell>
          <table:table-cell table:formula="of:=[.D12]-[.D1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589" calcext:value-type="float">
            <text:p>642589</text:p>
          </table:table-cell>
          <table:table-cell table:formula="of:=[.C13]+[.D13]" office:value-type="float" office:value="642589" calcext:value-type="float">
            <text:p>642589</text:p>
          </table:table-cell>
          <table:table-cell table:formula="of:=[.D13]-[.D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578" calcext:value-type="float">
            <text:p>642578</text:p>
          </table:table-cell>
          <table:table-cell table:formula="of:=[.C14]+[.D14]" office:value-type="float" office:value="642578" calcext:value-type="float">
            <text:p>642578</text:p>
          </table:table-cell>
          <table:table-cell table:formula="of:=[.D14]-[.D1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588" calcext:value-type="float">
            <text:p>642588</text:p>
          </table:table-cell>
          <table:table-cell table:formula="of:=[.C15]+[.D15]" office:value-type="float" office:value="642588" calcext:value-type="float">
            <text:p>642588</text:p>
          </table:table-cell>
          <table:table-cell table:formula="of:=[.D15]-[.D1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580" calcext:value-type="float">
            <text:p>642580</text:p>
          </table:table-cell>
          <table:table-cell table:formula="of:=[.C16]+[.D16]" office:value-type="float" office:value="642580" calcext:value-type="float">
            <text:p>642580</text:p>
          </table:table-cell>
          <table:table-cell table:formula="of:=[.D16]-[.D1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623" calcext:value-type="float">
            <text:p>642623</text:p>
          </table:table-cell>
          <table:table-cell table:formula="of:=[.C17]+[.D17]" office:value-type="float" office:value="642623" calcext:value-type="float">
            <text:p>642623</text:p>
          </table:table-cell>
          <table:table-cell table:formula="of:=[.D17]-[.D1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632" calcext:value-type="float">
            <text:p>642632</text:p>
          </table:table-cell>
          <table:table-cell table:formula="of:=[.C18]+[.D18]" office:value-type="float" office:value="642632" calcext:value-type="float">
            <text:p>642632</text:p>
          </table:table-cell>
          <table:table-cell table:formula="of:=[.D18]-[.D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624" calcext:value-type="float">
            <text:p>642624</text:p>
          </table:table-cell>
          <table:table-cell table:formula="of:=[.C19]+[.D19]" office:value-type="float" office:value="642624" calcext:value-type="float">
            <text:p>642624</text:p>
          </table:table-cell>
          <table:table-cell table:formula="of:=[.D19]-[.D1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634" calcext:value-type="float">
            <text:p>642634</text:p>
          </table:table-cell>
          <table:table-cell table:formula="of:=[.C20]+[.D20]" office:value-type="float" office:value="642634" calcext:value-type="float">
            <text:p>642634</text:p>
          </table:table-cell>
          <table:table-cell table:formula="of:=[.D20]-[.D1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626" calcext:value-type="float">
            <text:p>642626</text:p>
          </table:table-cell>
          <table:table-cell table:formula="of:=[.C21]+[.D21]" office:value-type="float" office:value="642626" calcext:value-type="float">
            <text:p>642626</text:p>
          </table:table-cell>
          <table:table-cell table:formula="of:=[.D21]-[.D2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671" calcext:value-type="float">
            <text:p>642671</text:p>
          </table:table-cell>
          <table:table-cell table:formula="of:=[.C22]+[.D22]" office:value-type="float" office:value="642671" calcext:value-type="float">
            <text:p>642671</text:p>
          </table:table-cell>
          <table:table-cell table:formula="of:=[.D22]-[.D2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680" calcext:value-type="float">
            <text:p>642680</text:p>
          </table:table-cell>
          <table:table-cell table:formula="of:=[.C23]+[.D23]" office:value-type="float" office:value="642680" calcext:value-type="float">
            <text:p>642680</text:p>
          </table:table-cell>
          <table:table-cell table:formula="of:=[.D23]-[.D2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670" calcext:value-type="float">
            <text:p>642670</text:p>
          </table:table-cell>
          <table:table-cell table:formula="of:=[.C24]+[.D24]" office:value-type="float" office:value="642670" calcext:value-type="float">
            <text:p>642670</text:p>
          </table:table-cell>
          <table:table-cell table:formula="of:=[.D24]-[.D2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680" calcext:value-type="float">
            <text:p>642680</text:p>
          </table:table-cell>
          <table:table-cell table:formula="of:=[.C25]+[.D25]" office:value-type="float" office:value="642680" calcext:value-type="float">
            <text:p>642680</text:p>
          </table:table-cell>
          <table:table-cell table:formula="of:=[.D25]-[.D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674" calcext:value-type="float">
            <text:p>642674</text:p>
          </table:table-cell>
          <table:table-cell table:formula="of:=[.C26]+[.D26]" office:value-type="float" office:value="642674" calcext:value-type="float">
            <text:p>642674</text:p>
          </table:table-cell>
          <table:table-cell table:formula="of:=[.D26]-[.D2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708" calcext:value-type="float">
            <text:p>642708</text:p>
          </table:table-cell>
          <table:table-cell table:formula="of:=[.C27]+[.D27]" office:value-type="float" office:value="642708" calcext:value-type="float">
            <text:p>642708</text:p>
          </table:table-cell>
          <table:table-cell table:formula="of:=[.D27]-[.D2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717" calcext:value-type="float">
            <text:p>642717</text:p>
          </table:table-cell>
          <table:table-cell table:formula="of:=[.C28]+[.D28]" office:value-type="float" office:value="642717" calcext:value-type="float">
            <text:p>642717</text:p>
          </table:table-cell>
          <table:table-cell table:formula="of:=[.D28]-[.D2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709" calcext:value-type="float">
            <text:p>642709</text:p>
          </table:table-cell>
          <table:table-cell table:formula="of:=[.C29]+[.D29]" office:value-type="float" office:value="642709" calcext:value-type="float">
            <text:p>642709</text:p>
          </table:table-cell>
          <table:table-cell table:formula="of:=[.D29]-[.D2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719" calcext:value-type="float">
            <text:p>642719</text:p>
          </table:table-cell>
          <table:table-cell table:formula="of:=[.C30]+[.D30]" office:value-type="float" office:value="642719" calcext:value-type="float">
            <text:p>642719</text:p>
          </table:table-cell>
          <table:table-cell table:formula="of:=[.D30]-[.D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712" calcext:value-type="float">
            <text:p>642712</text:p>
          </table:table-cell>
          <table:table-cell table:formula="of:=[.C31]+[.D31]" office:value-type="float" office:value="642712" calcext:value-type="float">
            <text:p>642712</text:p>
          </table:table-cell>
          <table:table-cell table:formula="of:=[.D31]-[.D3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745" calcext:value-type="float">
            <text:p>642745</text:p>
          </table:table-cell>
          <table:table-cell table:formula="of:=[.C32]+[.D32]" office:value-type="float" office:value="642745" calcext:value-type="float">
            <text:p>642745</text:p>
          </table:table-cell>
          <table:table-cell table:formula="of:=[.D32]-[.D3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753" calcext:value-type="float">
            <text:p>642753</text:p>
          </table:table-cell>
          <table:table-cell table:formula="of:=[.C33]+[.D33]" office:value-type="float" office:value="642753" calcext:value-type="float">
            <text:p>642753</text:p>
          </table:table-cell>
          <table:table-cell table:formula="of:=[.D33]-[.D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745" calcext:value-type="float">
            <text:p>642745</text:p>
          </table:table-cell>
          <table:table-cell table:formula="of:=[.C34]+[.D34]" office:value-type="float" office:value="642745" calcext:value-type="float">
            <text:p>642745</text:p>
          </table:table-cell>
          <table:table-cell table:formula="of:=[.D34]-[.D3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755" calcext:value-type="float">
            <text:p>642755</text:p>
          </table:table-cell>
          <table:table-cell table:formula="of:=[.C35]+[.D35]" office:value-type="float" office:value="642755" calcext:value-type="float">
            <text:p>642755</text:p>
          </table:table-cell>
          <table:table-cell table:formula="of:=[.D35]-[.D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747" calcext:value-type="float">
            <text:p>642747</text:p>
          </table:table-cell>
          <table:table-cell table:formula="of:=[.C36]+[.D36]" office:value-type="float" office:value="642747" calcext:value-type="float">
            <text:p>642747</text:p>
          </table:table-cell>
          <table:table-cell table:formula="of:=[.D36]-[.D3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781" calcext:value-type="float">
            <text:p>642781</text:p>
          </table:table-cell>
          <table:table-cell table:formula="of:=[.C37]+[.D37]" office:value-type="float" office:value="642781" calcext:value-type="float">
            <text:p>642781</text:p>
          </table:table-cell>
          <table:table-cell table:formula="of:=[.D37]-[.D3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790" calcext:value-type="float">
            <text:p>642790</text:p>
          </table:table-cell>
          <table:table-cell table:formula="of:=[.C38]+[.D38]" office:value-type="float" office:value="642790" calcext:value-type="float">
            <text:p>642790</text:p>
          </table:table-cell>
          <table:table-cell table:formula="of:=[.D38]-[.D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781" calcext:value-type="float">
            <text:p>642781</text:p>
          </table:table-cell>
          <table:table-cell table:formula="of:=[.C39]+[.D39]" office:value-type="float" office:value="642781" calcext:value-type="float">
            <text:p>642781</text:p>
          </table:table-cell>
          <table:table-cell table:formula="of:=[.D39]-[.D3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790" calcext:value-type="float">
            <text:p>642790</text:p>
          </table:table-cell>
          <table:table-cell table:formula="of:=[.C40]+[.D40]" office:value-type="float" office:value="642790" calcext:value-type="float">
            <text:p>642790</text:p>
          </table:table-cell>
          <table:table-cell table:formula="of:=[.D40]-[.D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784" calcext:value-type="float">
            <text:p>642784</text:p>
          </table:table-cell>
          <table:table-cell table:formula="of:=[.C41]+[.D41]" office:value-type="float" office:value="642784" calcext:value-type="float">
            <text:p>642784</text:p>
          </table:table-cell>
          <table:table-cell table:formula="of:=[.D41]-[.D4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812" calcext:value-type="float">
            <text:p>642812</text:p>
          </table:table-cell>
          <table:table-cell table:formula="of:=[.C42]+[.D42]" office:value-type="float" office:value="642812" calcext:value-type="float">
            <text:p>642812</text:p>
          </table:table-cell>
          <table:table-cell table:formula="of:=[.D42]-[.D4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820" calcext:value-type="float">
            <text:p>642820</text:p>
          </table:table-cell>
          <table:table-cell table:formula="of:=[.C43]+[.D43]" office:value-type="float" office:value="642820" calcext:value-type="float">
            <text:p>642820</text:p>
          </table:table-cell>
          <table:table-cell table:formula="of:=[.D43]-[.D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812" calcext:value-type="float">
            <text:p>642812</text:p>
          </table:table-cell>
          <table:table-cell table:formula="of:=[.C44]+[.D44]" office:value-type="float" office:value="642812" calcext:value-type="float">
            <text:p>642812</text:p>
          </table:table-cell>
          <table:table-cell table:formula="of:=[.D44]-[.D4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822" calcext:value-type="float">
            <text:p>642822</text:p>
          </table:table-cell>
          <table:table-cell table:formula="of:=[.C45]+[.D45]" office:value-type="float" office:value="642822" calcext:value-type="float">
            <text:p>642822</text:p>
          </table:table-cell>
          <table:table-cell table:formula="of:=[.D45]-[.D4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816" calcext:value-type="float">
            <text:p>642816</text:p>
          </table:table-cell>
          <table:table-cell table:formula="of:=[.C46]+[.D46]" office:value-type="float" office:value="642816" calcext:value-type="float">
            <text:p>642816</text:p>
          </table:table-cell>
          <table:table-cell table:formula="of:=[.D46]-[.D4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851" calcext:value-type="float">
            <text:p>642851</text:p>
          </table:table-cell>
          <table:table-cell table:formula="of:=[.C47]+[.D47]" office:value-type="float" office:value="642851" calcext:value-type="float">
            <text:p>642851</text:p>
          </table:table-cell>
          <table:table-cell table:formula="of:=[.D47]-[.D4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860" calcext:value-type="float">
            <text:p>642860</text:p>
          </table:table-cell>
          <table:table-cell table:formula="of:=[.C48]+[.D48]" office:value-type="float" office:value="642860" calcext:value-type="float">
            <text:p>642860</text:p>
          </table:table-cell>
          <table:table-cell table:formula="of:=[.D48]-[.D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853" calcext:value-type="float">
            <text:p>642853</text:p>
          </table:table-cell>
          <table:table-cell table:formula="of:=[.C49]+[.D49]" office:value-type="float" office:value="642853" calcext:value-type="float">
            <text:p>642853</text:p>
          </table:table-cell>
          <table:table-cell table:formula="of:=[.D49]-[.D4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861" calcext:value-type="float">
            <text:p>642861</text:p>
          </table:table-cell>
          <table:table-cell table:formula="of:=[.C50]+[.D50]" office:value-type="float" office:value="642861" calcext:value-type="float">
            <text:p>642861</text:p>
          </table:table-cell>
          <table:table-cell table:formula="of:=[.D50]-[.D4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854" calcext:value-type="float">
            <text:p>642854</text:p>
          </table:table-cell>
          <table:table-cell table:formula="of:=[.C51]+[.D51]" office:value-type="float" office:value="642854" calcext:value-type="float">
            <text:p>642854</text:p>
          </table:table-cell>
          <table:table-cell table:formula="of:=[.D51]-[.D5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887" calcext:value-type="float">
            <text:p>642887</text:p>
          </table:table-cell>
          <table:table-cell table:formula="of:=[.C52]+[.D52]" office:value-type="float" office:value="642887" calcext:value-type="float">
            <text:p>642887</text:p>
          </table:table-cell>
          <table:table-cell table:formula="of:=[.D52]-[.D51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896" calcext:value-type="float">
            <text:p>642896</text:p>
          </table:table-cell>
          <table:table-cell table:formula="of:=[.C53]+[.D53]" office:value-type="float" office:value="642896" calcext:value-type="float">
            <text:p>642896</text:p>
          </table:table-cell>
          <table:table-cell table:formula="of:=[.D53]-[.D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887" calcext:value-type="float">
            <text:p>642887</text:p>
          </table:table-cell>
          <table:table-cell table:formula="of:=[.C54]+[.D54]" office:value-type="float" office:value="642887" calcext:value-type="float">
            <text:p>642887</text:p>
          </table:table-cell>
          <table:table-cell table:formula="of:=[.D54]-[.D5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895" calcext:value-type="float">
            <text:p>642895</text:p>
          </table:table-cell>
          <table:table-cell table:formula="of:=[.C55]+[.D55]" office:value-type="float" office:value="642895" calcext:value-type="float">
            <text:p>642895</text:p>
          </table:table-cell>
          <table:table-cell table:formula="of:=[.D55]-[.D5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888" calcext:value-type="float">
            <text:p>642888</text:p>
          </table:table-cell>
          <table:table-cell table:formula="of:=[.C56]+[.D56]" office:value-type="float" office:value="642888" calcext:value-type="float">
            <text:p>642888</text:p>
          </table:table-cell>
          <table:table-cell table:formula="of:=[.D56]-[.D5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921" calcext:value-type="float">
            <text:p>642921</text:p>
          </table:table-cell>
          <table:table-cell table:formula="of:=[.C57]+[.D57]" office:value-type="float" office:value="642921" calcext:value-type="float">
            <text:p>642921</text:p>
          </table:table-cell>
          <table:table-cell table:formula="of:=[.D57]-[.D5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930" calcext:value-type="float">
            <text:p>642930</text:p>
          </table:table-cell>
          <table:table-cell table:formula="of:=[.C58]+[.D58]" office:value-type="float" office:value="642930" calcext:value-type="float">
            <text:p>642930</text:p>
          </table:table-cell>
          <table:table-cell table:formula="of:=[.D58]-[.D5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921" calcext:value-type="float">
            <text:p>642921</text:p>
          </table:table-cell>
          <table:table-cell table:formula="of:=[.C59]+[.D59]" office:value-type="float" office:value="642921" calcext:value-type="float">
            <text:p>642921</text:p>
          </table:table-cell>
          <table:table-cell table:formula="of:=[.D59]-[.D5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931" calcext:value-type="float">
            <text:p>642931</text:p>
          </table:table-cell>
          <table:table-cell table:formula="of:=[.C60]+[.D60]" office:value-type="float" office:value="642931" calcext:value-type="float">
            <text:p>642931</text:p>
          </table:table-cell>
          <table:table-cell table:formula="of:=[.D60]-[.D5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923" calcext:value-type="float">
            <text:p>642923</text:p>
          </table:table-cell>
          <table:table-cell table:formula="of:=[.C61]+[.D61]" office:value-type="float" office:value="642923" calcext:value-type="float">
            <text:p>642923</text:p>
          </table:table-cell>
          <table:table-cell table:formula="of:=[.D61]-[.D6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954" calcext:value-type="float">
            <text:p>642954</text:p>
          </table:table-cell>
          <table:table-cell table:formula="of:=[.C62]+[.D62]" office:value-type="float" office:value="642954" calcext:value-type="float">
            <text:p>642954</text:p>
          </table:table-cell>
          <table:table-cell table:formula="of:=[.D62]-[.D6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963" calcext:value-type="float">
            <text:p>642963</text:p>
          </table:table-cell>
          <table:table-cell table:formula="of:=[.C63]+[.D63]" office:value-type="float" office:value="642963" calcext:value-type="float">
            <text:p>642963</text:p>
          </table:table-cell>
          <table:table-cell table:formula="of:=[.D63]-[.D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954" calcext:value-type="float">
            <text:p>642954</text:p>
          </table:table-cell>
          <table:table-cell table:formula="of:=[.C64]+[.D64]" office:value-type="float" office:value="642954" calcext:value-type="float">
            <text:p>642954</text:p>
          </table:table-cell>
          <table:table-cell table:formula="of:=[.D64]-[.D6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963" calcext:value-type="float">
            <text:p>642963</text:p>
          </table:table-cell>
          <table:table-cell table:formula="of:=[.C65]+[.D65]" office:value-type="float" office:value="642963" calcext:value-type="float">
            <text:p>642963</text:p>
          </table:table-cell>
          <table:table-cell table:formula="of:=[.D65]-[.D6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957" calcext:value-type="float">
            <text:p>642957</text:p>
          </table:table-cell>
          <table:table-cell table:formula="of:=[.C66]+[.D66]" office:value-type="float" office:value="642957" calcext:value-type="float">
            <text:p>642957</text:p>
          </table:table-cell>
          <table:table-cell table:formula="of:=[.D66]-[.D6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2989" calcext:value-type="float">
            <text:p>642989</text:p>
          </table:table-cell>
          <table:table-cell table:formula="of:=[.C67]+[.D67]" office:value-type="float" office:value="642989" calcext:value-type="float">
            <text:p>642989</text:p>
          </table:table-cell>
          <table:table-cell table:formula="of:=[.D67]-[.D66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2996" calcext:value-type="float">
            <text:p>642996</text:p>
          </table:table-cell>
          <table:table-cell table:formula="of:=[.C68]+[.D68]" office:value-type="float" office:value="642996" calcext:value-type="float">
            <text:p>642996</text:p>
          </table:table-cell>
          <table:table-cell table:formula="of:=[.D68]-[.D6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2988" calcext:value-type="float">
            <text:p>642988</text:p>
          </table:table-cell>
          <table:table-cell table:formula="of:=[.C69]+[.D69]" office:value-type="float" office:value="642988" calcext:value-type="float">
            <text:p>642988</text:p>
          </table:table-cell>
          <table:table-cell table:formula="of:=[.D69]-[.D6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2998" calcext:value-type="float">
            <text:p>642998</text:p>
          </table:table-cell>
          <table:table-cell table:formula="of:=[.C70]+[.D70]" office:value-type="float" office:value="642998" calcext:value-type="float">
            <text:p>642998</text:p>
          </table:table-cell>
          <table:table-cell table:formula="of:=[.D70]-[.D6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2990" calcext:value-type="float">
            <text:p>642990</text:p>
          </table:table-cell>
          <table:table-cell table:formula="of:=[.C71]+[.D71]" office:value-type="float" office:value="642990" calcext:value-type="float">
            <text:p>642990</text:p>
          </table:table-cell>
          <table:table-cell table:formula="of:=[.D71]-[.D7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027" calcext:value-type="float">
            <text:p>643027</text:p>
          </table:table-cell>
          <table:table-cell table:formula="of:=[.C72]+[.D72]" office:value-type="float" office:value="643027" calcext:value-type="float">
            <text:p>643027</text:p>
          </table:table-cell>
          <table:table-cell table:formula="of:=[.D72]-[.D7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035" calcext:value-type="float">
            <text:p>643035</text:p>
          </table:table-cell>
          <table:table-cell table:formula="of:=[.C73]+[.D73]" office:value-type="float" office:value="643035" calcext:value-type="float">
            <text:p>643035</text:p>
          </table:table-cell>
          <table:table-cell table:formula="of:=[.D73]-[.D7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026" calcext:value-type="float">
            <text:p>643026</text:p>
          </table:table-cell>
          <table:table-cell table:formula="of:=[.C74]+[.D74]" office:value-type="float" office:value="643026" calcext:value-type="float">
            <text:p>643026</text:p>
          </table:table-cell>
          <table:table-cell table:formula="of:=[.D74]-[.D7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035" calcext:value-type="float">
            <text:p>643035</text:p>
          </table:table-cell>
          <table:table-cell table:formula="of:=[.C75]+[.D75]" office:value-type="float" office:value="643035" calcext:value-type="float">
            <text:p>643035</text:p>
          </table:table-cell>
          <table:table-cell table:formula="of:=[.D75]-[.D7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027" calcext:value-type="float">
            <text:p>643027</text:p>
          </table:table-cell>
          <table:table-cell table:formula="of:=[.C76]+[.D76]" office:value-type="float" office:value="643027" calcext:value-type="float">
            <text:p>643027</text:p>
          </table:table-cell>
          <table:table-cell table:formula="of:=[.D76]-[.D7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078" calcext:value-type="float">
            <text:p>643078</text:p>
          </table:table-cell>
          <table:table-cell table:formula="of:=[.C77]+[.D77]" office:value-type="float" office:value="643078" calcext:value-type="float">
            <text:p>643078</text:p>
          </table:table-cell>
          <table:table-cell table:formula="of:=[.D77]-[.D76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086" calcext:value-type="float">
            <text:p>643086</text:p>
          </table:table-cell>
          <table:table-cell table:formula="of:=[.C78]+[.D78]" office:value-type="float" office:value="643086" calcext:value-type="float">
            <text:p>643086</text:p>
          </table:table-cell>
          <table:table-cell table:formula="of:=[.D78]-[.D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077" calcext:value-type="float">
            <text:p>643077</text:p>
          </table:table-cell>
          <table:table-cell table:formula="of:=[.C79]+[.D79]" office:value-type="float" office:value="643077" calcext:value-type="float">
            <text:p>643077</text:p>
          </table:table-cell>
          <table:table-cell table:formula="of:=[.D79]-[.D7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087" calcext:value-type="float">
            <text:p>643087</text:p>
          </table:table-cell>
          <table:table-cell table:formula="of:=[.C80]+[.D80]" office:value-type="float" office:value="643087" calcext:value-type="float">
            <text:p>643087</text:p>
          </table:table-cell>
          <table:table-cell table:formula="of:=[.D80]-[.D7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079" calcext:value-type="float">
            <text:p>643079</text:p>
          </table:table-cell>
          <table:table-cell table:formula="of:=[.C81]+[.D81]" office:value-type="float" office:value="643079" calcext:value-type="float">
            <text:p>643079</text:p>
          </table:table-cell>
          <table:table-cell table:formula="of:=[.D81]-[.D8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string" calcext:value-type="string">
            <text:p>WLS_SOA1</text:p>
          </table:table-cell>
          <table:table-cell office:value-type="float" office:value="8" calcext:value-type="float">
            <text:p>8</text:p>
          </table:table-cell>
          <table:table-cell office:value-type="float" office:value="643184" calcext:value-type="float">
            <text:p>643184</text:p>
          </table:table-cell>
          <table:table-cell table:formula="of:=[.C82]+[.D82]" office:value-type="float" office:value="643192" calcext:value-type="float">
            <text:p>643192</text:p>
          </table:table-cell>
          <table:table-cell table:formula="of:=[.D82]-[.D81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string" calcext:value-type="string">
            <text:p>WLS_SOA5</text:p>
          </table:table-cell>
          <table:table-cell office:value-type="float" office:value="8" calcext:value-type="float">
            <text:p>8</text:p>
          </table:table-cell>
          <table:table-cell office:value-type="float" office:value="643194" calcext:value-type="float">
            <text:p>643194</text:p>
          </table:table-cell>
          <table:table-cell table:formula="of:=[.C83]+[.D83]" office:value-type="float" office:value="643202" calcext:value-type="float">
            <text:p>643202</text:p>
          </table:table-cell>
          <table:table-cell table:formula="of:=[.D83]-[.D8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string" calcext:value-type="string">
            <text:p>WLS_SOA10</text:p>
          </table:table-cell>
          <table:table-cell office:value-type="float" office:value="13" calcext:value-type="float">
            <text:p>13</text:p>
          </table:table-cell>
          <table:table-cell office:value-type="float" office:value="643187" calcext:value-type="float">
            <text:p>643187</text:p>
          </table:table-cell>
          <table:table-cell table:formula="of:=[.C84]+[.D84]" office:value-type="float" office:value="643200" calcext:value-type="float">
            <text:p>643200</text:p>
          </table:table-cell>
          <table:table-cell table:formula="of:=[.D84]-[.D8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string" calcext:value-type="string">
            <text:p>WLS_SOA15</text:p>
          </table:table-cell>
          <table:table-cell office:value-type="float" office:value="17" calcext:value-type="float">
            <text:p>17</text:p>
          </table:table-cell>
          <table:table-cell office:value-type="float" office:value="643196" calcext:value-type="float">
            <text:p>643196</text:p>
          </table:table-cell>
          <table:table-cell table:formula="of:=[.C85]+[.D85]" office:value-type="float" office:value="643213" calcext:value-type="float">
            <text:p>643213</text:p>
          </table:table-cell>
          <table:table-cell table:formula="of:=[.D85]-[.D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string" calcext:value-type="string">
            <text:p>WLS_SOA16</text:p>
          </table:table-cell>
          <table:table-cell office:value-type="float" office:value="10" calcext:value-type="float">
            <text:p>10</text:p>
          </table:table-cell>
          <table:table-cell office:value-type="float" office:value="643191" calcext:value-type="float">
            <text:p>643191</text:p>
          </table:table-cell>
          <table:table-cell table:formula="of:=[.C86]+[.D86]" office:value-type="float" office:value="643201" calcext:value-type="float">
            <text:p>643201</text:p>
          </table:table-cell>
          <table:table-cell table:formula="of:=[.D86]-[.D8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324" calcext:value-type="float">
            <text:p>643324</text:p>
          </table:table-cell>
          <table:table-cell table:formula="of:=[.C87]+[.D87]" office:value-type="float" office:value="643324" calcext:value-type="float">
            <text:p>643324</text:p>
          </table:table-cell>
          <table:table-cell table:formula="of:=[.D87]-[.D86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332" calcext:value-type="float">
            <text:p>643332</text:p>
          </table:table-cell>
          <table:table-cell table:formula="of:=[.C88]+[.D88]" office:value-type="float" office:value="643332" calcext:value-type="float">
            <text:p>643332</text:p>
          </table:table-cell>
          <table:table-cell table:formula="of:=[.D88]-[.D8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322" calcext:value-type="float">
            <text:p>643322</text:p>
          </table:table-cell>
          <table:table-cell table:formula="of:=[.C89]+[.D89]" office:value-type="float" office:value="643322" calcext:value-type="float">
            <text:p>643322</text:p>
          </table:table-cell>
          <table:table-cell table:formula="of:=[.D89]-[.D8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332" calcext:value-type="float">
            <text:p>643332</text:p>
          </table:table-cell>
          <table:table-cell table:formula="of:=[.C90]+[.D90]" office:value-type="float" office:value="643332" calcext:value-type="float">
            <text:p>643332</text:p>
          </table:table-cell>
          <table:table-cell table:formula="of:=[.D90]-[.D8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324" calcext:value-type="float">
            <text:p>643324</text:p>
          </table:table-cell>
          <table:table-cell table:formula="of:=[.C91]+[.D91]" office:value-type="float" office:value="643324" calcext:value-type="float">
            <text:p>643324</text:p>
          </table:table-cell>
          <table:table-cell table:formula="of:=[.D91]-[.D9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373" calcext:value-type="float">
            <text:p>643373</text:p>
          </table:table-cell>
          <table:table-cell table:formula="of:=[.C92]+[.D92]" office:value-type="float" office:value="643373" calcext:value-type="float">
            <text:p>643373</text:p>
          </table:table-cell>
          <table:table-cell table:formula="of:=[.D92]-[.D91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381" calcext:value-type="float">
            <text:p>643381</text:p>
          </table:table-cell>
          <table:table-cell table:formula="of:=[.C93]+[.D93]" office:value-type="float" office:value="643381" calcext:value-type="float">
            <text:p>643381</text:p>
          </table:table-cell>
          <table:table-cell table:formula="of:=[.D93]-[.D9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372" calcext:value-type="float">
            <text:p>643372</text:p>
          </table:table-cell>
          <table:table-cell table:formula="of:=[.C94]+[.D94]" office:value-type="float" office:value="643372" calcext:value-type="float">
            <text:p>643372</text:p>
          </table:table-cell>
          <table:table-cell table:formula="of:=[.D94]-[.D9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382" calcext:value-type="float">
            <text:p>643382</text:p>
          </table:table-cell>
          <table:table-cell table:formula="of:=[.C95]+[.D95]" office:value-type="float" office:value="643382" calcext:value-type="float">
            <text:p>643382</text:p>
          </table:table-cell>
          <table:table-cell table:formula="of:=[.D95]-[.D9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375" calcext:value-type="float">
            <text:p>643375</text:p>
          </table:table-cell>
          <table:table-cell table:formula="of:=[.C96]+[.D96]" office:value-type="float" office:value="643375" calcext:value-type="float">
            <text:p>643375</text:p>
          </table:table-cell>
          <table:table-cell table:formula="of:=[.D96]-[.D9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434" calcext:value-type="float">
            <text:p>643434</text:p>
          </table:table-cell>
          <table:table-cell table:formula="of:=[.C97]+[.D97]" office:value-type="float" office:value="643434" calcext:value-type="float">
            <text:p>643434</text:p>
          </table:table-cell>
          <table:table-cell table:formula="of:=[.D97]-[.D9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string" calcext:value-type="string">
            <text:p>WLS_SOA5</text:p>
          </table:table-cell>
          <table:table-cell office:value-type="float" office:value="5" calcext:value-type="float">
            <text:p>5</text:p>
          </table:table-cell>
          <table:table-cell office:value-type="float" office:value="643447" calcext:value-type="float">
            <text:p>643447</text:p>
          </table:table-cell>
          <table:table-cell table:formula="of:=[.C98]+[.D98]" office:value-type="float" office:value="643452" calcext:value-type="float">
            <text:p>643452</text:p>
          </table:table-cell>
          <table:table-cell table:formula="of:=[.D98]-[.D9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string" calcext:value-type="string">
            <text:p>WLS_SOA10</text:p>
          </table:table-cell>
          <table:table-cell office:value-type="float" office:value="4" calcext:value-type="float">
            <text:p>4</text:p>
          </table:table-cell>
          <table:table-cell office:value-type="float" office:value="643439" calcext:value-type="float">
            <text:p>643439</text:p>
          </table:table-cell>
          <table:table-cell table:formula="of:=[.C99]+[.D99]" office:value-type="float" office:value="643443" calcext:value-type="float">
            <text:p>643443</text:p>
          </table:table-cell>
          <table:table-cell table:formula="of:=[.D99]-[.D9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string" calcext:value-type="string">
            <text:p>WLS_SOA15</text:p>
          </table:table-cell>
          <table:table-cell office:value-type="float" office:value="2" calcext:value-type="float">
            <text:p>2</text:p>
          </table:table-cell>
          <table:table-cell office:value-type="float" office:value="643447" calcext:value-type="float">
            <text:p>643447</text:p>
          </table:table-cell>
          <table:table-cell table:formula="of:=[.C100]+[.D100]" office:value-type="float" office:value="643449" calcext:value-type="float">
            <text:p>643449</text:p>
          </table:table-cell>
          <table:table-cell table:formula="of:=[.D100]-[.D9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string" calcext:value-type="string">
            <text:p>WLS_SOA16</text:p>
          </table:table-cell>
          <table:table-cell office:value-type="float" office:value="5" calcext:value-type="float">
            <text:p>5</text:p>
          </table:table-cell>
          <table:table-cell office:value-type="float" office:value="643442" calcext:value-type="float">
            <text:p>643442</text:p>
          </table:table-cell>
          <table:table-cell table:formula="of:=[.C101]+[.D101]" office:value-type="float" office:value="643447" calcext:value-type="float">
            <text:p>643447</text:p>
          </table:table-cell>
          <table:table-cell table:formula="of:=[.D101]-[.D10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493" calcext:value-type="float">
            <text:p>643493</text:p>
          </table:table-cell>
          <table:table-cell table:formula="of:=[.C102]+[.D102]" office:value-type="float" office:value="643493" calcext:value-type="float">
            <text:p>643493</text:p>
          </table:table-cell>
          <table:table-cell table:formula="of:=[.D102]-[.D10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502" calcext:value-type="float">
            <text:p>643502</text:p>
          </table:table-cell>
          <table:table-cell table:formula="of:=[.C103]+[.D103]" office:value-type="float" office:value="643502" calcext:value-type="float">
            <text:p>643502</text:p>
          </table:table-cell>
          <table:table-cell table:formula="of:=[.D103]-[.D10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493" calcext:value-type="float">
            <text:p>643493</text:p>
          </table:table-cell>
          <table:table-cell table:formula="of:=[.C104]+[.D104]" office:value-type="float" office:value="643493" calcext:value-type="float">
            <text:p>643493</text:p>
          </table:table-cell>
          <table:table-cell table:formula="of:=[.D104]-[.D10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502" calcext:value-type="float">
            <text:p>643502</text:p>
          </table:table-cell>
          <table:table-cell table:formula="of:=[.C105]+[.D105]" office:value-type="float" office:value="643502" calcext:value-type="float">
            <text:p>643502</text:p>
          </table:table-cell>
          <table:table-cell table:formula="of:=[.D105]-[.D1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495" calcext:value-type="float">
            <text:p>643495</text:p>
          </table:table-cell>
          <table:table-cell table:formula="of:=[.C106]+[.D106]" office:value-type="float" office:value="643495" calcext:value-type="float">
            <text:p>643495</text:p>
          </table:table-cell>
          <table:table-cell table:formula="of:=[.D106]-[.D10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532" calcext:value-type="float">
            <text:p>643532</text:p>
          </table:table-cell>
          <table:table-cell table:formula="of:=[.C107]+[.D107]" office:value-type="float" office:value="643532" calcext:value-type="float">
            <text:p>643532</text:p>
          </table:table-cell>
          <table:table-cell table:formula="of:=[.D107]-[.D106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540" calcext:value-type="float">
            <text:p>643540</text:p>
          </table:table-cell>
          <table:table-cell table:formula="of:=[.C108]+[.D108]" office:value-type="float" office:value="643540" calcext:value-type="float">
            <text:p>643540</text:p>
          </table:table-cell>
          <table:table-cell table:formula="of:=[.D108]-[.D10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533" calcext:value-type="float">
            <text:p>643533</text:p>
          </table:table-cell>
          <table:table-cell table:formula="of:=[.C109]+[.D109]" office:value-type="float" office:value="643533" calcext:value-type="float">
            <text:p>643533</text:p>
          </table:table-cell>
          <table:table-cell table:formula="of:=[.D109]-[.D10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542" calcext:value-type="float">
            <text:p>643542</text:p>
          </table:table-cell>
          <table:table-cell table:formula="of:=[.C110]+[.D110]" office:value-type="float" office:value="643542" calcext:value-type="float">
            <text:p>643542</text:p>
          </table:table-cell>
          <table:table-cell table:formula="of:=[.D110]-[.D10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535" calcext:value-type="float">
            <text:p>643535</text:p>
          </table:table-cell>
          <table:table-cell table:formula="of:=[.C111]+[.D111]" office:value-type="float" office:value="643535" calcext:value-type="float">
            <text:p>643535</text:p>
          </table:table-cell>
          <table:table-cell table:formula="of:=[.D111]-[.D11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567" calcext:value-type="float">
            <text:p>643567</text:p>
          </table:table-cell>
          <table:table-cell table:formula="of:=[.C112]+[.D112]" office:value-type="float" office:value="643567" calcext:value-type="float">
            <text:p>643567</text:p>
          </table:table-cell>
          <table:table-cell table:formula="of:=[.D112]-[.D11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576" calcext:value-type="float">
            <text:p>643576</text:p>
          </table:table-cell>
          <table:table-cell table:formula="of:=[.C113]+[.D113]" office:value-type="float" office:value="643576" calcext:value-type="float">
            <text:p>643576</text:p>
          </table:table-cell>
          <table:table-cell table:formula="of:=[.D113]-[.D1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567" calcext:value-type="float">
            <text:p>643567</text:p>
          </table:table-cell>
          <table:table-cell table:formula="of:=[.C114]+[.D114]" office:value-type="float" office:value="643567" calcext:value-type="float">
            <text:p>643567</text:p>
          </table:table-cell>
          <table:table-cell table:formula="of:=[.D114]-[.D11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577" calcext:value-type="float">
            <text:p>643577</text:p>
          </table:table-cell>
          <table:table-cell table:formula="of:=[.C115]+[.D115]" office:value-type="float" office:value="643577" calcext:value-type="float">
            <text:p>643577</text:p>
          </table:table-cell>
          <table:table-cell table:formula="of:=[.D115]-[.D11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570" calcext:value-type="float">
            <text:p>643570</text:p>
          </table:table-cell>
          <table:table-cell table:formula="of:=[.C116]+[.D116]" office:value-type="float" office:value="643570" calcext:value-type="float">
            <text:p>643570</text:p>
          </table:table-cell>
          <table:table-cell table:formula="of:=[.D116]-[.D11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606" calcext:value-type="float">
            <text:p>643606</text:p>
          </table:table-cell>
          <table:table-cell table:formula="of:=[.C117]+[.D117]" office:value-type="float" office:value="643606" calcext:value-type="float">
            <text:p>643606</text:p>
          </table:table-cell>
          <table:table-cell table:formula="of:=[.D117]-[.D11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615" calcext:value-type="float">
            <text:p>643615</text:p>
          </table:table-cell>
          <table:table-cell table:formula="of:=[.C118]+[.D118]" office:value-type="float" office:value="643615" calcext:value-type="float">
            <text:p>643615</text:p>
          </table:table-cell>
          <table:table-cell table:formula="of:=[.D118]-[.D1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606" calcext:value-type="float">
            <text:p>643606</text:p>
          </table:table-cell>
          <table:table-cell table:formula="of:=[.C119]+[.D119]" office:value-type="float" office:value="643606" calcext:value-type="float">
            <text:p>643606</text:p>
          </table:table-cell>
          <table:table-cell table:formula="of:=[.D119]-[.D11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616" calcext:value-type="float">
            <text:p>643616</text:p>
          </table:table-cell>
          <table:table-cell table:formula="of:=[.C120]+[.D120]" office:value-type="float" office:value="643616" calcext:value-type="float">
            <text:p>643616</text:p>
          </table:table-cell>
          <table:table-cell table:formula="of:=[.D120]-[.D11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609" calcext:value-type="float">
            <text:p>643609</text:p>
          </table:table-cell>
          <table:table-cell table:formula="of:=[.C121]+[.D121]" office:value-type="float" office:value="643609" calcext:value-type="float">
            <text:p>643609</text:p>
          </table:table-cell>
          <table:table-cell table:formula="of:=[.D121]-[.D12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638" calcext:value-type="float">
            <text:p>643638</text:p>
          </table:table-cell>
          <table:table-cell table:formula="of:=[.C122]+[.D122]" office:value-type="float" office:value="643638" calcext:value-type="float">
            <text:p>643638</text:p>
          </table:table-cell>
          <table:table-cell table:formula="of:=[.D122]-[.D12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647" calcext:value-type="float">
            <text:p>643647</text:p>
          </table:table-cell>
          <table:table-cell table:formula="of:=[.C123]+[.D123]" office:value-type="float" office:value="643647" calcext:value-type="float">
            <text:p>643647</text:p>
          </table:table-cell>
          <table:table-cell table:formula="of:=[.D123]-[.D12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636" calcext:value-type="float">
            <text:p>643636</text:p>
          </table:table-cell>
          <table:table-cell table:formula="of:=[.C124]+[.D124]" office:value-type="float" office:value="643636" calcext:value-type="float">
            <text:p>643636</text:p>
          </table:table-cell>
          <table:table-cell table:formula="of:=[.D124]-[.D12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646" calcext:value-type="float">
            <text:p>643646</text:p>
          </table:table-cell>
          <table:table-cell table:formula="of:=[.C125]+[.D125]" office:value-type="float" office:value="643646" calcext:value-type="float">
            <text:p>643646</text:p>
          </table:table-cell>
          <table:table-cell table:formula="of:=[.D125]-[.D1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639" calcext:value-type="float">
            <text:p>643639</text:p>
          </table:table-cell>
          <table:table-cell table:formula="of:=[.C126]+[.D126]" office:value-type="float" office:value="643639" calcext:value-type="float">
            <text:p>643639</text:p>
          </table:table-cell>
          <table:table-cell table:formula="of:=[.D126]-[.D12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672" calcext:value-type="float">
            <text:p>643672</text:p>
          </table:table-cell>
          <table:table-cell table:formula="of:=[.C127]+[.D127]" office:value-type="float" office:value="643672" calcext:value-type="float">
            <text:p>643672</text:p>
          </table:table-cell>
          <table:table-cell table:formula="of:=[.D127]-[.D12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681" calcext:value-type="float">
            <text:p>643681</text:p>
          </table:table-cell>
          <table:table-cell table:formula="of:=[.C128]+[.D128]" office:value-type="float" office:value="643681" calcext:value-type="float">
            <text:p>643681</text:p>
          </table:table-cell>
          <table:table-cell table:formula="of:=[.D128]-[.D12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671" calcext:value-type="float">
            <text:p>643671</text:p>
          </table:table-cell>
          <table:table-cell table:formula="of:=[.C129]+[.D129]" office:value-type="float" office:value="643671" calcext:value-type="float">
            <text:p>643671</text:p>
          </table:table-cell>
          <table:table-cell table:formula="of:=[.D129]-[.D12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680" calcext:value-type="float">
            <text:p>643680</text:p>
          </table:table-cell>
          <table:table-cell table:formula="of:=[.C130]+[.D130]" office:value-type="float" office:value="643680" calcext:value-type="float">
            <text:p>643680</text:p>
          </table:table-cell>
          <table:table-cell table:formula="of:=[.D130]-[.D12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675" calcext:value-type="float">
            <text:p>643675</text:p>
          </table:table-cell>
          <table:table-cell table:formula="of:=[.C131]+[.D131]" office:value-type="float" office:value="643675" calcext:value-type="float">
            <text:p>643675</text:p>
          </table:table-cell>
          <table:table-cell table:formula="of:=[.D131]-[.D13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713" calcext:value-type="float">
            <text:p>643713</text:p>
          </table:table-cell>
          <table:table-cell table:formula="of:=[.C132]+[.D132]" office:value-type="float" office:value="643713" calcext:value-type="float">
            <text:p>643713</text:p>
          </table:table-cell>
          <table:table-cell table:formula="of:=[.D132]-[.D13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722" calcext:value-type="float">
            <text:p>643722</text:p>
          </table:table-cell>
          <table:table-cell table:formula="of:=[.C133]+[.D133]" office:value-type="float" office:value="643722" calcext:value-type="float">
            <text:p>643722</text:p>
          </table:table-cell>
          <table:table-cell table:formula="of:=[.D133]-[.D1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713" calcext:value-type="float">
            <text:p>643713</text:p>
          </table:table-cell>
          <table:table-cell table:formula="of:=[.C134]+[.D134]" office:value-type="float" office:value="643713" calcext:value-type="float">
            <text:p>643713</text:p>
          </table:table-cell>
          <table:table-cell table:formula="of:=[.D134]-[.D13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723" calcext:value-type="float">
            <text:p>643723</text:p>
          </table:table-cell>
          <table:table-cell table:formula="of:=[.C135]+[.D135]" office:value-type="float" office:value="643723" calcext:value-type="float">
            <text:p>643723</text:p>
          </table:table-cell>
          <table:table-cell table:formula="of:=[.D135]-[.D1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715" calcext:value-type="float">
            <text:p>643715</text:p>
          </table:table-cell>
          <table:table-cell table:formula="of:=[.C136]+[.D136]" office:value-type="float" office:value="643715" calcext:value-type="float">
            <text:p>643715</text:p>
          </table:table-cell>
          <table:table-cell table:formula="of:=[.D136]-[.D13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753" calcext:value-type="float">
            <text:p>643753</text:p>
          </table:table-cell>
          <table:table-cell table:formula="of:=[.C137]+[.D137]" office:value-type="float" office:value="643753" calcext:value-type="float">
            <text:p>643753</text:p>
          </table:table-cell>
          <table:table-cell table:formula="of:=[.D137]-[.D13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762" calcext:value-type="float">
            <text:p>643762</text:p>
          </table:table-cell>
          <table:table-cell table:formula="of:=[.C138]+[.D138]" office:value-type="float" office:value="643762" calcext:value-type="float">
            <text:p>643762</text:p>
          </table:table-cell>
          <table:table-cell table:formula="of:=[.D138]-[.D1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754" calcext:value-type="float">
            <text:p>643754</text:p>
          </table:table-cell>
          <table:table-cell table:formula="of:=[.C139]+[.D139]" office:value-type="float" office:value="643754" calcext:value-type="float">
            <text:p>643754</text:p>
          </table:table-cell>
          <table:table-cell table:formula="of:=[.D139]-[.D13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764" calcext:value-type="float">
            <text:p>643764</text:p>
          </table:table-cell>
          <table:table-cell table:formula="of:=[.C140]+[.D140]" office:value-type="float" office:value="643764" calcext:value-type="float">
            <text:p>643764</text:p>
          </table:table-cell>
          <table:table-cell table:formula="of:=[.D140]-[.D13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755" calcext:value-type="float">
            <text:p>643755</text:p>
          </table:table-cell>
          <table:table-cell table:formula="of:=[.C141]+[.D141]" office:value-type="float" office:value="643755" calcext:value-type="float">
            <text:p>643755</text:p>
          </table:table-cell>
          <table:table-cell table:formula="of:=[.D141]-[.D14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785" calcext:value-type="float">
            <text:p>643785</text:p>
          </table:table-cell>
          <table:table-cell table:formula="of:=[.C142]+[.D142]" office:value-type="float" office:value="643785" calcext:value-type="float">
            <text:p>643785</text:p>
          </table:table-cell>
          <table:table-cell table:formula="of:=[.D142]-[.D14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794" calcext:value-type="float">
            <text:p>643794</text:p>
          </table:table-cell>
          <table:table-cell table:formula="of:=[.C143]+[.D143]" office:value-type="float" office:value="643794" calcext:value-type="float">
            <text:p>643794</text:p>
          </table:table-cell>
          <table:table-cell table:formula="of:=[.D143]-[.D1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785" calcext:value-type="float">
            <text:p>643785</text:p>
          </table:table-cell>
          <table:table-cell table:formula="of:=[.C144]+[.D144]" office:value-type="float" office:value="643785" calcext:value-type="float">
            <text:p>643785</text:p>
          </table:table-cell>
          <table:table-cell table:formula="of:=[.D144]-[.D14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794" calcext:value-type="float">
            <text:p>643794</text:p>
          </table:table-cell>
          <table:table-cell table:formula="of:=[.C145]+[.D145]" office:value-type="float" office:value="643794" calcext:value-type="float">
            <text:p>643794</text:p>
          </table:table-cell>
          <table:table-cell table:formula="of:=[.D145]-[.D1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788" calcext:value-type="float">
            <text:p>643788</text:p>
          </table:table-cell>
          <table:table-cell table:formula="of:=[.C146]+[.D146]" office:value-type="float" office:value="643788" calcext:value-type="float">
            <text:p>643788</text:p>
          </table:table-cell>
          <table:table-cell table:formula="of:=[.D146]-[.D14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817" calcext:value-type="float">
            <text:p>643817</text:p>
          </table:table-cell>
          <table:table-cell table:formula="of:=[.C147]+[.D147]" office:value-type="float" office:value="643817" calcext:value-type="float">
            <text:p>643817</text:p>
          </table:table-cell>
          <table:table-cell table:formula="of:=[.D147]-[.D14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826" calcext:value-type="float">
            <text:p>643826</text:p>
          </table:table-cell>
          <table:table-cell table:formula="of:=[.C148]+[.D148]" office:value-type="float" office:value="643826" calcext:value-type="float">
            <text:p>643826</text:p>
          </table:table-cell>
          <table:table-cell table:formula="of:=[.D148]-[.D1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818" calcext:value-type="float">
            <text:p>643818</text:p>
          </table:table-cell>
          <table:table-cell table:formula="of:=[.C149]+[.D149]" office:value-type="float" office:value="643818" calcext:value-type="float">
            <text:p>643818</text:p>
          </table:table-cell>
          <table:table-cell table:formula="of:=[.D149]-[.D14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826" calcext:value-type="float">
            <text:p>643826</text:p>
          </table:table-cell>
          <table:table-cell table:formula="of:=[.C150]+[.D150]" office:value-type="float" office:value="643826" calcext:value-type="float">
            <text:p>643826</text:p>
          </table:table-cell>
          <table:table-cell table:formula="of:=[.D150]-[.D14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819" calcext:value-type="float">
            <text:p>643819</text:p>
          </table:table-cell>
          <table:table-cell table:formula="of:=[.C151]+[.D151]" office:value-type="float" office:value="643819" calcext:value-type="float">
            <text:p>643819</text:p>
          </table:table-cell>
          <table:table-cell table:formula="of:=[.D151]-[.D15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849" calcext:value-type="float">
            <text:p>643849</text:p>
          </table:table-cell>
          <table:table-cell table:formula="of:=[.C152]+[.D152]" office:value-type="float" office:value="643849" calcext:value-type="float">
            <text:p>643849</text:p>
          </table:table-cell>
          <table:table-cell table:formula="of:=[.D152]-[.D15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858" calcext:value-type="float">
            <text:p>643858</text:p>
          </table:table-cell>
          <table:table-cell table:formula="of:=[.C153]+[.D153]" office:value-type="float" office:value="643858" calcext:value-type="float">
            <text:p>643858</text:p>
          </table:table-cell>
          <table:table-cell table:formula="of:=[.D153]-[.D1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850" calcext:value-type="float">
            <text:p>643850</text:p>
          </table:table-cell>
          <table:table-cell table:formula="of:=[.C154]+[.D154]" office:value-type="float" office:value="643850" calcext:value-type="float">
            <text:p>643850</text:p>
          </table:table-cell>
          <table:table-cell table:formula="of:=[.D154]-[.D15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859" calcext:value-type="float">
            <text:p>643859</text:p>
          </table:table-cell>
          <table:table-cell table:formula="of:=[.C155]+[.D155]" office:value-type="float" office:value="643859" calcext:value-type="float">
            <text:p>643859</text:p>
          </table:table-cell>
          <table:table-cell table:formula="of:=[.D155]-[.D15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851" calcext:value-type="float">
            <text:p>643851</text:p>
          </table:table-cell>
          <table:table-cell table:formula="of:=[.C156]+[.D156]" office:value-type="float" office:value="643851" calcext:value-type="float">
            <text:p>643851</text:p>
          </table:table-cell>
          <table:table-cell table:formula="of:=[.D156]-[.D15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3893" calcext:value-type="float">
            <text:p>643893</text:p>
          </table:table-cell>
          <table:table-cell table:formula="of:=[.C157]+[.D157]" office:value-type="float" office:value="643893" calcext:value-type="float">
            <text:p>643893</text:p>
          </table:table-cell>
          <table:table-cell table:formula="of:=[.D157]-[.D15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901" calcext:value-type="float">
            <text:p>643901</text:p>
          </table:table-cell>
          <table:table-cell table:formula="of:=[.C158]+[.D158]" office:value-type="float" office:value="643901" calcext:value-type="float">
            <text:p>643901</text:p>
          </table:table-cell>
          <table:table-cell table:formula="of:=[.D158]-[.D15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3891" calcext:value-type="float">
            <text:p>643891</text:p>
          </table:table-cell>
          <table:table-cell table:formula="of:=[.C159]+[.D159]" office:value-type="float" office:value="643891" calcext:value-type="float">
            <text:p>643891</text:p>
          </table:table-cell>
          <table:table-cell table:formula="of:=[.D159]-[.D15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901" calcext:value-type="float">
            <text:p>643901</text:p>
          </table:table-cell>
          <table:table-cell table:formula="of:=[.C160]+[.D160]" office:value-type="float" office:value="643901" calcext:value-type="float">
            <text:p>643901</text:p>
          </table:table-cell>
          <table:table-cell table:formula="of:=[.D160]-[.D15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892" calcext:value-type="float">
            <text:p>643892</text:p>
          </table:table-cell>
          <table:table-cell table:formula="of:=[.C161]+[.D161]" office:value-type="float" office:value="643892" calcext:value-type="float">
            <text:p>643892</text:p>
          </table:table-cell>
          <table:table-cell table:formula="of:=[.D161]-[.D16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string" calcext:value-type="string">
            <text:p>WLS_SOA1</text:p>
          </table:table-cell>
          <table:table-cell office:value-type="float" office:value="15" calcext:value-type="float">
            <text:p>15</text:p>
          </table:table-cell>
          <table:table-cell office:value-type="float" office:value="643986" calcext:value-type="float">
            <text:p>643986</text:p>
          </table:table-cell>
          <table:table-cell table:formula="of:=[.C162]+[.D162]" office:value-type="float" office:value="644001" calcext:value-type="float">
            <text:p>644001</text:p>
          </table:table-cell>
          <table:table-cell table:formula="of:=[.D162]-[.D161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3994" calcext:value-type="float">
            <text:p>643994</text:p>
          </table:table-cell>
          <table:table-cell table:formula="of:=[.C163]+[.D163]" office:value-type="float" office:value="643994" calcext:value-type="float">
            <text:p>643994</text:p>
          </table:table-cell>
          <table:table-cell table:formula="of:=[.D163]-[.D16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string" calcext:value-type="string">
            <text:p>WLS_SOA10</text:p>
          </table:table-cell>
          <table:table-cell office:value-type="float" office:value="5" calcext:value-type="float">
            <text:p>5</text:p>
          </table:table-cell>
          <table:table-cell office:value-type="float" office:value="643985" calcext:value-type="float">
            <text:p>643985</text:p>
          </table:table-cell>
          <table:table-cell table:formula="of:=[.C164]+[.D164]" office:value-type="float" office:value="643990" calcext:value-type="float">
            <text:p>643990</text:p>
          </table:table-cell>
          <table:table-cell table:formula="of:=[.D164]-[.D16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3995" calcext:value-type="float">
            <text:p>643995</text:p>
          </table:table-cell>
          <table:table-cell table:formula="of:=[.C165]+[.D165]" office:value-type="float" office:value="643995" calcext:value-type="float">
            <text:p>643995</text:p>
          </table:table-cell>
          <table:table-cell table:formula="of:=[.D165]-[.D16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3988" calcext:value-type="float">
            <text:p>643988</text:p>
          </table:table-cell>
          <table:table-cell table:formula="of:=[.C166]+[.D166]" office:value-type="float" office:value="643988" calcext:value-type="float">
            <text:p>643988</text:p>
          </table:table-cell>
          <table:table-cell table:formula="of:=[.D166]-[.D16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040" calcext:value-type="float">
            <text:p>644040</text:p>
          </table:table-cell>
          <table:table-cell table:formula="of:=[.C167]+[.D167]" office:value-type="float" office:value="644040" calcext:value-type="float">
            <text:p>644040</text:p>
          </table:table-cell>
          <table:table-cell table:formula="of:=[.D167]-[.D166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047" calcext:value-type="float">
            <text:p>644047</text:p>
          </table:table-cell>
          <table:table-cell table:formula="of:=[.C168]+[.D168]" office:value-type="float" office:value="644047" calcext:value-type="float">
            <text:p>644047</text:p>
          </table:table-cell>
          <table:table-cell table:formula="of:=[.D168]-[.D16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039" calcext:value-type="float">
            <text:p>644039</text:p>
          </table:table-cell>
          <table:table-cell table:formula="of:=[.C169]+[.D169]" office:value-type="float" office:value="644039" calcext:value-type="float">
            <text:p>644039</text:p>
          </table:table-cell>
          <table:table-cell table:formula="of:=[.D169]-[.D16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049" calcext:value-type="float">
            <text:p>644049</text:p>
          </table:table-cell>
          <table:table-cell table:formula="of:=[.C170]+[.D170]" office:value-type="float" office:value="644049" calcext:value-type="float">
            <text:p>644049</text:p>
          </table:table-cell>
          <table:table-cell table:formula="of:=[.D170]-[.D16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042" calcext:value-type="float">
            <text:p>644042</text:p>
          </table:table-cell>
          <table:table-cell table:formula="of:=[.C171]+[.D171]" office:value-type="float" office:value="644042" calcext:value-type="float">
            <text:p>644042</text:p>
          </table:table-cell>
          <table:table-cell table:formula="of:=[.D171]-[.D17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089" calcext:value-type="float">
            <text:p>644089</text:p>
          </table:table-cell>
          <table:table-cell table:formula="of:=[.C172]+[.D172]" office:value-type="float" office:value="644089" calcext:value-type="float">
            <text:p>644089</text:p>
          </table:table-cell>
          <table:table-cell table:formula="of:=[.D172]-[.D17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096" calcext:value-type="float">
            <text:p>644096</text:p>
          </table:table-cell>
          <table:table-cell table:formula="of:=[.C173]+[.D173]" office:value-type="float" office:value="644096" calcext:value-type="float">
            <text:p>644096</text:p>
          </table:table-cell>
          <table:table-cell table:formula="of:=[.D173]-[.D17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087" calcext:value-type="float">
            <text:p>644087</text:p>
          </table:table-cell>
          <table:table-cell table:formula="of:=[.C174]+[.D174]" office:value-type="float" office:value="644087" calcext:value-type="float">
            <text:p>644087</text:p>
          </table:table-cell>
          <table:table-cell table:formula="of:=[.D174]-[.D17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097" calcext:value-type="float">
            <text:p>644097</text:p>
          </table:table-cell>
          <table:table-cell table:formula="of:=[.C175]+[.D175]" office:value-type="float" office:value="644097" calcext:value-type="float">
            <text:p>644097</text:p>
          </table:table-cell>
          <table:table-cell table:formula="of:=[.D175]-[.D17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089" calcext:value-type="float">
            <text:p>644089</text:p>
          </table:table-cell>
          <table:table-cell table:formula="of:=[.C176]+[.D176]" office:value-type="float" office:value="644089" calcext:value-type="float">
            <text:p>644089</text:p>
          </table:table-cell>
          <table:table-cell table:formula="of:=[.D176]-[.D17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string" calcext:value-type="string">
            <text:p>WLS_SOA1</text:p>
          </table:table-cell>
          <table:table-cell office:value-type="float" office:value="16" calcext:value-type="float">
            <text:p>16</text:p>
          </table:table-cell>
          <table:table-cell office:value-type="float" office:value="644133" calcext:value-type="float">
            <text:p>644133</text:p>
          </table:table-cell>
          <table:table-cell table:formula="of:=[.C177]+[.D177]" office:value-type="float" office:value="644149" calcext:value-type="float">
            <text:p>644149</text:p>
          </table:table-cell>
          <table:table-cell table:formula="of:=[.D177]-[.D17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string" calcext:value-type="string">
            <text:p>WLS_SOA5</text:p>
          </table:table-cell>
          <table:table-cell office:value-type="float" office:value="14" calcext:value-type="float">
            <text:p>14</text:p>
          </table:table-cell>
          <table:table-cell office:value-type="float" office:value="644141" calcext:value-type="float">
            <text:p>644141</text:p>
          </table:table-cell>
          <table:table-cell table:formula="of:=[.C178]+[.D178]" office:value-type="float" office:value="644155" calcext:value-type="float">
            <text:p>644155</text:p>
          </table:table-cell>
          <table:table-cell table:formula="of:=[.D178]-[.D1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string" calcext:value-type="string">
            <text:p>WLS_SOA10</text:p>
          </table:table-cell>
          <table:table-cell office:value-type="float" office:value="10" calcext:value-type="float">
            <text:p>10</text:p>
          </table:table-cell>
          <table:table-cell office:value-type="float" office:value="644133" calcext:value-type="float">
            <text:p>644133</text:p>
          </table:table-cell>
          <table:table-cell table:formula="of:=[.C179]+[.D179]" office:value-type="float" office:value="644143" calcext:value-type="float">
            <text:p>644143</text:p>
          </table:table-cell>
          <table:table-cell table:formula="of:=[.D179]-[.D17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string" calcext:value-type="string">
            <text:p>WLS_SOA15</text:p>
          </table:table-cell>
          <table:table-cell office:value-type="float" office:value="5" calcext:value-type="float">
            <text:p>5</text:p>
          </table:table-cell>
          <table:table-cell office:value-type="float" office:value="644142" calcext:value-type="float">
            <text:p>644142</text:p>
          </table:table-cell>
          <table:table-cell table:formula="of:=[.C180]+[.D180]" office:value-type="float" office:value="644147" calcext:value-type="float">
            <text:p>644147</text:p>
          </table:table-cell>
          <table:table-cell table:formula="of:=[.D180]-[.D17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string" calcext:value-type="string">
            <text:p>WLS_SOA16</text:p>
          </table:table-cell>
          <table:table-cell office:value-type="float" office:value="1" calcext:value-type="float">
            <text:p>1</text:p>
          </table:table-cell>
          <table:table-cell office:value-type="float" office:value="644133" calcext:value-type="float">
            <text:p>644133</text:p>
          </table:table-cell>
          <table:table-cell table:formula="of:=[.C181]+[.D181]" office:value-type="float" office:value="644134" calcext:value-type="float">
            <text:p>644134</text:p>
          </table:table-cell>
          <table:table-cell table:formula="of:=[.D181]-[.D18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string" calcext:value-type="string">
            <text:p>WLS_SOA1</text:p>
          </table:table-cell>
          <table:table-cell office:value-type="float" office:value="57" calcext:value-type="float">
            <text:p>57</text:p>
          </table:table-cell>
          <table:table-cell office:value-type="float" office:value="644174" calcext:value-type="float">
            <text:p>644174</text:p>
          </table:table-cell>
          <table:table-cell table:formula="of:=[.C182]+[.D182]" office:value-type="float" office:value="644231" calcext:value-type="float">
            <text:p>644231</text:p>
          </table:table-cell>
          <table:table-cell table:formula="of:=[.D182]-[.D18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string" calcext:value-type="string">
            <text:p>WLS_SOA5</text:p>
          </table:table-cell>
          <table:table-cell office:value-type="float" office:value="56" calcext:value-type="float">
            <text:p>56</text:p>
          </table:table-cell>
          <table:table-cell office:value-type="float" office:value="644183" calcext:value-type="float">
            <text:p>644183</text:p>
          </table:table-cell>
          <table:table-cell table:formula="of:=[.C183]+[.D183]" office:value-type="float" office:value="644239" calcext:value-type="float">
            <text:p>644239</text:p>
          </table:table-cell>
          <table:table-cell table:formula="of:=[.D183]-[.D1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string" calcext:value-type="string">
            <text:p>WLS_SOA10</text:p>
          </table:table-cell>
          <table:table-cell office:value-type="float" office:value="52" calcext:value-type="float">
            <text:p>52</text:p>
          </table:table-cell>
          <table:table-cell office:value-type="float" office:value="644175" calcext:value-type="float">
            <text:p>644175</text:p>
          </table:table-cell>
          <table:table-cell table:formula="of:=[.C184]+[.D184]" office:value-type="float" office:value="644227" calcext:value-type="float">
            <text:p>644227</text:p>
          </table:table-cell>
          <table:table-cell table:formula="of:=[.D184]-[.D18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string" calcext:value-type="string">
            <text:p>WLS_SOA15</text:p>
          </table:table-cell>
          <table:table-cell office:value-type="float" office:value="47" calcext:value-type="float">
            <text:p>47</text:p>
          </table:table-cell>
          <table:table-cell office:value-type="float" office:value="644184" calcext:value-type="float">
            <text:p>644184</text:p>
          </table:table-cell>
          <table:table-cell table:formula="of:=[.C185]+[.D185]" office:value-type="float" office:value="644231" calcext:value-type="float">
            <text:p>644231</text:p>
          </table:table-cell>
          <table:table-cell table:formula="of:=[.D185]-[.D1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string" calcext:value-type="string">
            <text:p>WLS_SOA16</text:p>
          </table:table-cell>
          <table:table-cell office:value-type="float" office:value="42" calcext:value-type="float">
            <text:p>42</text:p>
          </table:table-cell>
          <table:table-cell office:value-type="float" office:value="644174" calcext:value-type="float">
            <text:p>644174</text:p>
          </table:table-cell>
          <table:table-cell table:formula="of:=[.C186]+[.D186]" office:value-type="float" office:value="644216" calcext:value-type="float">
            <text:p>644216</text:p>
          </table:table-cell>
          <table:table-cell table:formula="of:=[.D186]-[.D18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string" calcext:value-type="string">
            <text:p>WLS_SOA1</text:p>
          </table:table-cell>
          <table:table-cell office:value-type="float" office:value="84" calcext:value-type="float">
            <text:p>84</text:p>
          </table:table-cell>
          <table:table-cell office:value-type="float" office:value="644201" calcext:value-type="float">
            <text:p>644201</text:p>
          </table:table-cell>
          <table:table-cell table:formula="of:=[.C187]+[.D187]" office:value-type="float" office:value="644285" calcext:value-type="float">
            <text:p>644285</text:p>
          </table:table-cell>
          <table:table-cell table:formula="of:=[.D187]-[.D18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string" calcext:value-type="string">
            <text:p>WLS_SOA5</text:p>
          </table:table-cell>
          <table:table-cell office:value-type="float" office:value="83" calcext:value-type="float">
            <text:p>83</text:p>
          </table:table-cell>
          <table:table-cell office:value-type="float" office:value="644210" calcext:value-type="float">
            <text:p>644210</text:p>
          </table:table-cell>
          <table:table-cell table:formula="of:=[.C188]+[.D188]" office:value-type="float" office:value="644293" calcext:value-type="float">
            <text:p>644293</text:p>
          </table:table-cell>
          <table:table-cell table:formula="of:=[.D188]-[.D18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string" calcext:value-type="string">
            <text:p>WLS_SOA10</text:p>
          </table:table-cell>
          <table:table-cell office:value-type="float" office:value="77" calcext:value-type="float">
            <text:p>77</text:p>
          </table:table-cell>
          <table:table-cell office:value-type="float" office:value="644200" calcext:value-type="float">
            <text:p>644200</text:p>
          </table:table-cell>
          <table:table-cell table:formula="of:=[.C189]+[.D189]" office:value-type="float" office:value="644277" calcext:value-type="float">
            <text:p>644277</text:p>
          </table:table-cell>
          <table:table-cell table:formula="of:=[.D189]-[.D18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string" calcext:value-type="string">
            <text:p>WLS_SOA15</text:p>
          </table:table-cell>
          <table:table-cell office:value-type="float" office:value="72" calcext:value-type="float">
            <text:p>72</text:p>
          </table:table-cell>
          <table:table-cell office:value-type="float" office:value="644209" calcext:value-type="float">
            <text:p>644209</text:p>
          </table:table-cell>
          <table:table-cell table:formula="of:=[.C190]+[.D190]" office:value-type="float" office:value="644281" calcext:value-type="float">
            <text:p>644281</text:p>
          </table:table-cell>
          <table:table-cell table:formula="of:=[.D190]-[.D18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string" calcext:value-type="string">
            <text:p>WLS_SOA16</text:p>
          </table:table-cell>
          <table:table-cell office:value-type="float" office:value="69" calcext:value-type="float">
            <text:p>69</text:p>
          </table:table-cell>
          <table:table-cell office:value-type="float" office:value="644201" calcext:value-type="float">
            <text:p>644201</text:p>
          </table:table-cell>
          <table:table-cell table:formula="of:=[.C191]+[.D191]" office:value-type="float" office:value="644270" calcext:value-type="float">
            <text:p>644270</text:p>
          </table:table-cell>
          <table:table-cell table:formula="of:=[.D191]-[.D19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string" calcext:value-type="string">
            <text:p>WLS_SOA1</text:p>
          </table:table-cell>
          <table:table-cell office:value-type="float" office:value="100" calcext:value-type="float">
            <text:p>100</text:p>
          </table:table-cell>
          <table:table-cell office:value-type="float" office:value="644217" calcext:value-type="float">
            <text:p>644217</text:p>
          </table:table-cell>
          <table:table-cell table:formula="of:=[.C192]+[.D192]" office:value-type="float" office:value="644317" calcext:value-type="float">
            <text:p>644317</text:p>
          </table:table-cell>
          <table:table-cell table:formula="of:=[.D192]-[.D19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string" calcext:value-type="string">
            <text:p>WLS_SOA5</text:p>
          </table:table-cell>
          <table:table-cell office:value-type="float" office:value="98" calcext:value-type="float">
            <text:p>98</text:p>
          </table:table-cell>
          <table:table-cell office:value-type="float" office:value="644225" calcext:value-type="float">
            <text:p>644225</text:p>
          </table:table-cell>
          <table:table-cell table:formula="of:=[.C193]+[.D193]" office:value-type="float" office:value="644323" calcext:value-type="float">
            <text:p>644323</text:p>
          </table:table-cell>
          <table:table-cell table:formula="of:=[.D193]-[.D19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string" calcext:value-type="string">
            <text:p>WLS_SOA10</text:p>
          </table:table-cell>
          <table:table-cell office:value-type="float" office:value="94" calcext:value-type="float">
            <text:p>94</text:p>
          </table:table-cell>
          <table:table-cell office:value-type="float" office:value="644217" calcext:value-type="float">
            <text:p>644217</text:p>
          </table:table-cell>
          <table:table-cell table:formula="of:=[.C194]+[.D194]" office:value-type="float" office:value="644311" calcext:value-type="float">
            <text:p>644311</text:p>
          </table:table-cell>
          <table:table-cell table:formula="of:=[.D194]-[.D19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string" calcext:value-type="string">
            <text:p>WLS_SOA15</text:p>
          </table:table-cell>
          <table:table-cell office:value-type="float" office:value="88" calcext:value-type="float">
            <text:p>88</text:p>
          </table:table-cell>
          <table:table-cell office:value-type="float" office:value="644225" calcext:value-type="float">
            <text:p>644225</text:p>
          </table:table-cell>
          <table:table-cell table:formula="of:=[.C195]+[.D195]" office:value-type="float" office:value="644313" calcext:value-type="float">
            <text:p>644313</text:p>
          </table:table-cell>
          <table:table-cell table:formula="of:=[.D195]-[.D19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string" calcext:value-type="string">
            <text:p>WLS_SOA16</text:p>
          </table:table-cell>
          <table:table-cell office:value-type="float" office:value="85" calcext:value-type="float">
            <text:p>85</text:p>
          </table:table-cell>
          <table:table-cell office:value-type="float" office:value="644217" calcext:value-type="float">
            <text:p>644217</text:p>
          </table:table-cell>
          <table:table-cell table:formula="of:=[.C196]+[.D196]" office:value-type="float" office:value="644302" calcext:value-type="float">
            <text:p>644302</text:p>
          </table:table-cell>
          <table:table-cell table:formula="of:=[.D196]-[.D19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string" calcext:value-type="string">
            <text:p>WLS_SOA1</text:p>
          </table:table-cell>
          <table:table-cell office:value-type="float" office:value="115" calcext:value-type="float">
            <text:p>115</text:p>
          </table:table-cell>
          <table:table-cell office:value-type="float" office:value="644232" calcext:value-type="float">
            <text:p>644232</text:p>
          </table:table-cell>
          <table:table-cell table:formula="of:=[.C197]+[.D197]" office:value-type="float" office:value="644347" calcext:value-type="float">
            <text:p>644347</text:p>
          </table:table-cell>
          <table:table-cell table:formula="of:=[.D197]-[.D1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string" calcext:value-type="string">
            <text:p>WLS_SOA5</text:p>
          </table:table-cell>
          <table:table-cell office:value-type="float" office:value="115" calcext:value-type="float">
            <text:p>115</text:p>
          </table:table-cell>
          <table:table-cell office:value-type="float" office:value="644242" calcext:value-type="float">
            <text:p>644242</text:p>
          </table:table-cell>
          <table:table-cell table:formula="of:=[.C198]+[.D198]" office:value-type="float" office:value="644357" calcext:value-type="float">
            <text:p>644357</text:p>
          </table:table-cell>
          <table:table-cell table:formula="of:=[.D198]-[.D19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string" calcext:value-type="string">
            <text:p>WLS_SOA10</text:p>
          </table:table-cell>
          <table:table-cell office:value-type="float" office:value="110" calcext:value-type="float">
            <text:p>110</text:p>
          </table:table-cell>
          <table:table-cell office:value-type="float" office:value="644233" calcext:value-type="float">
            <text:p>644233</text:p>
          </table:table-cell>
          <table:table-cell table:formula="of:=[.C199]+[.D199]" office:value-type="float" office:value="644343" calcext:value-type="float">
            <text:p>644343</text:p>
          </table:table-cell>
          <table:table-cell table:formula="of:=[.D199]-[.D19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string" calcext:value-type="string">
            <text:p>WLS_SOA15</text:p>
          </table:table-cell>
          <table:table-cell office:value-type="float" office:value="104" calcext:value-type="float">
            <text:p>104</text:p>
          </table:table-cell>
          <table:table-cell office:value-type="float" office:value="644241" calcext:value-type="float">
            <text:p>644241</text:p>
          </table:table-cell>
          <table:table-cell table:formula="of:=[.C200]+[.D200]" office:value-type="float" office:value="644345" calcext:value-type="float">
            <text:p>644345</text:p>
          </table:table-cell>
          <table:table-cell table:formula="of:=[.D200]-[.D19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string" calcext:value-type="string">
            <text:p>WLS_SOA16</text:p>
          </table:table-cell>
          <table:table-cell office:value-type="float" office:value="102" calcext:value-type="float">
            <text:p>102</text:p>
          </table:table-cell>
          <table:table-cell office:value-type="float" office:value="644234" calcext:value-type="float">
            <text:p>644234</text:p>
          </table:table-cell>
          <table:table-cell table:formula="of:=[.C201]+[.D201]" office:value-type="float" office:value="644336" calcext:value-type="float">
            <text:p>644336</text:p>
          </table:table-cell>
          <table:table-cell table:formula="of:=[.D201]-[.D20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string" calcext:value-type="string">
            <text:p>WLS_SOA1</text:p>
          </table:table-cell>
          <table:table-cell office:value-type="float" office:value="175" calcext:value-type="float">
            <text:p>175</text:p>
          </table:table-cell>
          <table:table-cell office:value-type="float" office:value="644292" calcext:value-type="float">
            <text:p>644292</text:p>
          </table:table-cell>
          <table:table-cell table:formula="of:=[.C202]+[.D202]" office:value-type="float" office:value="644467" calcext:value-type="float">
            <text:p>644467</text:p>
          </table:table-cell>
          <table:table-cell table:formula="of:=[.D202]-[.D201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string" calcext:value-type="string">
            <text:p>WLS_SOA5</text:p>
          </table:table-cell>
          <table:table-cell office:value-type="float" office:value="173" calcext:value-type="float">
            <text:p>173</text:p>
          </table:table-cell>
          <table:table-cell office:value-type="float" office:value="644300" calcext:value-type="float">
            <text:p>644300</text:p>
          </table:table-cell>
          <table:table-cell table:formula="of:=[.C203]+[.D203]" office:value-type="float" office:value="644473" calcext:value-type="float">
            <text:p>644473</text:p>
          </table:table-cell>
          <table:table-cell table:formula="of:=[.D203]-[.D20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string" calcext:value-type="string">
            <text:p>WLS_SOA10</text:p>
          </table:table-cell>
          <table:table-cell office:value-type="float" office:value="167" calcext:value-type="float">
            <text:p>167</text:p>
          </table:table-cell>
          <table:table-cell office:value-type="float" office:value="644290" calcext:value-type="float">
            <text:p>644290</text:p>
          </table:table-cell>
          <table:table-cell table:formula="of:=[.C204]+[.D204]" office:value-type="float" office:value="644457" calcext:value-type="float">
            <text:p>644457</text:p>
          </table:table-cell>
          <table:table-cell table:formula="of:=[.D204]-[.D20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string" calcext:value-type="string">
            <text:p>WLS_SOA15</text:p>
          </table:table-cell>
          <table:table-cell office:value-type="float" office:value="162" calcext:value-type="float">
            <text:p>162</text:p>
          </table:table-cell>
          <table:table-cell office:value-type="float" office:value="644299" calcext:value-type="float">
            <text:p>644299</text:p>
          </table:table-cell>
          <table:table-cell table:formula="of:=[.C205]+[.D205]" office:value-type="float" office:value="644461" calcext:value-type="float">
            <text:p>644461</text:p>
          </table:table-cell>
          <table:table-cell table:formula="of:=[.D205]-[.D2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string" calcext:value-type="string">
            <text:p>WLS_SOA16</text:p>
          </table:table-cell>
          <table:table-cell office:value-type="float" office:value="159" calcext:value-type="float">
            <text:p>159</text:p>
          </table:table-cell>
          <table:table-cell office:value-type="float" office:value="644291" calcext:value-type="float">
            <text:p>644291</text:p>
          </table:table-cell>
          <table:table-cell table:formula="of:=[.C206]+[.D206]" office:value-type="float" office:value="644450" calcext:value-type="float">
            <text:p>644450</text:p>
          </table:table-cell>
          <table:table-cell table:formula="of:=[.D206]-[.D20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string" calcext:value-type="string">
            <text:p>WLS_SOA1</text:p>
          </table:table-cell>
          <table:table-cell office:value-type="float" office:value="52" calcext:value-type="float">
            <text:p>52</text:p>
          </table:table-cell>
          <table:table-cell office:value-type="float" office:value="644335" calcext:value-type="float">
            <text:p>644335</text:p>
          </table:table-cell>
          <table:table-cell table:formula="of:=[.C207]+[.D207]" office:value-type="float" office:value="644387" calcext:value-type="float">
            <text:p>644387</text:p>
          </table:table-cell>
          <table:table-cell table:formula="of:=[.D207]-[.D20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string" calcext:value-type="string">
            <text:p>WLS_SOA5</text:p>
          </table:table-cell>
          <table:table-cell office:value-type="float" office:value="62" calcext:value-type="float">
            <text:p>62</text:p>
          </table:table-cell>
          <table:table-cell office:value-type="float" office:value="644345" calcext:value-type="float">
            <text:p>644345</text:p>
          </table:table-cell>
          <table:table-cell table:formula="of:=[.C208]+[.D208]" office:value-type="float" office:value="644407" calcext:value-type="float">
            <text:p>644407</text:p>
          </table:table-cell>
          <table:table-cell table:formula="of:=[.D208]-[.D20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string" calcext:value-type="string">
            <text:p>WLS_SOA10</text:p>
          </table:table-cell>
          <table:table-cell office:value-type="float" office:value="100" calcext:value-type="float">
            <text:p>100</text:p>
          </table:table-cell>
          <table:table-cell office:value-type="float" office:value="644333" calcext:value-type="float">
            <text:p>644333</text:p>
          </table:table-cell>
          <table:table-cell table:formula="of:=[.C209]+[.D209]" office:value-type="float" office:value="644433" calcext:value-type="float">
            <text:p>644433</text:p>
          </table:table-cell>
          <table:table-cell table:formula="of:=[.D209]-[.D208]"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string" calcext:value-type="string">
            <text:p>WLS_SOA15</text:p>
          </table:table-cell>
          <table:table-cell office:value-type="float" office:value="96" calcext:value-type="float">
            <text:p>96</text:p>
          </table:table-cell>
          <table:table-cell office:value-type="float" office:value="644343" calcext:value-type="float">
            <text:p>644343</text:p>
          </table:table-cell>
          <table:table-cell table:formula="of:=[.C210]+[.D210]" office:value-type="float" office:value="644439" calcext:value-type="float">
            <text:p>644439</text:p>
          </table:table-cell>
          <table:table-cell table:formula="of:=[.D210]-[.D20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string" calcext:value-type="string">
            <text:p>WLS_SOA16</text:p>
          </table:table-cell>
          <table:table-cell office:value-type="float" office:value="130" calcext:value-type="float">
            <text:p>130</text:p>
          </table:table-cell>
          <table:table-cell office:value-type="float" office:value="644336" calcext:value-type="float">
            <text:p>644336</text:p>
          </table:table-cell>
          <table:table-cell table:formula="of:=[.C211]+[.D211]" office:value-type="float" office:value="644466" calcext:value-type="float">
            <text:p>644466</text:p>
          </table:table-cell>
          <table:table-cell table:formula="of:=[.D211]-[.D21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382" calcext:value-type="float">
            <text:p>644382</text:p>
          </table:table-cell>
          <table:table-cell table:formula="of:=[.C212]+[.D212]" office:value-type="float" office:value="644382" calcext:value-type="float">
            <text:p>644382</text:p>
          </table:table-cell>
          <table:table-cell table:formula="of:=[.D212]-[.D21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389" calcext:value-type="float">
            <text:p>644389</text:p>
          </table:table-cell>
          <table:table-cell table:formula="of:=[.C213]+[.D213]" office:value-type="float" office:value="644389" calcext:value-type="float">
            <text:p>644389</text:p>
          </table:table-cell>
          <table:table-cell table:formula="of:=[.D213]-[.D21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379" calcext:value-type="float">
            <text:p>644379</text:p>
          </table:table-cell>
          <table:table-cell table:formula="of:=[.C214]+[.D214]" office:value-type="float" office:value="644379" calcext:value-type="float">
            <text:p>644379</text:p>
          </table:table-cell>
          <table:table-cell table:formula="of:=[.D214]-[.D21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string" calcext:value-type="string">
            <text:p>WLS_SOA15</text:p>
          </table:table-cell>
          <table:table-cell office:value-type="float" office:value="3" calcext:value-type="float">
            <text:p>3</text:p>
          </table:table-cell>
          <table:table-cell office:value-type="float" office:value="644389" calcext:value-type="float">
            <text:p>644389</text:p>
          </table:table-cell>
          <table:table-cell table:formula="of:=[.C215]+[.D215]" office:value-type="float" office:value="644392" calcext:value-type="float">
            <text:p>644392</text:p>
          </table:table-cell>
          <table:table-cell table:formula="of:=[.D215]-[.D21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string" calcext:value-type="string">
            <text:p>WLS_SOA16</text:p>
          </table:table-cell>
          <table:table-cell office:value-type="float" office:value="29" calcext:value-type="float">
            <text:p>29</text:p>
          </table:table-cell>
          <table:table-cell office:value-type="float" office:value="644380" calcext:value-type="float">
            <text:p>644380</text:p>
          </table:table-cell>
          <table:table-cell table:formula="of:=[.C216]+[.D216]" office:value-type="float" office:value="644409" calcext:value-type="float">
            <text:p>644409</text:p>
          </table:table-cell>
          <table:table-cell table:formula="of:=[.D216]-[.D2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444" calcext:value-type="float">
            <text:p>644444</text:p>
          </table:table-cell>
          <table:table-cell table:formula="of:=[.C217]+[.D217]" office:value-type="float" office:value="644444" calcext:value-type="float">
            <text:p>644444</text:p>
          </table:table-cell>
          <table:table-cell table:formula="of:=[.D217]-[.D216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453" calcext:value-type="float">
            <text:p>644453</text:p>
          </table:table-cell>
          <table:table-cell table:formula="of:=[.C218]+[.D218]" office:value-type="float" office:value="644453" calcext:value-type="float">
            <text:p>644453</text:p>
          </table:table-cell>
          <table:table-cell table:formula="of:=[.D218]-[.D2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string" calcext:value-type="string">
            <text:p>WLS_SOA10</text:p>
          </table:table-cell>
          <table:table-cell office:value-type="float" office:value="2" calcext:value-type="float">
            <text:p>2</text:p>
          </table:table-cell>
          <table:table-cell office:value-type="float" office:value="644442" calcext:value-type="float">
            <text:p>644442</text:p>
          </table:table-cell>
          <table:table-cell table:formula="of:=[.C219]+[.D219]" office:value-type="float" office:value="644444" calcext:value-type="float">
            <text:p>644444</text:p>
          </table:table-cell>
          <table:table-cell table:formula="of:=[.D219]-[.D21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452" calcext:value-type="float">
            <text:p>644452</text:p>
          </table:table-cell>
          <table:table-cell table:formula="of:=[.C220]+[.D220]" office:value-type="float" office:value="644452" calcext:value-type="float">
            <text:p>644452</text:p>
          </table:table-cell>
          <table:table-cell table:formula="of:=[.D220]-[.D21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445" calcext:value-type="float">
            <text:p>644445</text:p>
          </table:table-cell>
          <table:table-cell table:formula="of:=[.C221]+[.D221]" office:value-type="float" office:value="644445" calcext:value-type="float">
            <text:p>644445</text:p>
          </table:table-cell>
          <table:table-cell table:formula="of:=[.D221]-[.D22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506" calcext:value-type="float">
            <text:p>644506</text:p>
          </table:table-cell>
          <table:table-cell table:formula="of:=[.C222]+[.D222]" office:value-type="float" office:value="644506" calcext:value-type="float">
            <text:p>644506</text:p>
          </table:table-cell>
          <table:table-cell table:formula="of:=[.D222]-[.D221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514" calcext:value-type="float">
            <text:p>644514</text:p>
          </table:table-cell>
          <table:table-cell table:formula="of:=[.C223]+[.D223]" office:value-type="float" office:value="644514" calcext:value-type="float">
            <text:p>644514</text:p>
          </table:table-cell>
          <table:table-cell table:formula="of:=[.D223]-[.D22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504" calcext:value-type="float">
            <text:p>644504</text:p>
          </table:table-cell>
          <table:table-cell table:formula="of:=[.C224]+[.D224]" office:value-type="float" office:value="644504" calcext:value-type="float">
            <text:p>644504</text:p>
          </table:table-cell>
          <table:table-cell table:formula="of:=[.D224]-[.D22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514" calcext:value-type="float">
            <text:p>644514</text:p>
          </table:table-cell>
          <table:table-cell table:formula="of:=[.C225]+[.D225]" office:value-type="float" office:value="644514" calcext:value-type="float">
            <text:p>644514</text:p>
          </table:table-cell>
          <table:table-cell table:formula="of:=[.D225]-[.D2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505" calcext:value-type="float">
            <text:p>644505</text:p>
          </table:table-cell>
          <table:table-cell table:formula="of:=[.C226]+[.D226]" office:value-type="float" office:value="644505" calcext:value-type="float">
            <text:p>644505</text:p>
          </table:table-cell>
          <table:table-cell table:formula="of:=[.D226]-[.D22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549" calcext:value-type="float">
            <text:p>644549</text:p>
          </table:table-cell>
          <table:table-cell table:formula="of:=[.C227]+[.D227]" office:value-type="float" office:value="644549" calcext:value-type="float">
            <text:p>644549</text:p>
          </table:table-cell>
          <table:table-cell table:formula="of:=[.D227]-[.D22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557" calcext:value-type="float">
            <text:p>644557</text:p>
          </table:table-cell>
          <table:table-cell table:formula="of:=[.C228]+[.D228]" office:value-type="float" office:value="644557" calcext:value-type="float">
            <text:p>644557</text:p>
          </table:table-cell>
          <table:table-cell table:formula="of:=[.D228]-[.D2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547" calcext:value-type="float">
            <text:p>644547</text:p>
          </table:table-cell>
          <table:table-cell table:formula="of:=[.C229]+[.D229]" office:value-type="float" office:value="644547" calcext:value-type="float">
            <text:p>644547</text:p>
          </table:table-cell>
          <table:table-cell table:formula="of:=[.D229]-[.D22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557" calcext:value-type="float">
            <text:p>644557</text:p>
          </table:table-cell>
          <table:table-cell table:formula="of:=[.C230]+[.D230]" office:value-type="float" office:value="644557" calcext:value-type="float">
            <text:p>644557</text:p>
          </table:table-cell>
          <table:table-cell table:formula="of:=[.D230]-[.D2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547" calcext:value-type="float">
            <text:p>644547</text:p>
          </table:table-cell>
          <table:table-cell table:formula="of:=[.C231]+[.D231]" office:value-type="float" office:value="644547" calcext:value-type="float">
            <text:p>644547</text:p>
          </table:table-cell>
          <table:table-cell table:formula="of:=[.D231]-[.D23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686" calcext:value-type="float">
            <text:p>644686</text:p>
          </table:table-cell>
          <table:table-cell table:formula="of:=[.C232]+[.D232]" office:value-type="float" office:value="644686" calcext:value-type="float">
            <text:p>644686</text:p>
          </table:table-cell>
          <table:table-cell table:formula="of:=[.D232]-[.D231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695" calcext:value-type="float">
            <text:p>644695</text:p>
          </table:table-cell>
          <table:table-cell table:formula="of:=[.C233]+[.D233]" office:value-type="float" office:value="644695" calcext:value-type="float">
            <text:p>644695</text:p>
          </table:table-cell>
          <table:table-cell table:formula="of:=[.D233]-[.D2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685" calcext:value-type="float">
            <text:p>644685</text:p>
          </table:table-cell>
          <table:table-cell table:formula="of:=[.C234]+[.D234]" office:value-type="float" office:value="644685" calcext:value-type="float">
            <text:p>644685</text:p>
          </table:table-cell>
          <table:table-cell table:formula="of:=[.D234]-[.D23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695" calcext:value-type="float">
            <text:p>644695</text:p>
          </table:table-cell>
          <table:table-cell table:formula="of:=[.C235]+[.D235]" office:value-type="float" office:value="644695" calcext:value-type="float">
            <text:p>644695</text:p>
          </table:table-cell>
          <table:table-cell table:formula="of:=[.D235]-[.D2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686" calcext:value-type="float">
            <text:p>644686</text:p>
          </table:table-cell>
          <table:table-cell table:formula="of:=[.C236]+[.D236]" office:value-type="float" office:value="644686" calcext:value-type="float">
            <text:p>644686</text:p>
          </table:table-cell>
          <table:table-cell table:formula="of:=[.D236]-[.D23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763" calcext:value-type="float">
            <text:p>644763</text:p>
          </table:table-cell>
          <table:table-cell table:formula="of:=[.C237]+[.D237]" office:value-type="float" office:value="644763" calcext:value-type="float">
            <text:p>644763</text:p>
          </table:table-cell>
          <table:table-cell table:formula="of:=[.D237]-[.D236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772" calcext:value-type="float">
            <text:p>644772</text:p>
          </table:table-cell>
          <table:table-cell table:formula="of:=[.C238]+[.D238]" office:value-type="float" office:value="644772" calcext:value-type="float">
            <text:p>644772</text:p>
          </table:table-cell>
          <table:table-cell table:formula="of:=[.D238]-[.D2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762" calcext:value-type="float">
            <text:p>644762</text:p>
          </table:table-cell>
          <table:table-cell table:formula="of:=[.C239]+[.D239]" office:value-type="float" office:value="644762" calcext:value-type="float">
            <text:p>644762</text:p>
          </table:table-cell>
          <table:table-cell table:formula="of:=[.D239]-[.D23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770" calcext:value-type="float">
            <text:p>644770</text:p>
          </table:table-cell>
          <table:table-cell table:formula="of:=[.C240]+[.D240]" office:value-type="float" office:value="644770" calcext:value-type="float">
            <text:p>644770</text:p>
          </table:table-cell>
          <table:table-cell table:formula="of:=[.D240]-[.D2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762" calcext:value-type="float">
            <text:p>644762</text:p>
          </table:table-cell>
          <table:table-cell table:formula="of:=[.C241]+[.D241]" office:value-type="float" office:value="644762" calcext:value-type="float">
            <text:p>644762</text:p>
          </table:table-cell>
          <table:table-cell table:formula="of:=[.D241]-[.D24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810" calcext:value-type="float">
            <text:p>644810</text:p>
          </table:table-cell>
          <table:table-cell table:formula="of:=[.C242]+[.D242]" office:value-type="float" office:value="644810" calcext:value-type="float">
            <text:p>644810</text:p>
          </table:table-cell>
          <table:table-cell table:formula="of:=[.D242]-[.D24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819" calcext:value-type="float">
            <text:p>644819</text:p>
          </table:table-cell>
          <table:table-cell table:formula="of:=[.C243]+[.D243]" office:value-type="float" office:value="644819" calcext:value-type="float">
            <text:p>644819</text:p>
          </table:table-cell>
          <table:table-cell table:formula="of:=[.D243]-[.D2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808" calcext:value-type="float">
            <text:p>644808</text:p>
          </table:table-cell>
          <table:table-cell table:formula="of:=[.C244]+[.D244]" office:value-type="float" office:value="644808" calcext:value-type="float">
            <text:p>644808</text:p>
          </table:table-cell>
          <table:table-cell table:formula="of:=[.D244]-[.D24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817" calcext:value-type="float">
            <text:p>644817</text:p>
          </table:table-cell>
          <table:table-cell table:formula="of:=[.C245]+[.D245]" office:value-type="float" office:value="644817" calcext:value-type="float">
            <text:p>644817</text:p>
          </table:table-cell>
          <table:table-cell table:formula="of:=[.D245]-[.D2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809" calcext:value-type="float">
            <text:p>644809</text:p>
          </table:table-cell>
          <table:table-cell table:formula="of:=[.C246]+[.D246]" office:value-type="float" office:value="644809" calcext:value-type="float">
            <text:p>644809</text:p>
          </table:table-cell>
          <table:table-cell table:formula="of:=[.D246]-[.D24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850" calcext:value-type="float">
            <text:p>644850</text:p>
          </table:table-cell>
          <table:table-cell table:formula="of:=[.C247]+[.D247]" office:value-type="float" office:value="644850" calcext:value-type="float">
            <text:p>644850</text:p>
          </table:table-cell>
          <table:table-cell table:formula="of:=[.D247]-[.D2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857" calcext:value-type="float">
            <text:p>644857</text:p>
          </table:table-cell>
          <table:table-cell table:formula="of:=[.C248]+[.D248]" office:value-type="float" office:value="644857" calcext:value-type="float">
            <text:p>644857</text:p>
          </table:table-cell>
          <table:table-cell table:formula="of:=[.D248]-[.D24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848" calcext:value-type="float">
            <text:p>644848</text:p>
          </table:table-cell>
          <table:table-cell table:formula="of:=[.C249]+[.D249]" office:value-type="float" office:value="644848" calcext:value-type="float">
            <text:p>644848</text:p>
          </table:table-cell>
          <table:table-cell table:formula="of:=[.D249]-[.D24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857" calcext:value-type="float">
            <text:p>644857</text:p>
          </table:table-cell>
          <table:table-cell table:formula="of:=[.C250]+[.D250]" office:value-type="float" office:value="644857" calcext:value-type="float">
            <text:p>644857</text:p>
          </table:table-cell>
          <table:table-cell table:formula="of:=[.D250]-[.D24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848" calcext:value-type="float">
            <text:p>644848</text:p>
          </table:table-cell>
          <table:table-cell table:formula="of:=[.C251]+[.D251]" office:value-type="float" office:value="644848" calcext:value-type="float">
            <text:p>644848</text:p>
          </table:table-cell>
          <table:table-cell table:formula="of:=[.D251]-[.D25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888" calcext:value-type="float">
            <text:p>644888</text:p>
          </table:table-cell>
          <table:table-cell table:formula="of:=[.C252]+[.D252]" office:value-type="float" office:value="644888" calcext:value-type="float">
            <text:p>644888</text:p>
          </table:table-cell>
          <table:table-cell table:formula="of:=[.D252]-[.D25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896" calcext:value-type="float">
            <text:p>644896</text:p>
          </table:table-cell>
          <table:table-cell table:formula="of:=[.C253]+[.D253]" office:value-type="float" office:value="644896" calcext:value-type="float">
            <text:p>644896</text:p>
          </table:table-cell>
          <table:table-cell table:formula="of:=[.D253]-[.D25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886" calcext:value-type="float">
            <text:p>644886</text:p>
          </table:table-cell>
          <table:table-cell table:formula="of:=[.C254]+[.D254]" office:value-type="float" office:value="644886" calcext:value-type="float">
            <text:p>644886</text:p>
          </table:table-cell>
          <table:table-cell table:formula="of:=[.D254]-[.D25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896" calcext:value-type="float">
            <text:p>644896</text:p>
          </table:table-cell>
          <table:table-cell table:formula="of:=[.C255]+[.D255]" office:value-type="float" office:value="644896" calcext:value-type="float">
            <text:p>644896</text:p>
          </table:table-cell>
          <table:table-cell table:formula="of:=[.D255]-[.D25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887" calcext:value-type="float">
            <text:p>644887</text:p>
          </table:table-cell>
          <table:table-cell table:formula="of:=[.C256]+[.D256]" office:value-type="float" office:value="644887" calcext:value-type="float">
            <text:p>644887</text:p>
          </table:table-cell>
          <table:table-cell table:formula="of:=[.D256]-[.D25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931" calcext:value-type="float">
            <text:p>644931</text:p>
          </table:table-cell>
          <table:table-cell table:formula="of:=[.C257]+[.D257]" office:value-type="float" office:value="644931" calcext:value-type="float">
            <text:p>644931</text:p>
          </table:table-cell>
          <table:table-cell table:formula="of:=[.D257]-[.D25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940" calcext:value-type="float">
            <text:p>644940</text:p>
          </table:table-cell>
          <table:table-cell table:formula="of:=[.C258]+[.D258]" office:value-type="float" office:value="644940" calcext:value-type="float">
            <text:p>644940</text:p>
          </table:table-cell>
          <table:table-cell table:formula="of:=[.D258]-[.D25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932" calcext:value-type="float">
            <text:p>644932</text:p>
          </table:table-cell>
          <table:table-cell table:formula="of:=[.C259]+[.D259]" office:value-type="float" office:value="644932" calcext:value-type="float">
            <text:p>644932</text:p>
          </table:table-cell>
          <table:table-cell table:formula="of:=[.D259]-[.D25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940" calcext:value-type="float">
            <text:p>644940</text:p>
          </table:table-cell>
          <table:table-cell table:formula="of:=[.C260]+[.D260]" office:value-type="float" office:value="644940" calcext:value-type="float">
            <text:p>644940</text:p>
          </table:table-cell>
          <table:table-cell table:formula="of:=[.D260]-[.D25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931" calcext:value-type="float">
            <text:p>644931</text:p>
          </table:table-cell>
          <table:table-cell table:formula="of:=[.C261]+[.D261]" office:value-type="float" office:value="644931" calcext:value-type="float">
            <text:p>644931</text:p>
          </table:table-cell>
          <table:table-cell table:formula="of:=[.D261]-[.D26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968" calcext:value-type="float">
            <text:p>644968</text:p>
          </table:table-cell>
          <table:table-cell table:formula="of:=[.C262]+[.D262]" office:value-type="float" office:value="644968" calcext:value-type="float">
            <text:p>644968</text:p>
          </table:table-cell>
          <table:table-cell table:formula="of:=[.D262]-[.D26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4977" calcext:value-type="float">
            <text:p>644977</text:p>
          </table:table-cell>
          <table:table-cell table:formula="of:=[.C263]+[.D263]" office:value-type="float" office:value="644977" calcext:value-type="float">
            <text:p>644977</text:p>
          </table:table-cell>
          <table:table-cell table:formula="of:=[.D263]-[.D2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966" calcext:value-type="float">
            <text:p>644966</text:p>
          </table:table-cell>
          <table:table-cell table:formula="of:=[.C264]+[.D264]" office:value-type="float" office:value="644966" calcext:value-type="float">
            <text:p>644966</text:p>
          </table:table-cell>
          <table:table-cell table:formula="of:=[.D264]-[.D26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4976" calcext:value-type="float">
            <text:p>644976</text:p>
          </table:table-cell>
          <table:table-cell table:formula="of:=[.C265]+[.D265]" office:value-type="float" office:value="644976" calcext:value-type="float">
            <text:p>644976</text:p>
          </table:table-cell>
          <table:table-cell table:formula="of:=[.D265]-[.D26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967" calcext:value-type="float">
            <text:p>644967</text:p>
          </table:table-cell>
          <table:table-cell table:formula="of:=[.C266]+[.D266]" office:value-type="float" office:value="644967" calcext:value-type="float">
            <text:p>644967</text:p>
          </table:table-cell>
          <table:table-cell table:formula="of:=[.D266]-[.D26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4998" calcext:value-type="float">
            <text:p>644998</text:p>
          </table:table-cell>
          <table:table-cell table:formula="of:=[.C267]+[.D267]" office:value-type="float" office:value="644998" calcext:value-type="float">
            <text:p>644998</text:p>
          </table:table-cell>
          <table:table-cell table:formula="of:=[.D267]-[.D26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006" calcext:value-type="float">
            <text:p>645006</text:p>
          </table:table-cell>
          <table:table-cell table:formula="of:=[.C268]+[.D268]" office:value-type="float" office:value="645006" calcext:value-type="float">
            <text:p>645006</text:p>
          </table:table-cell>
          <table:table-cell table:formula="of:=[.D268]-[.D2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4996" calcext:value-type="float">
            <text:p>644996</text:p>
          </table:table-cell>
          <table:table-cell table:formula="of:=[.C269]+[.D269]" office:value-type="float" office:value="644996" calcext:value-type="float">
            <text:p>644996</text:p>
          </table:table-cell>
          <table:table-cell table:formula="of:=[.D269]-[.D26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006" calcext:value-type="float">
            <text:p>645006</text:p>
          </table:table-cell>
          <table:table-cell table:formula="of:=[.C270]+[.D270]" office:value-type="float" office:value="645006" calcext:value-type="float">
            <text:p>645006</text:p>
          </table:table-cell>
          <table:table-cell table:formula="of:=[.D270]-[.D26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4997" calcext:value-type="float">
            <text:p>644997</text:p>
          </table:table-cell>
          <table:table-cell table:formula="of:=[.C271]+[.D271]" office:value-type="float" office:value="644997" calcext:value-type="float">
            <text:p>644997</text:p>
          </table:table-cell>
          <table:table-cell table:formula="of:=[.D271]-[.D27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026" calcext:value-type="float">
            <text:p>645026</text:p>
          </table:table-cell>
          <table:table-cell table:formula="of:=[.C272]+[.D272]" office:value-type="float" office:value="645026" calcext:value-type="float">
            <text:p>645026</text:p>
          </table:table-cell>
          <table:table-cell table:formula="of:=[.D272]-[.D27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035" calcext:value-type="float">
            <text:p>645035</text:p>
          </table:table-cell>
          <table:table-cell table:formula="of:=[.C273]+[.D273]" office:value-type="float" office:value="645035" calcext:value-type="float">
            <text:p>645035</text:p>
          </table:table-cell>
          <table:table-cell table:formula="of:=[.D273]-[.D27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025" calcext:value-type="float">
            <text:p>645025</text:p>
          </table:table-cell>
          <table:table-cell table:formula="of:=[.C274]+[.D274]" office:value-type="float" office:value="645025" calcext:value-type="float">
            <text:p>645025</text:p>
          </table:table-cell>
          <table:table-cell table:formula="of:=[.D274]-[.D27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034" calcext:value-type="float">
            <text:p>645034</text:p>
          </table:table-cell>
          <table:table-cell table:formula="of:=[.C275]+[.D275]" office:value-type="float" office:value="645034" calcext:value-type="float">
            <text:p>645034</text:p>
          </table:table-cell>
          <table:table-cell table:formula="of:=[.D275]-[.D27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026" calcext:value-type="float">
            <text:p>645026</text:p>
          </table:table-cell>
          <table:table-cell table:formula="of:=[.C276]+[.D276]" office:value-type="float" office:value="645026" calcext:value-type="float">
            <text:p>645026</text:p>
          </table:table-cell>
          <table:table-cell table:formula="of:=[.D276]-[.D27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054" calcext:value-type="float">
            <text:p>645054</text:p>
          </table:table-cell>
          <table:table-cell table:formula="of:=[.C277]+[.D277]" office:value-type="float" office:value="645054" calcext:value-type="float">
            <text:p>645054</text:p>
          </table:table-cell>
          <table:table-cell table:formula="of:=[.D277]-[.D27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062" calcext:value-type="float">
            <text:p>645062</text:p>
          </table:table-cell>
          <table:table-cell table:formula="of:=[.C278]+[.D278]" office:value-type="float" office:value="645062" calcext:value-type="float">
            <text:p>645062</text:p>
          </table:table-cell>
          <table:table-cell table:formula="of:=[.D278]-[.D2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054" calcext:value-type="float">
            <text:p>645054</text:p>
          </table:table-cell>
          <table:table-cell table:formula="of:=[.C279]+[.D279]" office:value-type="float" office:value="645054" calcext:value-type="float">
            <text:p>645054</text:p>
          </table:table-cell>
          <table:table-cell table:formula="of:=[.D279]-[.D27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063" calcext:value-type="float">
            <text:p>645063</text:p>
          </table:table-cell>
          <table:table-cell table:formula="of:=[.C280]+[.D280]" office:value-type="float" office:value="645063" calcext:value-type="float">
            <text:p>645063</text:p>
          </table:table-cell>
          <table:table-cell table:formula="of:=[.D280]-[.D27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053" calcext:value-type="float">
            <text:p>645053</text:p>
          </table:table-cell>
          <table:table-cell table:formula="of:=[.C281]+[.D281]" office:value-type="float" office:value="645053" calcext:value-type="float">
            <text:p>645053</text:p>
          </table:table-cell>
          <table:table-cell table:formula="of:=[.D281]-[.D28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098" calcext:value-type="float">
            <text:p>645098</text:p>
          </table:table-cell>
          <table:table-cell table:formula="of:=[.C282]+[.D282]" office:value-type="float" office:value="645098" calcext:value-type="float">
            <text:p>645098</text:p>
          </table:table-cell>
          <table:table-cell table:formula="of:=[.D282]-[.D28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107" calcext:value-type="float">
            <text:p>645107</text:p>
          </table:table-cell>
          <table:table-cell table:formula="of:=[.C283]+[.D283]" office:value-type="float" office:value="645107" calcext:value-type="float">
            <text:p>645107</text:p>
          </table:table-cell>
          <table:table-cell table:formula="of:=[.D283]-[.D2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099" calcext:value-type="float">
            <text:p>645099</text:p>
          </table:table-cell>
          <table:table-cell table:formula="of:=[.C284]+[.D284]" office:value-type="float" office:value="645099" calcext:value-type="float">
            <text:p>645099</text:p>
          </table:table-cell>
          <table:table-cell table:formula="of:=[.D284]-[.D28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108" calcext:value-type="float">
            <text:p>645108</text:p>
          </table:table-cell>
          <table:table-cell table:formula="of:=[.C285]+[.D285]" office:value-type="float" office:value="645108" calcext:value-type="float">
            <text:p>645108</text:p>
          </table:table-cell>
          <table:table-cell table:formula="of:=[.D285]-[.D2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098" calcext:value-type="float">
            <text:p>645098</text:p>
          </table:table-cell>
          <table:table-cell table:formula="of:=[.C286]+[.D286]" office:value-type="float" office:value="645098" calcext:value-type="float">
            <text:p>645098</text:p>
          </table:table-cell>
          <table:table-cell table:formula="of:=[.D286]-[.D28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137" calcext:value-type="float">
            <text:p>645137</text:p>
          </table:table-cell>
          <table:table-cell table:formula="of:=[.C287]+[.D287]" office:value-type="float" office:value="645137" calcext:value-type="float">
            <text:p>645137</text:p>
          </table:table-cell>
          <table:table-cell table:formula="of:=[.D287]-[.D28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146" calcext:value-type="float">
            <text:p>645146</text:p>
          </table:table-cell>
          <table:table-cell table:formula="of:=[.C288]+[.D288]" office:value-type="float" office:value="645146" calcext:value-type="float">
            <text:p>645146</text:p>
          </table:table-cell>
          <table:table-cell table:formula="of:=[.D288]-[.D28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137" calcext:value-type="float">
            <text:p>645137</text:p>
          </table:table-cell>
          <table:table-cell table:formula="of:=[.C289]+[.D289]" office:value-type="float" office:value="645137" calcext:value-type="float">
            <text:p>645137</text:p>
          </table:table-cell>
          <table:table-cell table:formula="of:=[.D289]-[.D28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144" calcext:value-type="float">
            <text:p>645144</text:p>
          </table:table-cell>
          <table:table-cell table:formula="of:=[.C290]+[.D290]" office:value-type="float" office:value="645144" calcext:value-type="float">
            <text:p>645144</text:p>
          </table:table-cell>
          <table:table-cell table:formula="of:=[.D290]-[.D28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136" calcext:value-type="float">
            <text:p>645136</text:p>
          </table:table-cell>
          <table:table-cell table:formula="of:=[.C291]+[.D291]" office:value-type="float" office:value="645136" calcext:value-type="float">
            <text:p>645136</text:p>
          </table:table-cell>
          <table:table-cell table:formula="of:=[.D291]-[.D29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172" calcext:value-type="float">
            <text:p>645172</text:p>
          </table:table-cell>
          <table:table-cell table:formula="of:=[.C292]+[.D292]" office:value-type="float" office:value="645172" calcext:value-type="float">
            <text:p>645172</text:p>
          </table:table-cell>
          <table:table-cell table:formula="of:=[.D292]-[.D29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180" calcext:value-type="float">
            <text:p>645180</text:p>
          </table:table-cell>
          <table:table-cell table:formula="of:=[.C293]+[.D293]" office:value-type="float" office:value="645180" calcext:value-type="float">
            <text:p>645180</text:p>
          </table:table-cell>
          <table:table-cell table:formula="of:=[.D293]-[.D29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169" calcext:value-type="float">
            <text:p>645169</text:p>
          </table:table-cell>
          <table:table-cell table:formula="of:=[.C294]+[.D294]" office:value-type="float" office:value="645169" calcext:value-type="float">
            <text:p>645169</text:p>
          </table:table-cell>
          <table:table-cell table:formula="of:=[.D294]-[.D29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179" calcext:value-type="float">
            <text:p>645179</text:p>
          </table:table-cell>
          <table:table-cell table:formula="of:=[.C295]+[.D295]" office:value-type="float" office:value="645179" calcext:value-type="float">
            <text:p>645179</text:p>
          </table:table-cell>
          <table:table-cell table:formula="of:=[.D295]-[.D29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168" calcext:value-type="float">
            <text:p>645168</text:p>
          </table:table-cell>
          <table:table-cell table:formula="of:=[.C296]+[.D296]" office:value-type="float" office:value="645168" calcext:value-type="float">
            <text:p>645168</text:p>
          </table:table-cell>
          <table:table-cell table:formula="of:=[.D296]-[.D295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232" calcext:value-type="float">
            <text:p>645232</text:p>
          </table:table-cell>
          <table:table-cell table:formula="of:=[.C297]+[.D297]" office:value-type="float" office:value="645232" calcext:value-type="float">
            <text:p>645232</text:p>
          </table:table-cell>
          <table:table-cell table:formula="of:=[.D297]-[.D296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241" calcext:value-type="float">
            <text:p>645241</text:p>
          </table:table-cell>
          <table:table-cell table:formula="of:=[.C298]+[.D298]" office:value-type="float" office:value="645241" calcext:value-type="float">
            <text:p>645241</text:p>
          </table:table-cell>
          <table:table-cell table:formula="of:=[.D298]-[.D2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230" calcext:value-type="float">
            <text:p>645230</text:p>
          </table:table-cell>
          <table:table-cell table:formula="of:=[.C299]+[.D299]" office:value-type="float" office:value="645230" calcext:value-type="float">
            <text:p>645230</text:p>
          </table:table-cell>
          <table:table-cell table:formula="of:=[.D299]-[.D29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240" calcext:value-type="float">
            <text:p>645240</text:p>
          </table:table-cell>
          <table:table-cell table:formula="of:=[.C300]+[.D300]" office:value-type="float" office:value="645240" calcext:value-type="float">
            <text:p>645240</text:p>
          </table:table-cell>
          <table:table-cell table:formula="of:=[.D300]-[.D29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232" calcext:value-type="float">
            <text:p>645232</text:p>
          </table:table-cell>
          <table:table-cell table:formula="of:=[.C301]+[.D301]" office:value-type="float" office:value="645232" calcext:value-type="float">
            <text:p>645232</text:p>
          </table:table-cell>
          <table:table-cell table:formula="of:=[.D301]-[.D30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259" calcext:value-type="float">
            <text:p>645259</text:p>
          </table:table-cell>
          <table:table-cell table:formula="of:=[.C302]+[.D302]" office:value-type="float" office:value="645259" calcext:value-type="float">
            <text:p>645259</text:p>
          </table:table-cell>
          <table:table-cell table:formula="of:=[.D302]-[.D30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268" calcext:value-type="float">
            <text:p>645268</text:p>
          </table:table-cell>
          <table:table-cell table:formula="of:=[.C303]+[.D303]" office:value-type="float" office:value="645268" calcext:value-type="float">
            <text:p>645268</text:p>
          </table:table-cell>
          <table:table-cell table:formula="of:=[.D303]-[.D30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258" calcext:value-type="float">
            <text:p>645258</text:p>
          </table:table-cell>
          <table:table-cell table:formula="of:=[.C304]+[.D304]" office:value-type="float" office:value="645258" calcext:value-type="float">
            <text:p>645258</text:p>
          </table:table-cell>
          <table:table-cell table:formula="of:=[.D304]-[.D30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267" calcext:value-type="float">
            <text:p>645267</text:p>
          </table:table-cell>
          <table:table-cell table:formula="of:=[.C305]+[.D305]" office:value-type="float" office:value="645267" calcext:value-type="float">
            <text:p>645267</text:p>
          </table:table-cell>
          <table:table-cell table:formula="of:=[.D305]-[.D3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258" calcext:value-type="float">
            <text:p>645258</text:p>
          </table:table-cell>
          <table:table-cell table:formula="of:=[.C306]+[.D306]" office:value-type="float" office:value="645258" calcext:value-type="float">
            <text:p>645258</text:p>
          </table:table-cell>
          <table:table-cell table:formula="of:=[.D306]-[.D30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301" calcext:value-type="float">
            <text:p>645301</text:p>
          </table:table-cell>
          <table:table-cell table:formula="of:=[.C307]+[.D307]" office:value-type="float" office:value="645301" calcext:value-type="float">
            <text:p>645301</text:p>
          </table:table-cell>
          <table:table-cell table:formula="of:=[.D307]-[.D30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310" calcext:value-type="float">
            <text:p>645310</text:p>
          </table:table-cell>
          <table:table-cell table:formula="of:=[.C308]+[.D308]" office:value-type="float" office:value="645310" calcext:value-type="float">
            <text:p>645310</text:p>
          </table:table-cell>
          <table:table-cell table:formula="of:=[.D308]-[.D30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300" calcext:value-type="float">
            <text:p>645300</text:p>
          </table:table-cell>
          <table:table-cell table:formula="of:=[.C309]+[.D309]" office:value-type="float" office:value="645300" calcext:value-type="float">
            <text:p>645300</text:p>
          </table:table-cell>
          <table:table-cell table:formula="of:=[.D309]-[.D30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308" calcext:value-type="float">
            <text:p>645308</text:p>
          </table:table-cell>
          <table:table-cell table:formula="of:=[.C310]+[.D310]" office:value-type="float" office:value="645308" calcext:value-type="float">
            <text:p>645308</text:p>
          </table:table-cell>
          <table:table-cell table:formula="of:=[.D310]-[.D30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299" calcext:value-type="float">
            <text:p>645299</text:p>
          </table:table-cell>
          <table:table-cell table:formula="of:=[.C311]+[.D311]" office:value-type="float" office:value="645299" calcext:value-type="float">
            <text:p>645299</text:p>
          </table:table-cell>
          <table:table-cell table:formula="of:=[.D311]-[.D31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339" calcext:value-type="float">
            <text:p>645339</text:p>
          </table:table-cell>
          <table:table-cell table:formula="of:=[.C312]+[.D312]" office:value-type="float" office:value="645339" calcext:value-type="float">
            <text:p>645339</text:p>
          </table:table-cell>
          <table:table-cell table:formula="of:=[.D312]-[.D31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347" calcext:value-type="float">
            <text:p>645347</text:p>
          </table:table-cell>
          <table:table-cell table:formula="of:=[.C313]+[.D313]" office:value-type="float" office:value="645347" calcext:value-type="float">
            <text:p>645347</text:p>
          </table:table-cell>
          <table:table-cell table:formula="of:=[.D313]-[.D3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339" calcext:value-type="float">
            <text:p>645339</text:p>
          </table:table-cell>
          <table:table-cell table:formula="of:=[.C314]+[.D314]" office:value-type="float" office:value="645339" calcext:value-type="float">
            <text:p>645339</text:p>
          </table:table-cell>
          <table:table-cell table:formula="of:=[.D314]-[.D31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348" calcext:value-type="float">
            <text:p>645348</text:p>
          </table:table-cell>
          <table:table-cell table:formula="of:=[.C315]+[.D315]" office:value-type="float" office:value="645348" calcext:value-type="float">
            <text:p>645348</text:p>
          </table:table-cell>
          <table:table-cell table:formula="of:=[.D315]-[.D31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338" calcext:value-type="float">
            <text:p>645338</text:p>
          </table:table-cell>
          <table:table-cell table:formula="of:=[.C316]+[.D316]" office:value-type="float" office:value="645338" calcext:value-type="float">
            <text:p>645338</text:p>
          </table:table-cell>
          <table:table-cell table:formula="of:=[.D316]-[.D31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378" calcext:value-type="float">
            <text:p>645378</text:p>
          </table:table-cell>
          <table:table-cell table:formula="of:=[.C317]+[.D317]" office:value-type="float" office:value="645378" calcext:value-type="float">
            <text:p>645378</text:p>
          </table:table-cell>
          <table:table-cell table:formula="of:=[.D317]-[.D31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387" calcext:value-type="float">
            <text:p>645387</text:p>
          </table:table-cell>
          <table:table-cell table:formula="of:=[.C318]+[.D318]" office:value-type="float" office:value="645387" calcext:value-type="float">
            <text:p>645387</text:p>
          </table:table-cell>
          <table:table-cell table:formula="of:=[.D318]-[.D3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377" calcext:value-type="float">
            <text:p>645377</text:p>
          </table:table-cell>
          <table:table-cell table:formula="of:=[.C319]+[.D319]" office:value-type="float" office:value="645377" calcext:value-type="float">
            <text:p>645377</text:p>
          </table:table-cell>
          <table:table-cell table:formula="of:=[.D319]-[.D31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387" calcext:value-type="float">
            <text:p>645387</text:p>
          </table:table-cell>
          <table:table-cell table:formula="of:=[.C320]+[.D320]" office:value-type="float" office:value="645387" calcext:value-type="float">
            <text:p>645387</text:p>
          </table:table-cell>
          <table:table-cell table:formula="of:=[.D320]-[.D31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377" calcext:value-type="float">
            <text:p>645377</text:p>
          </table:table-cell>
          <table:table-cell table:formula="of:=[.C321]+[.D321]" office:value-type="float" office:value="645377" calcext:value-type="float">
            <text:p>645377</text:p>
          </table:table-cell>
          <table:table-cell table:formula="of:=[.D321]-[.D32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string" calcext:value-type="string">
            <text:p>WLS_SOA1</text:p>
          </table:table-cell>
          <table:table-cell office:value-type="float" office:value="5" calcext:value-type="float">
            <text:p>5</text:p>
          </table:table-cell>
          <table:table-cell office:value-type="float" office:value="645414" calcext:value-type="float">
            <text:p>645414</text:p>
          </table:table-cell>
          <table:table-cell table:formula="of:=[.C322]+[.D322]" office:value-type="float" office:value="645419" calcext:value-type="float">
            <text:p>645419</text:p>
          </table:table-cell>
          <table:table-cell table:formula="of:=[.D322]-[.D32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string" calcext:value-type="string">
            <text:p>WLS_SOA5</text:p>
          </table:table-cell>
          <table:table-cell office:value-type="float" office:value="6" calcext:value-type="float">
            <text:p>6</text:p>
          </table:table-cell>
          <table:table-cell office:value-type="float" office:value="645423" calcext:value-type="float">
            <text:p>645423</text:p>
          </table:table-cell>
          <table:table-cell table:formula="of:=[.C323]+[.D323]" office:value-type="float" office:value="645429" calcext:value-type="float">
            <text:p>645429</text:p>
          </table:table-cell>
          <table:table-cell table:formula="of:=[.D323]-[.D32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string" calcext:value-type="string">
            <text:p>WLS_SOA10</text:p>
          </table:table-cell>
          <table:table-cell office:value-type="float" office:value="5" calcext:value-type="float">
            <text:p>5</text:p>
          </table:table-cell>
          <table:table-cell office:value-type="float" office:value="645416" calcext:value-type="float">
            <text:p>645416</text:p>
          </table:table-cell>
          <table:table-cell table:formula="of:=[.C324]+[.D324]" office:value-type="float" office:value="645421" calcext:value-type="float">
            <text:p>645421</text:p>
          </table:table-cell>
          <table:table-cell table:formula="of:=[.D324]-[.D32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string" calcext:value-type="string">
            <text:p>WLS_SOA15</text:p>
          </table:table-cell>
          <table:table-cell office:value-type="float" office:value="6" calcext:value-type="float">
            <text:p>6</text:p>
          </table:table-cell>
          <table:table-cell office:value-type="float" office:value="645426" calcext:value-type="float">
            <text:p>645426</text:p>
          </table:table-cell>
          <table:table-cell table:formula="of:=[.C325]+[.D325]" office:value-type="float" office:value="645432" calcext:value-type="float">
            <text:p>645432</text:p>
          </table:table-cell>
          <table:table-cell table:formula="of:=[.D325]-[.D3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string" calcext:value-type="string">
            <text:p>WLS_SOA16</text:p>
          </table:table-cell>
          <table:table-cell office:value-type="float" office:value="6" calcext:value-type="float">
            <text:p>6</text:p>
          </table:table-cell>
          <table:table-cell office:value-type="float" office:value="645415" calcext:value-type="float">
            <text:p>645415</text:p>
          </table:table-cell>
          <table:table-cell table:formula="of:=[.C326]+[.D326]" office:value-type="float" office:value="645421" calcext:value-type="float">
            <text:p>645421</text:p>
          </table:table-cell>
          <table:table-cell table:formula="of:=[.D326]-[.D325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458" calcext:value-type="float">
            <text:p>645458</text:p>
          </table:table-cell>
          <table:table-cell table:formula="of:=[.C327]+[.D327]" office:value-type="float" office:value="645458" calcext:value-type="float">
            <text:p>645458</text:p>
          </table:table-cell>
          <table:table-cell table:formula="of:=[.D327]-[.D32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468" calcext:value-type="float">
            <text:p>645468</text:p>
          </table:table-cell>
          <table:table-cell table:formula="of:=[.C328]+[.D328]" office:value-type="float" office:value="645468" calcext:value-type="float">
            <text:p>645468</text:p>
          </table:table-cell>
          <table:table-cell table:formula="of:=[.D328]-[.D32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458" calcext:value-type="float">
            <text:p>645458</text:p>
          </table:table-cell>
          <table:table-cell table:formula="of:=[.C329]+[.D329]" office:value-type="float" office:value="645458" calcext:value-type="float">
            <text:p>645458</text:p>
          </table:table-cell>
          <table:table-cell table:formula="of:=[.D329]-[.D32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468" calcext:value-type="float">
            <text:p>645468</text:p>
          </table:table-cell>
          <table:table-cell table:formula="of:=[.C330]+[.D330]" office:value-type="float" office:value="645468" calcext:value-type="float">
            <text:p>645468</text:p>
          </table:table-cell>
          <table:table-cell table:formula="of:=[.D330]-[.D3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459" calcext:value-type="float">
            <text:p>645459</text:p>
          </table:table-cell>
          <table:table-cell table:formula="of:=[.C331]+[.D331]" office:value-type="float" office:value="645459" calcext:value-type="float">
            <text:p>645459</text:p>
          </table:table-cell>
          <table:table-cell table:formula="of:=[.D331]-[.D33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510" calcext:value-type="float">
            <text:p>645510</text:p>
          </table:table-cell>
          <table:table-cell table:formula="of:=[.C332]+[.D332]" office:value-type="float" office:value="645510" calcext:value-type="float">
            <text:p>645510</text:p>
          </table:table-cell>
          <table:table-cell table:formula="of:=[.D332]-[.D33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519" calcext:value-type="float">
            <text:p>645519</text:p>
          </table:table-cell>
          <table:table-cell table:formula="of:=[.C333]+[.D333]" office:value-type="float" office:value="645519" calcext:value-type="float">
            <text:p>645519</text:p>
          </table:table-cell>
          <table:table-cell table:formula="of:=[.D333]-[.D3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508" calcext:value-type="float">
            <text:p>645508</text:p>
          </table:table-cell>
          <table:table-cell table:formula="of:=[.C334]+[.D334]" office:value-type="float" office:value="645508" calcext:value-type="float">
            <text:p>645508</text:p>
          </table:table-cell>
          <table:table-cell table:formula="of:=[.D334]-[.D33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518" calcext:value-type="float">
            <text:p>645518</text:p>
          </table:table-cell>
          <table:table-cell table:formula="of:=[.C335]+[.D335]" office:value-type="float" office:value="645518" calcext:value-type="float">
            <text:p>645518</text:p>
          </table:table-cell>
          <table:table-cell table:formula="of:=[.D335]-[.D33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509" calcext:value-type="float">
            <text:p>645509</text:p>
          </table:table-cell>
          <table:table-cell table:formula="of:=[.C336]+[.D336]" office:value-type="float" office:value="645509" calcext:value-type="float">
            <text:p>645509</text:p>
          </table:table-cell>
          <table:table-cell table:formula="of:=[.D336]-[.D33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544" calcext:value-type="float">
            <text:p>645544</text:p>
          </table:table-cell>
          <table:table-cell table:formula="of:=[.C337]+[.D337]" office:value-type="float" office:value="645544" calcext:value-type="float">
            <text:p>645544</text:p>
          </table:table-cell>
          <table:table-cell table:formula="of:=[.D337]-[.D33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553" calcext:value-type="float">
            <text:p>645553</text:p>
          </table:table-cell>
          <table:table-cell table:formula="of:=[.C338]+[.D338]" office:value-type="float" office:value="645553" calcext:value-type="float">
            <text:p>645553</text:p>
          </table:table-cell>
          <table:table-cell table:formula="of:=[.D338]-[.D3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542" calcext:value-type="float">
            <text:p>645542</text:p>
          </table:table-cell>
          <table:table-cell table:formula="of:=[.C339]+[.D339]" office:value-type="float" office:value="645542" calcext:value-type="float">
            <text:p>645542</text:p>
          </table:table-cell>
          <table:table-cell table:formula="of:=[.D339]-[.D33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551" calcext:value-type="float">
            <text:p>645551</text:p>
          </table:table-cell>
          <table:table-cell table:formula="of:=[.C340]+[.D340]" office:value-type="float" office:value="645551" calcext:value-type="float">
            <text:p>645551</text:p>
          </table:table-cell>
          <table:table-cell table:formula="of:=[.D340]-[.D33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543" calcext:value-type="float">
            <text:p>645543</text:p>
          </table:table-cell>
          <table:table-cell table:formula="of:=[.C341]+[.D341]" office:value-type="float" office:value="645543" calcext:value-type="float">
            <text:p>645543</text:p>
          </table:table-cell>
          <table:table-cell table:formula="of:=[.D341]-[.D34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570" calcext:value-type="float">
            <text:p>645570</text:p>
          </table:table-cell>
          <table:table-cell table:formula="of:=[.C342]+[.D342]" office:value-type="float" office:value="645570" calcext:value-type="float">
            <text:p>645570</text:p>
          </table:table-cell>
          <table:table-cell table:formula="of:=[.D342]-[.D34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578" calcext:value-type="float">
            <text:p>645578</text:p>
          </table:table-cell>
          <table:table-cell table:formula="of:=[.C343]+[.D343]" office:value-type="float" office:value="645578" calcext:value-type="float">
            <text:p>645578</text:p>
          </table:table-cell>
          <table:table-cell table:formula="of:=[.D343]-[.D3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568" calcext:value-type="float">
            <text:p>645568</text:p>
          </table:table-cell>
          <table:table-cell table:formula="of:=[.C344]+[.D344]" office:value-type="float" office:value="645568" calcext:value-type="float">
            <text:p>645568</text:p>
          </table:table-cell>
          <table:table-cell table:formula="of:=[.D344]-[.D343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578" calcext:value-type="float">
            <text:p>645578</text:p>
          </table:table-cell>
          <table:table-cell table:formula="of:=[.C345]+[.D345]" office:value-type="float" office:value="645578" calcext:value-type="float">
            <text:p>645578</text:p>
          </table:table-cell>
          <table:table-cell table:formula="of:=[.D345]-[.D34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567" calcext:value-type="float">
            <text:p>645567</text:p>
          </table:table-cell>
          <table:table-cell table:formula="of:=[.C346]+[.D346]" office:value-type="float" office:value="645567" calcext:value-type="float">
            <text:p>645567</text:p>
          </table:table-cell>
          <table:table-cell table:formula="of:=[.D346]-[.D345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614" calcext:value-type="float">
            <text:p>645614</text:p>
          </table:table-cell>
          <table:table-cell table:formula="of:=[.C347]+[.D347]" office:value-type="float" office:value="645614" calcext:value-type="float">
            <text:p>645614</text:p>
          </table:table-cell>
          <table:table-cell table:formula="of:=[.D347]-[.D346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623" calcext:value-type="float">
            <text:p>645623</text:p>
          </table:table-cell>
          <table:table-cell table:formula="of:=[.C348]+[.D348]" office:value-type="float" office:value="645623" calcext:value-type="float">
            <text:p>645623</text:p>
          </table:table-cell>
          <table:table-cell table:formula="of:=[.D348]-[.D3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614" calcext:value-type="float">
            <text:p>645614</text:p>
          </table:table-cell>
          <table:table-cell table:formula="of:=[.C349]+[.D349]" office:value-type="float" office:value="645614" calcext:value-type="float">
            <text:p>645614</text:p>
          </table:table-cell>
          <table:table-cell table:formula="of:=[.D349]-[.D34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625" calcext:value-type="float">
            <text:p>645625</text:p>
          </table:table-cell>
          <table:table-cell table:formula="of:=[.C350]+[.D350]" office:value-type="float" office:value="645625" calcext:value-type="float">
            <text:p>645625</text:p>
          </table:table-cell>
          <table:table-cell table:formula="of:=[.D350]-[.D34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615" calcext:value-type="float">
            <text:p>645615</text:p>
          </table:table-cell>
          <table:table-cell table:formula="of:=[.C351]+[.D351]" office:value-type="float" office:value="645615" calcext:value-type="float">
            <text:p>645615</text:p>
          </table:table-cell>
          <table:table-cell table:formula="of:=[.D351]-[.D35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645" calcext:value-type="float">
            <text:p>645645</text:p>
          </table:table-cell>
          <table:table-cell table:formula="of:=[.C352]+[.D352]" office:value-type="float" office:value="645645" calcext:value-type="float">
            <text:p>645645</text:p>
          </table:table-cell>
          <table:table-cell table:formula="of:=[.D352]-[.D35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654" calcext:value-type="float">
            <text:p>645654</text:p>
          </table:table-cell>
          <table:table-cell table:formula="of:=[.C353]+[.D353]" office:value-type="float" office:value="645654" calcext:value-type="float">
            <text:p>645654</text:p>
          </table:table-cell>
          <table:table-cell table:formula="of:=[.D353]-[.D3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643" calcext:value-type="float">
            <text:p>645643</text:p>
          </table:table-cell>
          <table:table-cell table:formula="of:=[.C354]+[.D354]" office:value-type="float" office:value="645643" calcext:value-type="float">
            <text:p>645643</text:p>
          </table:table-cell>
          <table:table-cell table:formula="of:=[.D354]-[.D35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653" calcext:value-type="float">
            <text:p>645653</text:p>
          </table:table-cell>
          <table:table-cell table:formula="of:=[.C355]+[.D355]" office:value-type="float" office:value="645653" calcext:value-type="float">
            <text:p>645653</text:p>
          </table:table-cell>
          <table:table-cell table:formula="of:=[.D355]-[.D35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645" calcext:value-type="float">
            <text:p>645645</text:p>
          </table:table-cell>
          <table:table-cell table:formula="of:=[.C356]+[.D356]" office:value-type="float" office:value="645645" calcext:value-type="float">
            <text:p>645645</text:p>
          </table:table-cell>
          <table:table-cell table:formula="of:=[.D356]-[.D35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680" calcext:value-type="float">
            <text:p>645680</text:p>
          </table:table-cell>
          <table:table-cell table:formula="of:=[.C357]+[.D357]" office:value-type="float" office:value="645680" calcext:value-type="float">
            <text:p>645680</text:p>
          </table:table-cell>
          <table:table-cell table:formula="of:=[.D357]-[.D35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689" calcext:value-type="float">
            <text:p>645689</text:p>
          </table:table-cell>
          <table:table-cell table:formula="of:=[.C358]+[.D358]" office:value-type="float" office:value="645689" calcext:value-type="float">
            <text:p>645689</text:p>
          </table:table-cell>
          <table:table-cell table:formula="of:=[.D358]-[.D35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678" calcext:value-type="float">
            <text:p>645678</text:p>
          </table:table-cell>
          <table:table-cell table:formula="of:=[.C359]+[.D359]" office:value-type="float" office:value="645678" calcext:value-type="float">
            <text:p>645678</text:p>
          </table:table-cell>
          <table:table-cell table:formula="of:=[.D359]-[.D35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687" calcext:value-type="float">
            <text:p>645687</text:p>
          </table:table-cell>
          <table:table-cell table:formula="of:=[.C360]+[.D360]" office:value-type="float" office:value="645687" calcext:value-type="float">
            <text:p>645687</text:p>
          </table:table-cell>
          <table:table-cell table:formula="of:=[.D360]-[.D35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678" calcext:value-type="float">
            <text:p>645678</text:p>
          </table:table-cell>
          <table:table-cell table:formula="of:=[.C361]+[.D361]" office:value-type="float" office:value="645678" calcext:value-type="float">
            <text:p>645678</text:p>
          </table:table-cell>
          <table:table-cell table:formula="of:=[.D361]-[.D36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712" calcext:value-type="float">
            <text:p>645712</text:p>
          </table:table-cell>
          <table:table-cell table:formula="of:=[.C362]+[.D362]" office:value-type="float" office:value="645712" calcext:value-type="float">
            <text:p>645712</text:p>
          </table:table-cell>
          <table:table-cell table:formula="of:=[.D362]-[.D36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721" calcext:value-type="float">
            <text:p>645721</text:p>
          </table:table-cell>
          <table:table-cell table:formula="of:=[.C363]+[.D363]" office:value-type="float" office:value="645721" calcext:value-type="float">
            <text:p>645721</text:p>
          </table:table-cell>
          <table:table-cell table:formula="of:=[.D363]-[.D3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710" calcext:value-type="float">
            <text:p>645710</text:p>
          </table:table-cell>
          <table:table-cell table:formula="of:=[.C364]+[.D364]" office:value-type="float" office:value="645710" calcext:value-type="float">
            <text:p>645710</text:p>
          </table:table-cell>
          <table:table-cell table:formula="of:=[.D364]-[.D36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719" calcext:value-type="float">
            <text:p>645719</text:p>
          </table:table-cell>
          <table:table-cell table:formula="of:=[.C365]+[.D365]" office:value-type="float" office:value="645719" calcext:value-type="float">
            <text:p>645719</text:p>
          </table:table-cell>
          <table:table-cell table:formula="of:=[.D365]-[.D36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711" calcext:value-type="float">
            <text:p>645711</text:p>
          </table:table-cell>
          <table:table-cell table:formula="of:=[.C366]+[.D366]" office:value-type="float" office:value="645711" calcext:value-type="float">
            <text:p>645711</text:p>
          </table:table-cell>
          <table:table-cell table:formula="of:=[.D366]-[.D36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738" calcext:value-type="float">
            <text:p>645738</text:p>
          </table:table-cell>
          <table:table-cell table:formula="of:=[.C367]+[.D367]" office:value-type="float" office:value="645738" calcext:value-type="float">
            <text:p>645738</text:p>
          </table:table-cell>
          <table:table-cell table:formula="of:=[.D367]-[.D36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746" calcext:value-type="float">
            <text:p>645746</text:p>
          </table:table-cell>
          <table:table-cell table:formula="of:=[.C368]+[.D368]" office:value-type="float" office:value="645746" calcext:value-type="float">
            <text:p>645746</text:p>
          </table:table-cell>
          <table:table-cell table:formula="of:=[.D368]-[.D3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737" calcext:value-type="float">
            <text:p>645737</text:p>
          </table:table-cell>
          <table:table-cell table:formula="of:=[.C369]+[.D369]" office:value-type="float" office:value="645737" calcext:value-type="float">
            <text:p>645737</text:p>
          </table:table-cell>
          <table:table-cell table:formula="of:=[.D369]-[.D36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746" calcext:value-type="float">
            <text:p>645746</text:p>
          </table:table-cell>
          <table:table-cell table:formula="of:=[.C370]+[.D370]" office:value-type="float" office:value="645746" calcext:value-type="float">
            <text:p>645746</text:p>
          </table:table-cell>
          <table:table-cell table:formula="of:=[.D370]-[.D36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737" calcext:value-type="float">
            <text:p>645737</text:p>
          </table:table-cell>
          <table:table-cell table:formula="of:=[.C371]+[.D371]" office:value-type="float" office:value="645737" calcext:value-type="float">
            <text:p>645737</text:p>
          </table:table-cell>
          <table:table-cell table:formula="of:=[.D371]-[.D37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776" calcext:value-type="float">
            <text:p>645776</text:p>
          </table:table-cell>
          <table:table-cell table:formula="of:=[.C372]+[.D372]" office:value-type="float" office:value="645776" calcext:value-type="float">
            <text:p>645776</text:p>
          </table:table-cell>
          <table:table-cell table:formula="of:=[.D372]-[.D37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784" calcext:value-type="float">
            <text:p>645784</text:p>
          </table:table-cell>
          <table:table-cell table:formula="of:=[.C373]+[.D373]" office:value-type="float" office:value="645784" calcext:value-type="float">
            <text:p>645784</text:p>
          </table:table-cell>
          <table:table-cell table:formula="of:=[.D373]-[.D37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775" calcext:value-type="float">
            <text:p>645775</text:p>
          </table:table-cell>
          <table:table-cell table:formula="of:=[.C374]+[.D374]" office:value-type="float" office:value="645775" calcext:value-type="float">
            <text:p>645775</text:p>
          </table:table-cell>
          <table:table-cell table:formula="of:=[.D374]-[.D37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784" calcext:value-type="float">
            <text:p>645784</text:p>
          </table:table-cell>
          <table:table-cell table:formula="of:=[.C375]+[.D375]" office:value-type="float" office:value="645784" calcext:value-type="float">
            <text:p>645784</text:p>
          </table:table-cell>
          <table:table-cell table:formula="of:=[.D375]-[.D37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774" calcext:value-type="float">
            <text:p>645774</text:p>
          </table:table-cell>
          <table:table-cell table:formula="of:=[.C376]+[.D376]" office:value-type="float" office:value="645774" calcext:value-type="float">
            <text:p>645774</text:p>
          </table:table-cell>
          <table:table-cell table:formula="of:=[.D376]-[.D37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830" calcext:value-type="float">
            <text:p>645830</text:p>
          </table:table-cell>
          <table:table-cell table:formula="of:=[.C377]+[.D377]" office:value-type="float" office:value="645830" calcext:value-type="float">
            <text:p>645830</text:p>
          </table:table-cell>
          <table:table-cell table:formula="of:=[.D377]-[.D37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838" calcext:value-type="float">
            <text:p>645838</text:p>
          </table:table-cell>
          <table:table-cell table:formula="of:=[.C378]+[.D378]" office:value-type="float" office:value="645838" calcext:value-type="float">
            <text:p>645838</text:p>
          </table:table-cell>
          <table:table-cell table:formula="of:=[.D378]-[.D3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829" calcext:value-type="float">
            <text:p>645829</text:p>
          </table:table-cell>
          <table:table-cell table:formula="of:=[.C379]+[.D379]" office:value-type="float" office:value="645829" calcext:value-type="float">
            <text:p>645829</text:p>
          </table:table-cell>
          <table:table-cell table:formula="of:=[.D379]-[.D37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838" calcext:value-type="float">
            <text:p>645838</text:p>
          </table:table-cell>
          <table:table-cell table:formula="of:=[.C380]+[.D380]" office:value-type="float" office:value="645838" calcext:value-type="float">
            <text:p>645838</text:p>
          </table:table-cell>
          <table:table-cell table:formula="of:=[.D380]-[.D37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828" calcext:value-type="float">
            <text:p>645828</text:p>
          </table:table-cell>
          <table:table-cell table:formula="of:=[.C381]+[.D381]" office:value-type="float" office:value="645828" calcext:value-type="float">
            <text:p>645828</text:p>
          </table:table-cell>
          <table:table-cell table:formula="of:=[.D381]-[.D38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915" calcext:value-type="float">
            <text:p>645915</text:p>
          </table:table-cell>
          <table:table-cell table:formula="of:=[.C382]+[.D382]" office:value-type="float" office:value="645915" calcext:value-type="float">
            <text:p>645915</text:p>
          </table:table-cell>
          <table:table-cell table:formula="of:=[.D382]-[.D381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923" calcext:value-type="float">
            <text:p>645923</text:p>
          </table:table-cell>
          <table:table-cell table:formula="of:=[.C383]+[.D383]" office:value-type="float" office:value="645923" calcext:value-type="float">
            <text:p>645923</text:p>
          </table:table-cell>
          <table:table-cell table:formula="of:=[.D383]-[.D38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914" calcext:value-type="float">
            <text:p>645914</text:p>
          </table:table-cell>
          <table:table-cell table:formula="of:=[.C384]+[.D384]" office:value-type="float" office:value="645914" calcext:value-type="float">
            <text:p>645914</text:p>
          </table:table-cell>
          <table:table-cell table:formula="of:=[.D384]-[.D38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923" calcext:value-type="float">
            <text:p>645923</text:p>
          </table:table-cell>
          <table:table-cell table:formula="of:=[.C385]+[.D385]" office:value-type="float" office:value="645923" calcext:value-type="float">
            <text:p>645923</text:p>
          </table:table-cell>
          <table:table-cell table:formula="of:=[.D385]-[.D3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915" calcext:value-type="float">
            <text:p>645915</text:p>
          </table:table-cell>
          <table:table-cell table:formula="of:=[.C386]+[.D386]" office:value-type="float" office:value="645915" calcext:value-type="float">
            <text:p>645915</text:p>
          </table:table-cell>
          <table:table-cell table:formula="of:=[.D386]-[.D38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5965" calcext:value-type="float">
            <text:p>645965</text:p>
          </table:table-cell>
          <table:table-cell table:formula="of:=[.C387]+[.D387]" office:value-type="float" office:value="645965" calcext:value-type="float">
            <text:p>645965</text:p>
          </table:table-cell>
          <table:table-cell table:formula="of:=[.D387]-[.D38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5973" calcext:value-type="float">
            <text:p>645973</text:p>
          </table:table-cell>
          <table:table-cell table:formula="of:=[.C388]+[.D388]" office:value-type="float" office:value="645973" calcext:value-type="float">
            <text:p>645973</text:p>
          </table:table-cell>
          <table:table-cell table:formula="of:=[.D388]-[.D38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5965" calcext:value-type="float">
            <text:p>645965</text:p>
          </table:table-cell>
          <table:table-cell table:formula="of:=[.C389]+[.D389]" office:value-type="float" office:value="645965" calcext:value-type="float">
            <text:p>645965</text:p>
          </table:table-cell>
          <table:table-cell table:formula="of:=[.D389]-[.D38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5974" calcext:value-type="float">
            <text:p>645974</text:p>
          </table:table-cell>
          <table:table-cell table:formula="of:=[.C390]+[.D390]" office:value-type="float" office:value="645974" calcext:value-type="float">
            <text:p>645974</text:p>
          </table:table-cell>
          <table:table-cell table:formula="of:=[.D390]-[.D38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5965" calcext:value-type="float">
            <text:p>645965</text:p>
          </table:table-cell>
          <table:table-cell table:formula="of:=[.C391]+[.D391]" office:value-type="float" office:value="645965" calcext:value-type="float">
            <text:p>645965</text:p>
          </table:table-cell>
          <table:table-cell table:formula="of:=[.D391]-[.D39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012" calcext:value-type="float">
            <text:p>646012</text:p>
          </table:table-cell>
          <table:table-cell table:formula="of:=[.C392]+[.D392]" office:value-type="float" office:value="646012" calcext:value-type="float">
            <text:p>646012</text:p>
          </table:table-cell>
          <table:table-cell table:formula="of:=[.D392]-[.D39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021" calcext:value-type="float">
            <text:p>646021</text:p>
          </table:table-cell>
          <table:table-cell table:formula="of:=[.C393]+[.D393]" office:value-type="float" office:value="646021" calcext:value-type="float">
            <text:p>646021</text:p>
          </table:table-cell>
          <table:table-cell table:formula="of:=[.D393]-[.D39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012" calcext:value-type="float">
            <text:p>646012</text:p>
          </table:table-cell>
          <table:table-cell table:formula="of:=[.C394]+[.D394]" office:value-type="float" office:value="646012" calcext:value-type="float">
            <text:p>646012</text:p>
          </table:table-cell>
          <table:table-cell table:formula="of:=[.D394]-[.D39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020" calcext:value-type="float">
            <text:p>646020</text:p>
          </table:table-cell>
          <table:table-cell table:formula="of:=[.C395]+[.D395]" office:value-type="float" office:value="646020" calcext:value-type="float">
            <text:p>646020</text:p>
          </table:table-cell>
          <table:table-cell table:formula="of:=[.D395]-[.D39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013" calcext:value-type="float">
            <text:p>646013</text:p>
          </table:table-cell>
          <table:table-cell table:formula="of:=[.C396]+[.D396]" office:value-type="float" office:value="646013" calcext:value-type="float">
            <text:p>646013</text:p>
          </table:table-cell>
          <table:table-cell table:formula="of:=[.D396]-[.D39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056" calcext:value-type="float">
            <text:p>646056</text:p>
          </table:table-cell>
          <table:table-cell table:formula="of:=[.C397]+[.D397]" office:value-type="float" office:value="646056" calcext:value-type="float">
            <text:p>646056</text:p>
          </table:table-cell>
          <table:table-cell table:formula="of:=[.D397]-[.D39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065" calcext:value-type="float">
            <text:p>646065</text:p>
          </table:table-cell>
          <table:table-cell table:formula="of:=[.C398]+[.D398]" office:value-type="float" office:value="646065" calcext:value-type="float">
            <text:p>646065</text:p>
          </table:table-cell>
          <table:table-cell table:formula="of:=[.D398]-[.D3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054" calcext:value-type="float">
            <text:p>646054</text:p>
          </table:table-cell>
          <table:table-cell table:formula="of:=[.C399]+[.D399]" office:value-type="float" office:value="646054" calcext:value-type="float">
            <text:p>646054</text:p>
          </table:table-cell>
          <table:table-cell table:formula="of:=[.D399]-[.D39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063" calcext:value-type="float">
            <text:p>646063</text:p>
          </table:table-cell>
          <table:table-cell table:formula="of:=[.C400]+[.D400]" office:value-type="float" office:value="646063" calcext:value-type="float">
            <text:p>646063</text:p>
          </table:table-cell>
          <table:table-cell table:formula="of:=[.D400]-[.D39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055" calcext:value-type="float">
            <text:p>646055</text:p>
          </table:table-cell>
          <table:table-cell table:formula="of:=[.C401]+[.D401]" office:value-type="float" office:value="646055" calcext:value-type="float">
            <text:p>646055</text:p>
          </table:table-cell>
          <table:table-cell table:formula="of:=[.D401]-[.D40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096" calcext:value-type="float">
            <text:p>646096</text:p>
          </table:table-cell>
          <table:table-cell table:formula="of:=[.C402]+[.D402]" office:value-type="float" office:value="646096" calcext:value-type="float">
            <text:p>646096</text:p>
          </table:table-cell>
          <table:table-cell table:formula="of:=[.D402]-[.D40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104" calcext:value-type="float">
            <text:p>646104</text:p>
          </table:table-cell>
          <table:table-cell table:formula="of:=[.C403]+[.D403]" office:value-type="float" office:value="646104" calcext:value-type="float">
            <text:p>646104</text:p>
          </table:table-cell>
          <table:table-cell table:formula="of:=[.D403]-[.D40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093" calcext:value-type="float">
            <text:p>646093</text:p>
          </table:table-cell>
          <table:table-cell table:formula="of:=[.C404]+[.D404]" office:value-type="float" office:value="646093" calcext:value-type="float">
            <text:p>646093</text:p>
          </table:table-cell>
          <table:table-cell table:formula="of:=[.D404]-[.D40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103" calcext:value-type="float">
            <text:p>646103</text:p>
          </table:table-cell>
          <table:table-cell table:formula="of:=[.C405]+[.D405]" office:value-type="float" office:value="646103" calcext:value-type="float">
            <text:p>646103</text:p>
          </table:table-cell>
          <table:table-cell table:formula="of:=[.D405]-[.D40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095" calcext:value-type="float">
            <text:p>646095</text:p>
          </table:table-cell>
          <table:table-cell table:formula="of:=[.C406]+[.D406]" office:value-type="float" office:value="646095" calcext:value-type="float">
            <text:p>646095</text:p>
          </table:table-cell>
          <table:table-cell table:formula="of:=[.D406]-[.D40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130" calcext:value-type="float">
            <text:p>646130</text:p>
          </table:table-cell>
          <table:table-cell table:formula="of:=[.C407]+[.D407]" office:value-type="float" office:value="646130" calcext:value-type="float">
            <text:p>646130</text:p>
          </table:table-cell>
          <table:table-cell table:formula="of:=[.D407]-[.D40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139" calcext:value-type="float">
            <text:p>646139</text:p>
          </table:table-cell>
          <table:table-cell table:formula="of:=[.C408]+[.D408]" office:value-type="float" office:value="646139" calcext:value-type="float">
            <text:p>646139</text:p>
          </table:table-cell>
          <table:table-cell table:formula="of:=[.D408]-[.D40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128" calcext:value-type="float">
            <text:p>646128</text:p>
          </table:table-cell>
          <table:table-cell table:formula="of:=[.C409]+[.D409]" office:value-type="float" office:value="646128" calcext:value-type="float">
            <text:p>646128</text:p>
          </table:table-cell>
          <table:table-cell table:formula="of:=[.D409]-[.D408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137" calcext:value-type="float">
            <text:p>646137</text:p>
          </table:table-cell>
          <table:table-cell table:formula="of:=[.C410]+[.D410]" office:value-type="float" office:value="646137" calcext:value-type="float">
            <text:p>646137</text:p>
          </table:table-cell>
          <table:table-cell table:formula="of:=[.D410]-[.D40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129" calcext:value-type="float">
            <text:p>646129</text:p>
          </table:table-cell>
          <table:table-cell table:formula="of:=[.C411]+[.D411]" office:value-type="float" office:value="646129" calcext:value-type="float">
            <text:p>646129</text:p>
          </table:table-cell>
          <table:table-cell table:formula="of:=[.D411]-[.D41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154" calcext:value-type="float">
            <text:p>646154</text:p>
          </table:table-cell>
          <table:table-cell table:formula="of:=[.C412]+[.D412]" office:value-type="float" office:value="646154" calcext:value-type="float">
            <text:p>646154</text:p>
          </table:table-cell>
          <table:table-cell table:formula="of:=[.D412]-[.D41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163" calcext:value-type="float">
            <text:p>646163</text:p>
          </table:table-cell>
          <table:table-cell table:formula="of:=[.C413]+[.D413]" office:value-type="float" office:value="646163" calcext:value-type="float">
            <text:p>646163</text:p>
          </table:table-cell>
          <table:table-cell table:formula="of:=[.D413]-[.D4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152" calcext:value-type="float">
            <text:p>646152</text:p>
          </table:table-cell>
          <table:table-cell table:formula="of:=[.C414]+[.D414]" office:value-type="float" office:value="646152" calcext:value-type="float">
            <text:p>646152</text:p>
          </table:table-cell>
          <table:table-cell table:formula="of:=[.D414]-[.D413]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161" calcext:value-type="float">
            <text:p>646161</text:p>
          </table:table-cell>
          <table:table-cell table:formula="of:=[.C415]+[.D415]" office:value-type="float" office:value="646161" calcext:value-type="float">
            <text:p>646161</text:p>
          </table:table-cell>
          <table:table-cell table:formula="of:=[.D415]-[.D41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152" calcext:value-type="float">
            <text:p>646152</text:p>
          </table:table-cell>
          <table:table-cell table:formula="of:=[.C416]+[.D416]" office:value-type="float" office:value="646152" calcext:value-type="float">
            <text:p>646152</text:p>
          </table:table-cell>
          <table:table-cell table:formula="of:=[.D416]-[.D4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180" calcext:value-type="float">
            <text:p>646180</text:p>
          </table:table-cell>
          <table:table-cell table:formula="of:=[.C417]+[.D417]" office:value-type="float" office:value="646180" calcext:value-type="float">
            <text:p>646180</text:p>
          </table:table-cell>
          <table:table-cell table:formula="of:=[.D417]-[.D41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187" calcext:value-type="float">
            <text:p>646187</text:p>
          </table:table-cell>
          <table:table-cell table:formula="of:=[.C418]+[.D418]" office:value-type="float" office:value="646187" calcext:value-type="float">
            <text:p>646187</text:p>
          </table:table-cell>
          <table:table-cell table:formula="of:=[.D418]-[.D41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178" calcext:value-type="float">
            <text:p>646178</text:p>
          </table:table-cell>
          <table:table-cell table:formula="of:=[.C419]+[.D419]" office:value-type="float" office:value="646178" calcext:value-type="float">
            <text:p>646178</text:p>
          </table:table-cell>
          <table:table-cell table:formula="of:=[.D419]-[.D41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188" calcext:value-type="float">
            <text:p>646188</text:p>
          </table:table-cell>
          <table:table-cell table:formula="of:=[.C420]+[.D420]" office:value-type="float" office:value="646188" calcext:value-type="float">
            <text:p>646188</text:p>
          </table:table-cell>
          <table:table-cell table:formula="of:=[.D420]-[.D41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178" calcext:value-type="float">
            <text:p>646178</text:p>
          </table:table-cell>
          <table:table-cell table:formula="of:=[.C421]+[.D421]" office:value-type="float" office:value="646178" calcext:value-type="float">
            <text:p>646178</text:p>
          </table:table-cell>
          <table:table-cell table:formula="of:=[.D421]-[.D42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210" calcext:value-type="float">
            <text:p>646210</text:p>
          </table:table-cell>
          <table:table-cell table:formula="of:=[.C422]+[.D422]" office:value-type="float" office:value="646210" calcext:value-type="float">
            <text:p>646210</text:p>
          </table:table-cell>
          <table:table-cell table:formula="of:=[.D422]-[.D42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218" calcext:value-type="float">
            <text:p>646218</text:p>
          </table:table-cell>
          <table:table-cell table:formula="of:=[.C423]+[.D423]" office:value-type="float" office:value="646218" calcext:value-type="float">
            <text:p>646218</text:p>
          </table:table-cell>
          <table:table-cell table:formula="of:=[.D423]-[.D42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209" calcext:value-type="float">
            <text:p>646209</text:p>
          </table:table-cell>
          <table:table-cell table:formula="of:=[.C424]+[.D424]" office:value-type="float" office:value="646209" calcext:value-type="float">
            <text:p>646209</text:p>
          </table:table-cell>
          <table:table-cell table:formula="of:=[.D424]-[.D42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218" calcext:value-type="float">
            <text:p>646218</text:p>
          </table:table-cell>
          <table:table-cell table:formula="of:=[.C425]+[.D425]" office:value-type="float" office:value="646218" calcext:value-type="float">
            <text:p>646218</text:p>
          </table:table-cell>
          <table:table-cell table:formula="of:=[.D425]-[.D42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208" calcext:value-type="float">
            <text:p>646208</text:p>
          </table:table-cell>
          <table:table-cell table:formula="of:=[.C426]+[.D426]" office:value-type="float" office:value="646208" calcext:value-type="float">
            <text:p>646208</text:p>
          </table:table-cell>
          <table:table-cell table:formula="of:=[.D426]-[.D42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244" calcext:value-type="float">
            <text:p>646244</text:p>
          </table:table-cell>
          <table:table-cell table:formula="of:=[.C427]+[.D427]" office:value-type="float" office:value="646244" calcext:value-type="float">
            <text:p>646244</text:p>
          </table:table-cell>
          <table:table-cell table:formula="of:=[.D427]-[.D42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251" calcext:value-type="float">
            <text:p>646251</text:p>
          </table:table-cell>
          <table:table-cell table:formula="of:=[.C428]+[.D428]" office:value-type="float" office:value="646251" calcext:value-type="float">
            <text:p>646251</text:p>
          </table:table-cell>
          <table:table-cell table:formula="of:=[.D428]-[.D42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242" calcext:value-type="float">
            <text:p>646242</text:p>
          </table:table-cell>
          <table:table-cell table:formula="of:=[.C429]+[.D429]" office:value-type="float" office:value="646242" calcext:value-type="float">
            <text:p>646242</text:p>
          </table:table-cell>
          <table:table-cell table:formula="of:=[.D429]-[.D42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251" calcext:value-type="float">
            <text:p>646251</text:p>
          </table:table-cell>
          <table:table-cell table:formula="of:=[.C430]+[.D430]" office:value-type="float" office:value="646251" calcext:value-type="float">
            <text:p>646251</text:p>
          </table:table-cell>
          <table:table-cell table:formula="of:=[.D430]-[.D42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242" calcext:value-type="float">
            <text:p>646242</text:p>
          </table:table-cell>
          <table:table-cell table:formula="of:=[.C431]+[.D431]" office:value-type="float" office:value="646242" calcext:value-type="float">
            <text:p>646242</text:p>
          </table:table-cell>
          <table:table-cell table:formula="of:=[.D431]-[.D430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279" calcext:value-type="float">
            <text:p>646279</text:p>
          </table:table-cell>
          <table:table-cell table:formula="of:=[.C432]+[.D432]" office:value-type="float" office:value="646279" calcext:value-type="float">
            <text:p>646279</text:p>
          </table:table-cell>
          <table:table-cell table:formula="of:=[.D432]-[.D43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287" calcext:value-type="float">
            <text:p>646287</text:p>
          </table:table-cell>
          <table:table-cell table:formula="of:=[.C433]+[.D433]" office:value-type="float" office:value="646287" calcext:value-type="float">
            <text:p>646287</text:p>
          </table:table-cell>
          <table:table-cell table:formula="of:=[.D433]-[.D4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278" calcext:value-type="float">
            <text:p>646278</text:p>
          </table:table-cell>
          <table:table-cell table:formula="of:=[.C434]+[.D434]" office:value-type="float" office:value="646278" calcext:value-type="float">
            <text:p>646278</text:p>
          </table:table-cell>
          <table:table-cell table:formula="of:=[.D434]-[.D43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287" calcext:value-type="float">
            <text:p>646287</text:p>
          </table:table-cell>
          <table:table-cell table:formula="of:=[.C435]+[.D435]" office:value-type="float" office:value="646287" calcext:value-type="float">
            <text:p>646287</text:p>
          </table:table-cell>
          <table:table-cell table:formula="of:=[.D435]-[.D43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278" calcext:value-type="float">
            <text:p>646278</text:p>
          </table:table-cell>
          <table:table-cell table:formula="of:=[.C436]+[.D436]" office:value-type="float" office:value="646278" calcext:value-type="float">
            <text:p>646278</text:p>
          </table:table-cell>
          <table:table-cell table:formula="of:=[.D436]-[.D43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311" calcext:value-type="float">
            <text:p>646311</text:p>
          </table:table-cell>
          <table:table-cell table:formula="of:=[.C437]+[.D437]" office:value-type="float" office:value="646311" calcext:value-type="float">
            <text:p>646311</text:p>
          </table:table-cell>
          <table:table-cell table:formula="of:=[.D437]-[.D43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320" calcext:value-type="float">
            <text:p>646320</text:p>
          </table:table-cell>
          <table:table-cell table:formula="of:=[.C438]+[.D438]" office:value-type="float" office:value="646320" calcext:value-type="float">
            <text:p>646320</text:p>
          </table:table-cell>
          <table:table-cell table:formula="of:=[.D438]-[.D43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310" calcext:value-type="float">
            <text:p>646310</text:p>
          </table:table-cell>
          <table:table-cell table:formula="of:=[.C439]+[.D439]" office:value-type="float" office:value="646310" calcext:value-type="float">
            <text:p>646310</text:p>
          </table:table-cell>
          <table:table-cell table:formula="of:=[.D439]-[.D438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320" calcext:value-type="float">
            <text:p>646320</text:p>
          </table:table-cell>
          <table:table-cell table:formula="of:=[.C440]+[.D440]" office:value-type="float" office:value="646320" calcext:value-type="float">
            <text:p>646320</text:p>
          </table:table-cell>
          <table:table-cell table:formula="of:=[.D440]-[.D43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310" calcext:value-type="float">
            <text:p>646310</text:p>
          </table:table-cell>
          <table:table-cell table:formula="of:=[.C441]+[.D441]" office:value-type="float" office:value="646310" calcext:value-type="float">
            <text:p>646310</text:p>
          </table:table-cell>
          <table:table-cell table:formula="of:=[.D441]-[.D440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345" calcext:value-type="float">
            <text:p>646345</text:p>
          </table:table-cell>
          <table:table-cell table:formula="of:=[.C442]+[.D442]" office:value-type="float" office:value="646345" calcext:value-type="float">
            <text:p>646345</text:p>
          </table:table-cell>
          <table:table-cell table:formula="of:=[.D442]-[.D44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353" calcext:value-type="float">
            <text:p>646353</text:p>
          </table:table-cell>
          <table:table-cell table:formula="of:=[.C443]+[.D443]" office:value-type="float" office:value="646353" calcext:value-type="float">
            <text:p>646353</text:p>
          </table:table-cell>
          <table:table-cell table:formula="of:=[.D443]-[.D4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344" calcext:value-type="float">
            <text:p>646344</text:p>
          </table:table-cell>
          <table:table-cell table:formula="of:=[.C444]+[.D444]" office:value-type="float" office:value="646344" calcext:value-type="float">
            <text:p>646344</text:p>
          </table:table-cell>
          <table:table-cell table:formula="of:=[.D444]-[.D44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354" calcext:value-type="float">
            <text:p>646354</text:p>
          </table:table-cell>
          <table:table-cell table:formula="of:=[.C445]+[.D445]" office:value-type="float" office:value="646354" calcext:value-type="float">
            <text:p>646354</text:p>
          </table:table-cell>
          <table:table-cell table:formula="of:=[.D445]-[.D44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344" calcext:value-type="float">
            <text:p>646344</text:p>
          </table:table-cell>
          <table:table-cell table:formula="of:=[.C446]+[.D446]" office:value-type="float" office:value="646344" calcext:value-type="float">
            <text:p>646344</text:p>
          </table:table-cell>
          <table:table-cell table:formula="of:=[.D446]-[.D44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385" calcext:value-type="float">
            <text:p>646385</text:p>
          </table:table-cell>
          <table:table-cell table:formula="of:=[.C447]+[.D447]" office:value-type="float" office:value="646385" calcext:value-type="float">
            <text:p>646385</text:p>
          </table:table-cell>
          <table:table-cell table:formula="of:=[.D447]-[.D4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394" calcext:value-type="float">
            <text:p>646394</text:p>
          </table:table-cell>
          <table:table-cell table:formula="of:=[.C448]+[.D448]" office:value-type="float" office:value="646394" calcext:value-type="float">
            <text:p>646394</text:p>
          </table:table-cell>
          <table:table-cell table:formula="of:=[.D448]-[.D4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386" calcext:value-type="float">
            <text:p>646386</text:p>
          </table:table-cell>
          <table:table-cell table:formula="of:=[.C449]+[.D449]" office:value-type="float" office:value="646386" calcext:value-type="float">
            <text:p>646386</text:p>
          </table:table-cell>
          <table:table-cell table:formula="of:=[.D449]-[.D44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395" calcext:value-type="float">
            <text:p>646395</text:p>
          </table:table-cell>
          <table:table-cell table:formula="of:=[.C450]+[.D450]" office:value-type="float" office:value="646395" calcext:value-type="float">
            <text:p>646395</text:p>
          </table:table-cell>
          <table:table-cell table:formula="of:=[.D450]-[.D44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387" calcext:value-type="float">
            <text:p>646387</text:p>
          </table:table-cell>
          <table:table-cell table:formula="of:=[.C451]+[.D451]" office:value-type="float" office:value="646387" calcext:value-type="float">
            <text:p>646387</text:p>
          </table:table-cell>
          <table:table-cell table:formula="of:=[.D451]-[.D45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421" calcext:value-type="float">
            <text:p>646421</text:p>
          </table:table-cell>
          <table:table-cell table:formula="of:=[.C452]+[.D452]" office:value-type="float" office:value="646421" calcext:value-type="float">
            <text:p>646421</text:p>
          </table:table-cell>
          <table:table-cell table:formula="of:=[.D452]-[.D45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429" calcext:value-type="float">
            <text:p>646429</text:p>
          </table:table-cell>
          <table:table-cell table:formula="of:=[.C453]+[.D453]" office:value-type="float" office:value="646429" calcext:value-type="float">
            <text:p>646429</text:p>
          </table:table-cell>
          <table:table-cell table:formula="of:=[.D453]-[.D45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420" calcext:value-type="float">
            <text:p>646420</text:p>
          </table:table-cell>
          <table:table-cell table:formula="of:=[.C454]+[.D454]" office:value-type="float" office:value="646420" calcext:value-type="float">
            <text:p>646420</text:p>
          </table:table-cell>
          <table:table-cell table:formula="of:=[.D454]-[.D45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429" calcext:value-type="float">
            <text:p>646429</text:p>
          </table:table-cell>
          <table:table-cell table:formula="of:=[.C455]+[.D455]" office:value-type="float" office:value="646429" calcext:value-type="float">
            <text:p>646429</text:p>
          </table:table-cell>
          <table:table-cell table:formula="of:=[.D455]-[.D45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421" calcext:value-type="float">
            <text:p>646421</text:p>
          </table:table-cell>
          <table:table-cell table:formula="of:=[.C456]+[.D456]" office:value-type="float" office:value="646421" calcext:value-type="float">
            <text:p>646421</text:p>
          </table:table-cell>
          <table:table-cell table:formula="of:=[.D456]-[.D45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462" calcext:value-type="float">
            <text:p>646462</text:p>
          </table:table-cell>
          <table:table-cell table:formula="of:=[.C457]+[.D457]" office:value-type="float" office:value="646462" calcext:value-type="float">
            <text:p>646462</text:p>
          </table:table-cell>
          <table:table-cell table:formula="of:=[.D457]-[.D45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469" calcext:value-type="float">
            <text:p>646469</text:p>
          </table:table-cell>
          <table:table-cell table:formula="of:=[.C458]+[.D458]" office:value-type="float" office:value="646469" calcext:value-type="float">
            <text:p>646469</text:p>
          </table:table-cell>
          <table:table-cell table:formula="of:=[.D458]-[.D45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462" calcext:value-type="float">
            <text:p>646462</text:p>
          </table:table-cell>
          <table:table-cell table:formula="of:=[.C459]+[.D459]" office:value-type="float" office:value="646462" calcext:value-type="float">
            <text:p>646462</text:p>
          </table:table-cell>
          <table:table-cell table:formula="of:=[.D459]-[.D45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469" calcext:value-type="float">
            <text:p>646469</text:p>
          </table:table-cell>
          <table:table-cell table:formula="of:=[.C460]+[.D460]" office:value-type="float" office:value="646469" calcext:value-type="float">
            <text:p>646469</text:p>
          </table:table-cell>
          <table:table-cell table:formula="of:=[.D460]-[.D45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462" calcext:value-type="float">
            <text:p>646462</text:p>
          </table:table-cell>
          <table:table-cell table:formula="of:=[.C461]+[.D461]" office:value-type="float" office:value="646462" calcext:value-type="float">
            <text:p>646462</text:p>
          </table:table-cell>
          <table:table-cell table:formula="of:=[.D461]-[.D46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510" calcext:value-type="float">
            <text:p>646510</text:p>
          </table:table-cell>
          <table:table-cell table:formula="of:=[.C462]+[.D462]" office:value-type="float" office:value="646510" calcext:value-type="float">
            <text:p>646510</text:p>
          </table:table-cell>
          <table:table-cell table:formula="of:=[.D462]-[.D46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517" calcext:value-type="float">
            <text:p>646517</text:p>
          </table:table-cell>
          <table:table-cell table:formula="of:=[.C463]+[.D463]" office:value-type="float" office:value="646517" calcext:value-type="float">
            <text:p>646517</text:p>
          </table:table-cell>
          <table:table-cell table:formula="of:=[.D463]-[.D46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510" calcext:value-type="float">
            <text:p>646510</text:p>
          </table:table-cell>
          <table:table-cell table:formula="of:=[.C464]+[.D464]" office:value-type="float" office:value="646510" calcext:value-type="float">
            <text:p>646510</text:p>
          </table:table-cell>
          <table:table-cell table:formula="of:=[.D464]-[.D46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519" calcext:value-type="float">
            <text:p>646519</text:p>
          </table:table-cell>
          <table:table-cell table:formula="of:=[.C465]+[.D465]" office:value-type="float" office:value="646519" calcext:value-type="float">
            <text:p>646519</text:p>
          </table:table-cell>
          <table:table-cell table:formula="of:=[.D465]-[.D46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510" calcext:value-type="float">
            <text:p>646510</text:p>
          </table:table-cell>
          <table:table-cell table:formula="of:=[.C466]+[.D466]" office:value-type="float" office:value="646510" calcext:value-type="float">
            <text:p>646510</text:p>
          </table:table-cell>
          <table:table-cell table:formula="of:=[.D466]-[.D46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556" calcext:value-type="float">
            <text:p>646556</text:p>
          </table:table-cell>
          <table:table-cell table:formula="of:=[.C467]+[.D467]" office:value-type="float" office:value="646556" calcext:value-type="float">
            <text:p>646556</text:p>
          </table:table-cell>
          <table:table-cell table:formula="of:=[.D467]-[.D46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564" calcext:value-type="float">
            <text:p>646564</text:p>
          </table:table-cell>
          <table:table-cell table:formula="of:=[.C468]+[.D468]" office:value-type="float" office:value="646564" calcext:value-type="float">
            <text:p>646564</text:p>
          </table:table-cell>
          <table:table-cell table:formula="of:=[.D468]-[.D4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555" calcext:value-type="float">
            <text:p>646555</text:p>
          </table:table-cell>
          <table:table-cell table:formula="of:=[.C469]+[.D469]" office:value-type="float" office:value="646555" calcext:value-type="float">
            <text:p>646555</text:p>
          </table:table-cell>
          <table:table-cell table:formula="of:=[.D469]-[.D46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564" calcext:value-type="float">
            <text:p>646564</text:p>
          </table:table-cell>
          <table:table-cell table:formula="of:=[.C470]+[.D470]" office:value-type="float" office:value="646564" calcext:value-type="float">
            <text:p>646564</text:p>
          </table:table-cell>
          <table:table-cell table:formula="of:=[.D470]-[.D46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557" calcext:value-type="float">
            <text:p>646557</text:p>
          </table:table-cell>
          <table:table-cell table:formula="of:=[.C471]+[.D471]" office:value-type="float" office:value="646557" calcext:value-type="float">
            <text:p>646557</text:p>
          </table:table-cell>
          <table:table-cell table:formula="of:=[.D471]-[.D47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594" calcext:value-type="float">
            <text:p>646594</text:p>
          </table:table-cell>
          <table:table-cell table:formula="of:=[.C472]+[.D472]" office:value-type="float" office:value="646594" calcext:value-type="float">
            <text:p>646594</text:p>
          </table:table-cell>
          <table:table-cell table:formula="of:=[.D472]-[.D47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601" calcext:value-type="float">
            <text:p>646601</text:p>
          </table:table-cell>
          <table:table-cell table:formula="of:=[.C473]+[.D473]" office:value-type="float" office:value="646601" calcext:value-type="float">
            <text:p>646601</text:p>
          </table:table-cell>
          <table:table-cell table:formula="of:=[.D473]-[.D47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593" calcext:value-type="float">
            <text:p>646593</text:p>
          </table:table-cell>
          <table:table-cell table:formula="of:=[.C474]+[.D474]" office:value-type="float" office:value="646593" calcext:value-type="float">
            <text:p>646593</text:p>
          </table:table-cell>
          <table:table-cell table:formula="of:=[.D474]-[.D47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603" calcext:value-type="float">
            <text:p>646603</text:p>
          </table:table-cell>
          <table:table-cell table:formula="of:=[.C475]+[.D475]" office:value-type="float" office:value="646603" calcext:value-type="float">
            <text:p>646603</text:p>
          </table:table-cell>
          <table:table-cell table:formula="of:=[.D475]-[.D47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593" calcext:value-type="float">
            <text:p>646593</text:p>
          </table:table-cell>
          <table:table-cell table:formula="of:=[.C476]+[.D476]" office:value-type="float" office:value="646593" calcext:value-type="float">
            <text:p>646593</text:p>
          </table:table-cell>
          <table:table-cell table:formula="of:=[.D476]-[.D475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635" calcext:value-type="float">
            <text:p>646635</text:p>
          </table:table-cell>
          <table:table-cell table:formula="of:=[.C477]+[.D477]" office:value-type="float" office:value="646635" calcext:value-type="float">
            <text:p>646635</text:p>
          </table:table-cell>
          <table:table-cell table:formula="of:=[.D477]-[.D47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643" calcext:value-type="float">
            <text:p>646643</text:p>
          </table:table-cell>
          <table:table-cell table:formula="of:=[.C478]+[.D478]" office:value-type="float" office:value="646643" calcext:value-type="float">
            <text:p>646643</text:p>
          </table:table-cell>
          <table:table-cell table:formula="of:=[.D478]-[.D4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634" calcext:value-type="float">
            <text:p>646634</text:p>
          </table:table-cell>
          <table:table-cell table:formula="of:=[.C479]+[.D479]" office:value-type="float" office:value="646634" calcext:value-type="float">
            <text:p>646634</text:p>
          </table:table-cell>
          <table:table-cell table:formula="of:=[.D479]-[.D47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643" calcext:value-type="float">
            <text:p>646643</text:p>
          </table:table-cell>
          <table:table-cell table:formula="of:=[.C480]+[.D480]" office:value-type="float" office:value="646643" calcext:value-type="float">
            <text:p>646643</text:p>
          </table:table-cell>
          <table:table-cell table:formula="of:=[.D480]-[.D47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635" calcext:value-type="float">
            <text:p>646635</text:p>
          </table:table-cell>
          <table:table-cell table:formula="of:=[.C481]+[.D481]" office:value-type="float" office:value="646635" calcext:value-type="float">
            <text:p>646635</text:p>
          </table:table-cell>
          <table:table-cell table:formula="of:=[.D481]-[.D48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671" calcext:value-type="float">
            <text:p>646671</text:p>
          </table:table-cell>
          <table:table-cell table:formula="of:=[.C482]+[.D482]" office:value-type="float" office:value="646671" calcext:value-type="float">
            <text:p>646671</text:p>
          </table:table-cell>
          <table:table-cell table:formula="of:=[.D482]-[.D48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678" calcext:value-type="float">
            <text:p>646678</text:p>
          </table:table-cell>
          <table:table-cell table:formula="of:=[.C483]+[.D483]" office:value-type="float" office:value="646678" calcext:value-type="float">
            <text:p>646678</text:p>
          </table:table-cell>
          <table:table-cell table:formula="of:=[.D483]-[.D48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670" calcext:value-type="float">
            <text:p>646670</text:p>
          </table:table-cell>
          <table:table-cell table:formula="of:=[.C484]+[.D484]" office:value-type="float" office:value="646670" calcext:value-type="float">
            <text:p>646670</text:p>
          </table:table-cell>
          <table:table-cell table:formula="of:=[.D484]-[.D48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679" calcext:value-type="float">
            <text:p>646679</text:p>
          </table:table-cell>
          <table:table-cell table:formula="of:=[.C485]+[.D485]" office:value-type="float" office:value="646679" calcext:value-type="float">
            <text:p>646679</text:p>
          </table:table-cell>
          <table:table-cell table:formula="of:=[.D485]-[.D48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671" calcext:value-type="float">
            <text:p>646671</text:p>
          </table:table-cell>
          <table:table-cell table:formula="of:=[.C486]+[.D486]" office:value-type="float" office:value="646671" calcext:value-type="float">
            <text:p>646671</text:p>
          </table:table-cell>
          <table:table-cell table:formula="of:=[.D486]-[.D48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708" calcext:value-type="float">
            <text:p>646708</text:p>
          </table:table-cell>
          <table:table-cell table:formula="of:=[.C487]+[.D487]" office:value-type="float" office:value="646708" calcext:value-type="float">
            <text:p>646708</text:p>
          </table:table-cell>
          <table:table-cell table:formula="of:=[.D487]-[.D486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715" calcext:value-type="float">
            <text:p>646715</text:p>
          </table:table-cell>
          <table:table-cell table:formula="of:=[.C488]+[.D488]" office:value-type="float" office:value="646715" calcext:value-type="float">
            <text:p>646715</text:p>
          </table:table-cell>
          <table:table-cell table:formula="of:=[.D488]-[.D48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706" calcext:value-type="float">
            <text:p>646706</text:p>
          </table:table-cell>
          <table:table-cell table:formula="of:=[.C489]+[.D489]" office:value-type="float" office:value="646706" calcext:value-type="float">
            <text:p>646706</text:p>
          </table:table-cell>
          <table:table-cell table:formula="of:=[.D489]-[.D48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716" calcext:value-type="float">
            <text:p>646716</text:p>
          </table:table-cell>
          <table:table-cell table:formula="of:=[.C490]+[.D490]" office:value-type="float" office:value="646716" calcext:value-type="float">
            <text:p>646716</text:p>
          </table:table-cell>
          <table:table-cell table:formula="of:=[.D490]-[.D48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708" calcext:value-type="float">
            <text:p>646708</text:p>
          </table:table-cell>
          <table:table-cell table:formula="of:=[.C491]+[.D491]" office:value-type="float" office:value="646708" calcext:value-type="float">
            <text:p>646708</text:p>
          </table:table-cell>
          <table:table-cell table:formula="of:=[.D491]-[.D49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735" calcext:value-type="float">
            <text:p>646735</text:p>
          </table:table-cell>
          <table:table-cell table:formula="of:=[.C492]+[.D492]" office:value-type="float" office:value="646735" calcext:value-type="float">
            <text:p>646735</text:p>
          </table:table-cell>
          <table:table-cell table:formula="of:=[.D492]-[.D49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742" calcext:value-type="float">
            <text:p>646742</text:p>
          </table:table-cell>
          <table:table-cell table:formula="of:=[.C493]+[.D493]" office:value-type="float" office:value="646742" calcext:value-type="float">
            <text:p>646742</text:p>
          </table:table-cell>
          <table:table-cell table:formula="of:=[.D493]-[.D49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733" calcext:value-type="float">
            <text:p>646733</text:p>
          </table:table-cell>
          <table:table-cell table:formula="of:=[.C494]+[.D494]" office:value-type="float" office:value="646733" calcext:value-type="float">
            <text:p>646733</text:p>
          </table:table-cell>
          <table:table-cell table:formula="of:=[.D494]-[.D49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743" calcext:value-type="float">
            <text:p>646743</text:p>
          </table:table-cell>
          <table:table-cell table:formula="of:=[.C495]+[.D495]" office:value-type="float" office:value="646743" calcext:value-type="float">
            <text:p>646743</text:p>
          </table:table-cell>
          <table:table-cell table:formula="of:=[.D495]-[.D49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735" calcext:value-type="float">
            <text:p>646735</text:p>
          </table:table-cell>
          <table:table-cell table:formula="of:=[.C496]+[.D496]" office:value-type="float" office:value="646735" calcext:value-type="float">
            <text:p>646735</text:p>
          </table:table-cell>
          <table:table-cell table:formula="of:=[.D496]-[.D49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765" calcext:value-type="float">
            <text:p>646765</text:p>
          </table:table-cell>
          <table:table-cell table:formula="of:=[.C497]+[.D497]" office:value-type="float" office:value="646765" calcext:value-type="float">
            <text:p>646765</text:p>
          </table:table-cell>
          <table:table-cell table:formula="of:=[.D497]-[.D496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773" calcext:value-type="float">
            <text:p>646773</text:p>
          </table:table-cell>
          <table:table-cell table:formula="of:=[.C498]+[.D498]" office:value-type="float" office:value="646773" calcext:value-type="float">
            <text:p>646773</text:p>
          </table:table-cell>
          <table:table-cell table:formula="of:=[.D498]-[.D4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764" calcext:value-type="float">
            <text:p>646764</text:p>
          </table:table-cell>
          <table:table-cell table:formula="of:=[.C499]+[.D499]" office:value-type="float" office:value="646764" calcext:value-type="float">
            <text:p>646764</text:p>
          </table:table-cell>
          <table:table-cell table:formula="of:=[.D499]-[.D49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772" calcext:value-type="float">
            <text:p>646772</text:p>
          </table:table-cell>
          <table:table-cell table:formula="of:=[.C500]+[.D500]" office:value-type="float" office:value="646772" calcext:value-type="float">
            <text:p>646772</text:p>
          </table:table-cell>
          <table:table-cell table:formula="of:=[.D500]-[.D49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766" calcext:value-type="float">
            <text:p>646766</text:p>
          </table:table-cell>
          <table:table-cell table:formula="of:=[.C501]+[.D501]" office:value-type="float" office:value="646766" calcext:value-type="float">
            <text:p>646766</text:p>
          </table:table-cell>
          <table:table-cell table:formula="of:=[.D501]-[.D50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795" calcext:value-type="float">
            <text:p>646795</text:p>
          </table:table-cell>
          <table:table-cell table:formula="of:=[.C502]+[.D502]" office:value-type="float" office:value="646795" calcext:value-type="float">
            <text:p>646795</text:p>
          </table:table-cell>
          <table:table-cell table:formula="of:=[.D502]-[.D50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802" calcext:value-type="float">
            <text:p>646802</text:p>
          </table:table-cell>
          <table:table-cell table:formula="of:=[.C503]+[.D503]" office:value-type="float" office:value="646802" calcext:value-type="float">
            <text:p>646802</text:p>
          </table:table-cell>
          <table:table-cell table:formula="of:=[.D503]-[.D50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794" calcext:value-type="float">
            <text:p>646794</text:p>
          </table:table-cell>
          <table:table-cell table:formula="of:=[.C504]+[.D504]" office:value-type="float" office:value="646794" calcext:value-type="float">
            <text:p>646794</text:p>
          </table:table-cell>
          <table:table-cell table:formula="of:=[.D504]-[.D50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804" calcext:value-type="float">
            <text:p>646804</text:p>
          </table:table-cell>
          <table:table-cell table:formula="of:=[.C505]+[.D505]" office:value-type="float" office:value="646804" calcext:value-type="float">
            <text:p>646804</text:p>
          </table:table-cell>
          <table:table-cell table:formula="of:=[.D505]-[.D50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795" calcext:value-type="float">
            <text:p>646795</text:p>
          </table:table-cell>
          <table:table-cell table:formula="of:=[.C506]+[.D506]" office:value-type="float" office:value="646795" calcext:value-type="float">
            <text:p>646795</text:p>
          </table:table-cell>
          <table:table-cell table:formula="of:=[.D506]-[.D50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835" calcext:value-type="float">
            <text:p>646835</text:p>
          </table:table-cell>
          <table:table-cell table:formula="of:=[.C507]+[.D507]" office:value-type="float" office:value="646835" calcext:value-type="float">
            <text:p>646835</text:p>
          </table:table-cell>
          <table:table-cell table:formula="of:=[.D507]-[.D50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843" calcext:value-type="float">
            <text:p>646843</text:p>
          </table:table-cell>
          <table:table-cell table:formula="of:=[.C508]+[.D508]" office:value-type="float" office:value="646843" calcext:value-type="float">
            <text:p>646843</text:p>
          </table:table-cell>
          <table:table-cell table:formula="of:=[.D508]-[.D50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834" calcext:value-type="float">
            <text:p>646834</text:p>
          </table:table-cell>
          <table:table-cell table:formula="of:=[.C509]+[.D509]" office:value-type="float" office:value="646834" calcext:value-type="float">
            <text:p>646834</text:p>
          </table:table-cell>
          <table:table-cell table:formula="of:=[.D509]-[.D50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843" calcext:value-type="float">
            <text:p>646843</text:p>
          </table:table-cell>
          <table:table-cell table:formula="of:=[.C510]+[.D510]" office:value-type="float" office:value="646843" calcext:value-type="float">
            <text:p>646843</text:p>
          </table:table-cell>
          <table:table-cell table:formula="of:=[.D510]-[.D50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835" calcext:value-type="float">
            <text:p>646835</text:p>
          </table:table-cell>
          <table:table-cell table:formula="of:=[.C511]+[.D511]" office:value-type="float" office:value="646835" calcext:value-type="float">
            <text:p>646835</text:p>
          </table:table-cell>
          <table:table-cell table:formula="of:=[.D511]-[.D51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863" calcext:value-type="float">
            <text:p>646863</text:p>
          </table:table-cell>
          <table:table-cell table:formula="of:=[.C512]+[.D512]" office:value-type="float" office:value="646863" calcext:value-type="float">
            <text:p>646863</text:p>
          </table:table-cell>
          <table:table-cell table:formula="of:=[.D512]-[.D51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870" calcext:value-type="float">
            <text:p>646870</text:p>
          </table:table-cell>
          <table:table-cell table:formula="of:=[.C513]+[.D513]" office:value-type="float" office:value="646870" calcext:value-type="float">
            <text:p>646870</text:p>
          </table:table-cell>
          <table:table-cell table:formula="of:=[.D513]-[.D51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864" calcext:value-type="float">
            <text:p>646864</text:p>
          </table:table-cell>
          <table:table-cell table:formula="of:=[.C514]+[.D514]" office:value-type="float" office:value="646864" calcext:value-type="float">
            <text:p>646864</text:p>
          </table:table-cell>
          <table:table-cell table:formula="of:=[.D514]-[.D51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872" calcext:value-type="float">
            <text:p>646872</text:p>
          </table:table-cell>
          <table:table-cell table:formula="of:=[.C515]+[.D515]" office:value-type="float" office:value="646872" calcext:value-type="float">
            <text:p>646872</text:p>
          </table:table-cell>
          <table:table-cell table:formula="of:=[.D515]-[.D5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863" calcext:value-type="float">
            <text:p>646863</text:p>
          </table:table-cell>
          <table:table-cell table:formula="of:=[.C516]+[.D516]" office:value-type="float" office:value="646863" calcext:value-type="float">
            <text:p>646863</text:p>
          </table:table-cell>
          <table:table-cell table:formula="of:=[.D516]-[.D51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894" calcext:value-type="float">
            <text:p>646894</text:p>
          </table:table-cell>
          <table:table-cell table:formula="of:=[.C517]+[.D517]" office:value-type="float" office:value="646894" calcext:value-type="float">
            <text:p>646894</text:p>
          </table:table-cell>
          <table:table-cell table:formula="of:=[.D517]-[.D51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901" calcext:value-type="float">
            <text:p>646901</text:p>
          </table:table-cell>
          <table:table-cell table:formula="of:=[.C518]+[.D518]" office:value-type="float" office:value="646901" calcext:value-type="float">
            <text:p>646901</text:p>
          </table:table-cell>
          <table:table-cell table:formula="of:=[.D518]-[.D51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893" calcext:value-type="float">
            <text:p>646893</text:p>
          </table:table-cell>
          <table:table-cell table:formula="of:=[.C519]+[.D519]" office:value-type="float" office:value="646893" calcext:value-type="float">
            <text:p>646893</text:p>
          </table:table-cell>
          <table:table-cell table:formula="of:=[.D519]-[.D51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901" calcext:value-type="float">
            <text:p>646901</text:p>
          </table:table-cell>
          <table:table-cell table:formula="of:=[.C520]+[.D520]" office:value-type="float" office:value="646901" calcext:value-type="float">
            <text:p>646901</text:p>
          </table:table-cell>
          <table:table-cell table:formula="of:=[.D520]-[.D51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893" calcext:value-type="float">
            <text:p>646893</text:p>
          </table:table-cell>
          <table:table-cell table:formula="of:=[.C521]+[.D521]" office:value-type="float" office:value="646893" calcext:value-type="float">
            <text:p>646893</text:p>
          </table:table-cell>
          <table:table-cell table:formula="of:=[.D521]-[.D52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6928" calcext:value-type="float">
            <text:p>646928</text:p>
          </table:table-cell>
          <table:table-cell table:formula="of:=[.C522]+[.D522]" office:value-type="float" office:value="646928" calcext:value-type="float">
            <text:p>646928</text:p>
          </table:table-cell>
          <table:table-cell table:formula="of:=[.D522]-[.D52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6936" calcext:value-type="float">
            <text:p>646936</text:p>
          </table:table-cell>
          <table:table-cell table:formula="of:=[.C523]+[.D523]" office:value-type="float" office:value="646936" calcext:value-type="float">
            <text:p>646936</text:p>
          </table:table-cell>
          <table:table-cell table:formula="of:=[.D523]-[.D52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6930" calcext:value-type="float">
            <text:p>646930</text:p>
          </table:table-cell>
          <table:table-cell table:formula="of:=[.C524]+[.D524]" office:value-type="float" office:value="646930" calcext:value-type="float">
            <text:p>646930</text:p>
          </table:table-cell>
          <table:table-cell table:formula="of:=[.D524]-[.D52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6936" calcext:value-type="float">
            <text:p>646936</text:p>
          </table:table-cell>
          <table:table-cell table:formula="of:=[.C525]+[.D525]" office:value-type="float" office:value="646936" calcext:value-type="float">
            <text:p>646936</text:p>
          </table:table-cell>
          <table:table-cell table:formula="of:=[.D525]-[.D52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6929" calcext:value-type="float">
            <text:p>646929</text:p>
          </table:table-cell>
          <table:table-cell table:formula="of:=[.C526]+[.D526]" office:value-type="float" office:value="646929" calcext:value-type="float">
            <text:p>646929</text:p>
          </table:table-cell>
          <table:table-cell table:formula="of:=[.D526]-[.D52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string" calcext:value-type="string">
            <text:p>WLS_SOA1</text:p>
          </table:table-cell>
          <table:table-cell office:value-type="float" office:value="6" calcext:value-type="float">
            <text:p>6</text:p>
          </table:table-cell>
          <table:table-cell office:value-type="float" office:value="647004" calcext:value-type="float">
            <text:p>647004</text:p>
          </table:table-cell>
          <table:table-cell table:formula="of:=[.C527]+[.D527]" office:value-type="float" office:value="647010" calcext:value-type="float">
            <text:p>647010</text:p>
          </table:table-cell>
          <table:table-cell table:formula="of:=[.D527]-[.D52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string" calcext:value-type="string">
            <text:p>WLS_SOA5</text:p>
          </table:table-cell>
          <table:table-cell office:value-type="float" office:value="9" calcext:value-type="float">
            <text:p>9</text:p>
          </table:table-cell>
          <table:table-cell office:value-type="float" office:value="647012" calcext:value-type="float">
            <text:p>647012</text:p>
          </table:table-cell>
          <table:table-cell table:formula="of:=[.C528]+[.D528]" office:value-type="float" office:value="647021" calcext:value-type="float">
            <text:p>647021</text:p>
          </table:table-cell>
          <table:table-cell table:formula="of:=[.D528]-[.D5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string" calcext:value-type="string">
            <text:p>WLS_SOA10</text:p>
          </table:table-cell>
          <table:table-cell office:value-type="float" office:value="7" calcext:value-type="float">
            <text:p>7</text:p>
          </table:table-cell>
          <table:table-cell office:value-type="float" office:value="647004" calcext:value-type="float">
            <text:p>647004</text:p>
          </table:table-cell>
          <table:table-cell table:formula="of:=[.C529]+[.D529]" office:value-type="float" office:value="647011" calcext:value-type="float">
            <text:p>647011</text:p>
          </table:table-cell>
          <table:table-cell table:formula="of:=[.D529]-[.D52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string" calcext:value-type="string">
            <text:p>WLS_SOA15</text:p>
          </table:table-cell>
          <table:table-cell office:value-type="float" office:value="3" calcext:value-type="float">
            <text:p>3</text:p>
          </table:table-cell>
          <table:table-cell office:value-type="float" office:value="647012" calcext:value-type="float">
            <text:p>647012</text:p>
          </table:table-cell>
          <table:table-cell table:formula="of:=[.C530]+[.D530]" office:value-type="float" office:value="647015" calcext:value-type="float">
            <text:p>647015</text:p>
          </table:table-cell>
          <table:table-cell table:formula="of:=[.D530]-[.D5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string" calcext:value-type="string">
            <text:p>WLS_SOA16</text:p>
          </table:table-cell>
          <table:table-cell office:value-type="float" office:value="4" calcext:value-type="float">
            <text:p>4</text:p>
          </table:table-cell>
          <table:table-cell office:value-type="float" office:value="647004" calcext:value-type="float">
            <text:p>647004</text:p>
          </table:table-cell>
          <table:table-cell table:formula="of:=[.C531]+[.D531]" office:value-type="float" office:value="647008" calcext:value-type="float">
            <text:p>647008</text:p>
          </table:table-cell>
          <table:table-cell table:formula="of:=[.D531]-[.D53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082" calcext:value-type="float">
            <text:p>647082</text:p>
          </table:table-cell>
          <table:table-cell table:formula="of:=[.C532]+[.D532]" office:value-type="float" office:value="647082" calcext:value-type="float">
            <text:p>647082</text:p>
          </table:table-cell>
          <table:table-cell table:formula="of:=[.D532]-[.D531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091" calcext:value-type="float">
            <text:p>647091</text:p>
          </table:table-cell>
          <table:table-cell table:formula="of:=[.C533]+[.D533]" office:value-type="float" office:value="647091" calcext:value-type="float">
            <text:p>647091</text:p>
          </table:table-cell>
          <table:table-cell table:formula="of:=[.D533]-[.D5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083" calcext:value-type="float">
            <text:p>647083</text:p>
          </table:table-cell>
          <table:table-cell table:formula="of:=[.C534]+[.D534]" office:value-type="float" office:value="647083" calcext:value-type="float">
            <text:p>647083</text:p>
          </table:table-cell>
          <table:table-cell table:formula="of:=[.D534]-[.D53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091" calcext:value-type="float">
            <text:p>647091</text:p>
          </table:table-cell>
          <table:table-cell table:formula="of:=[.C535]+[.D535]" office:value-type="float" office:value="647091" calcext:value-type="float">
            <text:p>647091</text:p>
          </table:table-cell>
          <table:table-cell table:formula="of:=[.D535]-[.D53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084" calcext:value-type="float">
            <text:p>647084</text:p>
          </table:table-cell>
          <table:table-cell table:formula="of:=[.C536]+[.D536]" office:value-type="float" office:value="647084" calcext:value-type="float">
            <text:p>647084</text:p>
          </table:table-cell>
          <table:table-cell table:formula="of:=[.D536]-[.D53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133" calcext:value-type="float">
            <text:p>647133</text:p>
          </table:table-cell>
          <table:table-cell table:formula="of:=[.C537]+[.D537]" office:value-type="float" office:value="647133" calcext:value-type="float">
            <text:p>647133</text:p>
          </table:table-cell>
          <table:table-cell table:formula="of:=[.D537]-[.D53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141" calcext:value-type="float">
            <text:p>647141</text:p>
          </table:table-cell>
          <table:table-cell table:formula="of:=[.C538]+[.D538]" office:value-type="float" office:value="647141" calcext:value-type="float">
            <text:p>647141</text:p>
          </table:table-cell>
          <table:table-cell table:formula="of:=[.D538]-[.D5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132" calcext:value-type="float">
            <text:p>647132</text:p>
          </table:table-cell>
          <table:table-cell table:formula="of:=[.C539]+[.D539]" office:value-type="float" office:value="647132" calcext:value-type="float">
            <text:p>647132</text:p>
          </table:table-cell>
          <table:table-cell table:formula="of:=[.D539]-[.D53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140" calcext:value-type="float">
            <text:p>647140</text:p>
          </table:table-cell>
          <table:table-cell table:formula="of:=[.C540]+[.D540]" office:value-type="float" office:value="647140" calcext:value-type="float">
            <text:p>647140</text:p>
          </table:table-cell>
          <table:table-cell table:formula="of:=[.D540]-[.D5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133" calcext:value-type="float">
            <text:p>647133</text:p>
          </table:table-cell>
          <table:table-cell table:formula="of:=[.C541]+[.D541]" office:value-type="float" office:value="647133" calcext:value-type="float">
            <text:p>647133</text:p>
          </table:table-cell>
          <table:table-cell table:formula="of:=[.D541]-[.D54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174" calcext:value-type="float">
            <text:p>647174</text:p>
          </table:table-cell>
          <table:table-cell table:formula="of:=[.C542]+[.D542]" office:value-type="float" office:value="647174" calcext:value-type="float">
            <text:p>647174</text:p>
          </table:table-cell>
          <table:table-cell table:formula="of:=[.D542]-[.D54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183" calcext:value-type="float">
            <text:p>647183</text:p>
          </table:table-cell>
          <table:table-cell table:formula="of:=[.C543]+[.D543]" office:value-type="float" office:value="647183" calcext:value-type="float">
            <text:p>647183</text:p>
          </table:table-cell>
          <table:table-cell table:formula="of:=[.D543]-[.D5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177" calcext:value-type="float">
            <text:p>647177</text:p>
          </table:table-cell>
          <table:table-cell table:formula="of:=[.C544]+[.D544]" office:value-type="float" office:value="647177" calcext:value-type="float">
            <text:p>647177</text:p>
          </table:table-cell>
          <table:table-cell table:formula="of:=[.D544]-[.D54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183" calcext:value-type="float">
            <text:p>647183</text:p>
          </table:table-cell>
          <table:table-cell table:formula="of:=[.C545]+[.D545]" office:value-type="float" office:value="647183" calcext:value-type="float">
            <text:p>647183</text:p>
          </table:table-cell>
          <table:table-cell table:formula="of:=[.D545]-[.D5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176" calcext:value-type="float">
            <text:p>647176</text:p>
          </table:table-cell>
          <table:table-cell table:formula="of:=[.C546]+[.D546]" office:value-type="float" office:value="647176" calcext:value-type="float">
            <text:p>647176</text:p>
          </table:table-cell>
          <table:table-cell table:formula="of:=[.D546]-[.D54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217" calcext:value-type="float">
            <text:p>647217</text:p>
          </table:table-cell>
          <table:table-cell table:formula="of:=[.C547]+[.D547]" office:value-type="float" office:value="647217" calcext:value-type="float">
            <text:p>647217</text:p>
          </table:table-cell>
          <table:table-cell table:formula="of:=[.D547]-[.D5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225" calcext:value-type="float">
            <text:p>647225</text:p>
          </table:table-cell>
          <table:table-cell table:formula="of:=[.C548]+[.D548]" office:value-type="float" office:value="647225" calcext:value-type="float">
            <text:p>647225</text:p>
          </table:table-cell>
          <table:table-cell table:formula="of:=[.D548]-[.D5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218" calcext:value-type="float">
            <text:p>647218</text:p>
          </table:table-cell>
          <table:table-cell table:formula="of:=[.C549]+[.D549]" office:value-type="float" office:value="647218" calcext:value-type="float">
            <text:p>647218</text:p>
          </table:table-cell>
          <table:table-cell table:formula="of:=[.D549]-[.D54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225" calcext:value-type="float">
            <text:p>647225</text:p>
          </table:table-cell>
          <table:table-cell table:formula="of:=[.C550]+[.D550]" office:value-type="float" office:value="647225" calcext:value-type="float">
            <text:p>647225</text:p>
          </table:table-cell>
          <table:table-cell table:formula="of:=[.D550]-[.D54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218" calcext:value-type="float">
            <text:p>647218</text:p>
          </table:table-cell>
          <table:table-cell table:formula="of:=[.C551]+[.D551]" office:value-type="float" office:value="647218" calcext:value-type="float">
            <text:p>647218</text:p>
          </table:table-cell>
          <table:table-cell table:formula="of:=[.D551]-[.D55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255" calcext:value-type="float">
            <text:p>647255</text:p>
          </table:table-cell>
          <table:table-cell table:formula="of:=[.C552]+[.D552]" office:value-type="float" office:value="647255" calcext:value-type="float">
            <text:p>647255</text:p>
          </table:table-cell>
          <table:table-cell table:formula="of:=[.D552]-[.D55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262" calcext:value-type="float">
            <text:p>647262</text:p>
          </table:table-cell>
          <table:table-cell table:formula="of:=[.C553]+[.D553]" office:value-type="float" office:value="647262" calcext:value-type="float">
            <text:p>647262</text:p>
          </table:table-cell>
          <table:table-cell table:formula="of:=[.D553]-[.D55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255" calcext:value-type="float">
            <text:p>647255</text:p>
          </table:table-cell>
          <table:table-cell table:formula="of:=[.C554]+[.D554]" office:value-type="float" office:value="647255" calcext:value-type="float">
            <text:p>647255</text:p>
          </table:table-cell>
          <table:table-cell table:formula="of:=[.D554]-[.D55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262" calcext:value-type="float">
            <text:p>647262</text:p>
          </table:table-cell>
          <table:table-cell table:formula="of:=[.C555]+[.D555]" office:value-type="float" office:value="647262" calcext:value-type="float">
            <text:p>647262</text:p>
          </table:table-cell>
          <table:table-cell table:formula="of:=[.D555]-[.D55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255" calcext:value-type="float">
            <text:p>647255</text:p>
          </table:table-cell>
          <table:table-cell table:formula="of:=[.C556]+[.D556]" office:value-type="float" office:value="647255" calcext:value-type="float">
            <text:p>647255</text:p>
          </table:table-cell>
          <table:table-cell table:formula="of:=[.D556]-[.D55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290" calcext:value-type="float">
            <text:p>647290</text:p>
          </table:table-cell>
          <table:table-cell table:formula="of:=[.C557]+[.D557]" office:value-type="float" office:value="647290" calcext:value-type="float">
            <text:p>647290</text:p>
          </table:table-cell>
          <table:table-cell table:formula="of:=[.D557]-[.D55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298" calcext:value-type="float">
            <text:p>647298</text:p>
          </table:table-cell>
          <table:table-cell table:formula="of:=[.C558]+[.D558]" office:value-type="float" office:value="647298" calcext:value-type="float">
            <text:p>647298</text:p>
          </table:table-cell>
          <table:table-cell table:formula="of:=[.D558]-[.D55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291" calcext:value-type="float">
            <text:p>647291</text:p>
          </table:table-cell>
          <table:table-cell table:formula="of:=[.C559]+[.D559]" office:value-type="float" office:value="647291" calcext:value-type="float">
            <text:p>647291</text:p>
          </table:table-cell>
          <table:table-cell table:formula="of:=[.D559]-[.D55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298" calcext:value-type="float">
            <text:p>647298</text:p>
          </table:table-cell>
          <table:table-cell table:formula="of:=[.C560]+[.D560]" office:value-type="float" office:value="647298" calcext:value-type="float">
            <text:p>647298</text:p>
          </table:table-cell>
          <table:table-cell table:formula="of:=[.D560]-[.D55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291" calcext:value-type="float">
            <text:p>647291</text:p>
          </table:table-cell>
          <table:table-cell table:formula="of:=[.C561]+[.D561]" office:value-type="float" office:value="647291" calcext:value-type="float">
            <text:p>647291</text:p>
          </table:table-cell>
          <table:table-cell table:formula="of:=[.D561]-[.D56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319" calcext:value-type="float">
            <text:p>647319</text:p>
          </table:table-cell>
          <table:table-cell table:formula="of:=[.C562]+[.D562]" office:value-type="float" office:value="647319" calcext:value-type="float">
            <text:p>647319</text:p>
          </table:table-cell>
          <table:table-cell table:formula="of:=[.D562]-[.D56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328" calcext:value-type="float">
            <text:p>647328</text:p>
          </table:table-cell>
          <table:table-cell table:formula="of:=[.C563]+[.D563]" office:value-type="float" office:value="647328" calcext:value-type="float">
            <text:p>647328</text:p>
          </table:table-cell>
          <table:table-cell table:formula="of:=[.D563]-[.D5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321" calcext:value-type="float">
            <text:p>647321</text:p>
          </table:table-cell>
          <table:table-cell table:formula="of:=[.C564]+[.D564]" office:value-type="float" office:value="647321" calcext:value-type="float">
            <text:p>647321</text:p>
          </table:table-cell>
          <table:table-cell table:formula="of:=[.D564]-[.D56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328" calcext:value-type="float">
            <text:p>647328</text:p>
          </table:table-cell>
          <table:table-cell table:formula="of:=[.C565]+[.D565]" office:value-type="float" office:value="647328" calcext:value-type="float">
            <text:p>647328</text:p>
          </table:table-cell>
          <table:table-cell table:formula="of:=[.D565]-[.D56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321" calcext:value-type="float">
            <text:p>647321</text:p>
          </table:table-cell>
          <table:table-cell table:formula="of:=[.C566]+[.D566]" office:value-type="float" office:value="647321" calcext:value-type="float">
            <text:p>647321</text:p>
          </table:table-cell>
          <table:table-cell table:formula="of:=[.D566]-[.D56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350" calcext:value-type="float">
            <text:p>647350</text:p>
          </table:table-cell>
          <table:table-cell table:formula="of:=[.C567]+[.D567]" office:value-type="float" office:value="647350" calcext:value-type="float">
            <text:p>647350</text:p>
          </table:table-cell>
          <table:table-cell table:formula="of:=[.D567]-[.D56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358" calcext:value-type="float">
            <text:p>647358</text:p>
          </table:table-cell>
          <table:table-cell table:formula="of:=[.C568]+[.D568]" office:value-type="float" office:value="647358" calcext:value-type="float">
            <text:p>647358</text:p>
          </table:table-cell>
          <table:table-cell table:formula="of:=[.D568]-[.D56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351" calcext:value-type="float">
            <text:p>647351</text:p>
          </table:table-cell>
          <table:table-cell table:formula="of:=[.C569]+[.D569]" office:value-type="float" office:value="647351" calcext:value-type="float">
            <text:p>647351</text:p>
          </table:table-cell>
          <table:table-cell table:formula="of:=[.D569]-[.D56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357" calcext:value-type="float">
            <text:p>647357</text:p>
          </table:table-cell>
          <table:table-cell table:formula="of:=[.C570]+[.D570]" office:value-type="float" office:value="647357" calcext:value-type="float">
            <text:p>647357</text:p>
          </table:table-cell>
          <table:table-cell table:formula="of:=[.D570]-[.D56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350" calcext:value-type="float">
            <text:p>647350</text:p>
          </table:table-cell>
          <table:table-cell table:formula="of:=[.C571]+[.D571]" office:value-type="float" office:value="647350" calcext:value-type="float">
            <text:p>647350</text:p>
          </table:table-cell>
          <table:table-cell table:formula="of:=[.D571]-[.D57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382" calcext:value-type="float">
            <text:p>647382</text:p>
          </table:table-cell>
          <table:table-cell table:formula="of:=[.C572]+[.D572]" office:value-type="float" office:value="647382" calcext:value-type="float">
            <text:p>647382</text:p>
          </table:table-cell>
          <table:table-cell table:formula="of:=[.D572]-[.D57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390" calcext:value-type="float">
            <text:p>647390</text:p>
          </table:table-cell>
          <table:table-cell table:formula="of:=[.C573]+[.D573]" office:value-type="float" office:value="647390" calcext:value-type="float">
            <text:p>647390</text:p>
          </table:table-cell>
          <table:table-cell table:formula="of:=[.D573]-[.D57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383" calcext:value-type="float">
            <text:p>647383</text:p>
          </table:table-cell>
          <table:table-cell table:formula="of:=[.C574]+[.D574]" office:value-type="float" office:value="647383" calcext:value-type="float">
            <text:p>647383</text:p>
          </table:table-cell>
          <table:table-cell table:formula="of:=[.D574]-[.D57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391" calcext:value-type="float">
            <text:p>647391</text:p>
          </table:table-cell>
          <table:table-cell table:formula="of:=[.C575]+[.D575]" office:value-type="float" office:value="647391" calcext:value-type="float">
            <text:p>647391</text:p>
          </table:table-cell>
          <table:table-cell table:formula="of:=[.D575]-[.D57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382" calcext:value-type="float">
            <text:p>647382</text:p>
          </table:table-cell>
          <table:table-cell table:formula="of:=[.C576]+[.D576]" office:value-type="float" office:value="647382" calcext:value-type="float">
            <text:p>647382</text:p>
          </table:table-cell>
          <table:table-cell table:formula="of:=[.D576]-[.D575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418" calcext:value-type="float">
            <text:p>647418</text:p>
          </table:table-cell>
          <table:table-cell table:formula="of:=[.C577]+[.D577]" office:value-type="float" office:value="647418" calcext:value-type="float">
            <text:p>647418</text:p>
          </table:table-cell>
          <table:table-cell table:formula="of:=[.D577]-[.D57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426" calcext:value-type="float">
            <text:p>647426</text:p>
          </table:table-cell>
          <table:table-cell table:formula="of:=[.C578]+[.D578]" office:value-type="float" office:value="647426" calcext:value-type="float">
            <text:p>647426</text:p>
          </table:table-cell>
          <table:table-cell table:formula="of:=[.D578]-[.D57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418" calcext:value-type="float">
            <text:p>647418</text:p>
          </table:table-cell>
          <table:table-cell table:formula="of:=[.C579]+[.D579]" office:value-type="float" office:value="647418" calcext:value-type="float">
            <text:p>647418</text:p>
          </table:table-cell>
          <table:table-cell table:formula="of:=[.D579]-[.D57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425" calcext:value-type="float">
            <text:p>647425</text:p>
          </table:table-cell>
          <table:table-cell table:formula="of:=[.C580]+[.D580]" office:value-type="float" office:value="647425" calcext:value-type="float">
            <text:p>647425</text:p>
          </table:table-cell>
          <table:table-cell table:formula="of:=[.D580]-[.D57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419" calcext:value-type="float">
            <text:p>647419</text:p>
          </table:table-cell>
          <table:table-cell table:formula="of:=[.C581]+[.D581]" office:value-type="float" office:value="647419" calcext:value-type="float">
            <text:p>647419</text:p>
          </table:table-cell>
          <table:table-cell table:formula="of:=[.D581]-[.D58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451" calcext:value-type="float">
            <text:p>647451</text:p>
          </table:table-cell>
          <table:table-cell table:formula="of:=[.C582]+[.D582]" office:value-type="float" office:value="647451" calcext:value-type="float">
            <text:p>647451</text:p>
          </table:table-cell>
          <table:table-cell table:formula="of:=[.D582]-[.D58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460" calcext:value-type="float">
            <text:p>647460</text:p>
          </table:table-cell>
          <table:table-cell table:formula="of:=[.C583]+[.D583]" office:value-type="float" office:value="647460" calcext:value-type="float">
            <text:p>647460</text:p>
          </table:table-cell>
          <table:table-cell table:formula="of:=[.D583]-[.D5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454" calcext:value-type="float">
            <text:p>647454</text:p>
          </table:table-cell>
          <table:table-cell table:formula="of:=[.C584]+[.D584]" office:value-type="float" office:value="647454" calcext:value-type="float">
            <text:p>647454</text:p>
          </table:table-cell>
          <table:table-cell table:formula="of:=[.D584]-[.D58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459" calcext:value-type="float">
            <text:p>647459</text:p>
          </table:table-cell>
          <table:table-cell table:formula="of:=[.C585]+[.D585]" office:value-type="float" office:value="647459" calcext:value-type="float">
            <text:p>647459</text:p>
          </table:table-cell>
          <table:table-cell table:formula="of:=[.D585]-[.D58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454" calcext:value-type="float">
            <text:p>647454</text:p>
          </table:table-cell>
          <table:table-cell table:formula="of:=[.C586]+[.D586]" office:value-type="float" office:value="647454" calcext:value-type="float">
            <text:p>647454</text:p>
          </table:table-cell>
          <table:table-cell table:formula="of:=[.D586]-[.D58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480" calcext:value-type="float">
            <text:p>647480</text:p>
          </table:table-cell>
          <table:table-cell table:formula="of:=[.C587]+[.D587]" office:value-type="float" office:value="647480" calcext:value-type="float">
            <text:p>647480</text:p>
          </table:table-cell>
          <table:table-cell table:formula="of:=[.D587]-[.D58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488" calcext:value-type="float">
            <text:p>647488</text:p>
          </table:table-cell>
          <table:table-cell table:formula="of:=[.C588]+[.D588]" office:value-type="float" office:value="647488" calcext:value-type="float">
            <text:p>647488</text:p>
          </table:table-cell>
          <table:table-cell table:formula="of:=[.D588]-[.D58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481" calcext:value-type="float">
            <text:p>647481</text:p>
          </table:table-cell>
          <table:table-cell table:formula="of:=[.C589]+[.D589]" office:value-type="float" office:value="647481" calcext:value-type="float">
            <text:p>647481</text:p>
          </table:table-cell>
          <table:table-cell table:formula="of:=[.D589]-[.D58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489" calcext:value-type="float">
            <text:p>647489</text:p>
          </table:table-cell>
          <table:table-cell table:formula="of:=[.C590]+[.D590]" office:value-type="float" office:value="647489" calcext:value-type="float">
            <text:p>647489</text:p>
          </table:table-cell>
          <table:table-cell table:formula="of:=[.D590]-[.D58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482" calcext:value-type="float">
            <text:p>647482</text:p>
          </table:table-cell>
          <table:table-cell table:formula="of:=[.C591]+[.D591]" office:value-type="float" office:value="647482" calcext:value-type="float">
            <text:p>647482</text:p>
          </table:table-cell>
          <table:table-cell table:formula="of:=[.D591]-[.D59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509" calcext:value-type="float">
            <text:p>647509</text:p>
          </table:table-cell>
          <table:table-cell table:formula="of:=[.C592]+[.D592]" office:value-type="float" office:value="647509" calcext:value-type="float">
            <text:p>647509</text:p>
          </table:table-cell>
          <table:table-cell table:formula="of:=[.D592]-[.D59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518" calcext:value-type="float">
            <text:p>647518</text:p>
          </table:table-cell>
          <table:table-cell table:formula="of:=[.C593]+[.D593]" office:value-type="float" office:value="647518" calcext:value-type="float">
            <text:p>647518</text:p>
          </table:table-cell>
          <table:table-cell table:formula="of:=[.D593]-[.D59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511" calcext:value-type="float">
            <text:p>647511</text:p>
          </table:table-cell>
          <table:table-cell table:formula="of:=[.C594]+[.D594]" office:value-type="float" office:value="647511" calcext:value-type="float">
            <text:p>647511</text:p>
          </table:table-cell>
          <table:table-cell table:formula="of:=[.D594]-[.D59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518" calcext:value-type="float">
            <text:p>647518</text:p>
          </table:table-cell>
          <table:table-cell table:formula="of:=[.C595]+[.D595]" office:value-type="float" office:value="647518" calcext:value-type="float">
            <text:p>647518</text:p>
          </table:table-cell>
          <table:table-cell table:formula="of:=[.D595]-[.D59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513" calcext:value-type="float">
            <text:p>647513</text:p>
          </table:table-cell>
          <table:table-cell table:formula="of:=[.C596]+[.D596]" office:value-type="float" office:value="647513" calcext:value-type="float">
            <text:p>647513</text:p>
          </table:table-cell>
          <table:table-cell table:formula="of:=[.D596]-[.D59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555" calcext:value-type="float">
            <text:p>647555</text:p>
          </table:table-cell>
          <table:table-cell table:formula="of:=[.C597]+[.D597]" office:value-type="float" office:value="647555" calcext:value-type="float">
            <text:p>647555</text:p>
          </table:table-cell>
          <table:table-cell table:formula="of:=[.D597]-[.D59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564" calcext:value-type="float">
            <text:p>647564</text:p>
          </table:table-cell>
          <table:table-cell table:formula="of:=[.C598]+[.D598]" office:value-type="float" office:value="647564" calcext:value-type="float">
            <text:p>647564</text:p>
          </table:table-cell>
          <table:table-cell table:formula="of:=[.D598]-[.D5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558" calcext:value-type="float">
            <text:p>647558</text:p>
          </table:table-cell>
          <table:table-cell table:formula="of:=[.C599]+[.D599]" office:value-type="float" office:value="647558" calcext:value-type="float">
            <text:p>647558</text:p>
          </table:table-cell>
          <table:table-cell table:formula="of:=[.D599]-[.D59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564" calcext:value-type="float">
            <text:p>647564</text:p>
          </table:table-cell>
          <table:table-cell table:formula="of:=[.C600]+[.D600]" office:value-type="float" office:value="647564" calcext:value-type="float">
            <text:p>647564</text:p>
          </table:table-cell>
          <table:table-cell table:formula="of:=[.D600]-[.D5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558" calcext:value-type="float">
            <text:p>647558</text:p>
          </table:table-cell>
          <table:table-cell table:formula="of:=[.C601]+[.D601]" office:value-type="float" office:value="647558" calcext:value-type="float">
            <text:p>647558</text:p>
          </table:table-cell>
          <table:table-cell table:formula="of:=[.D601]-[.D60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580" calcext:value-type="float">
            <text:p>647580</text:p>
          </table:table-cell>
          <table:table-cell table:formula="of:=[.C602]+[.D602]" office:value-type="float" office:value="647580" calcext:value-type="float">
            <text:p>647580</text:p>
          </table:table-cell>
          <table:table-cell table:formula="of:=[.D602]-[.D6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589" calcext:value-type="float">
            <text:p>647589</text:p>
          </table:table-cell>
          <table:table-cell table:formula="of:=[.C603]+[.D603]" office:value-type="float" office:value="647589" calcext:value-type="float">
            <text:p>647589</text:p>
          </table:table-cell>
          <table:table-cell table:formula="of:=[.D603]-[.D60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581" calcext:value-type="float">
            <text:p>647581</text:p>
          </table:table-cell>
          <table:table-cell table:formula="of:=[.C604]+[.D604]" office:value-type="float" office:value="647581" calcext:value-type="float">
            <text:p>647581</text:p>
          </table:table-cell>
          <table:table-cell table:formula="of:=[.D604]-[.D60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589" calcext:value-type="float">
            <text:p>647589</text:p>
          </table:table-cell>
          <table:table-cell table:formula="of:=[.C605]+[.D605]" office:value-type="float" office:value="647589" calcext:value-type="float">
            <text:p>647589</text:p>
          </table:table-cell>
          <table:table-cell table:formula="of:=[.D605]-[.D60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583" calcext:value-type="float">
            <text:p>647583</text:p>
          </table:table-cell>
          <table:table-cell table:formula="of:=[.C606]+[.D606]" office:value-type="float" office:value="647583" calcext:value-type="float">
            <text:p>647583</text:p>
          </table:table-cell>
          <table:table-cell table:formula="of:=[.D606]-[.D60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629" calcext:value-type="float">
            <text:p>647629</text:p>
          </table:table-cell>
          <table:table-cell table:formula="of:=[.C607]+[.D607]" office:value-type="float" office:value="647629" calcext:value-type="float">
            <text:p>647629</text:p>
          </table:table-cell>
          <table:table-cell table:formula="of:=[.D607]-[.D60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637" calcext:value-type="float">
            <text:p>647637</text:p>
          </table:table-cell>
          <table:table-cell table:formula="of:=[.C608]+[.D608]" office:value-type="float" office:value="647637" calcext:value-type="float">
            <text:p>647637</text:p>
          </table:table-cell>
          <table:table-cell table:formula="of:=[.D608]-[.D60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629" calcext:value-type="float">
            <text:p>647629</text:p>
          </table:table-cell>
          <table:table-cell table:formula="of:=[.C609]+[.D609]" office:value-type="float" office:value="647629" calcext:value-type="float">
            <text:p>647629</text:p>
          </table:table-cell>
          <table:table-cell table:formula="of:=[.D609]-[.D60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637" calcext:value-type="float">
            <text:p>647637</text:p>
          </table:table-cell>
          <table:table-cell table:formula="of:=[.C610]+[.D610]" office:value-type="float" office:value="647637" calcext:value-type="float">
            <text:p>647637</text:p>
          </table:table-cell>
          <table:table-cell table:formula="of:=[.D610]-[.D60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630" calcext:value-type="float">
            <text:p>647630</text:p>
          </table:table-cell>
          <table:table-cell table:formula="of:=[.C611]+[.D611]" office:value-type="float" office:value="647630" calcext:value-type="float">
            <text:p>647630</text:p>
          </table:table-cell>
          <table:table-cell table:formula="of:=[.D611]-[.D61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683" calcext:value-type="float">
            <text:p>647683</text:p>
          </table:table-cell>
          <table:table-cell table:formula="of:=[.C612]+[.D612]" office:value-type="float" office:value="647683" calcext:value-type="float">
            <text:p>647683</text:p>
          </table:table-cell>
          <table:table-cell table:formula="of:=[.D612]-[.D61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692" calcext:value-type="float">
            <text:p>647692</text:p>
          </table:table-cell>
          <table:table-cell table:formula="of:=[.C613]+[.D613]" office:value-type="float" office:value="647692" calcext:value-type="float">
            <text:p>647692</text:p>
          </table:table-cell>
          <table:table-cell table:formula="of:=[.D613]-[.D6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685" calcext:value-type="float">
            <text:p>647685</text:p>
          </table:table-cell>
          <table:table-cell table:formula="of:=[.C614]+[.D614]" office:value-type="float" office:value="647685" calcext:value-type="float">
            <text:p>647685</text:p>
          </table:table-cell>
          <table:table-cell table:formula="of:=[.D614]-[.D61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690" calcext:value-type="float">
            <text:p>647690</text:p>
          </table:table-cell>
          <table:table-cell table:formula="of:=[.C615]+[.D615]" office:value-type="float" office:value="647690" calcext:value-type="float">
            <text:p>647690</text:p>
          </table:table-cell>
          <table:table-cell table:formula="of:=[.D615]-[.D6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685" calcext:value-type="float">
            <text:p>647685</text:p>
          </table:table-cell>
          <table:table-cell table:formula="of:=[.C616]+[.D616]" office:value-type="float" office:value="647685" calcext:value-type="float">
            <text:p>647685</text:p>
          </table:table-cell>
          <table:table-cell table:formula="of:=[.D616]-[.D61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729" calcext:value-type="float">
            <text:p>647729</text:p>
          </table:table-cell>
          <table:table-cell table:formula="of:=[.C617]+[.D617]" office:value-type="float" office:value="647729" calcext:value-type="float">
            <text:p>647729</text:p>
          </table:table-cell>
          <table:table-cell table:formula="of:=[.D617]-[.D61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738" calcext:value-type="float">
            <text:p>647738</text:p>
          </table:table-cell>
          <table:table-cell table:formula="of:=[.C618]+[.D618]" office:value-type="float" office:value="647738" calcext:value-type="float">
            <text:p>647738</text:p>
          </table:table-cell>
          <table:table-cell table:formula="of:=[.D618]-[.D6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729" calcext:value-type="float">
            <text:p>647729</text:p>
          </table:table-cell>
          <table:table-cell table:formula="of:=[.C619]+[.D619]" office:value-type="float" office:value="647729" calcext:value-type="float">
            <text:p>647729</text:p>
          </table:table-cell>
          <table:table-cell table:formula="of:=[.D619]-[.D61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737" calcext:value-type="float">
            <text:p>647737</text:p>
          </table:table-cell>
          <table:table-cell table:formula="of:=[.C620]+[.D620]" office:value-type="float" office:value="647737" calcext:value-type="float">
            <text:p>647737</text:p>
          </table:table-cell>
          <table:table-cell table:formula="of:=[.D620]-[.D61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731" calcext:value-type="float">
            <text:p>647731</text:p>
          </table:table-cell>
          <table:table-cell table:formula="of:=[.C621]+[.D621]" office:value-type="float" office:value="647731" calcext:value-type="float">
            <text:p>647731</text:p>
          </table:table-cell>
          <table:table-cell table:formula="of:=[.D621]-[.D62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781" calcext:value-type="float">
            <text:p>647781</text:p>
          </table:table-cell>
          <table:table-cell table:formula="of:=[.C622]+[.D622]" office:value-type="float" office:value="647781" calcext:value-type="float">
            <text:p>647781</text:p>
          </table:table-cell>
          <table:table-cell table:formula="of:=[.D622]-[.D62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789" calcext:value-type="float">
            <text:p>647789</text:p>
          </table:table-cell>
          <table:table-cell table:formula="of:=[.C623]+[.D623]" office:value-type="float" office:value="647789" calcext:value-type="float">
            <text:p>647789</text:p>
          </table:table-cell>
          <table:table-cell table:formula="of:=[.D623]-[.D62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781" calcext:value-type="float">
            <text:p>647781</text:p>
          </table:table-cell>
          <table:table-cell table:formula="of:=[.C624]+[.D624]" office:value-type="float" office:value="647781" calcext:value-type="float">
            <text:p>647781</text:p>
          </table:table-cell>
          <table:table-cell table:formula="of:=[.D624]-[.D62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788" calcext:value-type="float">
            <text:p>647788</text:p>
          </table:table-cell>
          <table:table-cell table:formula="of:=[.C625]+[.D625]" office:value-type="float" office:value="647788" calcext:value-type="float">
            <text:p>647788</text:p>
          </table:table-cell>
          <table:table-cell table:formula="of:=[.D625]-[.D6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783" calcext:value-type="float">
            <text:p>647783</text:p>
          </table:table-cell>
          <table:table-cell table:formula="of:=[.C626]+[.D626]" office:value-type="float" office:value="647783" calcext:value-type="float">
            <text:p>647783</text:p>
          </table:table-cell>
          <table:table-cell table:formula="of:=[.D626]-[.D62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828" calcext:value-type="float">
            <text:p>647828</text:p>
          </table:table-cell>
          <table:table-cell table:formula="of:=[.C627]+[.D627]" office:value-type="float" office:value="647828" calcext:value-type="float">
            <text:p>647828</text:p>
          </table:table-cell>
          <table:table-cell table:formula="of:=[.D627]-[.D62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837" calcext:value-type="float">
            <text:p>647837</text:p>
          </table:table-cell>
          <table:table-cell table:formula="of:=[.C628]+[.D628]" office:value-type="float" office:value="647837" calcext:value-type="float">
            <text:p>647837</text:p>
          </table:table-cell>
          <table:table-cell table:formula="of:=[.D628]-[.D62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829" calcext:value-type="float">
            <text:p>647829</text:p>
          </table:table-cell>
          <table:table-cell table:formula="of:=[.C629]+[.D629]" office:value-type="float" office:value="647829" calcext:value-type="float">
            <text:p>647829</text:p>
          </table:table-cell>
          <table:table-cell table:formula="of:=[.D629]-[.D62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837" calcext:value-type="float">
            <text:p>647837</text:p>
          </table:table-cell>
          <table:table-cell table:formula="of:=[.C630]+[.D630]" office:value-type="float" office:value="647837" calcext:value-type="float">
            <text:p>647837</text:p>
          </table:table-cell>
          <table:table-cell table:formula="of:=[.D630]-[.D6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831" calcext:value-type="float">
            <text:p>647831</text:p>
          </table:table-cell>
          <table:table-cell table:formula="of:=[.C631]+[.D631]" office:value-type="float" office:value="647831" calcext:value-type="float">
            <text:p>647831</text:p>
          </table:table-cell>
          <table:table-cell table:formula="of:=[.D631]-[.D63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874" calcext:value-type="float">
            <text:p>647874</text:p>
          </table:table-cell>
          <table:table-cell table:formula="of:=[.C632]+[.D632]" office:value-type="float" office:value="647874" calcext:value-type="float">
            <text:p>647874</text:p>
          </table:table-cell>
          <table:table-cell table:formula="of:=[.D632]-[.D63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883" calcext:value-type="float">
            <text:p>647883</text:p>
          </table:table-cell>
          <table:table-cell table:formula="of:=[.C633]+[.D633]" office:value-type="float" office:value="647883" calcext:value-type="float">
            <text:p>647883</text:p>
          </table:table-cell>
          <table:table-cell table:formula="of:=[.D633]-[.D6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876" calcext:value-type="float">
            <text:p>647876</text:p>
          </table:table-cell>
          <table:table-cell table:formula="of:=[.C634]+[.D634]" office:value-type="float" office:value="647876" calcext:value-type="float">
            <text:p>647876</text:p>
          </table:table-cell>
          <table:table-cell table:formula="of:=[.D634]-[.D63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883" calcext:value-type="float">
            <text:p>647883</text:p>
          </table:table-cell>
          <table:table-cell table:formula="of:=[.C635]+[.D635]" office:value-type="float" office:value="647883" calcext:value-type="float">
            <text:p>647883</text:p>
          </table:table-cell>
          <table:table-cell table:formula="of:=[.D635]-[.D6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877" calcext:value-type="float">
            <text:p>647877</text:p>
          </table:table-cell>
          <table:table-cell table:formula="of:=[.C636]+[.D636]" office:value-type="float" office:value="647877" calcext:value-type="float">
            <text:p>647877</text:p>
          </table:table-cell>
          <table:table-cell table:formula="of:=[.D636]-[.D63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926" calcext:value-type="float">
            <text:p>647926</text:p>
          </table:table-cell>
          <table:table-cell table:formula="of:=[.C637]+[.D637]" office:value-type="float" office:value="647926" calcext:value-type="float">
            <text:p>647926</text:p>
          </table:table-cell>
          <table:table-cell table:formula="of:=[.D637]-[.D63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934" calcext:value-type="float">
            <text:p>647934</text:p>
          </table:table-cell>
          <table:table-cell table:formula="of:=[.C638]+[.D638]" office:value-type="float" office:value="647934" calcext:value-type="float">
            <text:p>647934</text:p>
          </table:table-cell>
          <table:table-cell table:formula="of:=[.D638]-[.D6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928" calcext:value-type="float">
            <text:p>647928</text:p>
          </table:table-cell>
          <table:table-cell table:formula="of:=[.C639]+[.D639]" office:value-type="float" office:value="647928" calcext:value-type="float">
            <text:p>647928</text:p>
          </table:table-cell>
          <table:table-cell table:formula="of:=[.D639]-[.D63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936" calcext:value-type="float">
            <text:p>647936</text:p>
          </table:table-cell>
          <table:table-cell table:formula="of:=[.C640]+[.D640]" office:value-type="float" office:value="647936" calcext:value-type="float">
            <text:p>647936</text:p>
          </table:table-cell>
          <table:table-cell table:formula="of:=[.D640]-[.D6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7930" calcext:value-type="float">
            <text:p>647930</text:p>
          </table:table-cell>
          <table:table-cell table:formula="of:=[.C641]+[.D641]" office:value-type="float" office:value="647930" calcext:value-type="float">
            <text:p>647930</text:p>
          </table:table-cell>
          <table:table-cell table:formula="of:=[.D641]-[.D64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7975" calcext:value-type="float">
            <text:p>647975</text:p>
          </table:table-cell>
          <table:table-cell table:formula="of:=[.C642]+[.D642]" office:value-type="float" office:value="647975" calcext:value-type="float">
            <text:p>647975</text:p>
          </table:table-cell>
          <table:table-cell table:formula="of:=[.D642]-[.D64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7984" calcext:value-type="float">
            <text:p>647984</text:p>
          </table:table-cell>
          <table:table-cell table:formula="of:=[.C643]+[.D643]" office:value-type="float" office:value="647984" calcext:value-type="float">
            <text:p>647984</text:p>
          </table:table-cell>
          <table:table-cell table:formula="of:=[.D643]-[.D6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7976" calcext:value-type="float">
            <text:p>647976</text:p>
          </table:table-cell>
          <table:table-cell table:formula="of:=[.C644]+[.D644]" office:value-type="float" office:value="647976" calcext:value-type="float">
            <text:p>647976</text:p>
          </table:table-cell>
          <table:table-cell table:formula="of:=[.D644]-[.D64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7982" calcext:value-type="float">
            <text:p>647982</text:p>
          </table:table-cell>
          <table:table-cell table:formula="of:=[.C645]+[.D645]" office:value-type="float" office:value="647982" calcext:value-type="float">
            <text:p>647982</text:p>
          </table:table-cell>
          <table:table-cell table:formula="of:=[.D645]-[.D6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string" calcext:value-type="string">
            <text:p>WLS_SOA16</text:p>
          </table:table-cell>
          <table:table-cell office:value-type="float" office:value="1" calcext:value-type="float">
            <text:p>1</text:p>
          </table:table-cell>
          <table:table-cell office:value-type="float" office:value="647978" calcext:value-type="float">
            <text:p>647978</text:p>
          </table:table-cell>
          <table:table-cell table:formula="of:=[.C646]+[.D646]" office:value-type="float" office:value="647979" calcext:value-type="float">
            <text:p>647979</text:p>
          </table:table-cell>
          <table:table-cell table:formula="of:=[.D646]-[.D645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014" calcext:value-type="float">
            <text:p>648014</text:p>
          </table:table-cell>
          <table:table-cell table:formula="of:=[.C647]+[.D647]" office:value-type="float" office:value="648014" calcext:value-type="float">
            <text:p>648014</text:p>
          </table:table-cell>
          <table:table-cell table:formula="of:=[.D647]-[.D64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022" calcext:value-type="float">
            <text:p>648022</text:p>
          </table:table-cell>
          <table:table-cell table:formula="of:=[.C648]+[.D648]" office:value-type="float" office:value="648022" calcext:value-type="float">
            <text:p>648022</text:p>
          </table:table-cell>
          <table:table-cell table:formula="of:=[.D648]-[.D6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015" calcext:value-type="float">
            <text:p>648015</text:p>
          </table:table-cell>
          <table:table-cell table:formula="of:=[.C649]+[.D649]" office:value-type="float" office:value="648015" calcext:value-type="float">
            <text:p>648015</text:p>
          </table:table-cell>
          <table:table-cell table:formula="of:=[.D649]-[.D64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022" calcext:value-type="float">
            <text:p>648022</text:p>
          </table:table-cell>
          <table:table-cell table:formula="of:=[.C650]+[.D650]" office:value-type="float" office:value="648022" calcext:value-type="float">
            <text:p>648022</text:p>
          </table:table-cell>
          <table:table-cell table:formula="of:=[.D650]-[.D64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016" calcext:value-type="float">
            <text:p>648016</text:p>
          </table:table-cell>
          <table:table-cell table:formula="of:=[.C651]+[.D651]" office:value-type="float" office:value="648016" calcext:value-type="float">
            <text:p>648016</text:p>
          </table:table-cell>
          <table:table-cell table:formula="of:=[.D651]-[.D65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050" calcext:value-type="float">
            <text:p>648050</text:p>
          </table:table-cell>
          <table:table-cell table:formula="of:=[.C652]+[.D652]" office:value-type="float" office:value="648050" calcext:value-type="float">
            <text:p>648050</text:p>
          </table:table-cell>
          <table:table-cell table:formula="of:=[.D652]-[.D65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059" calcext:value-type="float">
            <text:p>648059</text:p>
          </table:table-cell>
          <table:table-cell table:formula="of:=[.C653]+[.D653]" office:value-type="float" office:value="648059" calcext:value-type="float">
            <text:p>648059</text:p>
          </table:table-cell>
          <table:table-cell table:formula="of:=[.D653]-[.D65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050" calcext:value-type="float">
            <text:p>648050</text:p>
          </table:table-cell>
          <table:table-cell table:formula="of:=[.C654]+[.D654]" office:value-type="float" office:value="648050" calcext:value-type="float">
            <text:p>648050</text:p>
          </table:table-cell>
          <table:table-cell table:formula="of:=[.D654]-[.D65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057" calcext:value-type="float">
            <text:p>648057</text:p>
          </table:table-cell>
          <table:table-cell table:formula="of:=[.C655]+[.D655]" office:value-type="float" office:value="648057" calcext:value-type="float">
            <text:p>648057</text:p>
          </table:table-cell>
          <table:table-cell table:formula="of:=[.D655]-[.D65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051" calcext:value-type="float">
            <text:p>648051</text:p>
          </table:table-cell>
          <table:table-cell table:formula="of:=[.C656]+[.D656]" office:value-type="float" office:value="648051" calcext:value-type="float">
            <text:p>648051</text:p>
          </table:table-cell>
          <table:table-cell table:formula="of:=[.D656]-[.D65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087" calcext:value-type="float">
            <text:p>648087</text:p>
          </table:table-cell>
          <table:table-cell table:formula="of:=[.C657]+[.D657]" office:value-type="float" office:value="648087" calcext:value-type="float">
            <text:p>648087</text:p>
          </table:table-cell>
          <table:table-cell table:formula="of:=[.D657]-[.D65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096" calcext:value-type="float">
            <text:p>648096</text:p>
          </table:table-cell>
          <table:table-cell table:formula="of:=[.C658]+[.D658]" office:value-type="float" office:value="648096" calcext:value-type="float">
            <text:p>648096</text:p>
          </table:table-cell>
          <table:table-cell table:formula="of:=[.D658]-[.D65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088" calcext:value-type="float">
            <text:p>648088</text:p>
          </table:table-cell>
          <table:table-cell table:formula="of:=[.C659]+[.D659]" office:value-type="float" office:value="648088" calcext:value-type="float">
            <text:p>648088</text:p>
          </table:table-cell>
          <table:table-cell table:formula="of:=[.D659]-[.D658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094" calcext:value-type="float">
            <text:p>648094</text:p>
          </table:table-cell>
          <table:table-cell table:formula="of:=[.C660]+[.D660]" office:value-type="float" office:value="648094" calcext:value-type="float">
            <text:p>648094</text:p>
          </table:table-cell>
          <table:table-cell table:formula="of:=[.D660]-[.D65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089" calcext:value-type="float">
            <text:p>648089</text:p>
          </table:table-cell>
          <table:table-cell table:formula="of:=[.C661]+[.D661]" office:value-type="float" office:value="648089" calcext:value-type="float">
            <text:p>648089</text:p>
          </table:table-cell>
          <table:table-cell table:formula="of:=[.D661]-[.D66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123" calcext:value-type="float">
            <text:p>648123</text:p>
          </table:table-cell>
          <table:table-cell table:formula="of:=[.C662]+[.D662]" office:value-type="float" office:value="648123" calcext:value-type="float">
            <text:p>648123</text:p>
          </table:table-cell>
          <table:table-cell table:formula="of:=[.D662]-[.D66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132" calcext:value-type="float">
            <text:p>648132</text:p>
          </table:table-cell>
          <table:table-cell table:formula="of:=[.C663]+[.D663]" office:value-type="float" office:value="648132" calcext:value-type="float">
            <text:p>648132</text:p>
          </table:table-cell>
          <table:table-cell table:formula="of:=[.D663]-[.D66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123" calcext:value-type="float">
            <text:p>648123</text:p>
          </table:table-cell>
          <table:table-cell table:formula="of:=[.C664]+[.D664]" office:value-type="float" office:value="648123" calcext:value-type="float">
            <text:p>648123</text:p>
          </table:table-cell>
          <table:table-cell table:formula="of:=[.D664]-[.D66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130" calcext:value-type="float">
            <text:p>648130</text:p>
          </table:table-cell>
          <table:table-cell table:formula="of:=[.C665]+[.D665]" office:value-type="float" office:value="648130" calcext:value-type="float">
            <text:p>648130</text:p>
          </table:table-cell>
          <table:table-cell table:formula="of:=[.D665]-[.D66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125" calcext:value-type="float">
            <text:p>648125</text:p>
          </table:table-cell>
          <table:table-cell table:formula="of:=[.C666]+[.D666]" office:value-type="float" office:value="648125" calcext:value-type="float">
            <text:p>648125</text:p>
          </table:table-cell>
          <table:table-cell table:formula="of:=[.D666]-[.D66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160" calcext:value-type="float">
            <text:p>648160</text:p>
          </table:table-cell>
          <table:table-cell table:formula="of:=[.C667]+[.D667]" office:value-type="float" office:value="648160" calcext:value-type="float">
            <text:p>648160</text:p>
          </table:table-cell>
          <table:table-cell table:formula="of:=[.D667]-[.D66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169" calcext:value-type="float">
            <text:p>648169</text:p>
          </table:table-cell>
          <table:table-cell table:formula="of:=[.C668]+[.D668]" office:value-type="float" office:value="648169" calcext:value-type="float">
            <text:p>648169</text:p>
          </table:table-cell>
          <table:table-cell table:formula="of:=[.D668]-[.D66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160" calcext:value-type="float">
            <text:p>648160</text:p>
          </table:table-cell>
          <table:table-cell table:formula="of:=[.C669]+[.D669]" office:value-type="float" office:value="648160" calcext:value-type="float">
            <text:p>648160</text:p>
          </table:table-cell>
          <table:table-cell table:formula="of:=[.D669]-[.D66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167" calcext:value-type="float">
            <text:p>648167</text:p>
          </table:table-cell>
          <table:table-cell table:formula="of:=[.C670]+[.D670]" office:value-type="float" office:value="648167" calcext:value-type="float">
            <text:p>648167</text:p>
          </table:table-cell>
          <table:table-cell table:formula="of:=[.D670]-[.D66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162" calcext:value-type="float">
            <text:p>648162</text:p>
          </table:table-cell>
          <table:table-cell table:formula="of:=[.C671]+[.D671]" office:value-type="float" office:value="648162" calcext:value-type="float">
            <text:p>648162</text:p>
          </table:table-cell>
          <table:table-cell table:formula="of:=[.D671]-[.D67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207" calcext:value-type="float">
            <text:p>648207</text:p>
          </table:table-cell>
          <table:table-cell table:formula="of:=[.C672]+[.D672]" office:value-type="float" office:value="648207" calcext:value-type="float">
            <text:p>648207</text:p>
          </table:table-cell>
          <table:table-cell table:formula="of:=[.D672]-[.D67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215" calcext:value-type="float">
            <text:p>648215</text:p>
          </table:table-cell>
          <table:table-cell table:formula="of:=[.C673]+[.D673]" office:value-type="float" office:value="648215" calcext:value-type="float">
            <text:p>648215</text:p>
          </table:table-cell>
          <table:table-cell table:formula="of:=[.D673]-[.D67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209" calcext:value-type="float">
            <text:p>648209</text:p>
          </table:table-cell>
          <table:table-cell table:formula="of:=[.C674]+[.D674]" office:value-type="float" office:value="648209" calcext:value-type="float">
            <text:p>648209</text:p>
          </table:table-cell>
          <table:table-cell table:formula="of:=[.D674]-[.D67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216" calcext:value-type="float">
            <text:p>648216</text:p>
          </table:table-cell>
          <table:table-cell table:formula="of:=[.C675]+[.D675]" office:value-type="float" office:value="648216" calcext:value-type="float">
            <text:p>648216</text:p>
          </table:table-cell>
          <table:table-cell table:formula="of:=[.D675]-[.D67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209" calcext:value-type="float">
            <text:p>648209</text:p>
          </table:table-cell>
          <table:table-cell table:formula="of:=[.C676]+[.D676]" office:value-type="float" office:value="648209" calcext:value-type="float">
            <text:p>648209</text:p>
          </table:table-cell>
          <table:table-cell table:formula="of:=[.D676]-[.D67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276" calcext:value-type="float">
            <text:p>648276</text:p>
          </table:table-cell>
          <table:table-cell table:formula="of:=[.C677]+[.D677]" office:value-type="float" office:value="648276" calcext:value-type="float">
            <text:p>648276</text:p>
          </table:table-cell>
          <table:table-cell table:formula="of:=[.D677]-[.D676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283" calcext:value-type="float">
            <text:p>648283</text:p>
          </table:table-cell>
          <table:table-cell table:formula="of:=[.C678]+[.D678]" office:value-type="float" office:value="648283" calcext:value-type="float">
            <text:p>648283</text:p>
          </table:table-cell>
          <table:table-cell table:formula="of:=[.D678]-[.D67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277" calcext:value-type="float">
            <text:p>648277</text:p>
          </table:table-cell>
          <table:table-cell table:formula="of:=[.C679]+[.D679]" office:value-type="float" office:value="648277" calcext:value-type="float">
            <text:p>648277</text:p>
          </table:table-cell>
          <table:table-cell table:formula="of:=[.D679]-[.D67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284" calcext:value-type="float">
            <text:p>648284</text:p>
          </table:table-cell>
          <table:table-cell table:formula="of:=[.C680]+[.D680]" office:value-type="float" office:value="648284" calcext:value-type="float">
            <text:p>648284</text:p>
          </table:table-cell>
          <table:table-cell table:formula="of:=[.D680]-[.D67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277" calcext:value-type="float">
            <text:p>648277</text:p>
          </table:table-cell>
          <table:table-cell table:formula="of:=[.C681]+[.D681]" office:value-type="float" office:value="648277" calcext:value-type="float">
            <text:p>648277</text:p>
          </table:table-cell>
          <table:table-cell table:formula="of:=[.D681]-[.D68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340" calcext:value-type="float">
            <text:p>648340</text:p>
          </table:table-cell>
          <table:table-cell table:formula="of:=[.C682]+[.D682]" office:value-type="float" office:value="648340" calcext:value-type="float">
            <text:p>648340</text:p>
          </table:table-cell>
          <table:table-cell table:formula="of:=[.D682]-[.D681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349" calcext:value-type="float">
            <text:p>648349</text:p>
          </table:table-cell>
          <table:table-cell table:formula="of:=[.C683]+[.D683]" office:value-type="float" office:value="648349" calcext:value-type="float">
            <text:p>648349</text:p>
          </table:table-cell>
          <table:table-cell table:formula="of:=[.D683]-[.D68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343" calcext:value-type="float">
            <text:p>648343</text:p>
          </table:table-cell>
          <table:table-cell table:formula="of:=[.C684]+[.D684]" office:value-type="float" office:value="648343" calcext:value-type="float">
            <text:p>648343</text:p>
          </table:table-cell>
          <table:table-cell table:formula="of:=[.D684]-[.D68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348" calcext:value-type="float">
            <text:p>648348</text:p>
          </table:table-cell>
          <table:table-cell table:formula="of:=[.C685]+[.D685]" office:value-type="float" office:value="648348" calcext:value-type="float">
            <text:p>648348</text:p>
          </table:table-cell>
          <table:table-cell table:formula="of:=[.D685]-[.D68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343" calcext:value-type="float">
            <text:p>648343</text:p>
          </table:table-cell>
          <table:table-cell table:formula="of:=[.C686]+[.D686]" office:value-type="float" office:value="648343" calcext:value-type="float">
            <text:p>648343</text:p>
          </table:table-cell>
          <table:table-cell table:formula="of:=[.D686]-[.D68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398" calcext:value-type="float">
            <text:p>648398</text:p>
          </table:table-cell>
          <table:table-cell table:formula="of:=[.C687]+[.D687]" office:value-type="float" office:value="648398" calcext:value-type="float">
            <text:p>648398</text:p>
          </table:table-cell>
          <table:table-cell table:formula="of:=[.D687]-[.D686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406" calcext:value-type="float">
            <text:p>648406</text:p>
          </table:table-cell>
          <table:table-cell table:formula="of:=[.C688]+[.D688]" office:value-type="float" office:value="648406" calcext:value-type="float">
            <text:p>648406</text:p>
          </table:table-cell>
          <table:table-cell table:formula="of:=[.D688]-[.D68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400" calcext:value-type="float">
            <text:p>648400</text:p>
          </table:table-cell>
          <table:table-cell table:formula="of:=[.C689]+[.D689]" office:value-type="float" office:value="648400" calcext:value-type="float">
            <text:p>648400</text:p>
          </table:table-cell>
          <table:table-cell table:formula="of:=[.D689]-[.D68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408" calcext:value-type="float">
            <text:p>648408</text:p>
          </table:table-cell>
          <table:table-cell table:formula="of:=[.C690]+[.D690]" office:value-type="float" office:value="648408" calcext:value-type="float">
            <text:p>648408</text:p>
          </table:table-cell>
          <table:table-cell table:formula="of:=[.D690]-[.D68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400" calcext:value-type="float">
            <text:p>648400</text:p>
          </table:table-cell>
          <table:table-cell table:formula="of:=[.C691]+[.D691]" office:value-type="float" office:value="648400" calcext:value-type="float">
            <text:p>648400</text:p>
          </table:table-cell>
          <table:table-cell table:formula="of:=[.D691]-[.D69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448" calcext:value-type="float">
            <text:p>648448</text:p>
          </table:table-cell>
          <table:table-cell table:formula="of:=[.C692]+[.D692]" office:value-type="float" office:value="648448" calcext:value-type="float">
            <text:p>648448</text:p>
          </table:table-cell>
          <table:table-cell table:formula="of:=[.D692]-[.D69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457" calcext:value-type="float">
            <text:p>648457</text:p>
          </table:table-cell>
          <table:table-cell table:formula="of:=[.C693]+[.D693]" office:value-type="float" office:value="648457" calcext:value-type="float">
            <text:p>648457</text:p>
          </table:table-cell>
          <table:table-cell table:formula="of:=[.D693]-[.D69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449" calcext:value-type="float">
            <text:p>648449</text:p>
          </table:table-cell>
          <table:table-cell table:formula="of:=[.C694]+[.D694]" office:value-type="float" office:value="648449" calcext:value-type="float">
            <text:p>648449</text:p>
          </table:table-cell>
          <table:table-cell table:formula="of:=[.D694]-[.D69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457" calcext:value-type="float">
            <text:p>648457</text:p>
          </table:table-cell>
          <table:table-cell table:formula="of:=[.C695]+[.D695]" office:value-type="float" office:value="648457" calcext:value-type="float">
            <text:p>648457</text:p>
          </table:table-cell>
          <table:table-cell table:formula="of:=[.D695]-[.D69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452" calcext:value-type="float">
            <text:p>648452</text:p>
          </table:table-cell>
          <table:table-cell table:formula="of:=[.C696]+[.D696]" office:value-type="float" office:value="648452" calcext:value-type="float">
            <text:p>648452</text:p>
          </table:table-cell>
          <table:table-cell table:formula="of:=[.D696]-[.D695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505" calcext:value-type="float">
            <text:p>648505</text:p>
          </table:table-cell>
          <table:table-cell table:formula="of:=[.C697]+[.D697]" office:value-type="float" office:value="648505" calcext:value-type="float">
            <text:p>648505</text:p>
          </table:table-cell>
          <table:table-cell table:formula="of:=[.D697]-[.D69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514" calcext:value-type="float">
            <text:p>648514</text:p>
          </table:table-cell>
          <table:table-cell table:formula="of:=[.C698]+[.D698]" office:value-type="float" office:value="648514" calcext:value-type="float">
            <text:p>648514</text:p>
          </table:table-cell>
          <table:table-cell table:formula="of:=[.D698]-[.D6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508" calcext:value-type="float">
            <text:p>648508</text:p>
          </table:table-cell>
          <table:table-cell table:formula="of:=[.C699]+[.D699]" office:value-type="float" office:value="648508" calcext:value-type="float">
            <text:p>648508</text:p>
          </table:table-cell>
          <table:table-cell table:formula="of:=[.D699]-[.D69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514" calcext:value-type="float">
            <text:p>648514</text:p>
          </table:table-cell>
          <table:table-cell table:formula="of:=[.C700]+[.D700]" office:value-type="float" office:value="648514" calcext:value-type="float">
            <text:p>648514</text:p>
          </table:table-cell>
          <table:table-cell table:formula="of:=[.D700]-[.D69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508" calcext:value-type="float">
            <text:p>648508</text:p>
          </table:table-cell>
          <table:table-cell table:formula="of:=[.C701]+[.D701]" office:value-type="float" office:value="648508" calcext:value-type="float">
            <text:p>648508</text:p>
          </table:table-cell>
          <table:table-cell table:formula="of:=[.D701]-[.D70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556" calcext:value-type="float">
            <text:p>648556</text:p>
          </table:table-cell>
          <table:table-cell table:formula="of:=[.C702]+[.D702]" office:value-type="float" office:value="648556" calcext:value-type="float">
            <text:p>648556</text:p>
          </table:table-cell>
          <table:table-cell table:formula="of:=[.D702]-[.D70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564" calcext:value-type="float">
            <text:p>648564</text:p>
          </table:table-cell>
          <table:table-cell table:formula="of:=[.C703]+[.D703]" office:value-type="float" office:value="648564" calcext:value-type="float">
            <text:p>648564</text:p>
          </table:table-cell>
          <table:table-cell table:formula="of:=[.D703]-[.D70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558" calcext:value-type="float">
            <text:p>648558</text:p>
          </table:table-cell>
          <table:table-cell table:formula="of:=[.C704]+[.D704]" office:value-type="float" office:value="648558" calcext:value-type="float">
            <text:p>648558</text:p>
          </table:table-cell>
          <table:table-cell table:formula="of:=[.D704]-[.D703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566" calcext:value-type="float">
            <text:p>648566</text:p>
          </table:table-cell>
          <table:table-cell table:formula="of:=[.C705]+[.D705]" office:value-type="float" office:value="648566" calcext:value-type="float">
            <text:p>648566</text:p>
          </table:table-cell>
          <table:table-cell table:formula="of:=[.D705]-[.D70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560" calcext:value-type="float">
            <text:p>648560</text:p>
          </table:table-cell>
          <table:table-cell table:formula="of:=[.C706]+[.D706]" office:value-type="float" office:value="648560" calcext:value-type="float">
            <text:p>648560</text:p>
          </table:table-cell>
          <table:table-cell table:formula="of:=[.D706]-[.D70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614" calcext:value-type="float">
            <text:p>648614</text:p>
          </table:table-cell>
          <table:table-cell table:formula="of:=[.C707]+[.D707]" office:value-type="float" office:value="648614" calcext:value-type="float">
            <text:p>648614</text:p>
          </table:table-cell>
          <table:table-cell table:formula="of:=[.D707]-[.D70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622" calcext:value-type="float">
            <text:p>648622</text:p>
          </table:table-cell>
          <table:table-cell table:formula="of:=[.C708]+[.D708]" office:value-type="float" office:value="648622" calcext:value-type="float">
            <text:p>648622</text:p>
          </table:table-cell>
          <table:table-cell table:formula="of:=[.D708]-[.D70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615" calcext:value-type="float">
            <text:p>648615</text:p>
          </table:table-cell>
          <table:table-cell table:formula="of:=[.C709]+[.D709]" office:value-type="float" office:value="648615" calcext:value-type="float">
            <text:p>648615</text:p>
          </table:table-cell>
          <table:table-cell table:formula="of:=[.D709]-[.D70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string" calcext:value-type="string">
            <text:p>WLS_SOA15</text:p>
          </table:table-cell>
          <table:table-cell office:value-type="float" office:value="1" calcext:value-type="float">
            <text:p>1</text:p>
          </table:table-cell>
          <table:table-cell office:value-type="float" office:value="648623" calcext:value-type="float">
            <text:p>648623</text:p>
          </table:table-cell>
          <table:table-cell table:formula="of:=[.C710]+[.D710]" office:value-type="float" office:value="648624" calcext:value-type="float">
            <text:p>648624</text:p>
          </table:table-cell>
          <table:table-cell table:formula="of:=[.D710]-[.D70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615" calcext:value-type="float">
            <text:p>648615</text:p>
          </table:table-cell>
          <table:table-cell table:formula="of:=[.C711]+[.D711]" office:value-type="float" office:value="648615" calcext:value-type="float">
            <text:p>648615</text:p>
          </table:table-cell>
          <table:table-cell table:formula="of:=[.D711]-[.D710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665" calcext:value-type="float">
            <text:p>648665</text:p>
          </table:table-cell>
          <table:table-cell table:formula="of:=[.C712]+[.D712]" office:value-type="float" office:value="648665" calcext:value-type="float">
            <text:p>648665</text:p>
          </table:table-cell>
          <table:table-cell table:formula="of:=[.D712]-[.D71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673" calcext:value-type="float">
            <text:p>648673</text:p>
          </table:table-cell>
          <table:table-cell table:formula="of:=[.C713]+[.D713]" office:value-type="float" office:value="648673" calcext:value-type="float">
            <text:p>648673</text:p>
          </table:table-cell>
          <table:table-cell table:formula="of:=[.D713]-[.D7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666" calcext:value-type="float">
            <text:p>648666</text:p>
          </table:table-cell>
          <table:table-cell table:formula="of:=[.C714]+[.D714]" office:value-type="float" office:value="648666" calcext:value-type="float">
            <text:p>648666</text:p>
          </table:table-cell>
          <table:table-cell table:formula="of:=[.D714]-[.D713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673" calcext:value-type="float">
            <text:p>648673</text:p>
          </table:table-cell>
          <table:table-cell table:formula="of:=[.C715]+[.D715]" office:value-type="float" office:value="648673" calcext:value-type="float">
            <text:p>648673</text:p>
          </table:table-cell>
          <table:table-cell table:formula="of:=[.D715]-[.D71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667" calcext:value-type="float">
            <text:p>648667</text:p>
          </table:table-cell>
          <table:table-cell table:formula="of:=[.C716]+[.D716]" office:value-type="float" office:value="648667" calcext:value-type="float">
            <text:p>648667</text:p>
          </table:table-cell>
          <table:table-cell table:formula="of:=[.D716]-[.D71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706" calcext:value-type="float">
            <text:p>648706</text:p>
          </table:table-cell>
          <table:table-cell table:formula="of:=[.C717]+[.D717]" office:value-type="float" office:value="648706" calcext:value-type="float">
            <text:p>648706</text:p>
          </table:table-cell>
          <table:table-cell table:formula="of:=[.D717]-[.D71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714" calcext:value-type="float">
            <text:p>648714</text:p>
          </table:table-cell>
          <table:table-cell table:formula="of:=[.C718]+[.D718]" office:value-type="float" office:value="648714" calcext:value-type="float">
            <text:p>648714</text:p>
          </table:table-cell>
          <table:table-cell table:formula="of:=[.D718]-[.D71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707" calcext:value-type="float">
            <text:p>648707</text:p>
          </table:table-cell>
          <table:table-cell table:formula="of:=[.C719]+[.D719]" office:value-type="float" office:value="648707" calcext:value-type="float">
            <text:p>648707</text:p>
          </table:table-cell>
          <table:table-cell table:formula="of:=[.D719]-[.D718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713" calcext:value-type="float">
            <text:p>648713</text:p>
          </table:table-cell>
          <table:table-cell table:formula="of:=[.C720]+[.D720]" office:value-type="float" office:value="648713" calcext:value-type="float">
            <text:p>648713</text:p>
          </table:table-cell>
          <table:table-cell table:formula="of:=[.D720]-[.D7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707" calcext:value-type="float">
            <text:p>648707</text:p>
          </table:table-cell>
          <table:table-cell table:formula="of:=[.C721]+[.D721]" office:value-type="float" office:value="648707" calcext:value-type="float">
            <text:p>648707</text:p>
          </table:table-cell>
          <table:table-cell table:formula="of:=[.D721]-[.D72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738" calcext:value-type="float">
            <text:p>648738</text:p>
          </table:table-cell>
          <table:table-cell table:formula="of:=[.C722]+[.D722]" office:value-type="float" office:value="648738" calcext:value-type="float">
            <text:p>648738</text:p>
          </table:table-cell>
          <table:table-cell table:formula="of:=[.D722]-[.D721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747" calcext:value-type="float">
            <text:p>648747</text:p>
          </table:table-cell>
          <table:table-cell table:formula="of:=[.C723]+[.D723]" office:value-type="float" office:value="648747" calcext:value-type="float">
            <text:p>648747</text:p>
          </table:table-cell>
          <table:table-cell table:formula="of:=[.D723]-[.D72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739" calcext:value-type="float">
            <text:p>648739</text:p>
          </table:table-cell>
          <table:table-cell table:formula="of:=[.C724]+[.D724]" office:value-type="float" office:value="648739" calcext:value-type="float">
            <text:p>648739</text:p>
          </table:table-cell>
          <table:table-cell table:formula="of:=[.D724]-[.D72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746" calcext:value-type="float">
            <text:p>648746</text:p>
          </table:table-cell>
          <table:table-cell table:formula="of:=[.C725]+[.D725]" office:value-type="float" office:value="648746" calcext:value-type="float">
            <text:p>648746</text:p>
          </table:table-cell>
          <table:table-cell table:formula="of:=[.D725]-[.D7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740" calcext:value-type="float">
            <text:p>648740</text:p>
          </table:table-cell>
          <table:table-cell table:formula="of:=[.C726]+[.D726]" office:value-type="float" office:value="648740" calcext:value-type="float">
            <text:p>648740</text:p>
          </table:table-cell>
          <table:table-cell table:formula="of:=[.D726]-[.D725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779" calcext:value-type="float">
            <text:p>648779</text:p>
          </table:table-cell>
          <table:table-cell table:formula="of:=[.C727]+[.D727]" office:value-type="float" office:value="648779" calcext:value-type="float">
            <text:p>648779</text:p>
          </table:table-cell>
          <table:table-cell table:formula="of:=[.D727]-[.D72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787" calcext:value-type="float">
            <text:p>648787</text:p>
          </table:table-cell>
          <table:table-cell table:formula="of:=[.C728]+[.D728]" office:value-type="float" office:value="648787" calcext:value-type="float">
            <text:p>648787</text:p>
          </table:table-cell>
          <table:table-cell table:formula="of:=[.D728]-[.D72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781" calcext:value-type="float">
            <text:p>648781</text:p>
          </table:table-cell>
          <table:table-cell table:formula="of:=[.C729]+[.D729]" office:value-type="float" office:value="648781" calcext:value-type="float">
            <text:p>648781</text:p>
          </table:table-cell>
          <table:table-cell table:formula="of:=[.D729]-[.D72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788" calcext:value-type="float">
            <text:p>648788</text:p>
          </table:table-cell>
          <table:table-cell table:formula="of:=[.C730]+[.D730]" office:value-type="float" office:value="648788" calcext:value-type="float">
            <text:p>648788</text:p>
          </table:table-cell>
          <table:table-cell table:formula="of:=[.D730]-[.D72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781" calcext:value-type="float">
            <text:p>648781</text:p>
          </table:table-cell>
          <table:table-cell table:formula="of:=[.C731]+[.D731]" office:value-type="float" office:value="648781" calcext:value-type="float">
            <text:p>648781</text:p>
          </table:table-cell>
          <table:table-cell table:formula="of:=[.D731]-[.D730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811" calcext:value-type="float">
            <text:p>648811</text:p>
          </table:table-cell>
          <table:table-cell table:formula="of:=[.C732]+[.D732]" office:value-type="float" office:value="648811" calcext:value-type="float">
            <text:p>648811</text:p>
          </table:table-cell>
          <table:table-cell table:formula="of:=[.D732]-[.D73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820" calcext:value-type="float">
            <text:p>648820</text:p>
          </table:table-cell>
          <table:table-cell table:formula="of:=[.C733]+[.D733]" office:value-type="float" office:value="648820" calcext:value-type="float">
            <text:p>648820</text:p>
          </table:table-cell>
          <table:table-cell table:formula="of:=[.D733]-[.D73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812" calcext:value-type="float">
            <text:p>648812</text:p>
          </table:table-cell>
          <table:table-cell table:formula="of:=[.C734]+[.D734]" office:value-type="float" office:value="648812" calcext:value-type="float">
            <text:p>648812</text:p>
          </table:table-cell>
          <table:table-cell table:formula="of:=[.D734]-[.D733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818" calcext:value-type="float">
            <text:p>648818</text:p>
          </table:table-cell>
          <table:table-cell table:formula="of:=[.C735]+[.D735]" office:value-type="float" office:value="648818" calcext:value-type="float">
            <text:p>648818</text:p>
          </table:table-cell>
          <table:table-cell table:formula="of:=[.D735]-[.D7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814" calcext:value-type="float">
            <text:p>648814</text:p>
          </table:table-cell>
          <table:table-cell table:formula="of:=[.C736]+[.D736]" office:value-type="float" office:value="648814" calcext:value-type="float">
            <text:p>648814</text:p>
          </table:table-cell>
          <table:table-cell table:formula="of:=[.D736]-[.D735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837" calcext:value-type="float">
            <text:p>648837</text:p>
          </table:table-cell>
          <table:table-cell table:formula="of:=[.C737]+[.D737]" office:value-type="float" office:value="648837" calcext:value-type="float">
            <text:p>648837</text:p>
          </table:table-cell>
          <table:table-cell table:formula="of:=[.D737]-[.D73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845" calcext:value-type="float">
            <text:p>648845</text:p>
          </table:table-cell>
          <table:table-cell table:formula="of:=[.C738]+[.D738]" office:value-type="float" office:value="648845" calcext:value-type="float">
            <text:p>648845</text:p>
          </table:table-cell>
          <table:table-cell table:formula="of:=[.D738]-[.D7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839" calcext:value-type="float">
            <text:p>648839</text:p>
          </table:table-cell>
          <table:table-cell table:formula="of:=[.C739]+[.D739]" office:value-type="float" office:value="648839" calcext:value-type="float">
            <text:p>648839</text:p>
          </table:table-cell>
          <table:table-cell table:formula="of:=[.D739]-[.D738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845" calcext:value-type="float">
            <text:p>648845</text:p>
          </table:table-cell>
          <table:table-cell table:formula="of:=[.C740]+[.D740]" office:value-type="float" office:value="648845" calcext:value-type="float">
            <text:p>648845</text:p>
          </table:table-cell>
          <table:table-cell table:formula="of:=[.D740]-[.D7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839" calcext:value-type="float">
            <text:p>648839</text:p>
          </table:table-cell>
          <table:table-cell table:formula="of:=[.C741]+[.D741]" office:value-type="float" office:value="648839" calcext:value-type="float">
            <text:p>648839</text:p>
          </table:table-cell>
          <table:table-cell table:formula="of:=[.D741]-[.D740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869" calcext:value-type="float">
            <text:p>648869</text:p>
          </table:table-cell>
          <table:table-cell table:formula="of:=[.C742]+[.D742]" office:value-type="float" office:value="648869" calcext:value-type="float">
            <text:p>648869</text:p>
          </table:table-cell>
          <table:table-cell table:formula="of:=[.D742]-[.D74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877" calcext:value-type="float">
            <text:p>648877</text:p>
          </table:table-cell>
          <table:table-cell table:formula="of:=[.C743]+[.D743]" office:value-type="float" office:value="648877" calcext:value-type="float">
            <text:p>648877</text:p>
          </table:table-cell>
          <table:table-cell table:formula="of:=[.D743]-[.D74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868" calcext:value-type="float">
            <text:p>648868</text:p>
          </table:table-cell>
          <table:table-cell table:formula="of:=[.C744]+[.D744]" office:value-type="float" office:value="648868" calcext:value-type="float">
            <text:p>648868</text:p>
          </table:table-cell>
          <table:table-cell table:formula="of:=[.D744]-[.D743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876" calcext:value-type="float">
            <text:p>648876</text:p>
          </table:table-cell>
          <table:table-cell table:formula="of:=[.C745]+[.D745]" office:value-type="float" office:value="648876" calcext:value-type="float">
            <text:p>648876</text:p>
          </table:table-cell>
          <table:table-cell table:formula="of:=[.D745]-[.D74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869" calcext:value-type="float">
            <text:p>648869</text:p>
          </table:table-cell>
          <table:table-cell table:formula="of:=[.C746]+[.D746]" office:value-type="float" office:value="648869" calcext:value-type="float">
            <text:p>648869</text:p>
          </table:table-cell>
          <table:table-cell table:formula="of:=[.D746]-[.D745]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office:value-type="string" calcext:value-type="string">
            <text:p>WLS_SOA1</text:p>
          </table:table-cell>
          <table:table-cell office:value-type="float" office:value="0" calcext:value-type="float">
            <text:p>0</text:p>
          </table:table-cell>
          <table:table-cell office:value-type="float" office:value="648897" calcext:value-type="float">
            <text:p>648897</text:p>
          </table:table-cell>
          <table:table-cell table:formula="of:=[.C747]+[.D747]" office:value-type="float" office:value="648897" calcext:value-type="float">
            <text:p>648897</text:p>
          </table:table-cell>
          <table:table-cell table:formula="of:=[.D747]-[.D74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office:value-type="string" calcext:value-type="string">
            <text:p>WLS_SOA5</text:p>
          </table:table-cell>
          <table:table-cell office:value-type="float" office:value="0" calcext:value-type="float">
            <text:p>0</text:p>
          </table:table-cell>
          <table:table-cell office:value-type="float" office:value="648906" calcext:value-type="float">
            <text:p>648906</text:p>
          </table:table-cell>
          <table:table-cell table:formula="of:=[.C748]+[.D748]" office:value-type="float" office:value="648906" calcext:value-type="float">
            <text:p>648906</text:p>
          </table:table-cell>
          <table:table-cell table:formula="of:=[.D748]-[.D7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office:value-type="string" calcext:value-type="string">
            <text:p>WLS_SOA10</text:p>
          </table:table-cell>
          <table:table-cell office:value-type="float" office:value="0" calcext:value-type="float">
            <text:p>0</text:p>
          </table:table-cell>
          <table:table-cell office:value-type="float" office:value="648897" calcext:value-type="float">
            <text:p>648897</text:p>
          </table:table-cell>
          <table:table-cell table:formula="of:=[.C749]+[.D749]" office:value-type="float" office:value="648897" calcext:value-type="float">
            <text:p>648897</text:p>
          </table:table-cell>
          <table:table-cell table:formula="of:=[.D749]-[.D748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office:value-type="string" calcext:value-type="string">
            <text:p>WLS_SOA15</text:p>
          </table:table-cell>
          <table:table-cell office:value-type="float" office:value="0" calcext:value-type="float">
            <text:p>0</text:p>
          </table:table-cell>
          <table:table-cell office:value-type="float" office:value="648904" calcext:value-type="float">
            <text:p>648904</text:p>
          </table:table-cell>
          <table:table-cell table:formula="of:=[.C750]+[.D750]" office:value-type="float" office:value="648904" calcext:value-type="float">
            <text:p>648904</text:p>
          </table:table-cell>
          <table:table-cell table:formula="of:=[.D750]-[.D74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office:value-type="string" calcext:value-type="string">
            <text:p>WLS_SOA16</text:p>
          </table:table-cell>
          <table:table-cell office:value-type="float" office:value="0" calcext:value-type="float">
            <text:p>0</text:p>
          </table:table-cell>
          <table:table-cell office:value-type="float" office:value="648900" calcext:value-type="float">
            <text:p>648900</text:p>
          </table:table-cell>
          <table:table-cell table:formula="of:=[.C751]+[.D751]" office:value-type="float" office:value="648900" calcext:value-type="float">
            <text:p>648900</text:p>
          </table:table-cell>
          <table:table-cell table:formula="of:=[.D751]-[.D750]" office:value-type="float" office:value="-4" calcext:value-type="float">
            <text:p>-4</text:p>
          </table:table-cell>
        </table:table-row>
      </table:table>
      <table:table table:name="Pivot Table_jms-queue-data_5" table:style-name="ta1">
        <table:shapes>
          <draw:frame draw:z-index="0" draw:style-name="gr1" draw:text-style-name="P1" svg:width="453.17pt" svg:height="255.23pt" svg:x="155.99pt" svg:y="127.25pt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"/>
        <table:table-column table:style-name="co8" table:default-cell-style-name="ce7"/>
        <table:table-row table:style-name="ro1">
          <table:table-cell table:style-name="ce1" office:value-type="string" calcext:value-type="string">
            <text:p>Server Name</text:p>
          </table:table-cell>
          <table:table-cell table:style-name="ce5" office:value-type="string" calcext:value-type="string">
            <text:p>Sum - MessagesReceivedDiff</text:p>
          </table:table-cell>
        </table:table-row>
        <table:table-row table:style-name="ro1">
          <table:table-cell table:style-name="ce2" office:value-type="string" calcext:value-type="string">
            <text:p>WLS_SOA1</text:p>
          </table:table-cell>
          <table:table-cell table:style-name="ce6" office:value-type="float" office:value="6279" calcext:value-type="float">
            <text:p>6279</text:p>
          </table:table-cell>
        </table:table-row>
        <table:table-row table:style-name="ro1">
          <table:table-cell office:value-type="string" calcext:value-type="string">
            <text:p>WLS_SOA10</text:p>
          </table:table-cell>
          <table:table-cell office:value-type="float" office:value="-1289" calcext:value-type="float">
            <text:p>-1289</text:p>
          </table:table-cell>
        </table:table-row>
        <table:table-row table:style-name="ro1">
          <table:table-cell office:value-type="string" calcext:value-type="string">
            <text:p>WLS_SOA15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WLS_SOA16</text:p>
          </table:table-cell>
          <table:table-cell office:value-type="float" office:value="-1137" calcext:value-type="float">
            <text:p>-1137</text:p>
          </table:table-cell>
        </table:table-row>
        <table:table-row table:style-name="ro1">
          <table:table-cell office:value-type="string" calcext:value-type="string">
            <text:p>WLS_SOA5</text:p>
          </table:table-cell>
          <table:table-cell table:style-name="ce8" office:value-type="float" office:value="1265" calcext:value-type="float">
            <text:p>1265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6406" calcext:value-type="float">
            <text:p>6406</text:p>
          </table:table-cell>
        </table:table-row>
      </table:table>
      <table:table table:name="Pivot Table_jms-queue-data_4" table:style-name="ta1">
        <table:shapes>
          <draw:frame draw:z-index="0" draw:style-name="gr1" draw:text-style-name="P1" svg:width="453.23pt" svg:height="255.23pt" svg:x="95.16pt" svg:y="158.12pt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3"/>
        <table:table-column table:style-name="co9" table:default-cell-style-name="ce7"/>
        <table:table-row table:style-name="ro1">
          <table:table-cell table:style-name="ce1" office:value-type="string" calcext:value-type="string">
            <text:p>Server Name</text:p>
          </table:table-cell>
          <table:table-cell table:style-name="ce5" office:value-type="string" calcext:value-type="string">
            <text:p>Sum - MessagesCurrent</text:p>
          </table:table-cell>
        </table:table-row>
        <table:table-row table:style-name="ro1">
          <table:table-cell table:style-name="ce2" office:value-type="string" calcext:value-type="string">
            <text:p>WLS_SOA1</text:p>
          </table:table-cell>
          <table:table-cell table:style-name="ce6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WLS_SOA1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WLS_SOA1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WLS_SOA1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WLS_SOA5</text:p>
          </table:table-cell>
          <table:table-cell table:style-name="ce8" office:value-type="float" office:value="629" calcext:value-type="float">
            <text:p>629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3157" calcext:value-type="float">
            <text:p>3157</text:p>
          </table:table-cell>
        </table:table-row>
      </table:table>
      <table:table table:name="Pivot Table_jms-queue-data_3" table:style-name="ta1">
        <table:shapes>
          <draw:frame draw:z-index="0" draw:style-name="gr1" draw:text-style-name="P1" svg:width="453.77pt" svg:height="255.23pt" svg:x="329.02pt" svg:y="160.38pt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3"/>
        <table:table-column table:style-name="co11" table:default-cell-style-name="ce7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Sum - MessagesReceivedDiff</text:p>
          </table:table-cell>
        </table:table-row>
        <table:table-row table:style-name="ro1">
          <table:table-cell table:style-name="ce2" office:value-type="string" calcext:value-type="string">
            <text:p>2018.12.04 13:03:0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table:style-name="ce8" office:value-type="float" office:value="31" calcext:value-type="float">
            <text:p>3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6406" calcext:value-type="float">
            <text:p>6406</text:p>
          </table:table-cell>
        </table:table-row>
      </table:table>
      <table:table table:name="Pivot Table_jms-queue-data_2" table:style-name="ta1">
        <table:shapes>
          <draw:frame draw:z-index="0" draw:style-name="gr1" draw:text-style-name="P1" svg:width="453.77pt" svg:height="255.23pt" svg:x="328.25pt" svg:y="91.11pt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3"/>
        <table:table-column table:style-name="co13" table:default-cell-style-name="ce7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Sum - MessagesCurrent</text:p>
          </table:table-cell>
        </table:table-row>
        <table:table-row table:style-name="ro1">
          <table:table-cell table:style-name="ce2" office:value-type="string" calcext:value-type="string">
            <text:p>2018.12.04 13:03:0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4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5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7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8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09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0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1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2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3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4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5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7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19: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8.12.04 13:20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1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2: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.12.04 13:23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4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5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6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7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29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0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1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2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3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4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5: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.12.04 13:3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7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38: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8.12.04 13:39:0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8.12.04 13:40:0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8.12.04 13:41:0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8.12.04 13:42:0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8.12.04 13:43:1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2018.12.04 13:44: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8.12.04 13:45: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.12.04 13:46: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.12.04 13:47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4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49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0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1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2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3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4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5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6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7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3:59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0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1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2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3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4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5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7: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8.12.04 14:08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09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0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1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2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3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4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5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7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19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0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1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2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3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4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5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7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8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29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0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1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2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3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4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5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7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8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39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0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1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2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3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4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5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7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48: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.12.04 14:49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0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1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2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3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4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5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7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8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4:59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0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1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2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3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4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5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6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7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8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09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0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1: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.12.04 15:12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3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4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5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6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7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19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0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1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2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3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4: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.12.04 15:25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6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7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8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29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30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31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.12.04 15:32:2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3157" calcext:value-type="float">
            <text:p>3157</text:p>
          </table:table-cell>
        </table:table-row>
      </table:table>
      <table:table table:name="Pivot Table_jms-queue-data_1" table:style-name="ta1">
        <table:table-column table:style-name="co14" table:default-cell-style-name="ce3"/>
        <table:table-column table:style-name="co15" table:default-cell-style-name="ce13"/>
        <table:table-column table:style-name="co16" table:default-cell-style-name="ce13"/>
        <table:table-column table:style-name="co7" table:default-cell-style-name="ce16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2" office:value-type="string" calcext:value-type="string">
            <text:p>Timestamp</text:p>
          </table:table-cell>
          <table:table-cell table:style-name="ce12" office:value-type="string" calcext:value-type="string">
            <text:p>MessagesTotal</text:p>
          </table:table-cell>
          <table:table-cell table:style-name="ce5" office:value-type="string" calcext:value-type="string">
            <text:p>(empty)</text:p>
          </table:table-cell>
        </table:table-row>
        <table:table-row table:style-name="ro1">
          <table:table-cell table:style-name="ce2" office:value-type="string" calcext:value-type="string">
            <text:p>WLS_SOA1</text:p>
          </table:table-cell>
          <table:table-cell office:value-type="string" calcext:value-type="string">
            <text:p>2018.12.04 13:03:03</text:p>
          </table:table-cell>
          <table:table-cell office:value-type="float" office:value="642494" calcext:value-type="float">
            <text:p>6424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4:04</text:p>
          </table:table-cell>
          <table:table-cell office:value-type="float" office:value="642538" calcext:value-type="float">
            <text:p>6425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5:04</text:p>
          </table:table-cell>
          <table:table-cell office:value-type="float" office:value="642580" calcext:value-type="float">
            <text:p>6425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6:05</text:p>
          </table:table-cell>
          <table:table-cell office:value-type="float" office:value="642623" calcext:value-type="float">
            <text:p>6426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7:06</text:p>
          </table:table-cell>
          <table:table-cell office:value-type="float" office:value="642671" calcext:value-type="float">
            <text:p>642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8:06</text:p>
          </table:table-cell>
          <table:table-cell office:value-type="float" office:value="642708" calcext:value-type="float">
            <text:p>642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9:08</text:p>
          </table:table-cell>
          <table:table-cell office:value-type="float" office:value="642745" calcext:value-type="float">
            <text:p>642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0:09</text:p>
          </table:table-cell>
          <table:table-cell office:value-type="float" office:value="642781" calcext:value-type="float">
            <text:p>642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1:09</text:p>
          </table:table-cell>
          <table:table-cell office:value-type="float" office:value="642812" calcext:value-type="float">
            <text:p>642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2:14</text:p>
          </table:table-cell>
          <table:table-cell office:value-type="float" office:value="642851" calcext:value-type="float">
            <text:p>642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3:14</text:p>
          </table:table-cell>
          <table:table-cell office:value-type="float" office:value="642887" calcext:value-type="float">
            <text:p>642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4:15</text:p>
          </table:table-cell>
          <table:table-cell office:value-type="float" office:value="642921" calcext:value-type="float">
            <text:p>642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5:16</text:p>
          </table:table-cell>
          <table:table-cell office:value-type="float" office:value="642954" calcext:value-type="float">
            <text:p>642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6:16</text:p>
          </table:table-cell>
          <table:table-cell office:value-type="float" office:value="642989" calcext:value-type="float">
            <text:p>6429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7:17</text:p>
          </table:table-cell>
          <table:table-cell office:value-type="float" office:value="643027" calcext:value-type="float">
            <text:p>643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8:17</text:p>
          </table:table-cell>
          <table:table-cell office:value-type="float" office:value="643078" calcext:value-type="float">
            <text:p>643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9:18</text:p>
          </table:table-cell>
          <table:table-cell office:value-type="float" office:value="643192" calcext:value-type="float">
            <text:p>643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0:19</text:p>
          </table:table-cell>
          <table:table-cell office:value-type="float" office:value="643324" calcext:value-type="float">
            <text:p>6433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1:19</text:p>
          </table:table-cell>
          <table:table-cell office:value-type="float" office:value="643373" calcext:value-type="float">
            <text:p>6433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2:20</text:p>
          </table:table-cell>
          <table:table-cell office:value-type="float" office:value="643434" calcext:value-type="float">
            <text:p>6434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3:22</text:p>
          </table:table-cell>
          <table:table-cell office:value-type="float" office:value="643493" calcext:value-type="float">
            <text:p>643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4:23</text:p>
          </table:table-cell>
          <table:table-cell office:value-type="float" office:value="643532" calcext:value-type="float">
            <text:p>6435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5:24</text:p>
          </table:table-cell>
          <table:table-cell office:value-type="float" office:value="643567" calcext:value-type="float">
            <text:p>643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6:24</text:p>
          </table:table-cell>
          <table:table-cell office:value-type="float" office:value="643606" calcext:value-type="float">
            <text:p>6436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7:25</text:p>
          </table:table-cell>
          <table:table-cell office:value-type="float" office:value="643638" calcext:value-type="float">
            <text:p>643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8:25</text:p>
          </table:table-cell>
          <table:table-cell office:value-type="float" office:value="643672" calcext:value-type="float">
            <text:p>6436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9:26</text:p>
          </table:table-cell>
          <table:table-cell office:value-type="float" office:value="643713" calcext:value-type="float">
            <text:p>6437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0:27</text:p>
          </table:table-cell>
          <table:table-cell office:value-type="float" office:value="643753" calcext:value-type="float">
            <text:p>6437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1:27</text:p>
          </table:table-cell>
          <table:table-cell office:value-type="float" office:value="643785" calcext:value-type="float">
            <text:p>6437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2:28</text:p>
          </table:table-cell>
          <table:table-cell office:value-type="float" office:value="643817" calcext:value-type="float">
            <text:p>6438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3:03</text:p>
          </table:table-cell>
          <table:table-cell office:value-type="float" office:value="643849" calcext:value-type="float">
            <text:p>643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4:04</text:p>
          </table:table-cell>
          <table:table-cell office:value-type="float" office:value="643893" calcext:value-type="float">
            <text:p>6438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5:05</text:p>
          </table:table-cell>
          <table:table-cell office:value-type="float" office:value="644001" calcext:value-type="float">
            <text:p>644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6:05</text:p>
          </table:table-cell>
          <table:table-cell office:value-type="float" office:value="644040" calcext:value-type="float">
            <text:p>6440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7:06</text:p>
          </table:table-cell>
          <table:table-cell office:value-type="float" office:value="644089" calcext:value-type="float">
            <text:p>644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8:07</text:p>
          </table:table-cell>
          <table:table-cell office:value-type="float" office:value="644149" calcext:value-type="float">
            <text:p>644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9:07</text:p>
          </table:table-cell>
          <table:table-cell office:value-type="float" office:value="644231" calcext:value-type="float">
            <text:p>644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0:08</text:p>
          </table:table-cell>
          <table:table-cell office:value-type="float" office:value="644285" calcext:value-type="float">
            <text:p>6442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1:09</text:p>
          </table:table-cell>
          <table:table-cell office:value-type="float" office:value="644317" calcext:value-type="float">
            <text:p>6443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2:09</text:p>
          </table:table-cell>
          <table:table-cell office:value-type="float" office:value="644347" calcext:value-type="float">
            <text:p>6443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3:15</text:p>
          </table:table-cell>
          <table:table-cell office:value-type="float" office:value="644467" calcext:value-type="float">
            <text:p>6444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4:15</text:p>
          </table:table-cell>
          <table:table-cell office:value-type="float" office:value="644387" calcext:value-type="float">
            <text:p>644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5:16</text:p>
          </table:table-cell>
          <table:table-cell office:value-type="float" office:value="644382" calcext:value-type="float">
            <text:p>644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6:17</text:p>
          </table:table-cell>
          <table:table-cell office:value-type="float" office:value="644444" calcext:value-type="float">
            <text:p>644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7:18</text:p>
          </table:table-cell>
          <table:table-cell office:value-type="float" office:value="644506" calcext:value-type="float">
            <text:p>6445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8:18</text:p>
          </table:table-cell>
          <table:table-cell office:value-type="float" office:value="644549" calcext:value-type="float">
            <text:p>6445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9:19</text:p>
          </table:table-cell>
          <table:table-cell office:value-type="float" office:value="644686" calcext:value-type="float">
            <text:p>644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0:20</text:p>
          </table:table-cell>
          <table:table-cell office:value-type="float" office:value="644763" calcext:value-type="float">
            <text:p>6447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1:20</text:p>
          </table:table-cell>
          <table:table-cell office:value-type="float" office:value="644810" calcext:value-type="float">
            <text:p>6448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2:22</text:p>
          </table:table-cell>
          <table:table-cell office:value-type="float" office:value="644850" calcext:value-type="float">
            <text:p>6448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3:23</text:p>
          </table:table-cell>
          <table:table-cell office:value-type="float" office:value="644888" calcext:value-type="float">
            <text:p>6448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4:23</text:p>
          </table:table-cell>
          <table:table-cell office:value-type="float" office:value="644931" calcext:value-type="float">
            <text:p>6449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5:24</text:p>
          </table:table-cell>
          <table:table-cell office:value-type="float" office:value="644968" calcext:value-type="float">
            <text:p>644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6:24</text:p>
          </table:table-cell>
          <table:table-cell office:value-type="float" office:value="644998" calcext:value-type="float">
            <text:p>644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7:25</text:p>
          </table:table-cell>
          <table:table-cell office:value-type="float" office:value="645026" calcext:value-type="float">
            <text:p>645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8:25</text:p>
          </table:table-cell>
          <table:table-cell office:value-type="float" office:value="645054" calcext:value-type="float">
            <text:p>645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9:26</text:p>
          </table:table-cell>
          <table:table-cell office:value-type="float" office:value="645098" calcext:value-type="float">
            <text:p>6450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0:27</text:p>
          </table:table-cell>
          <table:table-cell office:value-type="float" office:value="645137" calcext:value-type="float">
            <text:p>645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1:27</text:p>
          </table:table-cell>
          <table:table-cell office:value-type="float" office:value="645172" calcext:value-type="float">
            <text:p>645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2:28</text:p>
          </table:table-cell>
          <table:table-cell office:value-type="float" office:value="645232" calcext:value-type="float">
            <text:p>645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3:03</text:p>
          </table:table-cell>
          <table:table-cell office:value-type="float" office:value="645259" calcext:value-type="float">
            <text:p>645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4:03</text:p>
          </table:table-cell>
          <table:table-cell office:value-type="float" office:value="645301" calcext:value-type="float">
            <text:p>6453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5:04</text:p>
          </table:table-cell>
          <table:table-cell office:value-type="float" office:value="645339" calcext:value-type="float">
            <text:p>645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6:05</text:p>
          </table:table-cell>
          <table:table-cell office:value-type="float" office:value="645378" calcext:value-type="float">
            <text:p>645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7:06</text:p>
          </table:table-cell>
          <table:table-cell office:value-type="float" office:value="645419" calcext:value-type="float">
            <text:p>6454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8:07</text:p>
          </table:table-cell>
          <table:table-cell office:value-type="float" office:value="645458" calcext:value-type="float">
            <text:p>6454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9:07</text:p>
          </table:table-cell>
          <table:table-cell office:value-type="float" office:value="645510" calcext:value-type="float">
            <text:p>6455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0:08</text:p>
          </table:table-cell>
          <table:table-cell office:value-type="float" office:value="645544" calcext:value-type="float">
            <text:p>6455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1:09</text:p>
          </table:table-cell>
          <table:table-cell office:value-type="float" office:value="645570" calcext:value-type="float">
            <text:p>6455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2:10</text:p>
          </table:table-cell>
          <table:table-cell office:value-type="float" office:value="645614" calcext:value-type="float">
            <text:p>6456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3:14</text:p>
          </table:table-cell>
          <table:table-cell office:value-type="float" office:value="645645" calcext:value-type="float">
            <text:p>645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4:15</text:p>
          </table:table-cell>
          <table:table-cell office:value-type="float" office:value="645680" calcext:value-type="float">
            <text:p>6456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5:15</text:p>
          </table:table-cell>
          <table:table-cell office:value-type="float" office:value="645712" calcext:value-type="float">
            <text:p>645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6:16</text:p>
          </table:table-cell>
          <table:table-cell office:value-type="float" office:value="645738" calcext:value-type="float">
            <text:p>6457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7:16</text:p>
          </table:table-cell>
          <table:table-cell office:value-type="float" office:value="645776" calcext:value-type="float">
            <text:p>6457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8:17</text:p>
          </table:table-cell>
          <table:table-cell office:value-type="float" office:value="645830" calcext:value-type="float">
            <text:p>6458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9:17</text:p>
          </table:table-cell>
          <table:table-cell office:value-type="float" office:value="645915" calcext:value-type="float">
            <text:p>6459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0:18</text:p>
          </table:table-cell>
          <table:table-cell office:value-type="float" office:value="645965" calcext:value-type="float">
            <text:p>645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1:19</text:p>
          </table:table-cell>
          <table:table-cell office:value-type="float" office:value="646012" calcext:value-type="float">
            <text:p>6460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2:20</text:p>
          </table:table-cell>
          <table:table-cell office:value-type="float" office:value="646056" calcext:value-type="float">
            <text:p>6460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3:20</text:p>
          </table:table-cell>
          <table:table-cell office:value-type="float" office:value="646096" calcext:value-type="float">
            <text:p>6460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4:21</text:p>
          </table:table-cell>
          <table:table-cell office:value-type="float" office:value="646130" calcext:value-type="float">
            <text:p>646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5:21</text:p>
          </table:table-cell>
          <table:table-cell office:value-type="float" office:value="646154" calcext:value-type="float">
            <text:p>6461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6:22</text:p>
          </table:table-cell>
          <table:table-cell office:value-type="float" office:value="646180" calcext:value-type="float">
            <text:p>646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7:23</text:p>
          </table:table-cell>
          <table:table-cell office:value-type="float" office:value="646210" calcext:value-type="float">
            <text:p>6462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8:23</text:p>
          </table:table-cell>
          <table:table-cell office:value-type="float" office:value="646244" calcext:value-type="float">
            <text:p>646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9:24</text:p>
          </table:table-cell>
          <table:table-cell office:value-type="float" office:value="646279" calcext:value-type="float">
            <text:p>6462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0:24</text:p>
          </table:table-cell>
          <table:table-cell office:value-type="float" office:value="646311" calcext:value-type="float">
            <text:p>646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1:25</text:p>
          </table:table-cell>
          <table:table-cell office:value-type="float" office:value="646345" calcext:value-type="float">
            <text:p>646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2:26</text:p>
          </table:table-cell>
          <table:table-cell office:value-type="float" office:value="646385" calcext:value-type="float">
            <text:p>6463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3:02</text:p>
          </table:table-cell>
          <table:table-cell office:value-type="float" office:value="646421" calcext:value-type="float">
            <text:p>646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4:03</text:p>
          </table:table-cell>
          <table:table-cell office:value-type="float" office:value="646462" calcext:value-type="float">
            <text:p>646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5:04</text:p>
          </table:table-cell>
          <table:table-cell office:value-type="float" office:value="646510" calcext:value-type="float">
            <text:p>6465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6:05</text:p>
          </table:table-cell>
          <table:table-cell office:value-type="float" office:value="646556" calcext:value-type="float">
            <text:p>6465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7:06</text:p>
          </table:table-cell>
          <table:table-cell office:value-type="float" office:value="646594" calcext:value-type="float">
            <text:p>6465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8:06</text:p>
          </table:table-cell>
          <table:table-cell office:value-type="float" office:value="646635" calcext:value-type="float">
            <text:p>6466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9:07</text:p>
          </table:table-cell>
          <table:table-cell office:value-type="float" office:value="646671" calcext:value-type="float">
            <text:p>646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0:07</text:p>
          </table:table-cell>
          <table:table-cell office:value-type="float" office:value="646708" calcext:value-type="float">
            <text:p>646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1:08</text:p>
          </table:table-cell>
          <table:table-cell office:value-type="float" office:value="646735" calcext:value-type="float">
            <text:p>6467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2:09</text:p>
          </table:table-cell>
          <table:table-cell office:value-type="float" office:value="646765" calcext:value-type="float">
            <text:p>6467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3:09</text:p>
          </table:table-cell>
          <table:table-cell office:value-type="float" office:value="646795" calcext:value-type="float">
            <text:p>6467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4:15</text:p>
          </table:table-cell>
          <table:table-cell office:value-type="float" office:value="646835" calcext:value-type="float">
            <text:p>6468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5:16</text:p>
          </table:table-cell>
          <table:table-cell office:value-type="float" office:value="646863" calcext:value-type="float">
            <text:p>646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6:16</text:p>
          </table:table-cell>
          <table:table-cell office:value-type="float" office:value="646894" calcext:value-type="float">
            <text:p>6468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7:17</text:p>
          </table:table-cell>
          <table:table-cell office:value-type="float" office:value="646928" calcext:value-type="float">
            <text:p>646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8:17</text:p>
          </table:table-cell>
          <table:table-cell office:value-type="float" office:value="647010" calcext:value-type="float">
            <text:p>647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9:18</text:p>
          </table:table-cell>
          <table:table-cell office:value-type="float" office:value="647082" calcext:value-type="float">
            <text:p>6470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0:18</text:p>
          </table:table-cell>
          <table:table-cell office:value-type="float" office:value="647133" calcext:value-type="float">
            <text:p>647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1:19</text:p>
          </table:table-cell>
          <table:table-cell office:value-type="float" office:value="647174" calcext:value-type="float">
            <text:p>647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2:20</text:p>
          </table:table-cell>
          <table:table-cell office:value-type="float" office:value="647217" calcext:value-type="float">
            <text:p>647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3:20</text:p>
          </table:table-cell>
          <table:table-cell office:value-type="float" office:value="647255" calcext:value-type="float">
            <text:p>647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4:21</text:p>
          </table:table-cell>
          <table:table-cell office:value-type="float" office:value="647290" calcext:value-type="float">
            <text:p>6472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5:21</text:p>
          </table:table-cell>
          <table:table-cell office:value-type="float" office:value="647319" calcext:value-type="float">
            <text:p>6473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6:22</text:p>
          </table:table-cell>
          <table:table-cell office:value-type="float" office:value="647350" calcext:value-type="float">
            <text:p>647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7:23</text:p>
          </table:table-cell>
          <table:table-cell office:value-type="float" office:value="647382" calcext:value-type="float">
            <text:p>647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8:23</text:p>
          </table:table-cell>
          <table:table-cell office:value-type="float" office:value="647418" calcext:value-type="float">
            <text:p>647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9:24</text:p>
          </table:table-cell>
          <table:table-cell office:value-type="float" office:value="647451" calcext:value-type="float">
            <text:p>6474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0:24</text:p>
          </table:table-cell>
          <table:table-cell office:value-type="float" office:value="647480" calcext:value-type="float">
            <text:p>647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1:25</text:p>
          </table:table-cell>
          <table:table-cell office:value-type="float" office:value="647509" calcext:value-type="float">
            <text:p>647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2:26</text:p>
          </table:table-cell>
          <table:table-cell office:value-type="float" office:value="647555" calcext:value-type="float">
            <text:p>6475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3:02</text:p>
          </table:table-cell>
          <table:table-cell office:value-type="float" office:value="647580" calcext:value-type="float">
            <text:p>6475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4:05</text:p>
          </table:table-cell>
          <table:table-cell office:value-type="float" office:value="647629" calcext:value-type="float">
            <text:p>6476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5:06</text:p>
          </table:table-cell>
          <table:table-cell office:value-type="float" office:value="647683" calcext:value-type="float">
            <text:p>647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6:07</text:p>
          </table:table-cell>
          <table:table-cell office:value-type="float" office:value="647729" calcext:value-type="float">
            <text:p>6477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7:08</text:p>
          </table:table-cell>
          <table:table-cell office:value-type="float" office:value="647781" calcext:value-type="float">
            <text:p>647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8:08</text:p>
          </table:table-cell>
          <table:table-cell office:value-type="float" office:value="647828" calcext:value-type="float">
            <text:p>6478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9:09</text:p>
          </table:table-cell>
          <table:table-cell office:value-type="float" office:value="647874" calcext:value-type="float">
            <text:p>6478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0:10</text:p>
          </table:table-cell>
          <table:table-cell office:value-type="float" office:value="647926" calcext:value-type="float">
            <text:p>6479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1:14</text:p>
          </table:table-cell>
          <table:table-cell office:value-type="float" office:value="647975" calcext:value-type="float">
            <text:p>6479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2:14</text:p>
          </table:table-cell>
          <table:table-cell office:value-type="float" office:value="648014" calcext:value-type="float">
            <text:p>648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3:15</text:p>
          </table:table-cell>
          <table:table-cell office:value-type="float" office:value="648050" calcext:value-type="float">
            <text:p>648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4:16</text:p>
          </table:table-cell>
          <table:table-cell office:value-type="float" office:value="648087" calcext:value-type="float">
            <text:p>648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5:16</text:p>
          </table:table-cell>
          <table:table-cell office:value-type="float" office:value="648123" calcext:value-type="float">
            <text:p>648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6:17</text:p>
          </table:table-cell>
          <table:table-cell office:value-type="float" office:value="648160" calcext:value-type="float">
            <text:p>648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7:17</text:p>
          </table:table-cell>
          <table:table-cell office:value-type="float" office:value="648207" calcext:value-type="float">
            <text:p>648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8:18</text:p>
          </table:table-cell>
          <table:table-cell office:value-type="float" office:value="648276" calcext:value-type="float">
            <text:p>6482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9:19</text:p>
          </table:table-cell>
          <table:table-cell office:value-type="float" office:value="648340" calcext:value-type="float">
            <text:p>6483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0:19</text:p>
          </table:table-cell>
          <table:table-cell office:value-type="float" office:value="648398" calcext:value-type="float">
            <text:p>6483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1:20</text:p>
          </table:table-cell>
          <table:table-cell office:value-type="float" office:value="648448" calcext:value-type="float">
            <text:p>648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2:21</text:p>
          </table:table-cell>
          <table:table-cell office:value-type="float" office:value="648505" calcext:value-type="float">
            <text:p>6485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3:21</text:p>
          </table:table-cell>
          <table:table-cell office:value-type="float" office:value="648556" calcext:value-type="float">
            <text:p>6485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4:24</text:p>
          </table:table-cell>
          <table:table-cell office:value-type="float" office:value="648614" calcext:value-type="float">
            <text:p>6486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5:25</text:p>
          </table:table-cell>
          <table:table-cell office:value-type="float" office:value="648665" calcext:value-type="float">
            <text:p>6486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6:25</text:p>
          </table:table-cell>
          <table:table-cell office:value-type="float" office:value="648706" calcext:value-type="float">
            <text:p>648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7:26</text:p>
          </table:table-cell>
          <table:table-cell office:value-type="float" office:value="648738" calcext:value-type="float">
            <text:p>6487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8:27</text:p>
          </table:table-cell>
          <table:table-cell office:value-type="float" office:value="648779" calcext:value-type="float">
            <text:p>648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9:28</text:p>
          </table:table-cell>
          <table:table-cell office:value-type="float" office:value="648811" calcext:value-type="float">
            <text:p>6488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0:28</text:p>
          </table:table-cell>
          <table:table-cell office:value-type="float" office:value="648837" calcext:value-type="float">
            <text:p>6488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1:29</text:p>
          </table:table-cell>
          <table:table-cell office:value-type="float" office:value="648869" calcext:value-type="float">
            <text:p>648869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2018.12.04 15:32:29</text:p>
          </table:table-cell>
          <table:table-cell office:value-type="float" office:value="648897" calcext:value-type="float">
            <text:p>648897</text:p>
          </table:table-cell>
          <table:table-cell/>
        </table:table-row>
        <table:table-row table:style-name="ro1">
          <table:table-cell table:style-name="ce2" office:value-type="string" calcext:value-type="string">
            <text:p>WLS_SOA10</text:p>
          </table:table-cell>
          <table:table-cell office:value-type="string" calcext:value-type="string">
            <text:p>2018.12.04 13:03:03</text:p>
          </table:table-cell>
          <table:table-cell office:value-type="float" office:value="642493" calcext:value-type="float">
            <text:p>642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4:04</text:p>
          </table:table-cell>
          <table:table-cell office:value-type="float" office:value="642537" calcext:value-type="float">
            <text:p>6425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5:04</text:p>
          </table:table-cell>
          <table:table-cell office:value-type="float" office:value="642578" calcext:value-type="float">
            <text:p>6425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6:05</text:p>
          </table:table-cell>
          <table:table-cell office:value-type="float" office:value="642624" calcext:value-type="float">
            <text:p>6426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7:06</text:p>
          </table:table-cell>
          <table:table-cell office:value-type="float" office:value="642670" calcext:value-type="float">
            <text:p>6426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8:06</text:p>
          </table:table-cell>
          <table:table-cell office:value-type="float" office:value="642709" calcext:value-type="float">
            <text:p>6427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9:08</text:p>
          </table:table-cell>
          <table:table-cell office:value-type="float" office:value="642745" calcext:value-type="float">
            <text:p>6427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0:09</text:p>
          </table:table-cell>
          <table:table-cell office:value-type="float" office:value="642781" calcext:value-type="float">
            <text:p>642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1:09</text:p>
          </table:table-cell>
          <table:table-cell office:value-type="float" office:value="642812" calcext:value-type="float">
            <text:p>642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2:14</text:p>
          </table:table-cell>
          <table:table-cell office:value-type="float" office:value="642853" calcext:value-type="float">
            <text:p>642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3:14</text:p>
          </table:table-cell>
          <table:table-cell office:value-type="float" office:value="642887" calcext:value-type="float">
            <text:p>642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4:15</text:p>
          </table:table-cell>
          <table:table-cell office:value-type="float" office:value="642921" calcext:value-type="float">
            <text:p>642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5:16</text:p>
          </table:table-cell>
          <table:table-cell office:value-type="float" office:value="642954" calcext:value-type="float">
            <text:p>642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6:16</text:p>
          </table:table-cell>
          <table:table-cell office:value-type="float" office:value="642988" calcext:value-type="float">
            <text:p>642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7:17</text:p>
          </table:table-cell>
          <table:table-cell office:value-type="float" office:value="643026" calcext:value-type="float">
            <text:p>643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8:17</text:p>
          </table:table-cell>
          <table:table-cell office:value-type="float" office:value="643077" calcext:value-type="float">
            <text:p>6430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9:18</text:p>
          </table:table-cell>
          <table:table-cell office:value-type="float" office:value="643200" calcext:value-type="float">
            <text:p>643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0:19</text:p>
          </table:table-cell>
          <table:table-cell office:value-type="float" office:value="643322" calcext:value-type="float">
            <text:p>6433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1:19</text:p>
          </table:table-cell>
          <table:table-cell office:value-type="float" office:value="643372" calcext:value-type="float">
            <text:p>6433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2:20</text:p>
          </table:table-cell>
          <table:table-cell office:value-type="float" office:value="643443" calcext:value-type="float">
            <text:p>643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3:22</text:p>
          </table:table-cell>
          <table:table-cell office:value-type="float" office:value="643493" calcext:value-type="float">
            <text:p>643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4:23</text:p>
          </table:table-cell>
          <table:table-cell office:value-type="float" office:value="643533" calcext:value-type="float">
            <text:p>6435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5:24</text:p>
          </table:table-cell>
          <table:table-cell office:value-type="float" office:value="643567" calcext:value-type="float">
            <text:p>643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6:24</text:p>
          </table:table-cell>
          <table:table-cell office:value-type="float" office:value="643606" calcext:value-type="float">
            <text:p>6436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7:25</text:p>
          </table:table-cell>
          <table:table-cell office:value-type="float" office:value="643636" calcext:value-type="float">
            <text:p>643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8:25</text:p>
          </table:table-cell>
          <table:table-cell office:value-type="float" office:value="643671" calcext:value-type="float">
            <text:p>643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9:26</text:p>
          </table:table-cell>
          <table:table-cell office:value-type="float" office:value="643713" calcext:value-type="float">
            <text:p>6437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0:27</text:p>
          </table:table-cell>
          <table:table-cell office:value-type="float" office:value="643754" calcext:value-type="float">
            <text:p>6437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1:27</text:p>
          </table:table-cell>
          <table:table-cell office:value-type="float" office:value="643785" calcext:value-type="float">
            <text:p>6437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2:28</text:p>
          </table:table-cell>
          <table:table-cell office:value-type="float" office:value="643818" calcext:value-type="float">
            <text:p>6438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3:03</text:p>
          </table:table-cell>
          <table:table-cell office:value-type="float" office:value="643850" calcext:value-type="float">
            <text:p>6438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4:04</text:p>
          </table:table-cell>
          <table:table-cell office:value-type="float" office:value="643891" calcext:value-type="float">
            <text:p>6438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5:05</text:p>
          </table:table-cell>
          <table:table-cell office:value-type="float" office:value="643990" calcext:value-type="float">
            <text:p>6439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6:05</text:p>
          </table:table-cell>
          <table:table-cell office:value-type="float" office:value="644039" calcext:value-type="float">
            <text:p>6440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7:06</text:p>
          </table:table-cell>
          <table:table-cell office:value-type="float" office:value="644087" calcext:value-type="float">
            <text:p>644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8:07</text:p>
          </table:table-cell>
          <table:table-cell office:value-type="float" office:value="644143" calcext:value-type="float">
            <text:p>6441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9:07</text:p>
          </table:table-cell>
          <table:table-cell office:value-type="float" office:value="644227" calcext:value-type="float">
            <text:p>644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0:08</text:p>
          </table:table-cell>
          <table:table-cell office:value-type="float" office:value="644277" calcext:value-type="float">
            <text:p>6442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1:09</text:p>
          </table:table-cell>
          <table:table-cell office:value-type="float" office:value="644311" calcext:value-type="float">
            <text:p>644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2:09</text:p>
          </table:table-cell>
          <table:table-cell office:value-type="float" office:value="644343" calcext:value-type="float">
            <text:p>644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3:15</text:p>
          </table:table-cell>
          <table:table-cell office:value-type="float" office:value="644457" calcext:value-type="float">
            <text:p>6444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4:15</text:p>
          </table:table-cell>
          <table:table-cell office:value-type="float" office:value="644433" calcext:value-type="float">
            <text:p>6444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5:16</text:p>
          </table:table-cell>
          <table:table-cell office:value-type="float" office:value="644379" calcext:value-type="float">
            <text:p>6443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6:17</text:p>
          </table:table-cell>
          <table:table-cell office:value-type="float" office:value="644444" calcext:value-type="float">
            <text:p>644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7:18</text:p>
          </table:table-cell>
          <table:table-cell office:value-type="float" office:value="644504" calcext:value-type="float">
            <text:p>6445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8:18</text:p>
          </table:table-cell>
          <table:table-cell office:value-type="float" office:value="644547" calcext:value-type="float">
            <text:p>6445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9:19</text:p>
          </table:table-cell>
          <table:table-cell office:value-type="float" office:value="644685" calcext:value-type="float">
            <text:p>6446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0:20</text:p>
          </table:table-cell>
          <table:table-cell office:value-type="float" office:value="644762" calcext:value-type="float">
            <text:p>6447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1:20</text:p>
          </table:table-cell>
          <table:table-cell office:value-type="float" office:value="644808" calcext:value-type="float">
            <text:p>6448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2:22</text:p>
          </table:table-cell>
          <table:table-cell office:value-type="float" office:value="644848" calcext:value-type="float">
            <text:p>6448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3:23</text:p>
          </table:table-cell>
          <table:table-cell office:value-type="float" office:value="644886" calcext:value-type="float">
            <text:p>6448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4:23</text:p>
          </table:table-cell>
          <table:table-cell office:value-type="float" office:value="644932" calcext:value-type="float">
            <text:p>6449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5:24</text:p>
          </table:table-cell>
          <table:table-cell office:value-type="float" office:value="644966" calcext:value-type="float">
            <text:p>6449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6:24</text:p>
          </table:table-cell>
          <table:table-cell office:value-type="float" office:value="644996" calcext:value-type="float">
            <text:p>6449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7:25</text:p>
          </table:table-cell>
          <table:table-cell office:value-type="float" office:value="645025" calcext:value-type="float">
            <text:p>645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8:25</text:p>
          </table:table-cell>
          <table:table-cell office:value-type="float" office:value="645054" calcext:value-type="float">
            <text:p>645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9:26</text:p>
          </table:table-cell>
          <table:table-cell office:value-type="float" office:value="645099" calcext:value-type="float">
            <text:p>6450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0:27</text:p>
          </table:table-cell>
          <table:table-cell office:value-type="float" office:value="645137" calcext:value-type="float">
            <text:p>645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1:27</text:p>
          </table:table-cell>
          <table:table-cell office:value-type="float" office:value="645169" calcext:value-type="float">
            <text:p>645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2:28</text:p>
          </table:table-cell>
          <table:table-cell office:value-type="float" office:value="645230" calcext:value-type="float">
            <text:p>645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3:03</text:p>
          </table:table-cell>
          <table:table-cell office:value-type="float" office:value="645258" calcext:value-type="float">
            <text:p>6452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4:03</text:p>
          </table:table-cell>
          <table:table-cell office:value-type="float" office:value="645300" calcext:value-type="float">
            <text:p>645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5:04</text:p>
          </table:table-cell>
          <table:table-cell office:value-type="float" office:value="645339" calcext:value-type="float">
            <text:p>645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6:05</text:p>
          </table:table-cell>
          <table:table-cell office:value-type="float" office:value="645377" calcext:value-type="float">
            <text:p>645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7:06</text:p>
          </table:table-cell>
          <table:table-cell office:value-type="float" office:value="645421" calcext:value-type="float">
            <text:p>645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8:07</text:p>
          </table:table-cell>
          <table:table-cell office:value-type="float" office:value="645458" calcext:value-type="float">
            <text:p>6454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9:07</text:p>
          </table:table-cell>
          <table:table-cell office:value-type="float" office:value="645508" calcext:value-type="float">
            <text:p>645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0:08</text:p>
          </table:table-cell>
          <table:table-cell office:value-type="float" office:value="645542" calcext:value-type="float">
            <text:p>6455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1:09</text:p>
          </table:table-cell>
          <table:table-cell office:value-type="float" office:value="645568" calcext:value-type="float">
            <text:p>645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2:10</text:p>
          </table:table-cell>
          <table:table-cell office:value-type="float" office:value="645614" calcext:value-type="float">
            <text:p>6456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3:14</text:p>
          </table:table-cell>
          <table:table-cell office:value-type="float" office:value="645643" calcext:value-type="float">
            <text:p>6456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4:15</text:p>
          </table:table-cell>
          <table:table-cell office:value-type="float" office:value="645678" calcext:value-type="float">
            <text:p>6456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5:15</text:p>
          </table:table-cell>
          <table:table-cell office:value-type="float" office:value="645710" calcext:value-type="float">
            <text:p>6457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6:16</text:p>
          </table:table-cell>
          <table:table-cell office:value-type="float" office:value="645737" calcext:value-type="float">
            <text:p>645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7:16</text:p>
          </table:table-cell>
          <table:table-cell office:value-type="float" office:value="645775" calcext:value-type="float">
            <text:p>6457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8:17</text:p>
          </table:table-cell>
          <table:table-cell office:value-type="float" office:value="645829" calcext:value-type="float">
            <text:p>6458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9:17</text:p>
          </table:table-cell>
          <table:table-cell office:value-type="float" office:value="645914" calcext:value-type="float">
            <text:p>6459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0:18</text:p>
          </table:table-cell>
          <table:table-cell office:value-type="float" office:value="645965" calcext:value-type="float">
            <text:p>645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1:19</text:p>
          </table:table-cell>
          <table:table-cell office:value-type="float" office:value="646012" calcext:value-type="float">
            <text:p>6460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2:20</text:p>
          </table:table-cell>
          <table:table-cell office:value-type="float" office:value="646054" calcext:value-type="float">
            <text:p>646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3:20</text:p>
          </table:table-cell>
          <table:table-cell office:value-type="float" office:value="646093" calcext:value-type="float">
            <text:p>6460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4:21</text:p>
          </table:table-cell>
          <table:table-cell office:value-type="float" office:value="646128" calcext:value-type="float">
            <text:p>646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5:21</text:p>
          </table:table-cell>
          <table:table-cell office:value-type="float" office:value="646152" calcext:value-type="float">
            <text:p>646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6:22</text:p>
          </table:table-cell>
          <table:table-cell office:value-type="float" office:value="646178" calcext:value-type="float">
            <text:p>646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7:23</text:p>
          </table:table-cell>
          <table:table-cell office:value-type="float" office:value="646209" calcext:value-type="float">
            <text:p>646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8:23</text:p>
          </table:table-cell>
          <table:table-cell office:value-type="float" office:value="646242" calcext:value-type="float">
            <text:p>646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9:24</text:p>
          </table:table-cell>
          <table:table-cell office:value-type="float" office:value="646278" calcext:value-type="float">
            <text:p>646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0:24</text:p>
          </table:table-cell>
          <table:table-cell office:value-type="float" office:value="646310" calcext:value-type="float">
            <text:p>646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1:25</text:p>
          </table:table-cell>
          <table:table-cell office:value-type="float" office:value="646344" calcext:value-type="float">
            <text:p>646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2:26</text:p>
          </table:table-cell>
          <table:table-cell office:value-type="float" office:value="646386" calcext:value-type="float">
            <text:p>646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3:02</text:p>
          </table:table-cell>
          <table:table-cell office:value-type="float" office:value="646420" calcext:value-type="float">
            <text:p>6464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4:03</text:p>
          </table:table-cell>
          <table:table-cell office:value-type="float" office:value="646462" calcext:value-type="float">
            <text:p>646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5:04</text:p>
          </table:table-cell>
          <table:table-cell office:value-type="float" office:value="646510" calcext:value-type="float">
            <text:p>6465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6:05</text:p>
          </table:table-cell>
          <table:table-cell office:value-type="float" office:value="646555" calcext:value-type="float">
            <text:p>6465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7:06</text:p>
          </table:table-cell>
          <table:table-cell office:value-type="float" office:value="646593" calcext:value-type="float">
            <text:p>646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8:06</text:p>
          </table:table-cell>
          <table:table-cell office:value-type="float" office:value="646634" calcext:value-type="float">
            <text:p>6466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9:07</text:p>
          </table:table-cell>
          <table:table-cell office:value-type="float" office:value="646670" calcext:value-type="float">
            <text:p>6466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0:07</text:p>
          </table:table-cell>
          <table:table-cell office:value-type="float" office:value="646706" calcext:value-type="float">
            <text:p>646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1:08</text:p>
          </table:table-cell>
          <table:table-cell office:value-type="float" office:value="646733" calcext:value-type="float">
            <text:p>6467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2:09</text:p>
          </table:table-cell>
          <table:table-cell office:value-type="float" office:value="646764" calcext:value-type="float">
            <text:p>646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3:09</text:p>
          </table:table-cell>
          <table:table-cell office:value-type="float" office:value="646794" calcext:value-type="float">
            <text:p>6467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4:15</text:p>
          </table:table-cell>
          <table:table-cell office:value-type="float" office:value="646834" calcext:value-type="float">
            <text:p>6468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5:16</text:p>
          </table:table-cell>
          <table:table-cell office:value-type="float" office:value="646864" calcext:value-type="float">
            <text:p>6468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6:16</text:p>
          </table:table-cell>
          <table:table-cell office:value-type="float" office:value="646893" calcext:value-type="float">
            <text:p>6468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7:17</text:p>
          </table:table-cell>
          <table:table-cell office:value-type="float" office:value="646930" calcext:value-type="float">
            <text:p>6469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8:17</text:p>
          </table:table-cell>
          <table:table-cell office:value-type="float" office:value="647011" calcext:value-type="float">
            <text:p>647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9:18</text:p>
          </table:table-cell>
          <table:table-cell office:value-type="float" office:value="647083" calcext:value-type="float">
            <text:p>6470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0:18</text:p>
          </table:table-cell>
          <table:table-cell office:value-type="float" office:value="647132" calcext:value-type="float">
            <text:p>647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1:19</text:p>
          </table:table-cell>
          <table:table-cell office:value-type="float" office:value="647177" calcext:value-type="float">
            <text:p>64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2:20</text:p>
          </table:table-cell>
          <table:table-cell office:value-type="float" office:value="647218" calcext:value-type="float">
            <text:p>647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3:20</text:p>
          </table:table-cell>
          <table:table-cell office:value-type="float" office:value="647255" calcext:value-type="float">
            <text:p>647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4:21</text:p>
          </table:table-cell>
          <table:table-cell office:value-type="float" office:value="647291" calcext:value-type="float">
            <text:p>647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5:21</text:p>
          </table:table-cell>
          <table:table-cell office:value-type="float" office:value="647321" calcext:value-type="float">
            <text:p>6473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6:22</text:p>
          </table:table-cell>
          <table:table-cell office:value-type="float" office:value="647351" calcext:value-type="float">
            <text:p>6473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7:23</text:p>
          </table:table-cell>
          <table:table-cell office:value-type="float" office:value="647383" calcext:value-type="float">
            <text:p>647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8:23</text:p>
          </table:table-cell>
          <table:table-cell office:value-type="float" office:value="647418" calcext:value-type="float">
            <text:p>647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9:24</text:p>
          </table:table-cell>
          <table:table-cell office:value-type="float" office:value="647454" calcext:value-type="float">
            <text:p>6474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0:24</text:p>
          </table:table-cell>
          <table:table-cell office:value-type="float" office:value="647481" calcext:value-type="float">
            <text:p>647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1:25</text:p>
          </table:table-cell>
          <table:table-cell office:value-type="float" office:value="647511" calcext:value-type="float">
            <text:p>6475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2:26</text:p>
          </table:table-cell>
          <table:table-cell office:value-type="float" office:value="647558" calcext:value-type="float">
            <text:p>6475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3:02</text:p>
          </table:table-cell>
          <table:table-cell office:value-type="float" office:value="647581" calcext:value-type="float">
            <text:p>6475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4:05</text:p>
          </table:table-cell>
          <table:table-cell office:value-type="float" office:value="647629" calcext:value-type="float">
            <text:p>6476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5:06</text:p>
          </table:table-cell>
          <table:table-cell office:value-type="float" office:value="647685" calcext:value-type="float">
            <text:p>6476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6:07</text:p>
          </table:table-cell>
          <table:table-cell office:value-type="float" office:value="647729" calcext:value-type="float">
            <text:p>6477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7:08</text:p>
          </table:table-cell>
          <table:table-cell office:value-type="float" office:value="647781" calcext:value-type="float">
            <text:p>647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8:08</text:p>
          </table:table-cell>
          <table:table-cell office:value-type="float" office:value="647829" calcext:value-type="float">
            <text:p>6478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9:09</text:p>
          </table:table-cell>
          <table:table-cell office:value-type="float" office:value="647876" calcext:value-type="float">
            <text:p>647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0:10</text:p>
          </table:table-cell>
          <table:table-cell office:value-type="float" office:value="647928" calcext:value-type="float">
            <text:p>647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1:14</text:p>
          </table:table-cell>
          <table:table-cell office:value-type="float" office:value="647976" calcext:value-type="float">
            <text:p>6479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2:14</text:p>
          </table:table-cell>
          <table:table-cell office:value-type="float" office:value="648015" calcext:value-type="float">
            <text:p>64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3:15</text:p>
          </table:table-cell>
          <table:table-cell office:value-type="float" office:value="648050" calcext:value-type="float">
            <text:p>648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4:16</text:p>
          </table:table-cell>
          <table:table-cell office:value-type="float" office:value="648088" calcext:value-type="float">
            <text:p>6480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5:16</text:p>
          </table:table-cell>
          <table:table-cell office:value-type="float" office:value="648123" calcext:value-type="float">
            <text:p>648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6:17</text:p>
          </table:table-cell>
          <table:table-cell office:value-type="float" office:value="648160" calcext:value-type="float">
            <text:p>648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7:17</text:p>
          </table:table-cell>
          <table:table-cell office:value-type="float" office:value="648209" calcext:value-type="float">
            <text:p>648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8:18</text:p>
          </table:table-cell>
          <table:table-cell office:value-type="float" office:value="648277" calcext:value-type="float">
            <text:p>6482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9:19</text:p>
          </table:table-cell>
          <table:table-cell office:value-type="float" office:value="648343" calcext:value-type="float">
            <text:p>648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0:19</text:p>
          </table:table-cell>
          <table:table-cell office:value-type="float" office:value="648400" calcext:value-type="float">
            <text:p>648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1:20</text:p>
          </table:table-cell>
          <table:table-cell office:value-type="float" office:value="648449" calcext:value-type="float">
            <text:p>6484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2:21</text:p>
          </table:table-cell>
          <table:table-cell office:value-type="float" office:value="648508" calcext:value-type="float">
            <text:p>648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3:21</text:p>
          </table:table-cell>
          <table:table-cell office:value-type="float" office:value="648558" calcext:value-type="float">
            <text:p>6485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4:24</text:p>
          </table:table-cell>
          <table:table-cell office:value-type="float" office:value="648615" calcext:value-type="float">
            <text:p>6486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5:25</text:p>
          </table:table-cell>
          <table:table-cell office:value-type="float" office:value="648666" calcext:value-type="float">
            <text:p>648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6:25</text:p>
          </table:table-cell>
          <table:table-cell office:value-type="float" office:value="648707" calcext:value-type="float">
            <text:p>648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7:26</text:p>
          </table:table-cell>
          <table:table-cell office:value-type="float" office:value="648739" calcext:value-type="float">
            <text:p>6487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8:27</text:p>
          </table:table-cell>
          <table:table-cell office:value-type="float" office:value="648781" calcext:value-type="float">
            <text:p>648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9:28</text:p>
          </table:table-cell>
          <table:table-cell office:value-type="float" office:value="648812" calcext:value-type="float">
            <text:p>648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0:28</text:p>
          </table:table-cell>
          <table:table-cell office:value-type="float" office:value="648839" calcext:value-type="float">
            <text:p>6488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1:29</text:p>
          </table:table-cell>
          <table:table-cell office:value-type="float" office:value="648868" calcext:value-type="float">
            <text:p>648868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2018.12.04 15:32:29</text:p>
          </table:table-cell>
          <table:table-cell office:value-type="float" office:value="648897" calcext:value-type="float">
            <text:p>648897</text:p>
          </table:table-cell>
          <table:table-cell/>
        </table:table-row>
        <table:table-row table:style-name="ro1">
          <table:table-cell table:style-name="ce2" office:value-type="string" calcext:value-type="string">
            <text:p>WLS_SOA15</text:p>
          </table:table-cell>
          <table:table-cell office:value-type="string" calcext:value-type="string">
            <text:p>2018.12.04 13:03:03</text:p>
          </table:table-cell>
          <table:table-cell office:value-type="float" office:value="642503" calcext:value-type="float">
            <text:p>6425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4:04</text:p>
          </table:table-cell>
          <table:table-cell office:value-type="float" office:value="642546" calcext:value-type="float">
            <text:p>6425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5:04</text:p>
          </table:table-cell>
          <table:table-cell office:value-type="float" office:value="642588" calcext:value-type="float">
            <text:p>6425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6:05</text:p>
          </table:table-cell>
          <table:table-cell office:value-type="float" office:value="642634" calcext:value-type="float">
            <text:p>6426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7:06</text:p>
          </table:table-cell>
          <table:table-cell office:value-type="float" office:value="642680" calcext:value-type="float">
            <text:p>6426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8:06</text:p>
          </table:table-cell>
          <table:table-cell office:value-type="float" office:value="642719" calcext:value-type="float">
            <text:p>6427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9:08</text:p>
          </table:table-cell>
          <table:table-cell office:value-type="float" office:value="642755" calcext:value-type="float">
            <text:p>6427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0:09</text:p>
          </table:table-cell>
          <table:table-cell office:value-type="float" office:value="642790" calcext:value-type="float">
            <text:p>6427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1:09</text:p>
          </table:table-cell>
          <table:table-cell office:value-type="float" office:value="642822" calcext:value-type="float">
            <text:p>6428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2:14</text:p>
          </table:table-cell>
          <table:table-cell office:value-type="float" office:value="642861" calcext:value-type="float">
            <text:p>642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3:14</text:p>
          </table:table-cell>
          <table:table-cell office:value-type="float" office:value="642895" calcext:value-type="float">
            <text:p>6428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4:15</text:p>
          </table:table-cell>
          <table:table-cell office:value-type="float" office:value="642931" calcext:value-type="float">
            <text:p>6429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5:16</text:p>
          </table:table-cell>
          <table:table-cell office:value-type="float" office:value="642963" calcext:value-type="float">
            <text:p>6429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6:16</text:p>
          </table:table-cell>
          <table:table-cell office:value-type="float" office:value="642998" calcext:value-type="float">
            <text:p>6429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7:17</text:p>
          </table:table-cell>
          <table:table-cell office:value-type="float" office:value="643035" calcext:value-type="float">
            <text:p>643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8:17</text:p>
          </table:table-cell>
          <table:table-cell office:value-type="float" office:value="643087" calcext:value-type="float">
            <text:p>643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9:18</text:p>
          </table:table-cell>
          <table:table-cell office:value-type="float" office:value="643213" calcext:value-type="float">
            <text:p>643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0:19</text:p>
          </table:table-cell>
          <table:table-cell office:value-type="float" office:value="643332" calcext:value-type="float">
            <text:p>643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1:19</text:p>
          </table:table-cell>
          <table:table-cell office:value-type="float" office:value="643382" calcext:value-type="float">
            <text:p>643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2:20</text:p>
          </table:table-cell>
          <table:table-cell office:value-type="float" office:value="643449" calcext:value-type="float">
            <text:p>6434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3:22</text:p>
          </table:table-cell>
          <table:table-cell office:value-type="float" office:value="643502" calcext:value-type="float">
            <text:p>6435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4:23</text:p>
          </table:table-cell>
          <table:table-cell office:value-type="float" office:value="643542" calcext:value-type="float">
            <text:p>6435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5:24</text:p>
          </table:table-cell>
          <table:table-cell office:value-type="float" office:value="643577" calcext:value-type="float">
            <text:p>6435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6:24</text:p>
          </table:table-cell>
          <table:table-cell office:value-type="float" office:value="643616" calcext:value-type="float">
            <text:p>6436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7:25</text:p>
          </table:table-cell>
          <table:table-cell office:value-type="float" office:value="643646" calcext:value-type="float">
            <text:p>6436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8:25</text:p>
          </table:table-cell>
          <table:table-cell office:value-type="float" office:value="643680" calcext:value-type="float">
            <text:p>6436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9:26</text:p>
          </table:table-cell>
          <table:table-cell office:value-type="float" office:value="643723" calcext:value-type="float">
            <text:p>6437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0:27</text:p>
          </table:table-cell>
          <table:table-cell office:value-type="float" office:value="643764" calcext:value-type="float">
            <text:p>643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1:27</text:p>
          </table:table-cell>
          <table:table-cell office:value-type="float" office:value="643794" calcext:value-type="float">
            <text:p>6437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2:28</text:p>
          </table:table-cell>
          <table:table-cell office:value-type="float" office:value="643826" calcext:value-type="float">
            <text:p>643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3:03</text:p>
          </table:table-cell>
          <table:table-cell office:value-type="float" office:value="643859" calcext:value-type="float">
            <text:p>6438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4:04</text:p>
          </table:table-cell>
          <table:table-cell office:value-type="float" office:value="643901" calcext:value-type="float">
            <text:p>6439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5:05</text:p>
          </table:table-cell>
          <table:table-cell office:value-type="float" office:value="643995" calcext:value-type="float">
            <text:p>6439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6:05</text:p>
          </table:table-cell>
          <table:table-cell office:value-type="float" office:value="644049" calcext:value-type="float">
            <text:p>6440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7:06</text:p>
          </table:table-cell>
          <table:table-cell office:value-type="float" office:value="644097" calcext:value-type="float">
            <text:p>6440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8:07</text:p>
          </table:table-cell>
          <table:table-cell office:value-type="float" office:value="644147" calcext:value-type="float">
            <text:p>644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9:07</text:p>
          </table:table-cell>
          <table:table-cell office:value-type="float" office:value="644231" calcext:value-type="float">
            <text:p>644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0:08</text:p>
          </table:table-cell>
          <table:table-cell office:value-type="float" office:value="644281" calcext:value-type="float">
            <text:p>644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1:09</text:p>
          </table:table-cell>
          <table:table-cell office:value-type="float" office:value="644313" calcext:value-type="float">
            <text:p>6443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2:09</text:p>
          </table:table-cell>
          <table:table-cell office:value-type="float" office:value="644345" calcext:value-type="float">
            <text:p>644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3:15</text:p>
          </table:table-cell>
          <table:table-cell office:value-type="float" office:value="644461" calcext:value-type="float">
            <text:p>6444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4:15</text:p>
          </table:table-cell>
          <table:table-cell office:value-type="float" office:value="644439" calcext:value-type="float">
            <text:p>6444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5:16</text:p>
          </table:table-cell>
          <table:table-cell office:value-type="float" office:value="644392" calcext:value-type="float">
            <text:p>6443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6:17</text:p>
          </table:table-cell>
          <table:table-cell office:value-type="float" office:value="644452" calcext:value-type="float">
            <text:p>644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7:18</text:p>
          </table:table-cell>
          <table:table-cell office:value-type="float" office:value="644514" calcext:value-type="float">
            <text:p>6445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8:18</text:p>
          </table:table-cell>
          <table:table-cell office:value-type="float" office:value="644557" calcext:value-type="float">
            <text:p>644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9:19</text:p>
          </table:table-cell>
          <table:table-cell office:value-type="float" office:value="644695" calcext:value-type="float">
            <text:p>6446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0:20</text:p>
          </table:table-cell>
          <table:table-cell office:value-type="float" office:value="644770" calcext:value-type="float">
            <text:p>6447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1:20</text:p>
          </table:table-cell>
          <table:table-cell office:value-type="float" office:value="644817" calcext:value-type="float">
            <text:p>6448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2:22</text:p>
          </table:table-cell>
          <table:table-cell office:value-type="float" office:value="644857" calcext:value-type="float">
            <text:p>644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3:23</text:p>
          </table:table-cell>
          <table:table-cell office:value-type="float" office:value="644896" calcext:value-type="float">
            <text:p>644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4:23</text:p>
          </table:table-cell>
          <table:table-cell office:value-type="float" office:value="644940" calcext:value-type="float">
            <text:p>6449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5:24</text:p>
          </table:table-cell>
          <table:table-cell office:value-type="float" office:value="644976" calcext:value-type="float">
            <text:p>6449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6:24</text:p>
          </table:table-cell>
          <table:table-cell office:value-type="float" office:value="645006" calcext:value-type="float">
            <text:p>645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7:25</text:p>
          </table:table-cell>
          <table:table-cell office:value-type="float" office:value="645034" calcext:value-type="float">
            <text:p>645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8:25</text:p>
          </table:table-cell>
          <table:table-cell office:value-type="float" office:value="645063" calcext:value-type="float">
            <text:p>645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9:26</text:p>
          </table:table-cell>
          <table:table-cell office:value-type="float" office:value="645108" calcext:value-type="float">
            <text:p>645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0:27</text:p>
          </table:table-cell>
          <table:table-cell office:value-type="float" office:value="645144" calcext:value-type="float">
            <text:p>645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1:27</text:p>
          </table:table-cell>
          <table:table-cell office:value-type="float" office:value="645179" calcext:value-type="float">
            <text:p>645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2:28</text:p>
          </table:table-cell>
          <table:table-cell office:value-type="float" office:value="645240" calcext:value-type="float">
            <text:p>645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3:03</text:p>
          </table:table-cell>
          <table:table-cell office:value-type="float" office:value="645267" calcext:value-type="float">
            <text:p>645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4:03</text:p>
          </table:table-cell>
          <table:table-cell office:value-type="float" office:value="645308" calcext:value-type="float">
            <text:p>6453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5:04</text:p>
          </table:table-cell>
          <table:table-cell office:value-type="float" office:value="645348" calcext:value-type="float">
            <text:p>645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6:05</text:p>
          </table:table-cell>
          <table:table-cell office:value-type="float" office:value="645387" calcext:value-type="float">
            <text:p>645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7:06</text:p>
          </table:table-cell>
          <table:table-cell office:value-type="float" office:value="645432" calcext:value-type="float">
            <text:p>6454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8:07</text:p>
          </table:table-cell>
          <table:table-cell office:value-type="float" office:value="645468" calcext:value-type="float">
            <text:p>6454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9:07</text:p>
          </table:table-cell>
          <table:table-cell office:value-type="float" office:value="645518" calcext:value-type="float">
            <text:p>6455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0:08</text:p>
          </table:table-cell>
          <table:table-cell office:value-type="float" office:value="645551" calcext:value-type="float">
            <text:p>6455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1:09</text:p>
          </table:table-cell>
          <table:table-cell office:value-type="float" office:value="645578" calcext:value-type="float">
            <text:p>6455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2:10</text:p>
          </table:table-cell>
          <table:table-cell office:value-type="float" office:value="645625" calcext:value-type="float">
            <text:p>645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3:14</text:p>
          </table:table-cell>
          <table:table-cell office:value-type="float" office:value="645653" calcext:value-type="float">
            <text:p>6456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4:15</text:p>
          </table:table-cell>
          <table:table-cell office:value-type="float" office:value="645687" calcext:value-type="float">
            <text:p>645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5:15</text:p>
          </table:table-cell>
          <table:table-cell office:value-type="float" office:value="645719" calcext:value-type="float">
            <text:p>6457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6:16</text:p>
          </table:table-cell>
          <table:table-cell office:value-type="float" office:value="645746" calcext:value-type="float">
            <text:p>645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7:16</text:p>
          </table:table-cell>
          <table:table-cell office:value-type="float" office:value="645784" calcext:value-type="float">
            <text:p>6457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8:17</text:p>
          </table:table-cell>
          <table:table-cell office:value-type="float" office:value="645838" calcext:value-type="float">
            <text:p>6458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9:17</text:p>
          </table:table-cell>
          <table:table-cell office:value-type="float" office:value="645923" calcext:value-type="float">
            <text:p>645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0:18</text:p>
          </table:table-cell>
          <table:table-cell office:value-type="float" office:value="645974" calcext:value-type="float">
            <text:p>6459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1:19</text:p>
          </table:table-cell>
          <table:table-cell office:value-type="float" office:value="646020" calcext:value-type="float">
            <text:p>646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2:20</text:p>
          </table:table-cell>
          <table:table-cell office:value-type="float" office:value="646063" calcext:value-type="float">
            <text:p>646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3:20</text:p>
          </table:table-cell>
          <table:table-cell office:value-type="float" office:value="646103" calcext:value-type="float">
            <text:p>646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4:21</text:p>
          </table:table-cell>
          <table:table-cell office:value-type="float" office:value="646137" calcext:value-type="float">
            <text:p>646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5:21</text:p>
          </table:table-cell>
          <table:table-cell office:value-type="float" office:value="646161" calcext:value-type="float">
            <text:p>646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6:22</text:p>
          </table:table-cell>
          <table:table-cell office:value-type="float" office:value="646188" calcext:value-type="float">
            <text:p>646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7:23</text:p>
          </table:table-cell>
          <table:table-cell office:value-type="float" office:value="646218" calcext:value-type="float">
            <text:p>646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8:23</text:p>
          </table:table-cell>
          <table:table-cell office:value-type="float" office:value="646251" calcext:value-type="float">
            <text:p>646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9:24</text:p>
          </table:table-cell>
          <table:table-cell office:value-type="float" office:value="646287" calcext:value-type="float">
            <text:p>646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0:24</text:p>
          </table:table-cell>
          <table:table-cell office:value-type="float" office:value="646320" calcext:value-type="float">
            <text:p>646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1:25</text:p>
          </table:table-cell>
          <table:table-cell office:value-type="float" office:value="646354" calcext:value-type="float">
            <text:p>6463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2:26</text:p>
          </table:table-cell>
          <table:table-cell office:value-type="float" office:value="646395" calcext:value-type="float">
            <text:p>6463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3:02</text:p>
          </table:table-cell>
          <table:table-cell office:value-type="float" office:value="646429" calcext:value-type="float">
            <text:p>646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4:03</text:p>
          </table:table-cell>
          <table:table-cell office:value-type="float" office:value="646469" calcext:value-type="float">
            <text:p>6464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5:04</text:p>
          </table:table-cell>
          <table:table-cell office:value-type="float" office:value="646519" calcext:value-type="float">
            <text:p>6465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6:05</text:p>
          </table:table-cell>
          <table:table-cell office:value-type="float" office:value="646564" calcext:value-type="float">
            <text:p>646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7:06</text:p>
          </table:table-cell>
          <table:table-cell office:value-type="float" office:value="646603" calcext:value-type="float">
            <text:p>6466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8:06</text:p>
          </table:table-cell>
          <table:table-cell office:value-type="float" office:value="646643" calcext:value-type="float">
            <text:p>6466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9:07</text:p>
          </table:table-cell>
          <table:table-cell office:value-type="float" office:value="646679" calcext:value-type="float">
            <text:p>6466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0:07</text:p>
          </table:table-cell>
          <table:table-cell office:value-type="float" office:value="646716" calcext:value-type="float">
            <text:p>6467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1:08</text:p>
          </table:table-cell>
          <table:table-cell office:value-type="float" office:value="646743" calcext:value-type="float">
            <text:p>6467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2:09</text:p>
          </table:table-cell>
          <table:table-cell office:value-type="float" office:value="646772" calcext:value-type="float">
            <text:p>646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3:09</text:p>
          </table:table-cell>
          <table:table-cell office:value-type="float" office:value="646804" calcext:value-type="float">
            <text:p>6468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4:15</text:p>
          </table:table-cell>
          <table:table-cell office:value-type="float" office:value="646843" calcext:value-type="float">
            <text:p>6468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5:16</text:p>
          </table:table-cell>
          <table:table-cell office:value-type="float" office:value="646872" calcext:value-type="float">
            <text:p>6468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6:16</text:p>
          </table:table-cell>
          <table:table-cell office:value-type="float" office:value="646901" calcext:value-type="float">
            <text:p>6469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7:17</text:p>
          </table:table-cell>
          <table:table-cell office:value-type="float" office:value="646936" calcext:value-type="float">
            <text:p>646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8:17</text:p>
          </table:table-cell>
          <table:table-cell office:value-type="float" office:value="647015" calcext:value-type="float">
            <text:p>647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9:18</text:p>
          </table:table-cell>
          <table:table-cell office:value-type="float" office:value="647091" calcext:value-type="float">
            <text:p>647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0:18</text:p>
          </table:table-cell>
          <table:table-cell office:value-type="float" office:value="647140" calcext:value-type="float">
            <text:p>647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1:19</text:p>
          </table:table-cell>
          <table:table-cell office:value-type="float" office:value="647183" calcext:value-type="float">
            <text:p>647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2:20</text:p>
          </table:table-cell>
          <table:table-cell office:value-type="float" office:value="647225" calcext:value-type="float">
            <text:p>647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3:20</text:p>
          </table:table-cell>
          <table:table-cell office:value-type="float" office:value="647262" calcext:value-type="float">
            <text:p>6472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4:21</text:p>
          </table:table-cell>
          <table:table-cell office:value-type="float" office:value="647298" calcext:value-type="float">
            <text:p>647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5:21</text:p>
          </table:table-cell>
          <table:table-cell office:value-type="float" office:value="647328" calcext:value-type="float">
            <text:p>6473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6:22</text:p>
          </table:table-cell>
          <table:table-cell office:value-type="float" office:value="647357" calcext:value-type="float">
            <text:p>647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7:23</text:p>
          </table:table-cell>
          <table:table-cell office:value-type="float" office:value="647391" calcext:value-type="float">
            <text:p>647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8:23</text:p>
          </table:table-cell>
          <table:table-cell office:value-type="float" office:value="647425" calcext:value-type="float">
            <text:p>6474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9:24</text:p>
          </table:table-cell>
          <table:table-cell office:value-type="float" office:value="647459" calcext:value-type="float">
            <text:p>647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0:24</text:p>
          </table:table-cell>
          <table:table-cell office:value-type="float" office:value="647489" calcext:value-type="float">
            <text:p>6474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1:25</text:p>
          </table:table-cell>
          <table:table-cell office:value-type="float" office:value="647518" calcext:value-type="float">
            <text:p>6475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2:26</text:p>
          </table:table-cell>
          <table:table-cell office:value-type="float" office:value="647564" calcext:value-type="float">
            <text:p>647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3:02</text:p>
          </table:table-cell>
          <table:table-cell office:value-type="float" office:value="647589" calcext:value-type="float">
            <text:p>6475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4:05</text:p>
          </table:table-cell>
          <table:table-cell office:value-type="float" office:value="647637" calcext:value-type="float">
            <text:p>6476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5:06</text:p>
          </table:table-cell>
          <table:table-cell office:value-type="float" office:value="647690" calcext:value-type="float">
            <text:p>6476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6:07</text:p>
          </table:table-cell>
          <table:table-cell office:value-type="float" office:value="647737" calcext:value-type="float">
            <text:p>647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7:08</text:p>
          </table:table-cell>
          <table:table-cell office:value-type="float" office:value="647788" calcext:value-type="float">
            <text:p>647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8:08</text:p>
          </table:table-cell>
          <table:table-cell office:value-type="float" office:value="647837" calcext:value-type="float">
            <text:p>6478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9:09</text:p>
          </table:table-cell>
          <table:table-cell office:value-type="float" office:value="647883" calcext:value-type="float">
            <text:p>6478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0:10</text:p>
          </table:table-cell>
          <table:table-cell office:value-type="float" office:value="647936" calcext:value-type="float">
            <text:p>647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1:14</text:p>
          </table:table-cell>
          <table:table-cell office:value-type="float" office:value="647982" calcext:value-type="float">
            <text:p>6479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2:14</text:p>
          </table:table-cell>
          <table:table-cell office:value-type="float" office:value="648022" calcext:value-type="float">
            <text:p>6480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3:15</text:p>
          </table:table-cell>
          <table:table-cell office:value-type="float" office:value="648057" calcext:value-type="float">
            <text:p>6480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4:16</text:p>
          </table:table-cell>
          <table:table-cell office:value-type="float" office:value="648094" calcext:value-type="float">
            <text:p>6480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5:16</text:p>
          </table:table-cell>
          <table:table-cell office:value-type="float" office:value="648130" calcext:value-type="float">
            <text:p>648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6:17</text:p>
          </table:table-cell>
          <table:table-cell office:value-type="float" office:value="648167" calcext:value-type="float">
            <text:p>648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7:17</text:p>
          </table:table-cell>
          <table:table-cell office:value-type="float" office:value="648216" calcext:value-type="float">
            <text:p>648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8:18</text:p>
          </table:table-cell>
          <table:table-cell office:value-type="float" office:value="648284" calcext:value-type="float">
            <text:p>6482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9:19</text:p>
          </table:table-cell>
          <table:table-cell office:value-type="float" office:value="648348" calcext:value-type="float">
            <text:p>648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0:19</text:p>
          </table:table-cell>
          <table:table-cell office:value-type="float" office:value="648408" calcext:value-type="float">
            <text:p>6484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1:20</text:p>
          </table:table-cell>
          <table:table-cell office:value-type="float" office:value="648457" calcext:value-type="float">
            <text:p>6484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2:21</text:p>
          </table:table-cell>
          <table:table-cell office:value-type="float" office:value="648514" calcext:value-type="float">
            <text:p>6485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3:21</text:p>
          </table:table-cell>
          <table:table-cell office:value-type="float" office:value="648566" calcext:value-type="float">
            <text:p>6485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4:24</text:p>
          </table:table-cell>
          <table:table-cell office:value-type="float" office:value="648624" calcext:value-type="float">
            <text:p>6486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5:25</text:p>
          </table:table-cell>
          <table:table-cell office:value-type="float" office:value="648673" calcext:value-type="float">
            <text:p>6486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6:25</text:p>
          </table:table-cell>
          <table:table-cell office:value-type="float" office:value="648713" calcext:value-type="float">
            <text:p>6487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7:26</text:p>
          </table:table-cell>
          <table:table-cell office:value-type="float" office:value="648746" calcext:value-type="float">
            <text:p>648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8:27</text:p>
          </table:table-cell>
          <table:table-cell office:value-type="float" office:value="648788" calcext:value-type="float">
            <text:p>648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9:28</text:p>
          </table:table-cell>
          <table:table-cell office:value-type="float" office:value="648818" calcext:value-type="float">
            <text:p>6488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0:28</text:p>
          </table:table-cell>
          <table:table-cell office:value-type="float" office:value="648845" calcext:value-type="float">
            <text:p>6488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1:29</text:p>
          </table:table-cell>
          <table:table-cell office:value-type="float" office:value="648876" calcext:value-type="float">
            <text:p>648876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2018.12.04 15:32:29</text:p>
          </table:table-cell>
          <table:table-cell office:value-type="float" office:value="648904" calcext:value-type="float">
            <text:p>648904</text:p>
          </table:table-cell>
          <table:table-cell/>
        </table:table-row>
        <table:table-row table:style-name="ro1">
          <table:table-cell table:style-name="ce2" office:value-type="string" calcext:value-type="string">
            <text:p>WLS_SOA16</text:p>
          </table:table-cell>
          <table:table-cell office:value-type="string" calcext:value-type="string">
            <text:p>2018.12.04 13:03:03</text:p>
          </table:table-cell>
          <table:table-cell office:value-type="float" office:value="642496" calcext:value-type="float">
            <text:p>6424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4:04</text:p>
          </table:table-cell>
          <table:table-cell office:value-type="float" office:value="642539" calcext:value-type="float">
            <text:p>6425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5:04</text:p>
          </table:table-cell>
          <table:table-cell office:value-type="float" office:value="642580" calcext:value-type="float">
            <text:p>6425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6:05</text:p>
          </table:table-cell>
          <table:table-cell office:value-type="float" office:value="642626" calcext:value-type="float">
            <text:p>6426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7:06</text:p>
          </table:table-cell>
          <table:table-cell office:value-type="float" office:value="642674" calcext:value-type="float">
            <text:p>6426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8:06</text:p>
          </table:table-cell>
          <table:table-cell office:value-type="float" office:value="642712" calcext:value-type="float">
            <text:p>642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9:08</text:p>
          </table:table-cell>
          <table:table-cell office:value-type="float" office:value="642747" calcext:value-type="float">
            <text:p>6427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0:09</text:p>
          </table:table-cell>
          <table:table-cell office:value-type="float" office:value="642784" calcext:value-type="float">
            <text:p>6427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1:09</text:p>
          </table:table-cell>
          <table:table-cell office:value-type="float" office:value="642816" calcext:value-type="float">
            <text:p>6428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2:14</text:p>
          </table:table-cell>
          <table:table-cell office:value-type="float" office:value="642854" calcext:value-type="float">
            <text:p>642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3:14</text:p>
          </table:table-cell>
          <table:table-cell office:value-type="float" office:value="642888" calcext:value-type="float">
            <text:p>6428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4:15</text:p>
          </table:table-cell>
          <table:table-cell office:value-type="float" office:value="642923" calcext:value-type="float">
            <text:p>642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5:16</text:p>
          </table:table-cell>
          <table:table-cell office:value-type="float" office:value="642957" calcext:value-type="float">
            <text:p>6429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6:16</text:p>
          </table:table-cell>
          <table:table-cell office:value-type="float" office:value="642990" calcext:value-type="float">
            <text:p>6429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7:17</text:p>
          </table:table-cell>
          <table:table-cell office:value-type="float" office:value="643027" calcext:value-type="float">
            <text:p>643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8:17</text:p>
          </table:table-cell>
          <table:table-cell office:value-type="float" office:value="643079" calcext:value-type="float">
            <text:p>6430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9:18</text:p>
          </table:table-cell>
          <table:table-cell office:value-type="float" office:value="643201" calcext:value-type="float">
            <text:p>643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0:19</text:p>
          </table:table-cell>
          <table:table-cell office:value-type="float" office:value="643324" calcext:value-type="float">
            <text:p>6433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1:19</text:p>
          </table:table-cell>
          <table:table-cell office:value-type="float" office:value="643375" calcext:value-type="float">
            <text:p>643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2:20</text:p>
          </table:table-cell>
          <table:table-cell office:value-type="float" office:value="643447" calcext:value-type="float">
            <text:p>6434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3:22</text:p>
          </table:table-cell>
          <table:table-cell office:value-type="float" office:value="643495" calcext:value-type="float">
            <text:p>643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4:23</text:p>
          </table:table-cell>
          <table:table-cell office:value-type="float" office:value="643535" calcext:value-type="float">
            <text:p>6435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5:24</text:p>
          </table:table-cell>
          <table:table-cell office:value-type="float" office:value="643570" calcext:value-type="float">
            <text:p>6435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6:24</text:p>
          </table:table-cell>
          <table:table-cell office:value-type="float" office:value="643609" calcext:value-type="float">
            <text:p>6436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7:25</text:p>
          </table:table-cell>
          <table:table-cell office:value-type="float" office:value="643639" calcext:value-type="float">
            <text:p>643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8:25</text:p>
          </table:table-cell>
          <table:table-cell office:value-type="float" office:value="643675" calcext:value-type="float">
            <text:p>6436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9:26</text:p>
          </table:table-cell>
          <table:table-cell office:value-type="float" office:value="643715" calcext:value-type="float">
            <text:p>6437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0:27</text:p>
          </table:table-cell>
          <table:table-cell office:value-type="float" office:value="643755" calcext:value-type="float">
            <text:p>6437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1:27</text:p>
          </table:table-cell>
          <table:table-cell office:value-type="float" office:value="643788" calcext:value-type="float">
            <text:p>643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2:28</text:p>
          </table:table-cell>
          <table:table-cell office:value-type="float" office:value="643819" calcext:value-type="float">
            <text:p>6438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3:03</text:p>
          </table:table-cell>
          <table:table-cell office:value-type="float" office:value="643851" calcext:value-type="float">
            <text:p>643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4:04</text:p>
          </table:table-cell>
          <table:table-cell office:value-type="float" office:value="643892" calcext:value-type="float">
            <text:p>6438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5:05</text:p>
          </table:table-cell>
          <table:table-cell office:value-type="float" office:value="643988" calcext:value-type="float">
            <text:p>6439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6:05</text:p>
          </table:table-cell>
          <table:table-cell office:value-type="float" office:value="644042" calcext:value-type="float">
            <text:p>6440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7:06</text:p>
          </table:table-cell>
          <table:table-cell office:value-type="float" office:value="644089" calcext:value-type="float">
            <text:p>644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8:07</text:p>
          </table:table-cell>
          <table:table-cell office:value-type="float" office:value="644134" calcext:value-type="float">
            <text:p>644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9:07</text:p>
          </table:table-cell>
          <table:table-cell office:value-type="float" office:value="644216" calcext:value-type="float">
            <text:p>644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0:08</text:p>
          </table:table-cell>
          <table:table-cell office:value-type="float" office:value="644270" calcext:value-type="float">
            <text:p>6442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1:09</text:p>
          </table:table-cell>
          <table:table-cell office:value-type="float" office:value="644302" calcext:value-type="float">
            <text:p>6443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2:09</text:p>
          </table:table-cell>
          <table:table-cell office:value-type="float" office:value="644336" calcext:value-type="float">
            <text:p>644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3:15</text:p>
          </table:table-cell>
          <table:table-cell office:value-type="float" office:value="644450" calcext:value-type="float">
            <text:p>644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4:15</text:p>
          </table:table-cell>
          <table:table-cell office:value-type="float" office:value="644466" calcext:value-type="float">
            <text:p>6444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5:16</text:p>
          </table:table-cell>
          <table:table-cell office:value-type="float" office:value="644409" calcext:value-type="float">
            <text:p>6444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6:17</text:p>
          </table:table-cell>
          <table:table-cell office:value-type="float" office:value="644445" calcext:value-type="float">
            <text:p>644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7:18</text:p>
          </table:table-cell>
          <table:table-cell office:value-type="float" office:value="644505" calcext:value-type="float">
            <text:p>6445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8:18</text:p>
          </table:table-cell>
          <table:table-cell office:value-type="float" office:value="644547" calcext:value-type="float">
            <text:p>6445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9:19</text:p>
          </table:table-cell>
          <table:table-cell office:value-type="float" office:value="644686" calcext:value-type="float">
            <text:p>6446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0:20</text:p>
          </table:table-cell>
          <table:table-cell office:value-type="float" office:value="644762" calcext:value-type="float">
            <text:p>6447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1:20</text:p>
          </table:table-cell>
          <table:table-cell office:value-type="float" office:value="644809" calcext:value-type="float">
            <text:p>6448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2:22</text:p>
          </table:table-cell>
          <table:table-cell office:value-type="float" office:value="644848" calcext:value-type="float">
            <text:p>6448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3:23</text:p>
          </table:table-cell>
          <table:table-cell office:value-type="float" office:value="644887" calcext:value-type="float">
            <text:p>644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4:23</text:p>
          </table:table-cell>
          <table:table-cell office:value-type="float" office:value="644931" calcext:value-type="float">
            <text:p>6449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5:24</text:p>
          </table:table-cell>
          <table:table-cell office:value-type="float" office:value="644967" calcext:value-type="float">
            <text:p>6449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6:24</text:p>
          </table:table-cell>
          <table:table-cell office:value-type="float" office:value="644997" calcext:value-type="float">
            <text:p>6449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7:25</text:p>
          </table:table-cell>
          <table:table-cell office:value-type="float" office:value="645026" calcext:value-type="float">
            <text:p>645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8:25</text:p>
          </table:table-cell>
          <table:table-cell office:value-type="float" office:value="645053" calcext:value-type="float">
            <text:p>6450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9:26</text:p>
          </table:table-cell>
          <table:table-cell office:value-type="float" office:value="645098" calcext:value-type="float">
            <text:p>6450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0:27</text:p>
          </table:table-cell>
          <table:table-cell office:value-type="float" office:value="645136" calcext:value-type="float">
            <text:p>645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1:27</text:p>
          </table:table-cell>
          <table:table-cell office:value-type="float" office:value="645168" calcext:value-type="float">
            <text:p>645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2:28</text:p>
          </table:table-cell>
          <table:table-cell office:value-type="float" office:value="645232" calcext:value-type="float">
            <text:p>645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3:03</text:p>
          </table:table-cell>
          <table:table-cell office:value-type="float" office:value="645258" calcext:value-type="float">
            <text:p>6452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4:03</text:p>
          </table:table-cell>
          <table:table-cell office:value-type="float" office:value="645299" calcext:value-type="float">
            <text:p>6452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5:04</text:p>
          </table:table-cell>
          <table:table-cell office:value-type="float" office:value="645338" calcext:value-type="float">
            <text:p>6453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6:05</text:p>
          </table:table-cell>
          <table:table-cell office:value-type="float" office:value="645377" calcext:value-type="float">
            <text:p>645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7:06</text:p>
          </table:table-cell>
          <table:table-cell office:value-type="float" office:value="645421" calcext:value-type="float">
            <text:p>645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8:07</text:p>
          </table:table-cell>
          <table:table-cell office:value-type="float" office:value="645459" calcext:value-type="float">
            <text:p>645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9:07</text:p>
          </table:table-cell>
          <table:table-cell office:value-type="float" office:value="645509" calcext:value-type="float">
            <text:p>645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0:08</text:p>
          </table:table-cell>
          <table:table-cell office:value-type="float" office:value="645543" calcext:value-type="float">
            <text:p>6455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1:09</text:p>
          </table:table-cell>
          <table:table-cell office:value-type="float" office:value="645567" calcext:value-type="float">
            <text:p>6455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2:10</text:p>
          </table:table-cell>
          <table:table-cell office:value-type="float" office:value="645615" calcext:value-type="float">
            <text:p>6456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3:14</text:p>
          </table:table-cell>
          <table:table-cell office:value-type="float" office:value="645645" calcext:value-type="float">
            <text:p>6456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4:15</text:p>
          </table:table-cell>
          <table:table-cell office:value-type="float" office:value="645678" calcext:value-type="float">
            <text:p>6456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5:15</text:p>
          </table:table-cell>
          <table:table-cell office:value-type="float" office:value="645711" calcext:value-type="float">
            <text:p>6457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6:16</text:p>
          </table:table-cell>
          <table:table-cell office:value-type="float" office:value="645737" calcext:value-type="float">
            <text:p>645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7:16</text:p>
          </table:table-cell>
          <table:table-cell office:value-type="float" office:value="645774" calcext:value-type="float">
            <text:p>6457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8:17</text:p>
          </table:table-cell>
          <table:table-cell office:value-type="float" office:value="645828" calcext:value-type="float">
            <text:p>6458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9:17</text:p>
          </table:table-cell>
          <table:table-cell office:value-type="float" office:value="645915" calcext:value-type="float">
            <text:p>6459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0:18</text:p>
          </table:table-cell>
          <table:table-cell office:value-type="float" office:value="645965" calcext:value-type="float">
            <text:p>645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1:19</text:p>
          </table:table-cell>
          <table:table-cell office:value-type="float" office:value="646013" calcext:value-type="float">
            <text:p>6460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2:20</text:p>
          </table:table-cell>
          <table:table-cell office:value-type="float" office:value="646055" calcext:value-type="float">
            <text:p>6460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3:20</text:p>
          </table:table-cell>
          <table:table-cell office:value-type="float" office:value="646095" calcext:value-type="float">
            <text:p>6460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4:21</text:p>
          </table:table-cell>
          <table:table-cell office:value-type="float" office:value="646129" calcext:value-type="float">
            <text:p>6461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5:21</text:p>
          </table:table-cell>
          <table:table-cell office:value-type="float" office:value="646152" calcext:value-type="float">
            <text:p>646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6:22</text:p>
          </table:table-cell>
          <table:table-cell office:value-type="float" office:value="646178" calcext:value-type="float">
            <text:p>646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7:23</text:p>
          </table:table-cell>
          <table:table-cell office:value-type="float" office:value="646208" calcext:value-type="float">
            <text:p>646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8:23</text:p>
          </table:table-cell>
          <table:table-cell office:value-type="float" office:value="646242" calcext:value-type="float">
            <text:p>646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9:24</text:p>
          </table:table-cell>
          <table:table-cell office:value-type="float" office:value="646278" calcext:value-type="float">
            <text:p>646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0:24</text:p>
          </table:table-cell>
          <table:table-cell office:value-type="float" office:value="646310" calcext:value-type="float">
            <text:p>646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1:25</text:p>
          </table:table-cell>
          <table:table-cell office:value-type="float" office:value="646344" calcext:value-type="float">
            <text:p>6463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2:26</text:p>
          </table:table-cell>
          <table:table-cell office:value-type="float" office:value="646387" calcext:value-type="float">
            <text:p>646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3:02</text:p>
          </table:table-cell>
          <table:table-cell office:value-type="float" office:value="646421" calcext:value-type="float">
            <text:p>646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4:03</text:p>
          </table:table-cell>
          <table:table-cell office:value-type="float" office:value="646462" calcext:value-type="float">
            <text:p>6464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5:04</text:p>
          </table:table-cell>
          <table:table-cell office:value-type="float" office:value="646510" calcext:value-type="float">
            <text:p>6465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6:05</text:p>
          </table:table-cell>
          <table:table-cell office:value-type="float" office:value="646557" calcext:value-type="float">
            <text:p>646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7:06</text:p>
          </table:table-cell>
          <table:table-cell office:value-type="float" office:value="646593" calcext:value-type="float">
            <text:p>646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8:06</text:p>
          </table:table-cell>
          <table:table-cell office:value-type="float" office:value="646635" calcext:value-type="float">
            <text:p>6466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9:07</text:p>
          </table:table-cell>
          <table:table-cell office:value-type="float" office:value="646671" calcext:value-type="float">
            <text:p>646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0:07</text:p>
          </table:table-cell>
          <table:table-cell office:value-type="float" office:value="646708" calcext:value-type="float">
            <text:p>6467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1:08</text:p>
          </table:table-cell>
          <table:table-cell office:value-type="float" office:value="646735" calcext:value-type="float">
            <text:p>6467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2:09</text:p>
          </table:table-cell>
          <table:table-cell office:value-type="float" office:value="646766" calcext:value-type="float">
            <text:p>6467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3:09</text:p>
          </table:table-cell>
          <table:table-cell office:value-type="float" office:value="646795" calcext:value-type="float">
            <text:p>6467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4:15</text:p>
          </table:table-cell>
          <table:table-cell office:value-type="float" office:value="646835" calcext:value-type="float">
            <text:p>6468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5:16</text:p>
          </table:table-cell>
          <table:table-cell office:value-type="float" office:value="646863" calcext:value-type="float">
            <text:p>646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6:16</text:p>
          </table:table-cell>
          <table:table-cell office:value-type="float" office:value="646893" calcext:value-type="float">
            <text:p>6468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7:17</text:p>
          </table:table-cell>
          <table:table-cell office:value-type="float" office:value="646929" calcext:value-type="float">
            <text:p>6469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8:17</text:p>
          </table:table-cell>
          <table:table-cell office:value-type="float" office:value="647008" calcext:value-type="float">
            <text:p>6470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9:18</text:p>
          </table:table-cell>
          <table:table-cell office:value-type="float" office:value="647084" calcext:value-type="float">
            <text:p>6470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0:18</text:p>
          </table:table-cell>
          <table:table-cell office:value-type="float" office:value="647133" calcext:value-type="float">
            <text:p>647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1:19</text:p>
          </table:table-cell>
          <table:table-cell office:value-type="float" office:value="647176" calcext:value-type="float">
            <text:p>647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2:20</text:p>
          </table:table-cell>
          <table:table-cell office:value-type="float" office:value="647218" calcext:value-type="float">
            <text:p>647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3:20</text:p>
          </table:table-cell>
          <table:table-cell office:value-type="float" office:value="647255" calcext:value-type="float">
            <text:p>6472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4:21</text:p>
          </table:table-cell>
          <table:table-cell office:value-type="float" office:value="647291" calcext:value-type="float">
            <text:p>647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5:21</text:p>
          </table:table-cell>
          <table:table-cell office:value-type="float" office:value="647321" calcext:value-type="float">
            <text:p>6473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6:22</text:p>
          </table:table-cell>
          <table:table-cell office:value-type="float" office:value="647350" calcext:value-type="float">
            <text:p>647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7:23</text:p>
          </table:table-cell>
          <table:table-cell office:value-type="float" office:value="647382" calcext:value-type="float">
            <text:p>6473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8:23</text:p>
          </table:table-cell>
          <table:table-cell office:value-type="float" office:value="647419" calcext:value-type="float">
            <text:p>6474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9:24</text:p>
          </table:table-cell>
          <table:table-cell office:value-type="float" office:value="647454" calcext:value-type="float">
            <text:p>6474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0:24</text:p>
          </table:table-cell>
          <table:table-cell office:value-type="float" office:value="647482" calcext:value-type="float">
            <text:p>6474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1:25</text:p>
          </table:table-cell>
          <table:table-cell office:value-type="float" office:value="647513" calcext:value-type="float">
            <text:p>6475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2:26</text:p>
          </table:table-cell>
          <table:table-cell office:value-type="float" office:value="647558" calcext:value-type="float">
            <text:p>6475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3:02</text:p>
          </table:table-cell>
          <table:table-cell office:value-type="float" office:value="647583" calcext:value-type="float">
            <text:p>647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4:05</text:p>
          </table:table-cell>
          <table:table-cell office:value-type="float" office:value="647630" calcext:value-type="float">
            <text:p>6476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5:06</text:p>
          </table:table-cell>
          <table:table-cell office:value-type="float" office:value="647685" calcext:value-type="float">
            <text:p>6476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6:07</text:p>
          </table:table-cell>
          <table:table-cell office:value-type="float" office:value="647731" calcext:value-type="float">
            <text:p>6477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7:08</text:p>
          </table:table-cell>
          <table:table-cell office:value-type="float" office:value="647783" calcext:value-type="float">
            <text:p>6477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8:08</text:p>
          </table:table-cell>
          <table:table-cell office:value-type="float" office:value="647831" calcext:value-type="float">
            <text:p>6478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9:09</text:p>
          </table:table-cell>
          <table:table-cell office:value-type="float" office:value="647877" calcext:value-type="float">
            <text:p>6478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0:10</text:p>
          </table:table-cell>
          <table:table-cell office:value-type="float" office:value="647930" calcext:value-type="float">
            <text:p>6479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1:14</text:p>
          </table:table-cell>
          <table:table-cell office:value-type="float" office:value="647979" calcext:value-type="float">
            <text:p>6479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2:14</text:p>
          </table:table-cell>
          <table:table-cell office:value-type="float" office:value="648016" calcext:value-type="float">
            <text:p>648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3:15</text:p>
          </table:table-cell>
          <table:table-cell office:value-type="float" office:value="648051" calcext:value-type="float">
            <text:p>6480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4:16</text:p>
          </table:table-cell>
          <table:table-cell office:value-type="float" office:value="648089" calcext:value-type="float">
            <text:p>648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5:16</text:p>
          </table:table-cell>
          <table:table-cell office:value-type="float" office:value="648125" calcext:value-type="float">
            <text:p>648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6:17</text:p>
          </table:table-cell>
          <table:table-cell office:value-type="float" office:value="648162" calcext:value-type="float">
            <text:p>648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7:17</text:p>
          </table:table-cell>
          <table:table-cell office:value-type="float" office:value="648209" calcext:value-type="float">
            <text:p>648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8:18</text:p>
          </table:table-cell>
          <table:table-cell office:value-type="float" office:value="648277" calcext:value-type="float">
            <text:p>6482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9:19</text:p>
          </table:table-cell>
          <table:table-cell office:value-type="float" office:value="648343" calcext:value-type="float">
            <text:p>6483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0:19</text:p>
          </table:table-cell>
          <table:table-cell office:value-type="float" office:value="648400" calcext:value-type="float">
            <text:p>648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1:20</text:p>
          </table:table-cell>
          <table:table-cell office:value-type="float" office:value="648452" calcext:value-type="float">
            <text:p>648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2:21</text:p>
          </table:table-cell>
          <table:table-cell office:value-type="float" office:value="648508" calcext:value-type="float">
            <text:p>648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3:21</text:p>
          </table:table-cell>
          <table:table-cell office:value-type="float" office:value="648560" calcext:value-type="float">
            <text:p>6485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4:24</text:p>
          </table:table-cell>
          <table:table-cell office:value-type="float" office:value="648615" calcext:value-type="float">
            <text:p>6486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5:25</text:p>
          </table:table-cell>
          <table:table-cell office:value-type="float" office:value="648667" calcext:value-type="float">
            <text:p>648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6:25</text:p>
          </table:table-cell>
          <table:table-cell office:value-type="float" office:value="648707" calcext:value-type="float">
            <text:p>648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7:26</text:p>
          </table:table-cell>
          <table:table-cell office:value-type="float" office:value="648740" calcext:value-type="float">
            <text:p>6487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8:27</text:p>
          </table:table-cell>
          <table:table-cell office:value-type="float" office:value="648781" calcext:value-type="float">
            <text:p>648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9:28</text:p>
          </table:table-cell>
          <table:table-cell office:value-type="float" office:value="648814" calcext:value-type="float">
            <text:p>6488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0:28</text:p>
          </table:table-cell>
          <table:table-cell office:value-type="float" office:value="648839" calcext:value-type="float">
            <text:p>6488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1:29</text:p>
          </table:table-cell>
          <table:table-cell office:value-type="float" office:value="648869" calcext:value-type="float">
            <text:p>648869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2018.12.04 15:32:29</text:p>
          </table:table-cell>
          <table:table-cell office:value-type="float" office:value="648900" calcext:value-type="float">
            <text:p>648900</text:p>
          </table:table-cell>
          <table:table-cell/>
        </table:table-row>
        <table:table-row table:style-name="ro1">
          <table:table-cell table:style-name="ce2" office:value-type="string" calcext:value-type="string">
            <text:p>WLS_SOA5</text:p>
          </table:table-cell>
          <table:table-cell office:value-type="string" calcext:value-type="string">
            <text:p>2018.12.04 13:03:03</text:p>
          </table:table-cell>
          <table:table-cell office:value-type="float" office:value="642503" calcext:value-type="float">
            <text:p>6425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4:04</text:p>
          </table:table-cell>
          <table:table-cell office:value-type="float" office:value="642546" calcext:value-type="float">
            <text:p>6425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5:04</text:p>
          </table:table-cell>
          <table:table-cell office:value-type="float" office:value="642589" calcext:value-type="float">
            <text:p>6425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6:05</text:p>
          </table:table-cell>
          <table:table-cell office:value-type="float" office:value="642632" calcext:value-type="float">
            <text:p>6426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7:06</text:p>
          </table:table-cell>
          <table:table-cell office:value-type="float" office:value="642680" calcext:value-type="float">
            <text:p>6426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8:06</text:p>
          </table:table-cell>
          <table:table-cell office:value-type="float" office:value="642717" calcext:value-type="float">
            <text:p>6427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09:08</text:p>
          </table:table-cell>
          <table:table-cell office:value-type="float" office:value="642753" calcext:value-type="float">
            <text:p>6427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0:09</text:p>
          </table:table-cell>
          <table:table-cell office:value-type="float" office:value="642790" calcext:value-type="float">
            <text:p>6427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1:09</text:p>
          </table:table-cell>
          <table:table-cell office:value-type="float" office:value="642820" calcext:value-type="float">
            <text:p>6428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2:14</text:p>
          </table:table-cell>
          <table:table-cell office:value-type="float" office:value="642860" calcext:value-type="float">
            <text:p>6428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3:14</text:p>
          </table:table-cell>
          <table:table-cell office:value-type="float" office:value="642896" calcext:value-type="float">
            <text:p>642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4:15</text:p>
          </table:table-cell>
          <table:table-cell office:value-type="float" office:value="642930" calcext:value-type="float">
            <text:p>6429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5:16</text:p>
          </table:table-cell>
          <table:table-cell office:value-type="float" office:value="642963" calcext:value-type="float">
            <text:p>6429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6:16</text:p>
          </table:table-cell>
          <table:table-cell office:value-type="float" office:value="642996" calcext:value-type="float">
            <text:p>6429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7:17</text:p>
          </table:table-cell>
          <table:table-cell office:value-type="float" office:value="643035" calcext:value-type="float">
            <text:p>643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8:17</text:p>
          </table:table-cell>
          <table:table-cell office:value-type="float" office:value="643086" calcext:value-type="float">
            <text:p>6430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19:18</text:p>
          </table:table-cell>
          <table:table-cell office:value-type="float" office:value="643202" calcext:value-type="float">
            <text:p>643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0:19</text:p>
          </table:table-cell>
          <table:table-cell office:value-type="float" office:value="643332" calcext:value-type="float">
            <text:p>643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1:19</text:p>
          </table:table-cell>
          <table:table-cell office:value-type="float" office:value="643381" calcext:value-type="float">
            <text:p>6433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2:20</text:p>
          </table:table-cell>
          <table:table-cell office:value-type="float" office:value="643452" calcext:value-type="float">
            <text:p>643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3:22</text:p>
          </table:table-cell>
          <table:table-cell office:value-type="float" office:value="643502" calcext:value-type="float">
            <text:p>6435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4:23</text:p>
          </table:table-cell>
          <table:table-cell office:value-type="float" office:value="643540" calcext:value-type="float">
            <text:p>6435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5:24</text:p>
          </table:table-cell>
          <table:table-cell office:value-type="float" office:value="643576" calcext:value-type="float">
            <text:p>6435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6:24</text:p>
          </table:table-cell>
          <table:table-cell office:value-type="float" office:value="643615" calcext:value-type="float">
            <text:p>6436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7:25</text:p>
          </table:table-cell>
          <table:table-cell office:value-type="float" office:value="643647" calcext:value-type="float">
            <text:p>6436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8:25</text:p>
          </table:table-cell>
          <table:table-cell office:value-type="float" office:value="643681" calcext:value-type="float">
            <text:p>6436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29:26</text:p>
          </table:table-cell>
          <table:table-cell office:value-type="float" office:value="643722" calcext:value-type="float">
            <text:p>6437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0:27</text:p>
          </table:table-cell>
          <table:table-cell office:value-type="float" office:value="643762" calcext:value-type="float">
            <text:p>6437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1:27</text:p>
          </table:table-cell>
          <table:table-cell office:value-type="float" office:value="643794" calcext:value-type="float">
            <text:p>6437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2:28</text:p>
          </table:table-cell>
          <table:table-cell office:value-type="float" office:value="643826" calcext:value-type="float">
            <text:p>643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3:03</text:p>
          </table:table-cell>
          <table:table-cell office:value-type="float" office:value="643858" calcext:value-type="float">
            <text:p>6438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4:04</text:p>
          </table:table-cell>
          <table:table-cell office:value-type="float" office:value="643901" calcext:value-type="float">
            <text:p>6439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5:05</text:p>
          </table:table-cell>
          <table:table-cell office:value-type="float" office:value="643994" calcext:value-type="float">
            <text:p>6439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6:05</text:p>
          </table:table-cell>
          <table:table-cell office:value-type="float" office:value="644047" calcext:value-type="float">
            <text:p>6440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7:06</text:p>
          </table:table-cell>
          <table:table-cell office:value-type="float" office:value="644096" calcext:value-type="float">
            <text:p>6440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8:07</text:p>
          </table:table-cell>
          <table:table-cell office:value-type="float" office:value="644155" calcext:value-type="float">
            <text:p>644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39:07</text:p>
          </table:table-cell>
          <table:table-cell office:value-type="float" office:value="644239" calcext:value-type="float">
            <text:p>644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0:08</text:p>
          </table:table-cell>
          <table:table-cell office:value-type="float" office:value="644293" calcext:value-type="float">
            <text:p>644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1:09</text:p>
          </table:table-cell>
          <table:table-cell office:value-type="float" office:value="644323" calcext:value-type="float">
            <text:p>6443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2:09</text:p>
          </table:table-cell>
          <table:table-cell office:value-type="float" office:value="644357" calcext:value-type="float">
            <text:p>6443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3:15</text:p>
          </table:table-cell>
          <table:table-cell office:value-type="float" office:value="644473" calcext:value-type="float">
            <text:p>6444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4:15</text:p>
          </table:table-cell>
          <table:table-cell office:value-type="float" office:value="644407" calcext:value-type="float">
            <text:p>644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5:16</text:p>
          </table:table-cell>
          <table:table-cell office:value-type="float" office:value="644389" calcext:value-type="float">
            <text:p>644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6:17</text:p>
          </table:table-cell>
          <table:table-cell office:value-type="float" office:value="644453" calcext:value-type="float">
            <text:p>6444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7:18</text:p>
          </table:table-cell>
          <table:table-cell office:value-type="float" office:value="644514" calcext:value-type="float">
            <text:p>6445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8:18</text:p>
          </table:table-cell>
          <table:table-cell office:value-type="float" office:value="644557" calcext:value-type="float">
            <text:p>644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49:19</text:p>
          </table:table-cell>
          <table:table-cell office:value-type="float" office:value="644695" calcext:value-type="float">
            <text:p>6446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0:20</text:p>
          </table:table-cell>
          <table:table-cell office:value-type="float" office:value="644772" calcext:value-type="float">
            <text:p>6447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1:20</text:p>
          </table:table-cell>
          <table:table-cell office:value-type="float" office:value="644819" calcext:value-type="float">
            <text:p>6448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2:22</text:p>
          </table:table-cell>
          <table:table-cell office:value-type="float" office:value="644857" calcext:value-type="float">
            <text:p>644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3:23</text:p>
          </table:table-cell>
          <table:table-cell office:value-type="float" office:value="644896" calcext:value-type="float">
            <text:p>644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4:23</text:p>
          </table:table-cell>
          <table:table-cell office:value-type="float" office:value="644940" calcext:value-type="float">
            <text:p>6449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5:24</text:p>
          </table:table-cell>
          <table:table-cell office:value-type="float" office:value="644977" calcext:value-type="float">
            <text:p>6449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6:24</text:p>
          </table:table-cell>
          <table:table-cell office:value-type="float" office:value="645006" calcext:value-type="float">
            <text:p>645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7:25</text:p>
          </table:table-cell>
          <table:table-cell office:value-type="float" office:value="645035" calcext:value-type="float">
            <text:p>645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8:25</text:p>
          </table:table-cell>
          <table:table-cell office:value-type="float" office:value="645062" calcext:value-type="float">
            <text:p>6450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3:59:26</text:p>
          </table:table-cell>
          <table:table-cell office:value-type="float" office:value="645107" calcext:value-type="float">
            <text:p>645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0:27</text:p>
          </table:table-cell>
          <table:table-cell office:value-type="float" office:value="645146" calcext:value-type="float">
            <text:p>645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1:27</text:p>
          </table:table-cell>
          <table:table-cell office:value-type="float" office:value="645180" calcext:value-type="float">
            <text:p>645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2:28</text:p>
          </table:table-cell>
          <table:table-cell office:value-type="float" office:value="645241" calcext:value-type="float">
            <text:p>645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3:03</text:p>
          </table:table-cell>
          <table:table-cell office:value-type="float" office:value="645268" calcext:value-type="float">
            <text:p>6452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4:03</text:p>
          </table:table-cell>
          <table:table-cell office:value-type="float" office:value="645310" calcext:value-type="float">
            <text:p>6453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5:04</text:p>
          </table:table-cell>
          <table:table-cell office:value-type="float" office:value="645347" calcext:value-type="float">
            <text:p>6453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6:05</text:p>
          </table:table-cell>
          <table:table-cell office:value-type="float" office:value="645387" calcext:value-type="float">
            <text:p>6453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7:06</text:p>
          </table:table-cell>
          <table:table-cell office:value-type="float" office:value="645429" calcext:value-type="float">
            <text:p>645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8:07</text:p>
          </table:table-cell>
          <table:table-cell office:value-type="float" office:value="645468" calcext:value-type="float">
            <text:p>6454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09:07</text:p>
          </table:table-cell>
          <table:table-cell office:value-type="float" office:value="645519" calcext:value-type="float">
            <text:p>6455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0:08</text:p>
          </table:table-cell>
          <table:table-cell office:value-type="float" office:value="645553" calcext:value-type="float">
            <text:p>6455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1:09</text:p>
          </table:table-cell>
          <table:table-cell office:value-type="float" office:value="645578" calcext:value-type="float">
            <text:p>6455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2:10</text:p>
          </table:table-cell>
          <table:table-cell office:value-type="float" office:value="645623" calcext:value-type="float">
            <text:p>6456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3:14</text:p>
          </table:table-cell>
          <table:table-cell office:value-type="float" office:value="645654" calcext:value-type="float">
            <text:p>6456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4:15</text:p>
          </table:table-cell>
          <table:table-cell office:value-type="float" office:value="645689" calcext:value-type="float">
            <text:p>6456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5:15</text:p>
          </table:table-cell>
          <table:table-cell office:value-type="float" office:value="645721" calcext:value-type="float">
            <text:p>6457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6:16</text:p>
          </table:table-cell>
          <table:table-cell office:value-type="float" office:value="645746" calcext:value-type="float">
            <text:p>6457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7:16</text:p>
          </table:table-cell>
          <table:table-cell office:value-type="float" office:value="645784" calcext:value-type="float">
            <text:p>6457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8:17</text:p>
          </table:table-cell>
          <table:table-cell office:value-type="float" office:value="645838" calcext:value-type="float">
            <text:p>6458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19:17</text:p>
          </table:table-cell>
          <table:table-cell office:value-type="float" office:value="645923" calcext:value-type="float">
            <text:p>6459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0:18</text:p>
          </table:table-cell>
          <table:table-cell office:value-type="float" office:value="645973" calcext:value-type="float">
            <text:p>6459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1:19</text:p>
          </table:table-cell>
          <table:table-cell office:value-type="float" office:value="646021" calcext:value-type="float">
            <text:p>646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2:20</text:p>
          </table:table-cell>
          <table:table-cell office:value-type="float" office:value="646065" calcext:value-type="float">
            <text:p>646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3:20</text:p>
          </table:table-cell>
          <table:table-cell office:value-type="float" office:value="646104" calcext:value-type="float">
            <text:p>646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4:21</text:p>
          </table:table-cell>
          <table:table-cell office:value-type="float" office:value="646139" calcext:value-type="float">
            <text:p>646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5:21</text:p>
          </table:table-cell>
          <table:table-cell office:value-type="float" office:value="646163" calcext:value-type="float">
            <text:p>646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6:22</text:p>
          </table:table-cell>
          <table:table-cell office:value-type="float" office:value="646187" calcext:value-type="float">
            <text:p>646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7:23</text:p>
          </table:table-cell>
          <table:table-cell office:value-type="float" office:value="646218" calcext:value-type="float">
            <text:p>646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8:23</text:p>
          </table:table-cell>
          <table:table-cell office:value-type="float" office:value="646251" calcext:value-type="float">
            <text:p>646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29:24</text:p>
          </table:table-cell>
          <table:table-cell office:value-type="float" office:value="646287" calcext:value-type="float">
            <text:p>6462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0:24</text:p>
          </table:table-cell>
          <table:table-cell office:value-type="float" office:value="646320" calcext:value-type="float">
            <text:p>646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1:25</text:p>
          </table:table-cell>
          <table:table-cell office:value-type="float" office:value="646353" calcext:value-type="float">
            <text:p>646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2:26</text:p>
          </table:table-cell>
          <table:table-cell office:value-type="float" office:value="646394" calcext:value-type="float">
            <text:p>6463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3:02</text:p>
          </table:table-cell>
          <table:table-cell office:value-type="float" office:value="646429" calcext:value-type="float">
            <text:p>646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4:03</text:p>
          </table:table-cell>
          <table:table-cell office:value-type="float" office:value="646469" calcext:value-type="float">
            <text:p>6464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5:04</text:p>
          </table:table-cell>
          <table:table-cell office:value-type="float" office:value="646517" calcext:value-type="float">
            <text:p>6465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6:05</text:p>
          </table:table-cell>
          <table:table-cell office:value-type="float" office:value="646564" calcext:value-type="float">
            <text:p>646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7:06</text:p>
          </table:table-cell>
          <table:table-cell office:value-type="float" office:value="646601" calcext:value-type="float">
            <text:p>6466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8:06</text:p>
          </table:table-cell>
          <table:table-cell office:value-type="float" office:value="646643" calcext:value-type="float">
            <text:p>6466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39:07</text:p>
          </table:table-cell>
          <table:table-cell office:value-type="float" office:value="646678" calcext:value-type="float">
            <text:p>6466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0:07</text:p>
          </table:table-cell>
          <table:table-cell office:value-type="float" office:value="646715" calcext:value-type="float">
            <text:p>6467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1:08</text:p>
          </table:table-cell>
          <table:table-cell office:value-type="float" office:value="646742" calcext:value-type="float">
            <text:p>6467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2:09</text:p>
          </table:table-cell>
          <table:table-cell office:value-type="float" office:value="646773" calcext:value-type="float">
            <text:p>6467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3:09</text:p>
          </table:table-cell>
          <table:table-cell office:value-type="float" office:value="646802" calcext:value-type="float">
            <text:p>6468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4:15</text:p>
          </table:table-cell>
          <table:table-cell office:value-type="float" office:value="646843" calcext:value-type="float">
            <text:p>6468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5:16</text:p>
          </table:table-cell>
          <table:table-cell office:value-type="float" office:value="646870" calcext:value-type="float">
            <text:p>6468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6:16</text:p>
          </table:table-cell>
          <table:table-cell office:value-type="float" office:value="646901" calcext:value-type="float">
            <text:p>6469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7:17</text:p>
          </table:table-cell>
          <table:table-cell office:value-type="float" office:value="646936" calcext:value-type="float">
            <text:p>646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8:17</text:p>
          </table:table-cell>
          <table:table-cell office:value-type="float" office:value="647021" calcext:value-type="float">
            <text:p>647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49:18</text:p>
          </table:table-cell>
          <table:table-cell office:value-type="float" office:value="647091" calcext:value-type="float">
            <text:p>647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0:18</text:p>
          </table:table-cell>
          <table:table-cell office:value-type="float" office:value="647141" calcext:value-type="float">
            <text:p>647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1:19</text:p>
          </table:table-cell>
          <table:table-cell office:value-type="float" office:value="647183" calcext:value-type="float">
            <text:p>647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2:20</text:p>
          </table:table-cell>
          <table:table-cell office:value-type="float" office:value="647225" calcext:value-type="float">
            <text:p>647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3:20</text:p>
          </table:table-cell>
          <table:table-cell office:value-type="float" office:value="647262" calcext:value-type="float">
            <text:p>6472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4:21</text:p>
          </table:table-cell>
          <table:table-cell office:value-type="float" office:value="647298" calcext:value-type="float">
            <text:p>647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5:21</text:p>
          </table:table-cell>
          <table:table-cell office:value-type="float" office:value="647328" calcext:value-type="float">
            <text:p>6473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6:22</text:p>
          </table:table-cell>
          <table:table-cell office:value-type="float" office:value="647358" calcext:value-type="float">
            <text:p>6473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7:23</text:p>
          </table:table-cell>
          <table:table-cell office:value-type="float" office:value="647390" calcext:value-type="float">
            <text:p>647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8:23</text:p>
          </table:table-cell>
          <table:table-cell office:value-type="float" office:value="647426" calcext:value-type="float">
            <text:p>6474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4:59:24</text:p>
          </table:table-cell>
          <table:table-cell office:value-type="float" office:value="647460" calcext:value-type="float">
            <text:p>6474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0:24</text:p>
          </table:table-cell>
          <table:table-cell office:value-type="float" office:value="647488" calcext:value-type="float">
            <text:p>6474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1:25</text:p>
          </table:table-cell>
          <table:table-cell office:value-type="float" office:value="647518" calcext:value-type="float">
            <text:p>6475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2:26</text:p>
          </table:table-cell>
          <table:table-cell office:value-type="float" office:value="647564" calcext:value-type="float">
            <text:p>647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3:02</text:p>
          </table:table-cell>
          <table:table-cell office:value-type="float" office:value="647589" calcext:value-type="float">
            <text:p>6475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4:05</text:p>
          </table:table-cell>
          <table:table-cell office:value-type="float" office:value="647637" calcext:value-type="float">
            <text:p>6476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5:06</text:p>
          </table:table-cell>
          <table:table-cell office:value-type="float" office:value="647692" calcext:value-type="float">
            <text:p>6476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6:07</text:p>
          </table:table-cell>
          <table:table-cell office:value-type="float" office:value="647738" calcext:value-type="float">
            <text:p>6477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7:08</text:p>
          </table:table-cell>
          <table:table-cell office:value-type="float" office:value="647789" calcext:value-type="float">
            <text:p>6477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8:08</text:p>
          </table:table-cell>
          <table:table-cell office:value-type="float" office:value="647837" calcext:value-type="float">
            <text:p>6478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09:09</text:p>
          </table:table-cell>
          <table:table-cell office:value-type="float" office:value="647883" calcext:value-type="float">
            <text:p>6478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0:10</text:p>
          </table:table-cell>
          <table:table-cell office:value-type="float" office:value="647934" calcext:value-type="float">
            <text:p>647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1:14</text:p>
          </table:table-cell>
          <table:table-cell office:value-type="float" office:value="647984" calcext:value-type="float">
            <text:p>6479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2:14</text:p>
          </table:table-cell>
          <table:table-cell office:value-type="float" office:value="648022" calcext:value-type="float">
            <text:p>6480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3:15</text:p>
          </table:table-cell>
          <table:table-cell office:value-type="float" office:value="648059" calcext:value-type="float">
            <text:p>6480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4:16</text:p>
          </table:table-cell>
          <table:table-cell office:value-type="float" office:value="648096" calcext:value-type="float">
            <text:p>6480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5:16</text:p>
          </table:table-cell>
          <table:table-cell office:value-type="float" office:value="648132" calcext:value-type="float">
            <text:p>648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6:17</text:p>
          </table:table-cell>
          <table:table-cell office:value-type="float" office:value="648169" calcext:value-type="float">
            <text:p>648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7:17</text:p>
          </table:table-cell>
          <table:table-cell office:value-type="float" office:value="648215" calcext:value-type="float">
            <text:p>648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8:18</text:p>
          </table:table-cell>
          <table:table-cell office:value-type="float" office:value="648283" calcext:value-type="float">
            <text:p>6482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19:19</text:p>
          </table:table-cell>
          <table:table-cell office:value-type="float" office:value="648349" calcext:value-type="float">
            <text:p>648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0:19</text:p>
          </table:table-cell>
          <table:table-cell office:value-type="float" office:value="648406" calcext:value-type="float">
            <text:p>6484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1:20</text:p>
          </table:table-cell>
          <table:table-cell office:value-type="float" office:value="648457" calcext:value-type="float">
            <text:p>6484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2:21</text:p>
          </table:table-cell>
          <table:table-cell office:value-type="float" office:value="648514" calcext:value-type="float">
            <text:p>6485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3:21</text:p>
          </table:table-cell>
          <table:table-cell office:value-type="float" office:value="648564" calcext:value-type="float">
            <text:p>648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4:24</text:p>
          </table:table-cell>
          <table:table-cell office:value-type="float" office:value="648622" calcext:value-type="float">
            <text:p>6486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5:25</text:p>
          </table:table-cell>
          <table:table-cell office:value-type="float" office:value="648673" calcext:value-type="float">
            <text:p>6486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6:25</text:p>
          </table:table-cell>
          <table:table-cell office:value-type="float" office:value="648714" calcext:value-type="float">
            <text:p>6487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7:26</text:p>
          </table:table-cell>
          <table:table-cell office:value-type="float" office:value="648747" calcext:value-type="float">
            <text:p>6487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8:27</text:p>
          </table:table-cell>
          <table:table-cell office:value-type="float" office:value="648787" calcext:value-type="float">
            <text:p>6487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29:28</text:p>
          </table:table-cell>
          <table:table-cell office:value-type="float" office:value="648820" calcext:value-type="float">
            <text:p>6488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0:28</text:p>
          </table:table-cell>
          <table:table-cell office:value-type="float" office:value="648845" calcext:value-type="float">
            <text:p>6488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.12.04 15:31:29</text:p>
          </table:table-cell>
          <table:table-cell office:value-type="float" office:value="648877" calcext:value-type="float">
            <text:p>648877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2018.12.04 15:32:29</text:p>
          </table:table-cell>
          <table:table-cell office:value-type="float" office:value="648906" calcext:value-type="float">
            <text:p>648906</text:p>
          </table:table-cell>
          <table:table-cell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4"/>
          <table:table-cell table:style-name="ce15"/>
          <table:table-cell table:style-name="ce9"/>
        </table:table-row>
      </table:table>
      <table:named-expressions/>
      <table:data-pilot-tables>
        <table:data-pilot-table table:name="DataPilot1" table:application-data="" table:target-range-address="'Pivot Table_jms-queue-data_1'.A1:'Pivot Table_jms-queue-data_1'.D752" table:buttons="'Pivot Table_jms-queue-data_1'.A1 'Pivot Table_jms-queue-data_1'.B1 'Pivot Table_jms-queue-data_1'.C1" table:show-filter-button="false" table:drill-down-on-double-click="false">
          <table:source-cell-range table:cell-range-address="'jms-queue-data'.A1:'jms-queue-data'.E7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rver Name" table:orientation="row" table:used-hierarchy="0" table:function="auto">
            <table:data-pilot-level table:show-empty="false" calcext:repeat-item-labels="false">
              <table:data-pilot-members>
                <table:data-pilot-member table:name="WLS_SOA1" table:display="true" table:show-details="true"/>
                <table:data-pilot-member table:name="WLS_SOA10" table:display="true" table:show-details="true"/>
                <table:data-pilot-member table:name="WLS_SOA15" table:display="true" table:show-details="true"/>
                <table:data-pilot-member table:name="WLS_SOA16" table:display="true" table:show-details="true"/>
                <table:data-pilot-member table:name="WLS_SOA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2018.12.04 13:03:03" table:display="true" table:show-details="true"/>
                <table:data-pilot-member table:name="2018.12.04 13:04:04" table:display="true" table:show-details="true"/>
                <table:data-pilot-member table:name="2018.12.04 13:05:04" table:display="true" table:show-details="true"/>
                <table:data-pilot-member table:name="2018.12.04 13:06:05" table:display="true" table:show-details="true"/>
                <table:data-pilot-member table:name="2018.12.04 13:07:06" table:display="true" table:show-details="true"/>
                <table:data-pilot-member table:name="2018.12.04 13:08:06" table:display="true" table:show-details="true"/>
                <table:data-pilot-member table:name="2018.12.04 13:09:08" table:display="true" table:show-details="true"/>
                <table:data-pilot-member table:name="2018.12.04 13:10:09" table:display="true" table:show-details="true"/>
                <table:data-pilot-member table:name="2018.12.04 13:11:09" table:display="true" table:show-details="true"/>
                <table:data-pilot-member table:name="2018.12.04 13:12:14" table:display="true" table:show-details="true"/>
                <table:data-pilot-member table:name="2018.12.04 13:13:14" table:display="true" table:show-details="true"/>
                <table:data-pilot-member table:name="2018.12.04 13:14:15" table:display="true" table:show-details="true"/>
                <table:data-pilot-member table:name="2018.12.04 13:15:16" table:display="true" table:show-details="true"/>
                <table:data-pilot-member table:name="2018.12.04 13:16:16" table:display="true" table:show-details="true"/>
                <table:data-pilot-member table:name="2018.12.04 13:17:17" table:display="true" table:show-details="true"/>
                <table:data-pilot-member table:name="2018.12.04 13:18:17" table:display="true" table:show-details="true"/>
                <table:data-pilot-member table:name="2018.12.04 13:19:18" table:display="true" table:show-details="true"/>
                <table:data-pilot-member table:name="2018.12.04 13:20:19" table:display="true" table:show-details="true"/>
                <table:data-pilot-member table:name="2018.12.04 13:21:19" table:display="true" table:show-details="true"/>
                <table:data-pilot-member table:name="2018.12.04 13:22:20" table:display="true" table:show-details="true"/>
                <table:data-pilot-member table:name="2018.12.04 13:23:22" table:display="true" table:show-details="true"/>
                <table:data-pilot-member table:name="2018.12.04 13:24:23" table:display="true" table:show-details="true"/>
                <table:data-pilot-member table:name="2018.12.04 13:25:24" table:display="true" table:show-details="true"/>
                <table:data-pilot-member table:name="2018.12.04 13:26:24" table:display="true" table:show-details="true"/>
                <table:data-pilot-member table:name="2018.12.04 13:27:25" table:display="true" table:show-details="true"/>
                <table:data-pilot-member table:name="2018.12.04 13:28:25" table:display="true" table:show-details="true"/>
                <table:data-pilot-member table:name="2018.12.04 13:29:26" table:display="true" table:show-details="true"/>
                <table:data-pilot-member table:name="2018.12.04 13:30:27" table:display="true" table:show-details="true"/>
                <table:data-pilot-member table:name="2018.12.04 13:31:27" table:display="true" table:show-details="true"/>
                <table:data-pilot-member table:name="2018.12.04 13:32:28" table:display="true" table:show-details="true"/>
                <table:data-pilot-member table:name="2018.12.04 13:33:03" table:display="true" table:show-details="true"/>
                <table:data-pilot-member table:name="2018.12.04 13:34:04" table:display="true" table:show-details="true"/>
                <table:data-pilot-member table:name="2018.12.04 13:35:05" table:display="true" table:show-details="true"/>
                <table:data-pilot-member table:name="2018.12.04 13:36:05" table:display="true" table:show-details="true"/>
                <table:data-pilot-member table:name="2018.12.04 13:37:06" table:display="true" table:show-details="true"/>
                <table:data-pilot-member table:name="2018.12.04 13:38:07" table:display="true" table:show-details="true"/>
                <table:data-pilot-member table:name="2018.12.04 13:39:07" table:display="true" table:show-details="true"/>
                <table:data-pilot-member table:name="2018.12.04 13:40:08" table:display="true" table:show-details="true"/>
                <table:data-pilot-member table:name="2018.12.04 13:41:09" table:display="true" table:show-details="true"/>
                <table:data-pilot-member table:name="2018.12.04 13:42:09" table:display="true" table:show-details="true"/>
                <table:data-pilot-member table:name="2018.12.04 13:43:15" table:display="true" table:show-details="true"/>
                <table:data-pilot-member table:name="2018.12.04 13:44:15" table:display="true" table:show-details="true"/>
                <table:data-pilot-member table:name="2018.12.04 13:45:16" table:display="true" table:show-details="true"/>
                <table:data-pilot-member table:name="2018.12.04 13:46:17" table:display="true" table:show-details="true"/>
                <table:data-pilot-member table:name="2018.12.04 13:47:18" table:display="true" table:show-details="true"/>
                <table:data-pilot-member table:name="2018.12.04 13:48:18" table:display="true" table:show-details="true"/>
                <table:data-pilot-member table:name="2018.12.04 13:49:19" table:display="true" table:show-details="true"/>
                <table:data-pilot-member table:name="2018.12.04 13:50:20" table:display="true" table:show-details="true"/>
                <table:data-pilot-member table:name="2018.12.04 13:51:20" table:display="true" table:show-details="true"/>
                <table:data-pilot-member table:name="2018.12.04 13:52:22" table:display="true" table:show-details="true"/>
                <table:data-pilot-member table:name="2018.12.04 13:53:23" table:display="true" table:show-details="true"/>
                <table:data-pilot-member table:name="2018.12.04 13:54:23" table:display="true" table:show-details="true"/>
                <table:data-pilot-member table:name="2018.12.04 13:55:24" table:display="true" table:show-details="true"/>
                <table:data-pilot-member table:name="2018.12.04 13:56:24" table:display="true" table:show-details="true"/>
                <table:data-pilot-member table:name="2018.12.04 13:57:25" table:display="true" table:show-details="true"/>
                <table:data-pilot-member table:name="2018.12.04 13:58:25" table:display="true" table:show-details="true"/>
                <table:data-pilot-member table:name="2018.12.04 13:59:26" table:display="true" table:show-details="true"/>
                <table:data-pilot-member table:name="2018.12.04 14:00:27" table:display="true" table:show-details="true"/>
                <table:data-pilot-member table:name="2018.12.04 14:01:27" table:display="true" table:show-details="true"/>
                <table:data-pilot-member table:name="2018.12.04 14:02:28" table:display="true" table:show-details="true"/>
                <table:data-pilot-member table:name="2018.12.04 14:03:03" table:display="true" table:show-details="true"/>
                <table:data-pilot-member table:name="2018.12.04 14:04:03" table:display="true" table:show-details="true"/>
                <table:data-pilot-member table:name="2018.12.04 14:05:04" table:display="true" table:show-details="true"/>
                <table:data-pilot-member table:name="2018.12.04 14:06:05" table:display="true" table:show-details="true"/>
                <table:data-pilot-member table:name="2018.12.04 14:07:06" table:display="true" table:show-details="true"/>
                <table:data-pilot-member table:name="2018.12.04 14:08:07" table:display="true" table:show-details="true"/>
                <table:data-pilot-member table:name="2018.12.04 14:09:07" table:display="true" table:show-details="true"/>
                <table:data-pilot-member table:name="2018.12.04 14:10:08" table:display="true" table:show-details="true"/>
                <table:data-pilot-member table:name="2018.12.04 14:11:09" table:display="true" table:show-details="true"/>
                <table:data-pilot-member table:name="2018.12.04 14:12:10" table:display="true" table:show-details="true"/>
                <table:data-pilot-member table:name="2018.12.04 14:13:14" table:display="true" table:show-details="true"/>
                <table:data-pilot-member table:name="2018.12.04 14:14:15" table:display="true" table:show-details="true"/>
                <table:data-pilot-member table:name="2018.12.04 14:15:15" table:display="true" table:show-details="true"/>
                <table:data-pilot-member table:name="2018.12.04 14:16:16" table:display="true" table:show-details="true"/>
                <table:data-pilot-member table:name="2018.12.04 14:17:16" table:display="true" table:show-details="true"/>
                <table:data-pilot-member table:name="2018.12.04 14:18:17" table:display="true" table:show-details="true"/>
                <table:data-pilot-member table:name="2018.12.04 14:19:17" table:display="true" table:show-details="true"/>
                <table:data-pilot-member table:name="2018.12.04 14:20:18" table:display="true" table:show-details="true"/>
                <table:data-pilot-member table:name="2018.12.04 14:21:19" table:display="true" table:show-details="true"/>
                <table:data-pilot-member table:name="2018.12.04 14:22:20" table:display="true" table:show-details="true"/>
                <table:data-pilot-member table:name="2018.12.04 14:23:20" table:display="true" table:show-details="true"/>
                <table:data-pilot-member table:name="2018.12.04 14:24:21" table:display="true" table:show-details="true"/>
                <table:data-pilot-member table:name="2018.12.04 14:25:21" table:display="true" table:show-details="true"/>
                <table:data-pilot-member table:name="2018.12.04 14:26:22" table:display="true" table:show-details="true"/>
                <table:data-pilot-member table:name="2018.12.04 14:27:23" table:display="true" table:show-details="true"/>
                <table:data-pilot-member table:name="2018.12.04 14:28:23" table:display="true" table:show-details="true"/>
                <table:data-pilot-member table:name="2018.12.04 14:29:24" table:display="true" table:show-details="true"/>
                <table:data-pilot-member table:name="2018.12.04 14:30:24" table:display="true" table:show-details="true"/>
                <table:data-pilot-member table:name="2018.12.04 14:31:25" table:display="true" table:show-details="true"/>
                <table:data-pilot-member table:name="2018.12.04 14:32:26" table:display="true" table:show-details="true"/>
                <table:data-pilot-member table:name="2018.12.04 14:33:02" table:display="true" table:show-details="true"/>
                <table:data-pilot-member table:name="2018.12.04 14:34:03" table:display="true" table:show-details="true"/>
                <table:data-pilot-member table:name="2018.12.04 14:35:04" table:display="true" table:show-details="true"/>
                <table:data-pilot-member table:name="2018.12.04 14:36:05" table:display="true" table:show-details="true"/>
                <table:data-pilot-member table:name="2018.12.04 14:37:06" table:display="true" table:show-details="true"/>
                <table:data-pilot-member table:name="2018.12.04 14:38:06" table:display="true" table:show-details="true"/>
                <table:data-pilot-member table:name="2018.12.04 14:39:07" table:display="true" table:show-details="true"/>
                <table:data-pilot-member table:name="2018.12.04 14:40:07" table:display="true" table:show-details="true"/>
                <table:data-pilot-member table:name="2018.12.04 14:41:08" table:display="true" table:show-details="true"/>
                <table:data-pilot-member table:name="2018.12.04 14:42:09" table:display="true" table:show-details="true"/>
                <table:data-pilot-member table:name="2018.12.04 14:43:09" table:display="true" table:show-details="true"/>
                <table:data-pilot-member table:name="2018.12.04 14:44:15" table:display="true" table:show-details="true"/>
                <table:data-pilot-member table:name="2018.12.04 14:45:16" table:display="true" table:show-details="true"/>
                <table:data-pilot-member table:name="2018.12.04 14:46:16" table:display="true" table:show-details="true"/>
                <table:data-pilot-member table:name="2018.12.04 14:47:17" table:display="true" table:show-details="true"/>
                <table:data-pilot-member table:name="2018.12.04 14:48:17" table:display="true" table:show-details="true"/>
                <table:data-pilot-member table:name="2018.12.04 14:49:18" table:display="true" table:show-details="true"/>
                <table:data-pilot-member table:name="2018.12.04 14:50:18" table:display="true" table:show-details="true"/>
                <table:data-pilot-member table:name="2018.12.04 14:51:19" table:display="true" table:show-details="true"/>
                <table:data-pilot-member table:name="2018.12.04 14:52:20" table:display="true" table:show-details="true"/>
                <table:data-pilot-member table:name="2018.12.04 14:53:20" table:display="true" table:show-details="true"/>
                <table:data-pilot-member table:name="2018.12.04 14:54:21" table:display="true" table:show-details="true"/>
                <table:data-pilot-member table:name="2018.12.04 14:55:21" table:display="true" table:show-details="true"/>
                <table:data-pilot-member table:name="2018.12.04 14:56:22" table:display="true" table:show-details="true"/>
                <table:data-pilot-member table:name="2018.12.04 14:57:23" table:display="true" table:show-details="true"/>
                <table:data-pilot-member table:name="2018.12.04 14:58:23" table:display="true" table:show-details="true"/>
                <table:data-pilot-member table:name="2018.12.04 14:59:24" table:display="true" table:show-details="true"/>
                <table:data-pilot-member table:name="2018.12.04 15:00:24" table:display="true" table:show-details="true"/>
                <table:data-pilot-member table:name="2018.12.04 15:01:25" table:display="true" table:show-details="true"/>
                <table:data-pilot-member table:name="2018.12.04 15:02:26" table:display="true" table:show-details="true"/>
                <table:data-pilot-member table:name="2018.12.04 15:03:02" table:display="true" table:show-details="true"/>
                <table:data-pilot-member table:name="2018.12.04 15:04:05" table:display="true" table:show-details="true"/>
                <table:data-pilot-member table:name="2018.12.04 15:05:06" table:display="true" table:show-details="true"/>
                <table:data-pilot-member table:name="2018.12.04 15:06:07" table:display="true" table:show-details="true"/>
                <table:data-pilot-member table:name="2018.12.04 15:07:08" table:display="true" table:show-details="true"/>
                <table:data-pilot-member table:name="2018.12.04 15:08:08" table:display="true" table:show-details="true"/>
                <table:data-pilot-member table:name="2018.12.04 15:09:09" table:display="true" table:show-details="true"/>
                <table:data-pilot-member table:name="2018.12.04 15:10:10" table:display="true" table:show-details="true"/>
                <table:data-pilot-member table:name="2018.12.04 15:11:14" table:display="true" table:show-details="true"/>
                <table:data-pilot-member table:name="2018.12.04 15:12:14" table:display="true" table:show-details="true"/>
                <table:data-pilot-member table:name="2018.12.04 15:13:15" table:display="true" table:show-details="true"/>
                <table:data-pilot-member table:name="2018.12.04 15:14:16" table:display="true" table:show-details="true"/>
                <table:data-pilot-member table:name="2018.12.04 15:15:16" table:display="true" table:show-details="true"/>
                <table:data-pilot-member table:name="2018.12.04 15:16:17" table:display="true" table:show-details="true"/>
                <table:data-pilot-member table:name="2018.12.04 15:17:17" table:display="true" table:show-details="true"/>
                <table:data-pilot-member table:name="2018.12.04 15:18:18" table:display="true" table:show-details="true"/>
                <table:data-pilot-member table:name="2018.12.04 15:19:19" table:display="true" table:show-details="true"/>
                <table:data-pilot-member table:name="2018.12.04 15:20:19" table:display="true" table:show-details="true"/>
                <table:data-pilot-member table:name="2018.12.04 15:21:20" table:display="true" table:show-details="true"/>
                <table:data-pilot-member table:name="2018.12.04 15:22:21" table:display="true" table:show-details="true"/>
                <table:data-pilot-member table:name="2018.12.04 15:23:21" table:display="true" table:show-details="true"/>
                <table:data-pilot-member table:name="2018.12.04 15:24:24" table:display="true" table:show-details="true"/>
                <table:data-pilot-member table:name="2018.12.04 15:25:25" table:display="true" table:show-details="true"/>
                <table:data-pilot-member table:name="2018.12.04 15:26:25" table:display="true" table:show-details="true"/>
                <table:data-pilot-member table:name="2018.12.04 15:27:26" table:display="true" table:show-details="true"/>
                <table:data-pilot-member table:name="2018.12.04 15:28:27" table:display="true" table:show-details="true"/>
                <table:data-pilot-member table:name="2018.12.04 15:29:28" table:display="true" table:show-details="true"/>
                <table:data-pilot-member table:name="2018.12.04 15:30:28" table:display="true" table:show-details="true"/>
                <table:data-pilot-member table:name="2018.12.04 15:31:29" table:display="true" table:show-details="true"/>
                <table:data-pilot-member table:name="2018.12.04 15:32: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sagesTotal" table:orientation="row" table:used-hierarchy="0" table:function="auto">
            <table:data-pilot-level table:show-empty="false" calcext:repeat-item-labels="false">
              <table:data-pilot-members>
                <table:data-pilot-member table:name="642493" table:display="true" table:show-details="true"/>
                <table:data-pilot-member table:name="642494" table:display="true" table:show-details="true"/>
                <table:data-pilot-member table:name="642496" table:display="true" table:show-details="true"/>
                <table:data-pilot-member table:name="642503" table:display="true" table:show-details="true"/>
                <table:data-pilot-member table:name="642537" table:display="true" table:show-details="true"/>
                <table:data-pilot-member table:name="642538" table:display="true" table:show-details="true"/>
                <table:data-pilot-member table:name="642539" table:display="true" table:show-details="true"/>
                <table:data-pilot-member table:name="642546" table:display="true" table:show-details="true"/>
                <table:data-pilot-member table:name="642578" table:display="true" table:show-details="true"/>
                <table:data-pilot-member table:name="642580" table:display="true" table:show-details="true"/>
                <table:data-pilot-member table:name="642588" table:display="true" table:show-details="true"/>
                <table:data-pilot-member table:name="642589" table:display="true" table:show-details="true"/>
                <table:data-pilot-member table:name="642623" table:display="true" table:show-details="true"/>
                <table:data-pilot-member table:name="642624" table:display="true" table:show-details="true"/>
                <table:data-pilot-member table:name="642626" table:display="true" table:show-details="true"/>
                <table:data-pilot-member table:name="642632" table:display="true" table:show-details="true"/>
                <table:data-pilot-member table:name="642634" table:display="true" table:show-details="true"/>
                <table:data-pilot-member table:name="642670" table:display="true" table:show-details="true"/>
                <table:data-pilot-member table:name="642671" table:display="true" table:show-details="true"/>
                <table:data-pilot-member table:name="642674" table:display="true" table:show-details="true"/>
                <table:data-pilot-member table:name="642680" table:display="true" table:show-details="true"/>
                <table:data-pilot-member table:name="642708" table:display="true" table:show-details="true"/>
                <table:data-pilot-member table:name="642709" table:display="true" table:show-details="true"/>
                <table:data-pilot-member table:name="642712" table:display="true" table:show-details="true"/>
                <table:data-pilot-member table:name="642717" table:display="true" table:show-details="true"/>
                <table:data-pilot-member table:name="642719" table:display="true" table:show-details="true"/>
                <table:data-pilot-member table:name="642745" table:display="true" table:show-details="true"/>
                <table:data-pilot-member table:name="642747" table:display="true" table:show-details="true"/>
                <table:data-pilot-member table:name="642753" table:display="true" table:show-details="true"/>
                <table:data-pilot-member table:name="642755" table:display="true" table:show-details="true"/>
                <table:data-pilot-member table:name="642781" table:display="true" table:show-details="true"/>
                <table:data-pilot-member table:name="642784" table:display="true" table:show-details="true"/>
                <table:data-pilot-member table:name="642790" table:display="true" table:show-details="true"/>
                <table:data-pilot-member table:name="642812" table:display="true" table:show-details="true"/>
                <table:data-pilot-member table:name="642816" table:display="true" table:show-details="true"/>
                <table:data-pilot-member table:name="642820" table:display="true" table:show-details="true"/>
                <table:data-pilot-member table:name="642822" table:display="true" table:show-details="true"/>
                <table:data-pilot-member table:name="642851" table:display="true" table:show-details="true"/>
                <table:data-pilot-member table:name="642853" table:display="true" table:show-details="true"/>
                <table:data-pilot-member table:name="642854" table:display="true" table:show-details="true"/>
                <table:data-pilot-member table:name="642860" table:display="true" table:show-details="true"/>
                <table:data-pilot-member table:name="642861" table:display="true" table:show-details="true"/>
                <table:data-pilot-member table:name="642887" table:display="true" table:show-details="true"/>
                <table:data-pilot-member table:name="642888" table:display="true" table:show-details="true"/>
                <table:data-pilot-member table:name="642895" table:display="true" table:show-details="true"/>
                <table:data-pilot-member table:name="642896" table:display="true" table:show-details="true"/>
                <table:data-pilot-member table:name="642921" table:display="true" table:show-details="true"/>
                <table:data-pilot-member table:name="642923" table:display="true" table:show-details="true"/>
                <table:data-pilot-member table:name="642930" table:display="true" table:show-details="true"/>
                <table:data-pilot-member table:name="642931" table:display="true" table:show-details="true"/>
                <table:data-pilot-member table:name="642954" table:display="true" table:show-details="true"/>
                <table:data-pilot-member table:name="642957" table:display="true" table:show-details="true"/>
                <table:data-pilot-member table:name="642963" table:display="true" table:show-details="true"/>
                <table:data-pilot-member table:name="642988" table:display="true" table:show-details="true"/>
                <table:data-pilot-member table:name="642989" table:display="true" table:show-details="true"/>
                <table:data-pilot-member table:name="642990" table:display="true" table:show-details="true"/>
                <table:data-pilot-member table:name="642996" table:display="true" table:show-details="true"/>
                <table:data-pilot-member table:name="642998" table:display="true" table:show-details="true"/>
                <table:data-pilot-member table:name="643026" table:display="true" table:show-details="true"/>
                <table:data-pilot-member table:name="643027" table:display="true" table:show-details="true"/>
                <table:data-pilot-member table:name="643035" table:display="true" table:show-details="true"/>
                <table:data-pilot-member table:name="643077" table:display="true" table:show-details="true"/>
                <table:data-pilot-member table:name="643078" table:display="true" table:show-details="true"/>
                <table:data-pilot-member table:name="643079" table:display="true" table:show-details="true"/>
                <table:data-pilot-member table:name="643086" table:display="true" table:show-details="true"/>
                <table:data-pilot-member table:name="643087" table:display="true" table:show-details="true"/>
                <table:data-pilot-member table:name="643192" table:display="true" table:show-details="true"/>
                <table:data-pilot-member table:name="643200" table:display="true" table:show-details="true"/>
                <table:data-pilot-member table:name="643201" table:display="true" table:show-details="true"/>
                <table:data-pilot-member table:name="643202" table:display="true" table:show-details="true"/>
                <table:data-pilot-member table:name="643213" table:display="true" table:show-details="true"/>
                <table:data-pilot-member table:name="643322" table:display="true" table:show-details="true"/>
                <table:data-pilot-member table:name="643324" table:display="true" table:show-details="true"/>
                <table:data-pilot-member table:name="643332" table:display="true" table:show-details="true"/>
                <table:data-pilot-member table:name="643372" table:display="true" table:show-details="true"/>
                <table:data-pilot-member table:name="643373" table:display="true" table:show-details="true"/>
                <table:data-pilot-member table:name="643375" table:display="true" table:show-details="true"/>
                <table:data-pilot-member table:name="643381" table:display="true" table:show-details="true"/>
                <table:data-pilot-member table:name="643382" table:display="true" table:show-details="true"/>
                <table:data-pilot-member table:name="643434" table:display="true" table:show-details="true"/>
                <table:data-pilot-member table:name="643443" table:display="true" table:show-details="true"/>
                <table:data-pilot-member table:name="643447" table:display="true" table:show-details="true"/>
                <table:data-pilot-member table:name="643449" table:display="true" table:show-details="true"/>
                <table:data-pilot-member table:name="643452" table:display="true" table:show-details="true"/>
                <table:data-pilot-member table:name="643493" table:display="true" table:show-details="true"/>
                <table:data-pilot-member table:name="643495" table:display="true" table:show-details="true"/>
                <table:data-pilot-member table:name="643502" table:display="true" table:show-details="true"/>
                <table:data-pilot-member table:name="643532" table:display="true" table:show-details="true"/>
                <table:data-pilot-member table:name="643533" table:display="true" table:show-details="true"/>
                <table:data-pilot-member table:name="643535" table:display="true" table:show-details="true"/>
                <table:data-pilot-member table:name="643540" table:display="true" table:show-details="true"/>
                <table:data-pilot-member table:name="643542" table:display="true" table:show-details="true"/>
                <table:data-pilot-member table:name="643567" table:display="true" table:show-details="true"/>
                <table:data-pilot-member table:name="643570" table:display="true" table:show-details="true"/>
                <table:data-pilot-member table:name="643576" table:display="true" table:show-details="true"/>
                <table:data-pilot-member table:name="643577" table:display="true" table:show-details="true"/>
                <table:data-pilot-member table:name="643606" table:display="true" table:show-details="true"/>
                <table:data-pilot-member table:name="643609" table:display="true" table:show-details="true"/>
                <table:data-pilot-member table:name="643615" table:display="true" table:show-details="true"/>
                <table:data-pilot-member table:name="643616" table:display="true" table:show-details="true"/>
                <table:data-pilot-member table:name="643636" table:display="true" table:show-details="true"/>
                <table:data-pilot-member table:name="643638" table:display="true" table:show-details="true"/>
                <table:data-pilot-member table:name="643639" table:display="true" table:show-details="true"/>
                <table:data-pilot-member table:name="643646" table:display="true" table:show-details="true"/>
                <table:data-pilot-member table:name="643647" table:display="true" table:show-details="true"/>
                <table:data-pilot-member table:name="643671" table:display="true" table:show-details="true"/>
                <table:data-pilot-member table:name="643672" table:display="true" table:show-details="true"/>
                <table:data-pilot-member table:name="643675" table:display="true" table:show-details="true"/>
                <table:data-pilot-member table:name="643680" table:display="true" table:show-details="true"/>
                <table:data-pilot-member table:name="643681" table:display="true" table:show-details="true"/>
                <table:data-pilot-member table:name="643713" table:display="true" table:show-details="true"/>
                <table:data-pilot-member table:name="643715" table:display="true" table:show-details="true"/>
                <table:data-pilot-member table:name="643722" table:display="true" table:show-details="true"/>
                <table:data-pilot-member table:name="643723" table:display="true" table:show-details="true"/>
                <table:data-pilot-member table:name="643753" table:display="true" table:show-details="true"/>
                <table:data-pilot-member table:name="643754" table:display="true" table:show-details="true"/>
                <table:data-pilot-member table:name="643755" table:display="true" table:show-details="true"/>
                <table:data-pilot-member table:name="643762" table:display="true" table:show-details="true"/>
                <table:data-pilot-member table:name="643764" table:display="true" table:show-details="true"/>
                <table:data-pilot-member table:name="643785" table:display="true" table:show-details="true"/>
                <table:data-pilot-member table:name="643788" table:display="true" table:show-details="true"/>
                <table:data-pilot-member table:name="643794" table:display="true" table:show-details="true"/>
                <table:data-pilot-member table:name="643817" table:display="true" table:show-details="true"/>
                <table:data-pilot-member table:name="643818" table:display="true" table:show-details="true"/>
                <table:data-pilot-member table:name="643819" table:display="true" table:show-details="true"/>
                <table:data-pilot-member table:name="643826" table:display="true" table:show-details="true"/>
                <table:data-pilot-member table:name="643849" table:display="true" table:show-details="true"/>
                <table:data-pilot-member table:name="643850" table:display="true" table:show-details="true"/>
                <table:data-pilot-member table:name="643851" table:display="true" table:show-details="true"/>
                <table:data-pilot-member table:name="643858" table:display="true" table:show-details="true"/>
                <table:data-pilot-member table:name="643859" table:display="true" table:show-details="true"/>
                <table:data-pilot-member table:name="643891" table:display="true" table:show-details="true"/>
                <table:data-pilot-member table:name="643892" table:display="true" table:show-details="true"/>
                <table:data-pilot-member table:name="643893" table:display="true" table:show-details="true"/>
                <table:data-pilot-member table:name="643901" table:display="true" table:show-details="true"/>
                <table:data-pilot-member table:name="643988" table:display="true" table:show-details="true"/>
                <table:data-pilot-member table:name="643990" table:display="true" table:show-details="true"/>
                <table:data-pilot-member table:name="643994" table:display="true" table:show-details="true"/>
                <table:data-pilot-member table:name="643995" table:display="true" table:show-details="true"/>
                <table:data-pilot-member table:name="644001" table:display="true" table:show-details="true"/>
                <table:data-pilot-member table:name="644039" table:display="true" table:show-details="true"/>
                <table:data-pilot-member table:name="644040" table:display="true" table:show-details="true"/>
                <table:data-pilot-member table:name="644042" table:display="true" table:show-details="true"/>
                <table:data-pilot-member table:name="644047" table:display="true" table:show-details="true"/>
                <table:data-pilot-member table:name="644049" table:display="true" table:show-details="true"/>
                <table:data-pilot-member table:name="644087" table:display="true" table:show-details="true"/>
                <table:data-pilot-member table:name="644089" table:display="true" table:show-details="true"/>
                <table:data-pilot-member table:name="644096" table:display="true" table:show-details="true"/>
                <table:data-pilot-member table:name="644097" table:display="true" table:show-details="true"/>
                <table:data-pilot-member table:name="644134" table:display="true" table:show-details="true"/>
                <table:data-pilot-member table:name="644143" table:display="true" table:show-details="true"/>
                <table:data-pilot-member table:name="644147" table:display="true" table:show-details="true"/>
                <table:data-pilot-member table:name="644149" table:display="true" table:show-details="true"/>
                <table:data-pilot-member table:name="644155" table:display="true" table:show-details="true"/>
                <table:data-pilot-member table:name="644216" table:display="true" table:show-details="true"/>
                <table:data-pilot-member table:name="644227" table:display="true" table:show-details="true"/>
                <table:data-pilot-member table:name="644231" table:display="true" table:show-details="true"/>
                <table:data-pilot-member table:name="644239" table:display="true" table:show-details="true"/>
                <table:data-pilot-member table:name="644270" table:display="true" table:show-details="true"/>
                <table:data-pilot-member table:name="644277" table:display="true" table:show-details="true"/>
                <table:data-pilot-member table:name="644281" table:display="true" table:show-details="true"/>
                <table:data-pilot-member table:name="644285" table:display="true" table:show-details="true"/>
                <table:data-pilot-member table:name="644293" table:display="true" table:show-details="true"/>
                <table:data-pilot-member table:name="644302" table:display="true" table:show-details="true"/>
                <table:data-pilot-member table:name="644311" table:display="true" table:show-details="true"/>
                <table:data-pilot-member table:name="644313" table:display="true" table:show-details="true"/>
                <table:data-pilot-member table:name="644317" table:display="true" table:show-details="true"/>
                <table:data-pilot-member table:name="644323" table:display="true" table:show-details="true"/>
                <table:data-pilot-member table:name="644336" table:display="true" table:show-details="true"/>
                <table:data-pilot-member table:name="644343" table:display="true" table:show-details="true"/>
                <table:data-pilot-member table:name="644345" table:display="true" table:show-details="true"/>
                <table:data-pilot-member table:name="644347" table:display="true" table:show-details="true"/>
                <table:data-pilot-member table:name="644357" table:display="true" table:show-details="true"/>
                <table:data-pilot-member table:name="644379" table:display="true" table:show-details="true"/>
                <table:data-pilot-member table:name="644382" table:display="true" table:show-details="true"/>
                <table:data-pilot-member table:name="644387" table:display="true" table:show-details="true"/>
                <table:data-pilot-member table:name="644389" table:display="true" table:show-details="true"/>
                <table:data-pilot-member table:name="644392" table:display="true" table:show-details="true"/>
                <table:data-pilot-member table:name="644407" table:display="true" table:show-details="true"/>
                <table:data-pilot-member table:name="644409" table:display="true" table:show-details="true"/>
                <table:data-pilot-member table:name="644433" table:display="true" table:show-details="true"/>
                <table:data-pilot-member table:name="644439" table:display="true" table:show-details="true"/>
                <table:data-pilot-member table:name="644444" table:display="true" table:show-details="true"/>
                <table:data-pilot-member table:name="644445" table:display="true" table:show-details="true"/>
                <table:data-pilot-member table:name="644450" table:display="true" table:show-details="true"/>
                <table:data-pilot-member table:name="644452" table:display="true" table:show-details="true"/>
                <table:data-pilot-member table:name="644453" table:display="true" table:show-details="true"/>
                <table:data-pilot-member table:name="644457" table:display="true" table:show-details="true"/>
                <table:data-pilot-member table:name="644461" table:display="true" table:show-details="true"/>
                <table:data-pilot-member table:name="644466" table:display="true" table:show-details="true"/>
                <table:data-pilot-member table:name="644467" table:display="true" table:show-details="true"/>
                <table:data-pilot-member table:name="644473" table:display="true" table:show-details="true"/>
                <table:data-pilot-member table:name="644504" table:display="true" table:show-details="true"/>
                <table:data-pilot-member table:name="644505" table:display="true" table:show-details="true"/>
                <table:data-pilot-member table:name="644506" table:display="true" table:show-details="true"/>
                <table:data-pilot-member table:name="644514" table:display="true" table:show-details="true"/>
                <table:data-pilot-member table:name="644547" table:display="true" table:show-details="true"/>
                <table:data-pilot-member table:name="644549" table:display="true" table:show-details="true"/>
                <table:data-pilot-member table:name="644557" table:display="true" table:show-details="true"/>
                <table:data-pilot-member table:name="644685" table:display="true" table:show-details="true"/>
                <table:data-pilot-member table:name="644686" table:display="true" table:show-details="true"/>
                <table:data-pilot-member table:name="644695" table:display="true" table:show-details="true"/>
                <table:data-pilot-member table:name="644762" table:display="true" table:show-details="true"/>
                <table:data-pilot-member table:name="644763" table:display="true" table:show-details="true"/>
                <table:data-pilot-member table:name="644770" table:display="true" table:show-details="true"/>
                <table:data-pilot-member table:name="644772" table:display="true" table:show-details="true"/>
                <table:data-pilot-member table:name="644808" table:display="true" table:show-details="true"/>
                <table:data-pilot-member table:name="644809" table:display="true" table:show-details="true"/>
                <table:data-pilot-member table:name="644810" table:display="true" table:show-details="true"/>
                <table:data-pilot-member table:name="644817" table:display="true" table:show-details="true"/>
                <table:data-pilot-member table:name="644819" table:display="true" table:show-details="true"/>
                <table:data-pilot-member table:name="644848" table:display="true" table:show-details="true"/>
                <table:data-pilot-member table:name="644850" table:display="true" table:show-details="true"/>
                <table:data-pilot-member table:name="644857" table:display="true" table:show-details="true"/>
                <table:data-pilot-member table:name="644886" table:display="true" table:show-details="true"/>
                <table:data-pilot-member table:name="644887" table:display="true" table:show-details="true"/>
                <table:data-pilot-member table:name="644888" table:display="true" table:show-details="true"/>
                <table:data-pilot-member table:name="644896" table:display="true" table:show-details="true"/>
                <table:data-pilot-member table:name="644931" table:display="true" table:show-details="true"/>
                <table:data-pilot-member table:name="644932" table:display="true" table:show-details="true"/>
                <table:data-pilot-member table:name="644940" table:display="true" table:show-details="true"/>
                <table:data-pilot-member table:name="644966" table:display="true" table:show-details="true"/>
                <table:data-pilot-member table:name="644967" table:display="true" table:show-details="true"/>
                <table:data-pilot-member table:name="644968" table:display="true" table:show-details="true"/>
                <table:data-pilot-member table:name="644976" table:display="true" table:show-details="true"/>
                <table:data-pilot-member table:name="644977" table:display="true" table:show-details="true"/>
                <table:data-pilot-member table:name="644996" table:display="true" table:show-details="true"/>
                <table:data-pilot-member table:name="644997" table:display="true" table:show-details="true"/>
                <table:data-pilot-member table:name="644998" table:display="true" table:show-details="true"/>
                <table:data-pilot-member table:name="645006" table:display="true" table:show-details="true"/>
                <table:data-pilot-member table:name="645025" table:display="true" table:show-details="true"/>
                <table:data-pilot-member table:name="645026" table:display="true" table:show-details="true"/>
                <table:data-pilot-member table:name="645034" table:display="true" table:show-details="true"/>
                <table:data-pilot-member table:name="645035" table:display="true" table:show-details="true"/>
                <table:data-pilot-member table:name="645053" table:display="true" table:show-details="true"/>
                <table:data-pilot-member table:name="645054" table:display="true" table:show-details="true"/>
                <table:data-pilot-member table:name="645062" table:display="true" table:show-details="true"/>
                <table:data-pilot-member table:name="645063" table:display="true" table:show-details="true"/>
                <table:data-pilot-member table:name="645098" table:display="true" table:show-details="true"/>
                <table:data-pilot-member table:name="645099" table:display="true" table:show-details="true"/>
                <table:data-pilot-member table:name="645107" table:display="true" table:show-details="true"/>
                <table:data-pilot-member table:name="645108" table:display="true" table:show-details="true"/>
                <table:data-pilot-member table:name="645136" table:display="true" table:show-details="true"/>
                <table:data-pilot-member table:name="645137" table:display="true" table:show-details="true"/>
                <table:data-pilot-member table:name="645144" table:display="true" table:show-details="true"/>
                <table:data-pilot-member table:name="645146" table:display="true" table:show-details="true"/>
                <table:data-pilot-member table:name="645168" table:display="true" table:show-details="true"/>
                <table:data-pilot-member table:name="645169" table:display="true" table:show-details="true"/>
                <table:data-pilot-member table:name="645172" table:display="true" table:show-details="true"/>
                <table:data-pilot-member table:name="645179" table:display="true" table:show-details="true"/>
                <table:data-pilot-member table:name="645180" table:display="true" table:show-details="true"/>
                <table:data-pilot-member table:name="645230" table:display="true" table:show-details="true"/>
                <table:data-pilot-member table:name="645232" table:display="true" table:show-details="true"/>
                <table:data-pilot-member table:name="645240" table:display="true" table:show-details="true"/>
                <table:data-pilot-member table:name="645241" table:display="true" table:show-details="true"/>
                <table:data-pilot-member table:name="645258" table:display="true" table:show-details="true"/>
                <table:data-pilot-member table:name="645259" table:display="true" table:show-details="true"/>
                <table:data-pilot-member table:name="645267" table:display="true" table:show-details="true"/>
                <table:data-pilot-member table:name="645268" table:display="true" table:show-details="true"/>
                <table:data-pilot-member table:name="645299" table:display="true" table:show-details="true"/>
                <table:data-pilot-member table:name="645300" table:display="true" table:show-details="true"/>
                <table:data-pilot-member table:name="645301" table:display="true" table:show-details="true"/>
                <table:data-pilot-member table:name="645308" table:display="true" table:show-details="true"/>
                <table:data-pilot-member table:name="645310" table:display="true" table:show-details="true"/>
                <table:data-pilot-member table:name="645338" table:display="true" table:show-details="true"/>
                <table:data-pilot-member table:name="645339" table:display="true" table:show-details="true"/>
                <table:data-pilot-member table:name="645347" table:display="true" table:show-details="true"/>
                <table:data-pilot-member table:name="645348" table:display="true" table:show-details="true"/>
                <table:data-pilot-member table:name="645377" table:display="true" table:show-details="true"/>
                <table:data-pilot-member table:name="645378" table:display="true" table:show-details="true"/>
                <table:data-pilot-member table:name="645387" table:display="true" table:show-details="true"/>
                <table:data-pilot-member table:name="645419" table:display="true" table:show-details="true"/>
                <table:data-pilot-member table:name="645421" table:display="true" table:show-details="true"/>
                <table:data-pilot-member table:name="645429" table:display="true" table:show-details="true"/>
                <table:data-pilot-member table:name="645432" table:display="true" table:show-details="true"/>
                <table:data-pilot-member table:name="645458" table:display="true" table:show-details="true"/>
                <table:data-pilot-member table:name="645459" table:display="true" table:show-details="true"/>
                <table:data-pilot-member table:name="645468" table:display="true" table:show-details="true"/>
                <table:data-pilot-member table:name="645508" table:display="true" table:show-details="true"/>
                <table:data-pilot-member table:name="645509" table:display="true" table:show-details="true"/>
                <table:data-pilot-member table:name="645510" table:display="true" table:show-details="true"/>
                <table:data-pilot-member table:name="645518" table:display="true" table:show-details="true"/>
                <table:data-pilot-member table:name="645519" table:display="true" table:show-details="true"/>
                <table:data-pilot-member table:name="645542" table:display="true" table:show-details="true"/>
                <table:data-pilot-member table:name="645543" table:display="true" table:show-details="true"/>
                <table:data-pilot-member table:name="645544" table:display="true" table:show-details="true"/>
                <table:data-pilot-member table:name="645551" table:display="true" table:show-details="true"/>
                <table:data-pilot-member table:name="645553" table:display="true" table:show-details="true"/>
                <table:data-pilot-member table:name="645567" table:display="true" table:show-details="true"/>
                <table:data-pilot-member table:name="645568" table:display="true" table:show-details="true"/>
                <table:data-pilot-member table:name="645570" table:display="true" table:show-details="true"/>
                <table:data-pilot-member table:name="645578" table:display="true" table:show-details="true"/>
                <table:data-pilot-member table:name="645614" table:display="true" table:show-details="true"/>
                <table:data-pilot-member table:name="645615" table:display="true" table:show-details="true"/>
                <table:data-pilot-member table:name="645623" table:display="true" table:show-details="true"/>
                <table:data-pilot-member table:name="645625" table:display="true" table:show-details="true"/>
                <table:data-pilot-member table:name="645643" table:display="true" table:show-details="true"/>
                <table:data-pilot-member table:name="645645" table:display="true" table:show-details="true"/>
                <table:data-pilot-member table:name="645653" table:display="true" table:show-details="true"/>
                <table:data-pilot-member table:name="645654" table:display="true" table:show-details="true"/>
                <table:data-pilot-member table:name="645678" table:display="true" table:show-details="true"/>
                <table:data-pilot-member table:name="645680" table:display="true" table:show-details="true"/>
                <table:data-pilot-member table:name="645687" table:display="true" table:show-details="true"/>
                <table:data-pilot-member table:name="645689" table:display="true" table:show-details="true"/>
                <table:data-pilot-member table:name="645710" table:display="true" table:show-details="true"/>
                <table:data-pilot-member table:name="645711" table:display="true" table:show-details="true"/>
                <table:data-pilot-member table:name="645712" table:display="true" table:show-details="true"/>
                <table:data-pilot-member table:name="645719" table:display="true" table:show-details="true"/>
                <table:data-pilot-member table:name="645721" table:display="true" table:show-details="true"/>
                <table:data-pilot-member table:name="645737" table:display="true" table:show-details="true"/>
                <table:data-pilot-member table:name="645738" table:display="true" table:show-details="true"/>
                <table:data-pilot-member table:name="645746" table:display="true" table:show-details="true"/>
                <table:data-pilot-member table:name="645774" table:display="true" table:show-details="true"/>
                <table:data-pilot-member table:name="645775" table:display="true" table:show-details="true"/>
                <table:data-pilot-member table:name="645776" table:display="true" table:show-details="true"/>
                <table:data-pilot-member table:name="645784" table:display="true" table:show-details="true"/>
                <table:data-pilot-member table:name="645828" table:display="true" table:show-details="true"/>
                <table:data-pilot-member table:name="645829" table:display="true" table:show-details="true"/>
                <table:data-pilot-member table:name="645830" table:display="true" table:show-details="true"/>
                <table:data-pilot-member table:name="645838" table:display="true" table:show-details="true"/>
                <table:data-pilot-member table:name="645914" table:display="true" table:show-details="true"/>
                <table:data-pilot-member table:name="645915" table:display="true" table:show-details="true"/>
                <table:data-pilot-member table:name="645923" table:display="true" table:show-details="true"/>
                <table:data-pilot-member table:name="645965" table:display="true" table:show-details="true"/>
                <table:data-pilot-member table:name="645973" table:display="true" table:show-details="true"/>
                <table:data-pilot-member table:name="645974" table:display="true" table:show-details="true"/>
                <table:data-pilot-member table:name="646012" table:display="true" table:show-details="true"/>
                <table:data-pilot-member table:name="646013" table:display="true" table:show-details="true"/>
                <table:data-pilot-member table:name="646020" table:display="true" table:show-details="true"/>
                <table:data-pilot-member table:name="646021" table:display="true" table:show-details="true"/>
                <table:data-pilot-member table:name="646054" table:display="true" table:show-details="true"/>
                <table:data-pilot-member table:name="646055" table:display="true" table:show-details="true"/>
                <table:data-pilot-member table:name="646056" table:display="true" table:show-details="true"/>
                <table:data-pilot-member table:name="646063" table:display="true" table:show-details="true"/>
                <table:data-pilot-member table:name="646065" table:display="true" table:show-details="true"/>
                <table:data-pilot-member table:name="646093" table:display="true" table:show-details="true"/>
                <table:data-pilot-member table:name="646095" table:display="true" table:show-details="true"/>
                <table:data-pilot-member table:name="646096" table:display="true" table:show-details="true"/>
                <table:data-pilot-member table:name="646103" table:display="true" table:show-details="true"/>
                <table:data-pilot-member table:name="646104" table:display="true" table:show-details="true"/>
                <table:data-pilot-member table:name="646128" table:display="true" table:show-details="true"/>
                <table:data-pilot-member table:name="646129" table:display="true" table:show-details="true"/>
                <table:data-pilot-member table:name="646130" table:display="true" table:show-details="true"/>
                <table:data-pilot-member table:name="646137" table:display="true" table:show-details="true"/>
                <table:data-pilot-member table:name="646139" table:display="true" table:show-details="true"/>
                <table:data-pilot-member table:name="646152" table:display="true" table:show-details="true"/>
                <table:data-pilot-member table:name="646154" table:display="true" table:show-details="true"/>
                <table:data-pilot-member table:name="646161" table:display="true" table:show-details="true"/>
                <table:data-pilot-member table:name="646163" table:display="true" table:show-details="true"/>
                <table:data-pilot-member table:name="646178" table:display="true" table:show-details="true"/>
                <table:data-pilot-member table:name="646180" table:display="true" table:show-details="true"/>
                <table:data-pilot-member table:name="646187" table:display="true" table:show-details="true"/>
                <table:data-pilot-member table:name="646188" table:display="true" table:show-details="true"/>
                <table:data-pilot-member table:name="646208" table:display="true" table:show-details="true"/>
                <table:data-pilot-member table:name="646209" table:display="true" table:show-details="true"/>
                <table:data-pilot-member table:name="646210" table:display="true" table:show-details="true"/>
                <table:data-pilot-member table:name="646218" table:display="true" table:show-details="true"/>
                <table:data-pilot-member table:name="646242" table:display="true" table:show-details="true"/>
                <table:data-pilot-member table:name="646244" table:display="true" table:show-details="true"/>
                <table:data-pilot-member table:name="646251" table:display="true" table:show-details="true"/>
                <table:data-pilot-member table:name="646278" table:display="true" table:show-details="true"/>
                <table:data-pilot-member table:name="646279" table:display="true" table:show-details="true"/>
                <table:data-pilot-member table:name="646287" table:display="true" table:show-details="true"/>
                <table:data-pilot-member table:name="646310" table:display="true" table:show-details="true"/>
                <table:data-pilot-member table:name="646311" table:display="true" table:show-details="true"/>
                <table:data-pilot-member table:name="646320" table:display="true" table:show-details="true"/>
                <table:data-pilot-member table:name="646344" table:display="true" table:show-details="true"/>
                <table:data-pilot-member table:name="646345" table:display="true" table:show-details="true"/>
                <table:data-pilot-member table:name="646353" table:display="true" table:show-details="true"/>
                <table:data-pilot-member table:name="646354" table:display="true" table:show-details="true"/>
                <table:data-pilot-member table:name="646385" table:display="true" table:show-details="true"/>
                <table:data-pilot-member table:name="646386" table:display="true" table:show-details="true"/>
                <table:data-pilot-member table:name="646387" table:display="true" table:show-details="true"/>
                <table:data-pilot-member table:name="646394" table:display="true" table:show-details="true"/>
                <table:data-pilot-member table:name="646395" table:display="true" table:show-details="true"/>
                <table:data-pilot-member table:name="646420" table:display="true" table:show-details="true"/>
                <table:data-pilot-member table:name="646421" table:display="true" table:show-details="true"/>
                <table:data-pilot-member table:name="646429" table:display="true" table:show-details="true"/>
                <table:data-pilot-member table:name="646462" table:display="true" table:show-details="true"/>
                <table:data-pilot-member table:name="646469" table:display="true" table:show-details="true"/>
                <table:data-pilot-member table:name="646510" table:display="true" table:show-details="true"/>
                <table:data-pilot-member table:name="646517" table:display="true" table:show-details="true"/>
                <table:data-pilot-member table:name="646519" table:display="true" table:show-details="true"/>
                <table:data-pilot-member table:name="646555" table:display="true" table:show-details="true"/>
                <table:data-pilot-member table:name="646556" table:display="true" table:show-details="true"/>
                <table:data-pilot-member table:name="646557" table:display="true" table:show-details="true"/>
                <table:data-pilot-member table:name="646564" table:display="true" table:show-details="true"/>
                <table:data-pilot-member table:name="646593" table:display="true" table:show-details="true"/>
                <table:data-pilot-member table:name="646594" table:display="true" table:show-details="true"/>
                <table:data-pilot-member table:name="646601" table:display="true" table:show-details="true"/>
                <table:data-pilot-member table:name="646603" table:display="true" table:show-details="true"/>
                <table:data-pilot-member table:name="646634" table:display="true" table:show-details="true"/>
                <table:data-pilot-member table:name="646635" table:display="true" table:show-details="true"/>
                <table:data-pilot-member table:name="646643" table:display="true" table:show-details="true"/>
                <table:data-pilot-member table:name="646670" table:display="true" table:show-details="true"/>
                <table:data-pilot-member table:name="646671" table:display="true" table:show-details="true"/>
                <table:data-pilot-member table:name="646678" table:display="true" table:show-details="true"/>
                <table:data-pilot-member table:name="646679" table:display="true" table:show-details="true"/>
                <table:data-pilot-member table:name="646706" table:display="true" table:show-details="true"/>
                <table:data-pilot-member table:name="646708" table:display="true" table:show-details="true"/>
                <table:data-pilot-member table:name="646715" table:display="true" table:show-details="true"/>
                <table:data-pilot-member table:name="646716" table:display="true" table:show-details="true"/>
                <table:data-pilot-member table:name="646733" table:display="true" table:show-details="true"/>
                <table:data-pilot-member table:name="646735" table:display="true" table:show-details="true"/>
                <table:data-pilot-member table:name="646742" table:display="true" table:show-details="true"/>
                <table:data-pilot-member table:name="646743" table:display="true" table:show-details="true"/>
                <table:data-pilot-member table:name="646764" table:display="true" table:show-details="true"/>
                <table:data-pilot-member table:name="646765" table:display="true" table:show-details="true"/>
                <table:data-pilot-member table:name="646766" table:display="true" table:show-details="true"/>
                <table:data-pilot-member table:name="646772" table:display="true" table:show-details="true"/>
                <table:data-pilot-member table:name="646773" table:display="true" table:show-details="true"/>
                <table:data-pilot-member table:name="646794" table:display="true" table:show-details="true"/>
                <table:data-pilot-member table:name="646795" table:display="true" table:show-details="true"/>
                <table:data-pilot-member table:name="646802" table:display="true" table:show-details="true"/>
                <table:data-pilot-member table:name="646804" table:display="true" table:show-details="true"/>
                <table:data-pilot-member table:name="646834" table:display="true" table:show-details="true"/>
                <table:data-pilot-member table:name="646835" table:display="true" table:show-details="true"/>
                <table:data-pilot-member table:name="646843" table:display="true" table:show-details="true"/>
                <table:data-pilot-member table:name="646863" table:display="true" table:show-details="true"/>
                <table:data-pilot-member table:name="646864" table:display="true" table:show-details="true"/>
                <table:data-pilot-member table:name="646870" table:display="true" table:show-details="true"/>
                <table:data-pilot-member table:name="646872" table:display="true" table:show-details="true"/>
                <table:data-pilot-member table:name="646893" table:display="true" table:show-details="true"/>
                <table:data-pilot-member table:name="646894" table:display="true" table:show-details="true"/>
                <table:data-pilot-member table:name="646901" table:display="true" table:show-details="true"/>
                <table:data-pilot-member table:name="646928" table:display="true" table:show-details="true"/>
                <table:data-pilot-member table:name="646929" table:display="true" table:show-details="true"/>
                <table:data-pilot-member table:name="646930" table:display="true" table:show-details="true"/>
                <table:data-pilot-member table:name="646936" table:display="true" table:show-details="true"/>
                <table:data-pilot-member table:name="647008" table:display="true" table:show-details="true"/>
                <table:data-pilot-member table:name="647010" table:display="true" table:show-details="true"/>
                <table:data-pilot-member table:name="647011" table:display="true" table:show-details="true"/>
                <table:data-pilot-member table:name="647015" table:display="true" table:show-details="true"/>
                <table:data-pilot-member table:name="647021" table:display="true" table:show-details="true"/>
                <table:data-pilot-member table:name="647082" table:display="true" table:show-details="true"/>
                <table:data-pilot-member table:name="647083" table:display="true" table:show-details="true"/>
                <table:data-pilot-member table:name="647084" table:display="true" table:show-details="true"/>
                <table:data-pilot-member table:name="647091" table:display="true" table:show-details="true"/>
                <table:data-pilot-member table:name="647132" table:display="true" table:show-details="true"/>
                <table:data-pilot-member table:name="647133" table:display="true" table:show-details="true"/>
                <table:data-pilot-member table:name="647140" table:display="true" table:show-details="true"/>
                <table:data-pilot-member table:name="647141" table:display="true" table:show-details="true"/>
                <table:data-pilot-member table:name="647174" table:display="true" table:show-details="true"/>
                <table:data-pilot-member table:name="647176" table:display="true" table:show-details="true"/>
                <table:data-pilot-member table:name="647177" table:display="true" table:show-details="true"/>
                <table:data-pilot-member table:name="647183" table:display="true" table:show-details="true"/>
                <table:data-pilot-member table:name="647217" table:display="true" table:show-details="true"/>
                <table:data-pilot-member table:name="647218" table:display="true" table:show-details="true"/>
                <table:data-pilot-member table:name="647225" table:display="true" table:show-details="true"/>
                <table:data-pilot-member table:name="647255" table:display="true" table:show-details="true"/>
                <table:data-pilot-member table:name="647262" table:display="true" table:show-details="true"/>
                <table:data-pilot-member table:name="647290" table:display="true" table:show-details="true"/>
                <table:data-pilot-member table:name="647291" table:display="true" table:show-details="true"/>
                <table:data-pilot-member table:name="647298" table:display="true" table:show-details="true"/>
                <table:data-pilot-member table:name="647319" table:display="true" table:show-details="true"/>
                <table:data-pilot-member table:name="647321" table:display="true" table:show-details="true"/>
                <table:data-pilot-member table:name="647328" table:display="true" table:show-details="true"/>
                <table:data-pilot-member table:name="647350" table:display="true" table:show-details="true"/>
                <table:data-pilot-member table:name="647351" table:display="true" table:show-details="true"/>
                <table:data-pilot-member table:name="647357" table:display="true" table:show-details="true"/>
                <table:data-pilot-member table:name="647358" table:display="true" table:show-details="true"/>
                <table:data-pilot-member table:name="647382" table:display="true" table:show-details="true"/>
                <table:data-pilot-member table:name="647383" table:display="true" table:show-details="true"/>
                <table:data-pilot-member table:name="647390" table:display="true" table:show-details="true"/>
                <table:data-pilot-member table:name="647391" table:display="true" table:show-details="true"/>
                <table:data-pilot-member table:name="647418" table:display="true" table:show-details="true"/>
                <table:data-pilot-member table:name="647419" table:display="true" table:show-details="true"/>
                <table:data-pilot-member table:name="647425" table:display="true" table:show-details="true"/>
                <table:data-pilot-member table:name="647426" table:display="true" table:show-details="true"/>
                <table:data-pilot-member table:name="647451" table:display="true" table:show-details="true"/>
                <table:data-pilot-member table:name="647454" table:display="true" table:show-details="true"/>
                <table:data-pilot-member table:name="647459" table:display="true" table:show-details="true"/>
                <table:data-pilot-member table:name="647460" table:display="true" table:show-details="true"/>
                <table:data-pilot-member table:name="647480" table:display="true" table:show-details="true"/>
                <table:data-pilot-member table:name="647481" table:display="true" table:show-details="true"/>
                <table:data-pilot-member table:name="647482" table:display="true" table:show-details="true"/>
                <table:data-pilot-member table:name="647488" table:display="true" table:show-details="true"/>
                <table:data-pilot-member table:name="647489" table:display="true" table:show-details="true"/>
                <table:data-pilot-member table:name="647509" table:display="true" table:show-details="true"/>
                <table:data-pilot-member table:name="647511" table:display="true" table:show-details="true"/>
                <table:data-pilot-member table:name="647513" table:display="true" table:show-details="true"/>
                <table:data-pilot-member table:name="647518" table:display="true" table:show-details="true"/>
                <table:data-pilot-member table:name="647555" table:display="true" table:show-details="true"/>
                <table:data-pilot-member table:name="647558" table:display="true" table:show-details="true"/>
                <table:data-pilot-member table:name="647564" table:display="true" table:show-details="true"/>
                <table:data-pilot-member table:name="647580" table:display="true" table:show-details="true"/>
                <table:data-pilot-member table:name="647581" table:display="true" table:show-details="true"/>
                <table:data-pilot-member table:name="647583" table:display="true" table:show-details="true"/>
                <table:data-pilot-member table:name="647589" table:display="true" table:show-details="true"/>
                <table:data-pilot-member table:name="647629" table:display="true" table:show-details="true"/>
                <table:data-pilot-member table:name="647630" table:display="true" table:show-details="true"/>
                <table:data-pilot-member table:name="647637" table:display="true" table:show-details="true"/>
                <table:data-pilot-member table:name="647683" table:display="true" table:show-details="true"/>
                <table:data-pilot-member table:name="647685" table:display="true" table:show-details="true"/>
                <table:data-pilot-member table:name="647690" table:display="true" table:show-details="true"/>
                <table:data-pilot-member table:name="647692" table:display="true" table:show-details="true"/>
                <table:data-pilot-member table:name="647729" table:display="true" table:show-details="true"/>
                <table:data-pilot-member table:name="647731" table:display="true" table:show-details="true"/>
                <table:data-pilot-member table:name="647737" table:display="true" table:show-details="true"/>
                <table:data-pilot-member table:name="647738" table:display="true" table:show-details="true"/>
                <table:data-pilot-member table:name="647781" table:display="true" table:show-details="true"/>
                <table:data-pilot-member table:name="647783" table:display="true" table:show-details="true"/>
                <table:data-pilot-member table:name="647788" table:display="true" table:show-details="true"/>
                <table:data-pilot-member table:name="647789" table:display="true" table:show-details="true"/>
                <table:data-pilot-member table:name="647828" table:display="true" table:show-details="true"/>
                <table:data-pilot-member table:name="647829" table:display="true" table:show-details="true"/>
                <table:data-pilot-member table:name="647831" table:display="true" table:show-details="true"/>
                <table:data-pilot-member table:name="647837" table:display="true" table:show-details="true"/>
                <table:data-pilot-member table:name="647874" table:display="true" table:show-details="true"/>
                <table:data-pilot-member table:name="647876" table:display="true" table:show-details="true"/>
                <table:data-pilot-member table:name="647877" table:display="true" table:show-details="true"/>
                <table:data-pilot-member table:name="647883" table:display="true" table:show-details="true"/>
                <table:data-pilot-member table:name="647926" table:display="true" table:show-details="true"/>
                <table:data-pilot-member table:name="647928" table:display="true" table:show-details="true"/>
                <table:data-pilot-member table:name="647930" table:display="true" table:show-details="true"/>
                <table:data-pilot-member table:name="647934" table:display="true" table:show-details="true"/>
                <table:data-pilot-member table:name="647936" table:display="true" table:show-details="true"/>
                <table:data-pilot-member table:name="647975" table:display="true" table:show-details="true"/>
                <table:data-pilot-member table:name="647976" table:display="true" table:show-details="true"/>
                <table:data-pilot-member table:name="647979" table:display="true" table:show-details="true"/>
                <table:data-pilot-member table:name="647982" table:display="true" table:show-details="true"/>
                <table:data-pilot-member table:name="647984" table:display="true" table:show-details="true"/>
                <table:data-pilot-member table:name="648014" table:display="true" table:show-details="true"/>
                <table:data-pilot-member table:name="648015" table:display="true" table:show-details="true"/>
                <table:data-pilot-member table:name="648016" table:display="true" table:show-details="true"/>
                <table:data-pilot-member table:name="648022" table:display="true" table:show-details="true"/>
                <table:data-pilot-member table:name="648050" table:display="true" table:show-details="true"/>
                <table:data-pilot-member table:name="648051" table:display="true" table:show-details="true"/>
                <table:data-pilot-member table:name="648057" table:display="true" table:show-details="true"/>
                <table:data-pilot-member table:name="648059" table:display="true" table:show-details="true"/>
                <table:data-pilot-member table:name="648087" table:display="true" table:show-details="true"/>
                <table:data-pilot-member table:name="648088" table:display="true" table:show-details="true"/>
                <table:data-pilot-member table:name="648089" table:display="true" table:show-details="true"/>
                <table:data-pilot-member table:name="648094" table:display="true" table:show-details="true"/>
                <table:data-pilot-member table:name="648096" table:display="true" table:show-details="true"/>
                <table:data-pilot-member table:name="648123" table:display="true" table:show-details="true"/>
                <table:data-pilot-member table:name="648125" table:display="true" table:show-details="true"/>
                <table:data-pilot-member table:name="648130" table:display="true" table:show-details="true"/>
                <table:data-pilot-member table:name="648132" table:display="true" table:show-details="true"/>
                <table:data-pilot-member table:name="648160" table:display="true" table:show-details="true"/>
                <table:data-pilot-member table:name="648162" table:display="true" table:show-details="true"/>
                <table:data-pilot-member table:name="648167" table:display="true" table:show-details="true"/>
                <table:data-pilot-member table:name="648169" table:display="true" table:show-details="true"/>
                <table:data-pilot-member table:name="648207" table:display="true" table:show-details="true"/>
                <table:data-pilot-member table:name="648209" table:display="true" table:show-details="true"/>
                <table:data-pilot-member table:name="648215" table:display="true" table:show-details="true"/>
                <table:data-pilot-member table:name="648216" table:display="true" table:show-details="true"/>
                <table:data-pilot-member table:name="648276" table:display="true" table:show-details="true"/>
                <table:data-pilot-member table:name="648277" table:display="true" table:show-details="true"/>
                <table:data-pilot-member table:name="648283" table:display="true" table:show-details="true"/>
                <table:data-pilot-member table:name="648284" table:display="true" table:show-details="true"/>
                <table:data-pilot-member table:name="648340" table:display="true" table:show-details="true"/>
                <table:data-pilot-member table:name="648343" table:display="true" table:show-details="true"/>
                <table:data-pilot-member table:name="648348" table:display="true" table:show-details="true"/>
                <table:data-pilot-member table:name="648349" table:display="true" table:show-details="true"/>
                <table:data-pilot-member table:name="648398" table:display="true" table:show-details="true"/>
                <table:data-pilot-member table:name="648400" table:display="true" table:show-details="true"/>
                <table:data-pilot-member table:name="648406" table:display="true" table:show-details="true"/>
                <table:data-pilot-member table:name="648408" table:display="true" table:show-details="true"/>
                <table:data-pilot-member table:name="648448" table:display="true" table:show-details="true"/>
                <table:data-pilot-member table:name="648449" table:display="true" table:show-details="true"/>
                <table:data-pilot-member table:name="648452" table:display="true" table:show-details="true"/>
                <table:data-pilot-member table:name="648457" table:display="true" table:show-details="true"/>
                <table:data-pilot-member table:name="648505" table:display="true" table:show-details="true"/>
                <table:data-pilot-member table:name="648508" table:display="true" table:show-details="true"/>
                <table:data-pilot-member table:name="648514" table:display="true" table:show-details="true"/>
                <table:data-pilot-member table:name="648556" table:display="true" table:show-details="true"/>
                <table:data-pilot-member table:name="648558" table:display="true" table:show-details="true"/>
                <table:data-pilot-member table:name="648560" table:display="true" table:show-details="true"/>
                <table:data-pilot-member table:name="648564" table:display="true" table:show-details="true"/>
                <table:data-pilot-member table:name="648566" table:display="true" table:show-details="true"/>
                <table:data-pilot-member table:name="648614" table:display="true" table:show-details="true"/>
                <table:data-pilot-member table:name="648615" table:display="true" table:show-details="true"/>
                <table:data-pilot-member table:name="648622" table:display="true" table:show-details="true"/>
                <table:data-pilot-member table:name="648624" table:display="true" table:show-details="true"/>
                <table:data-pilot-member table:name="648665" table:display="true" table:show-details="true"/>
                <table:data-pilot-member table:name="648666" table:display="true" table:show-details="true"/>
                <table:data-pilot-member table:name="648667" table:display="true" table:show-details="true"/>
                <table:data-pilot-member table:name="648673" table:display="true" table:show-details="true"/>
                <table:data-pilot-member table:name="648706" table:display="true" table:show-details="true"/>
                <table:data-pilot-member table:name="648707" table:display="true" table:show-details="true"/>
                <table:data-pilot-member table:name="648713" table:display="true" table:show-details="true"/>
                <table:data-pilot-member table:name="648714" table:display="true" table:show-details="true"/>
                <table:data-pilot-member table:name="648738" table:display="true" table:show-details="true"/>
                <table:data-pilot-member table:name="648739" table:display="true" table:show-details="true"/>
                <table:data-pilot-member table:name="648740" table:display="true" table:show-details="true"/>
                <table:data-pilot-member table:name="648746" table:display="true" table:show-details="true"/>
                <table:data-pilot-member table:name="648747" table:display="true" table:show-details="true"/>
                <table:data-pilot-member table:name="648779" table:display="true" table:show-details="true"/>
                <table:data-pilot-member table:name="648781" table:display="true" table:show-details="true"/>
                <table:data-pilot-member table:name="648787" table:display="true" table:show-details="true"/>
                <table:data-pilot-member table:name="648788" table:display="true" table:show-details="true"/>
                <table:data-pilot-member table:name="648811" table:display="true" table:show-details="true"/>
                <table:data-pilot-member table:name="648812" table:display="true" table:show-details="true"/>
                <table:data-pilot-member table:name="648814" table:display="true" table:show-details="true"/>
                <table:data-pilot-member table:name="648818" table:display="true" table:show-details="true"/>
                <table:data-pilot-member table:name="648820" table:display="true" table:show-details="true"/>
                <table:data-pilot-member table:name="648837" table:display="true" table:show-details="true"/>
                <table:data-pilot-member table:name="648839" table:display="true" table:show-details="true"/>
                <table:data-pilot-member table:name="648845" table:display="true" table:show-details="true"/>
                <table:data-pilot-member table:name="648868" table:display="true" table:show-details="true"/>
                <table:data-pilot-member table:name="648869" table:display="true" table:show-details="true"/>
                <table:data-pilot-member table:name="648876" table:display="true" table:show-details="true"/>
                <table:data-pilot-member table:name="648877" table:display="true" table:show-details="true"/>
                <table:data-pilot-member table:name="648897" table:display="true" table:show-details="true"/>
                <table:data-pilot-member table:name="648900" table:display="true" table:show-details="true"/>
                <table:data-pilot-member table:name="648904" table:display="true" table:show-details="true"/>
                <table:data-pilot-member table:name="6489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jms-queue-data_2'.A1:'Pivot Table_jms-queue-data_2'.B152" table:buttons="'Pivot Table_jms-queue-data_2'.A1" table:show-filter-button="false" table:drill-down-on-double-click="false">
          <table:source-cell-range table:cell-range-address="'jms-queue-data'.A1:'jms-queue-data'.E751"/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2018.12.04 13:03:03" table:display="true" table:show-details="true"/>
                <table:data-pilot-member table:name="2018.12.04 13:04:04" table:display="true" table:show-details="true"/>
                <table:data-pilot-member table:name="2018.12.04 13:05:04" table:display="true" table:show-details="true"/>
                <table:data-pilot-member table:name="2018.12.04 13:06:05" table:display="true" table:show-details="true"/>
                <table:data-pilot-member table:name="2018.12.04 13:07:06" table:display="true" table:show-details="true"/>
                <table:data-pilot-member table:name="2018.12.04 13:08:06" table:display="true" table:show-details="true"/>
                <table:data-pilot-member table:name="2018.12.04 13:09:08" table:display="true" table:show-details="true"/>
                <table:data-pilot-member table:name="2018.12.04 13:10:09" table:display="true" table:show-details="true"/>
                <table:data-pilot-member table:name="2018.12.04 13:11:09" table:display="true" table:show-details="true"/>
                <table:data-pilot-member table:name="2018.12.04 13:12:14" table:display="true" table:show-details="true"/>
                <table:data-pilot-member table:name="2018.12.04 13:13:14" table:display="true" table:show-details="true"/>
                <table:data-pilot-member table:name="2018.12.04 13:14:15" table:display="true" table:show-details="true"/>
                <table:data-pilot-member table:name="2018.12.04 13:15:16" table:display="true" table:show-details="true"/>
                <table:data-pilot-member table:name="2018.12.04 13:16:16" table:display="true" table:show-details="true"/>
                <table:data-pilot-member table:name="2018.12.04 13:17:17" table:display="true" table:show-details="true"/>
                <table:data-pilot-member table:name="2018.12.04 13:18:17" table:display="true" table:show-details="true"/>
                <table:data-pilot-member table:name="2018.12.04 13:19:18" table:display="true" table:show-details="true"/>
                <table:data-pilot-member table:name="2018.12.04 13:20:19" table:display="true" table:show-details="true"/>
                <table:data-pilot-member table:name="2018.12.04 13:21:19" table:display="true" table:show-details="true"/>
                <table:data-pilot-member table:name="2018.12.04 13:22:20" table:display="true" table:show-details="true"/>
                <table:data-pilot-member table:name="2018.12.04 13:23:22" table:display="true" table:show-details="true"/>
                <table:data-pilot-member table:name="2018.12.04 13:24:23" table:display="true" table:show-details="true"/>
                <table:data-pilot-member table:name="2018.12.04 13:25:24" table:display="true" table:show-details="true"/>
                <table:data-pilot-member table:name="2018.12.04 13:26:24" table:display="true" table:show-details="true"/>
                <table:data-pilot-member table:name="2018.12.04 13:27:25" table:display="true" table:show-details="true"/>
                <table:data-pilot-member table:name="2018.12.04 13:28:25" table:display="true" table:show-details="true"/>
                <table:data-pilot-member table:name="2018.12.04 13:29:26" table:display="true" table:show-details="true"/>
                <table:data-pilot-member table:name="2018.12.04 13:30:27" table:display="true" table:show-details="true"/>
                <table:data-pilot-member table:name="2018.12.04 13:31:27" table:display="true" table:show-details="true"/>
                <table:data-pilot-member table:name="2018.12.04 13:32:28" table:display="true" table:show-details="true"/>
                <table:data-pilot-member table:name="2018.12.04 13:33:03" table:display="true" table:show-details="true"/>
                <table:data-pilot-member table:name="2018.12.04 13:34:04" table:display="true" table:show-details="true"/>
                <table:data-pilot-member table:name="2018.12.04 13:35:05" table:display="true" table:show-details="true"/>
                <table:data-pilot-member table:name="2018.12.04 13:36:05" table:display="true" table:show-details="true"/>
                <table:data-pilot-member table:name="2018.12.04 13:37:06" table:display="true" table:show-details="true"/>
                <table:data-pilot-member table:name="2018.12.04 13:38:07" table:display="true" table:show-details="true"/>
                <table:data-pilot-member table:name="2018.12.04 13:39:07" table:display="true" table:show-details="true"/>
                <table:data-pilot-member table:name="2018.12.04 13:40:08" table:display="true" table:show-details="true"/>
                <table:data-pilot-member table:name="2018.12.04 13:41:09" table:display="true" table:show-details="true"/>
                <table:data-pilot-member table:name="2018.12.04 13:42:09" table:display="true" table:show-details="true"/>
                <table:data-pilot-member table:name="2018.12.04 13:43:15" table:display="true" table:show-details="true"/>
                <table:data-pilot-member table:name="2018.12.04 13:44:15" table:display="true" table:show-details="true"/>
                <table:data-pilot-member table:name="2018.12.04 13:45:16" table:display="true" table:show-details="true"/>
                <table:data-pilot-member table:name="2018.12.04 13:46:17" table:display="true" table:show-details="true"/>
                <table:data-pilot-member table:name="2018.12.04 13:47:18" table:display="true" table:show-details="true"/>
                <table:data-pilot-member table:name="2018.12.04 13:48:18" table:display="true" table:show-details="true"/>
                <table:data-pilot-member table:name="2018.12.04 13:49:19" table:display="true" table:show-details="true"/>
                <table:data-pilot-member table:name="2018.12.04 13:50:20" table:display="true" table:show-details="true"/>
                <table:data-pilot-member table:name="2018.12.04 13:51:20" table:display="true" table:show-details="true"/>
                <table:data-pilot-member table:name="2018.12.04 13:52:22" table:display="true" table:show-details="true"/>
                <table:data-pilot-member table:name="2018.12.04 13:53:23" table:display="true" table:show-details="true"/>
                <table:data-pilot-member table:name="2018.12.04 13:54:23" table:display="true" table:show-details="true"/>
                <table:data-pilot-member table:name="2018.12.04 13:55:24" table:display="true" table:show-details="true"/>
                <table:data-pilot-member table:name="2018.12.04 13:56:24" table:display="true" table:show-details="true"/>
                <table:data-pilot-member table:name="2018.12.04 13:57:25" table:display="true" table:show-details="true"/>
                <table:data-pilot-member table:name="2018.12.04 13:58:25" table:display="true" table:show-details="true"/>
                <table:data-pilot-member table:name="2018.12.04 13:59:26" table:display="true" table:show-details="true"/>
                <table:data-pilot-member table:name="2018.12.04 14:00:27" table:display="true" table:show-details="true"/>
                <table:data-pilot-member table:name="2018.12.04 14:01:27" table:display="true" table:show-details="true"/>
                <table:data-pilot-member table:name="2018.12.04 14:02:28" table:display="true" table:show-details="true"/>
                <table:data-pilot-member table:name="2018.12.04 14:03:03" table:display="true" table:show-details="true"/>
                <table:data-pilot-member table:name="2018.12.04 14:04:03" table:display="true" table:show-details="true"/>
                <table:data-pilot-member table:name="2018.12.04 14:05:04" table:display="true" table:show-details="true"/>
                <table:data-pilot-member table:name="2018.12.04 14:06:05" table:display="true" table:show-details="true"/>
                <table:data-pilot-member table:name="2018.12.04 14:07:06" table:display="true" table:show-details="true"/>
                <table:data-pilot-member table:name="2018.12.04 14:08:07" table:display="true" table:show-details="true"/>
                <table:data-pilot-member table:name="2018.12.04 14:09:07" table:display="true" table:show-details="true"/>
                <table:data-pilot-member table:name="2018.12.04 14:10:08" table:display="true" table:show-details="true"/>
                <table:data-pilot-member table:name="2018.12.04 14:11:09" table:display="true" table:show-details="true"/>
                <table:data-pilot-member table:name="2018.12.04 14:12:10" table:display="true" table:show-details="true"/>
                <table:data-pilot-member table:name="2018.12.04 14:13:14" table:display="true" table:show-details="true"/>
                <table:data-pilot-member table:name="2018.12.04 14:14:15" table:display="true" table:show-details="true"/>
                <table:data-pilot-member table:name="2018.12.04 14:15:15" table:display="true" table:show-details="true"/>
                <table:data-pilot-member table:name="2018.12.04 14:16:16" table:display="true" table:show-details="true"/>
                <table:data-pilot-member table:name="2018.12.04 14:17:16" table:display="true" table:show-details="true"/>
                <table:data-pilot-member table:name="2018.12.04 14:18:17" table:display="true" table:show-details="true"/>
                <table:data-pilot-member table:name="2018.12.04 14:19:17" table:display="true" table:show-details="true"/>
                <table:data-pilot-member table:name="2018.12.04 14:20:18" table:display="true" table:show-details="true"/>
                <table:data-pilot-member table:name="2018.12.04 14:21:19" table:display="true" table:show-details="true"/>
                <table:data-pilot-member table:name="2018.12.04 14:22:20" table:display="true" table:show-details="true"/>
                <table:data-pilot-member table:name="2018.12.04 14:23:20" table:display="true" table:show-details="true"/>
                <table:data-pilot-member table:name="2018.12.04 14:24:21" table:display="true" table:show-details="true"/>
                <table:data-pilot-member table:name="2018.12.04 14:25:21" table:display="true" table:show-details="true"/>
                <table:data-pilot-member table:name="2018.12.04 14:26:22" table:display="true" table:show-details="true"/>
                <table:data-pilot-member table:name="2018.12.04 14:27:23" table:display="true" table:show-details="true"/>
                <table:data-pilot-member table:name="2018.12.04 14:28:23" table:display="true" table:show-details="true"/>
                <table:data-pilot-member table:name="2018.12.04 14:29:24" table:display="true" table:show-details="true"/>
                <table:data-pilot-member table:name="2018.12.04 14:30:24" table:display="true" table:show-details="true"/>
                <table:data-pilot-member table:name="2018.12.04 14:31:25" table:display="true" table:show-details="true"/>
                <table:data-pilot-member table:name="2018.12.04 14:32:26" table:display="true" table:show-details="true"/>
                <table:data-pilot-member table:name="2018.12.04 14:33:02" table:display="true" table:show-details="true"/>
                <table:data-pilot-member table:name="2018.12.04 14:34:03" table:display="true" table:show-details="true"/>
                <table:data-pilot-member table:name="2018.12.04 14:35:04" table:display="true" table:show-details="true"/>
                <table:data-pilot-member table:name="2018.12.04 14:36:05" table:display="true" table:show-details="true"/>
                <table:data-pilot-member table:name="2018.12.04 14:37:06" table:display="true" table:show-details="true"/>
                <table:data-pilot-member table:name="2018.12.04 14:38:06" table:display="true" table:show-details="true"/>
                <table:data-pilot-member table:name="2018.12.04 14:39:07" table:display="true" table:show-details="true"/>
                <table:data-pilot-member table:name="2018.12.04 14:40:07" table:display="true" table:show-details="true"/>
                <table:data-pilot-member table:name="2018.12.04 14:41:08" table:display="true" table:show-details="true"/>
                <table:data-pilot-member table:name="2018.12.04 14:42:09" table:display="true" table:show-details="true"/>
                <table:data-pilot-member table:name="2018.12.04 14:43:09" table:display="true" table:show-details="true"/>
                <table:data-pilot-member table:name="2018.12.04 14:44:15" table:display="true" table:show-details="true"/>
                <table:data-pilot-member table:name="2018.12.04 14:45:16" table:display="true" table:show-details="true"/>
                <table:data-pilot-member table:name="2018.12.04 14:46:16" table:display="true" table:show-details="true"/>
                <table:data-pilot-member table:name="2018.12.04 14:47:17" table:display="true" table:show-details="true"/>
                <table:data-pilot-member table:name="2018.12.04 14:48:17" table:display="true" table:show-details="true"/>
                <table:data-pilot-member table:name="2018.12.04 14:49:18" table:display="true" table:show-details="true"/>
                <table:data-pilot-member table:name="2018.12.04 14:50:18" table:display="true" table:show-details="true"/>
                <table:data-pilot-member table:name="2018.12.04 14:51:19" table:display="true" table:show-details="true"/>
                <table:data-pilot-member table:name="2018.12.04 14:52:20" table:display="true" table:show-details="true"/>
                <table:data-pilot-member table:name="2018.12.04 14:53:20" table:display="true" table:show-details="true"/>
                <table:data-pilot-member table:name="2018.12.04 14:54:21" table:display="true" table:show-details="true"/>
                <table:data-pilot-member table:name="2018.12.04 14:55:21" table:display="true" table:show-details="true"/>
                <table:data-pilot-member table:name="2018.12.04 14:56:22" table:display="true" table:show-details="true"/>
                <table:data-pilot-member table:name="2018.12.04 14:57:23" table:display="true" table:show-details="true"/>
                <table:data-pilot-member table:name="2018.12.04 14:58:23" table:display="true" table:show-details="true"/>
                <table:data-pilot-member table:name="2018.12.04 14:59:24" table:display="true" table:show-details="true"/>
                <table:data-pilot-member table:name="2018.12.04 15:00:24" table:display="true" table:show-details="true"/>
                <table:data-pilot-member table:name="2018.12.04 15:01:25" table:display="true" table:show-details="true"/>
                <table:data-pilot-member table:name="2018.12.04 15:02:26" table:display="true" table:show-details="true"/>
                <table:data-pilot-member table:name="2018.12.04 15:03:02" table:display="true" table:show-details="true"/>
                <table:data-pilot-member table:name="2018.12.04 15:04:05" table:display="true" table:show-details="true"/>
                <table:data-pilot-member table:name="2018.12.04 15:05:06" table:display="true" table:show-details="true"/>
                <table:data-pilot-member table:name="2018.12.04 15:06:07" table:display="true" table:show-details="true"/>
                <table:data-pilot-member table:name="2018.12.04 15:07:08" table:display="true" table:show-details="true"/>
                <table:data-pilot-member table:name="2018.12.04 15:08:08" table:display="true" table:show-details="true"/>
                <table:data-pilot-member table:name="2018.12.04 15:09:09" table:display="true" table:show-details="true"/>
                <table:data-pilot-member table:name="2018.12.04 15:10:10" table:display="true" table:show-details="true"/>
                <table:data-pilot-member table:name="2018.12.04 15:11:14" table:display="true" table:show-details="true"/>
                <table:data-pilot-member table:name="2018.12.04 15:12:14" table:display="true" table:show-details="true"/>
                <table:data-pilot-member table:name="2018.12.04 15:13:15" table:display="true" table:show-details="true"/>
                <table:data-pilot-member table:name="2018.12.04 15:14:16" table:display="true" table:show-details="true"/>
                <table:data-pilot-member table:name="2018.12.04 15:15:16" table:display="true" table:show-details="true"/>
                <table:data-pilot-member table:name="2018.12.04 15:16:17" table:display="true" table:show-details="true"/>
                <table:data-pilot-member table:name="2018.12.04 15:17:17" table:display="true" table:show-details="true"/>
                <table:data-pilot-member table:name="2018.12.04 15:18:18" table:display="true" table:show-details="true"/>
                <table:data-pilot-member table:name="2018.12.04 15:19:19" table:display="true" table:show-details="true"/>
                <table:data-pilot-member table:name="2018.12.04 15:20:19" table:display="true" table:show-details="true"/>
                <table:data-pilot-member table:name="2018.12.04 15:21:20" table:display="true" table:show-details="true"/>
                <table:data-pilot-member table:name="2018.12.04 15:22:21" table:display="true" table:show-details="true"/>
                <table:data-pilot-member table:name="2018.12.04 15:23:21" table:display="true" table:show-details="true"/>
                <table:data-pilot-member table:name="2018.12.04 15:24:24" table:display="true" table:show-details="true"/>
                <table:data-pilot-member table:name="2018.12.04 15:25:25" table:display="true" table:show-details="true"/>
                <table:data-pilot-member table:name="2018.12.04 15:26:25" table:display="true" table:show-details="true"/>
                <table:data-pilot-member table:name="2018.12.04 15:27:26" table:display="true" table:show-details="true"/>
                <table:data-pilot-member table:name="2018.12.04 15:28:27" table:display="true" table:show-details="true"/>
                <table:data-pilot-member table:name="2018.12.04 15:29:28" table:display="true" table:show-details="true"/>
                <table:data-pilot-member table:name="2018.12.04 15:30:28" table:display="true" table:show-details="true"/>
                <table:data-pilot-member table:name="2018.12.04 15:31:29" table:display="true" table:show-details="true"/>
                <table:data-pilot-member table:name="2018.12.04 15:32: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sagesCurre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9" table:display="true" table:show-details="true"/>
                <table:data-pilot-member table:name="42" table:display="true" table:show-details="true"/>
                <table:data-pilot-member table:name="47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62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7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30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7" table:display="true" table:show-details="true"/>
                <table:data-pilot-member table:name="173" table:display="true" table:show-details="true"/>
                <table:data-pilot-member table:name="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jms-queue-data_3'.A1:'Pivot Table_jms-queue-data_3'.B152" table:buttons="'Pivot Table_jms-queue-data_3'.A1" table:show-filter-button="false" table:drill-down-on-double-click="false">
          <table:source-cell-range table:cell-range-address="'jms-queue-data'.A1:'jms-queue-data'.F751"/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2018.12.04 13:03:03" table:display="true" table:show-details="true"/>
                <table:data-pilot-member table:name="2018.12.04 13:04:04" table:display="true" table:show-details="true"/>
                <table:data-pilot-member table:name="2018.12.04 13:05:04" table:display="true" table:show-details="true"/>
                <table:data-pilot-member table:name="2018.12.04 13:06:05" table:display="true" table:show-details="true"/>
                <table:data-pilot-member table:name="2018.12.04 13:07:06" table:display="true" table:show-details="true"/>
                <table:data-pilot-member table:name="2018.12.04 13:08:06" table:display="true" table:show-details="true"/>
                <table:data-pilot-member table:name="2018.12.04 13:09:08" table:display="true" table:show-details="true"/>
                <table:data-pilot-member table:name="2018.12.04 13:10:09" table:display="true" table:show-details="true"/>
                <table:data-pilot-member table:name="2018.12.04 13:11:09" table:display="true" table:show-details="true"/>
                <table:data-pilot-member table:name="2018.12.04 13:12:14" table:display="true" table:show-details="true"/>
                <table:data-pilot-member table:name="2018.12.04 13:13:14" table:display="true" table:show-details="true"/>
                <table:data-pilot-member table:name="2018.12.04 13:14:15" table:display="true" table:show-details="true"/>
                <table:data-pilot-member table:name="2018.12.04 13:15:16" table:display="true" table:show-details="true"/>
                <table:data-pilot-member table:name="2018.12.04 13:16:16" table:display="true" table:show-details="true"/>
                <table:data-pilot-member table:name="2018.12.04 13:17:17" table:display="true" table:show-details="true"/>
                <table:data-pilot-member table:name="2018.12.04 13:18:17" table:display="true" table:show-details="true"/>
                <table:data-pilot-member table:name="2018.12.04 13:19:18" table:display="true" table:show-details="true"/>
                <table:data-pilot-member table:name="2018.12.04 13:20:19" table:display="true" table:show-details="true"/>
                <table:data-pilot-member table:name="2018.12.04 13:21:19" table:display="true" table:show-details="true"/>
                <table:data-pilot-member table:name="2018.12.04 13:22:20" table:display="true" table:show-details="true"/>
                <table:data-pilot-member table:name="2018.12.04 13:23:22" table:display="true" table:show-details="true"/>
                <table:data-pilot-member table:name="2018.12.04 13:24:23" table:display="true" table:show-details="true"/>
                <table:data-pilot-member table:name="2018.12.04 13:25:24" table:display="true" table:show-details="true"/>
                <table:data-pilot-member table:name="2018.12.04 13:26:24" table:display="true" table:show-details="true"/>
                <table:data-pilot-member table:name="2018.12.04 13:27:25" table:display="true" table:show-details="true"/>
                <table:data-pilot-member table:name="2018.12.04 13:28:25" table:display="true" table:show-details="true"/>
                <table:data-pilot-member table:name="2018.12.04 13:29:26" table:display="true" table:show-details="true"/>
                <table:data-pilot-member table:name="2018.12.04 13:30:27" table:display="true" table:show-details="true"/>
                <table:data-pilot-member table:name="2018.12.04 13:31:27" table:display="true" table:show-details="true"/>
                <table:data-pilot-member table:name="2018.12.04 13:32:28" table:display="true" table:show-details="true"/>
                <table:data-pilot-member table:name="2018.12.04 13:33:03" table:display="true" table:show-details="true"/>
                <table:data-pilot-member table:name="2018.12.04 13:34:04" table:display="true" table:show-details="true"/>
                <table:data-pilot-member table:name="2018.12.04 13:35:05" table:display="true" table:show-details="true"/>
                <table:data-pilot-member table:name="2018.12.04 13:36:05" table:display="true" table:show-details="true"/>
                <table:data-pilot-member table:name="2018.12.04 13:37:06" table:display="true" table:show-details="true"/>
                <table:data-pilot-member table:name="2018.12.04 13:38:07" table:display="true" table:show-details="true"/>
                <table:data-pilot-member table:name="2018.12.04 13:39:07" table:display="true" table:show-details="true"/>
                <table:data-pilot-member table:name="2018.12.04 13:40:08" table:display="true" table:show-details="true"/>
                <table:data-pilot-member table:name="2018.12.04 13:41:09" table:display="true" table:show-details="true"/>
                <table:data-pilot-member table:name="2018.12.04 13:42:09" table:display="true" table:show-details="true"/>
                <table:data-pilot-member table:name="2018.12.04 13:43:15" table:display="true" table:show-details="true"/>
                <table:data-pilot-member table:name="2018.12.04 13:44:15" table:display="true" table:show-details="true"/>
                <table:data-pilot-member table:name="2018.12.04 13:45:16" table:display="true" table:show-details="true"/>
                <table:data-pilot-member table:name="2018.12.04 13:46:17" table:display="true" table:show-details="true"/>
                <table:data-pilot-member table:name="2018.12.04 13:47:18" table:display="true" table:show-details="true"/>
                <table:data-pilot-member table:name="2018.12.04 13:48:18" table:display="true" table:show-details="true"/>
                <table:data-pilot-member table:name="2018.12.04 13:49:19" table:display="true" table:show-details="true"/>
                <table:data-pilot-member table:name="2018.12.04 13:50:20" table:display="true" table:show-details="true"/>
                <table:data-pilot-member table:name="2018.12.04 13:51:20" table:display="true" table:show-details="true"/>
                <table:data-pilot-member table:name="2018.12.04 13:52:22" table:display="true" table:show-details="true"/>
                <table:data-pilot-member table:name="2018.12.04 13:53:23" table:display="true" table:show-details="true"/>
                <table:data-pilot-member table:name="2018.12.04 13:54:23" table:display="true" table:show-details="true"/>
                <table:data-pilot-member table:name="2018.12.04 13:55:24" table:display="true" table:show-details="true"/>
                <table:data-pilot-member table:name="2018.12.04 13:56:24" table:display="true" table:show-details="true"/>
                <table:data-pilot-member table:name="2018.12.04 13:57:25" table:display="true" table:show-details="true"/>
                <table:data-pilot-member table:name="2018.12.04 13:58:25" table:display="true" table:show-details="true"/>
                <table:data-pilot-member table:name="2018.12.04 13:59:26" table:display="true" table:show-details="true"/>
                <table:data-pilot-member table:name="2018.12.04 14:00:27" table:display="true" table:show-details="true"/>
                <table:data-pilot-member table:name="2018.12.04 14:01:27" table:display="true" table:show-details="true"/>
                <table:data-pilot-member table:name="2018.12.04 14:02:28" table:display="true" table:show-details="true"/>
                <table:data-pilot-member table:name="2018.12.04 14:03:03" table:display="true" table:show-details="true"/>
                <table:data-pilot-member table:name="2018.12.04 14:04:03" table:display="true" table:show-details="true"/>
                <table:data-pilot-member table:name="2018.12.04 14:05:04" table:display="true" table:show-details="true"/>
                <table:data-pilot-member table:name="2018.12.04 14:06:05" table:display="true" table:show-details="true"/>
                <table:data-pilot-member table:name="2018.12.04 14:07:06" table:display="true" table:show-details="true"/>
                <table:data-pilot-member table:name="2018.12.04 14:08:07" table:display="true" table:show-details="true"/>
                <table:data-pilot-member table:name="2018.12.04 14:09:07" table:display="true" table:show-details="true"/>
                <table:data-pilot-member table:name="2018.12.04 14:10:08" table:display="true" table:show-details="true"/>
                <table:data-pilot-member table:name="2018.12.04 14:11:09" table:display="true" table:show-details="true"/>
                <table:data-pilot-member table:name="2018.12.04 14:12:10" table:display="true" table:show-details="true"/>
                <table:data-pilot-member table:name="2018.12.04 14:13:14" table:display="true" table:show-details="true"/>
                <table:data-pilot-member table:name="2018.12.04 14:14:15" table:display="true" table:show-details="true"/>
                <table:data-pilot-member table:name="2018.12.04 14:15:15" table:display="true" table:show-details="true"/>
                <table:data-pilot-member table:name="2018.12.04 14:16:16" table:display="true" table:show-details="true"/>
                <table:data-pilot-member table:name="2018.12.04 14:17:16" table:display="true" table:show-details="true"/>
                <table:data-pilot-member table:name="2018.12.04 14:18:17" table:display="true" table:show-details="true"/>
                <table:data-pilot-member table:name="2018.12.04 14:19:17" table:display="true" table:show-details="true"/>
                <table:data-pilot-member table:name="2018.12.04 14:20:18" table:display="true" table:show-details="true"/>
                <table:data-pilot-member table:name="2018.12.04 14:21:19" table:display="true" table:show-details="true"/>
                <table:data-pilot-member table:name="2018.12.04 14:22:20" table:display="true" table:show-details="true"/>
                <table:data-pilot-member table:name="2018.12.04 14:23:20" table:display="true" table:show-details="true"/>
                <table:data-pilot-member table:name="2018.12.04 14:24:21" table:display="true" table:show-details="true"/>
                <table:data-pilot-member table:name="2018.12.04 14:25:21" table:display="true" table:show-details="true"/>
                <table:data-pilot-member table:name="2018.12.04 14:26:22" table:display="true" table:show-details="true"/>
                <table:data-pilot-member table:name="2018.12.04 14:27:23" table:display="true" table:show-details="true"/>
                <table:data-pilot-member table:name="2018.12.04 14:28:23" table:display="true" table:show-details="true"/>
                <table:data-pilot-member table:name="2018.12.04 14:29:24" table:display="true" table:show-details="true"/>
                <table:data-pilot-member table:name="2018.12.04 14:30:24" table:display="true" table:show-details="true"/>
                <table:data-pilot-member table:name="2018.12.04 14:31:25" table:display="true" table:show-details="true"/>
                <table:data-pilot-member table:name="2018.12.04 14:32:26" table:display="true" table:show-details="true"/>
                <table:data-pilot-member table:name="2018.12.04 14:33:02" table:display="true" table:show-details="true"/>
                <table:data-pilot-member table:name="2018.12.04 14:34:03" table:display="true" table:show-details="true"/>
                <table:data-pilot-member table:name="2018.12.04 14:35:04" table:display="true" table:show-details="true"/>
                <table:data-pilot-member table:name="2018.12.04 14:36:05" table:display="true" table:show-details="true"/>
                <table:data-pilot-member table:name="2018.12.04 14:37:06" table:display="true" table:show-details="true"/>
                <table:data-pilot-member table:name="2018.12.04 14:38:06" table:display="true" table:show-details="true"/>
                <table:data-pilot-member table:name="2018.12.04 14:39:07" table:display="true" table:show-details="true"/>
                <table:data-pilot-member table:name="2018.12.04 14:40:07" table:display="true" table:show-details="true"/>
                <table:data-pilot-member table:name="2018.12.04 14:41:08" table:display="true" table:show-details="true"/>
                <table:data-pilot-member table:name="2018.12.04 14:42:09" table:display="true" table:show-details="true"/>
                <table:data-pilot-member table:name="2018.12.04 14:43:09" table:display="true" table:show-details="true"/>
                <table:data-pilot-member table:name="2018.12.04 14:44:15" table:display="true" table:show-details="true"/>
                <table:data-pilot-member table:name="2018.12.04 14:45:16" table:display="true" table:show-details="true"/>
                <table:data-pilot-member table:name="2018.12.04 14:46:16" table:display="true" table:show-details="true"/>
                <table:data-pilot-member table:name="2018.12.04 14:47:17" table:display="true" table:show-details="true"/>
                <table:data-pilot-member table:name="2018.12.04 14:48:17" table:display="true" table:show-details="true"/>
                <table:data-pilot-member table:name="2018.12.04 14:49:18" table:display="true" table:show-details="true"/>
                <table:data-pilot-member table:name="2018.12.04 14:50:18" table:display="true" table:show-details="true"/>
                <table:data-pilot-member table:name="2018.12.04 14:51:19" table:display="true" table:show-details="true"/>
                <table:data-pilot-member table:name="2018.12.04 14:52:20" table:display="true" table:show-details="true"/>
                <table:data-pilot-member table:name="2018.12.04 14:53:20" table:display="true" table:show-details="true"/>
                <table:data-pilot-member table:name="2018.12.04 14:54:21" table:display="true" table:show-details="true"/>
                <table:data-pilot-member table:name="2018.12.04 14:55:21" table:display="true" table:show-details="true"/>
                <table:data-pilot-member table:name="2018.12.04 14:56:22" table:display="true" table:show-details="true"/>
                <table:data-pilot-member table:name="2018.12.04 14:57:23" table:display="true" table:show-details="true"/>
                <table:data-pilot-member table:name="2018.12.04 14:58:23" table:display="true" table:show-details="true"/>
                <table:data-pilot-member table:name="2018.12.04 14:59:24" table:display="true" table:show-details="true"/>
                <table:data-pilot-member table:name="2018.12.04 15:00:24" table:display="true" table:show-details="true"/>
                <table:data-pilot-member table:name="2018.12.04 15:01:25" table:display="true" table:show-details="true"/>
                <table:data-pilot-member table:name="2018.12.04 15:02:26" table:display="true" table:show-details="true"/>
                <table:data-pilot-member table:name="2018.12.04 15:03:02" table:display="true" table:show-details="true"/>
                <table:data-pilot-member table:name="2018.12.04 15:04:05" table:display="true" table:show-details="true"/>
                <table:data-pilot-member table:name="2018.12.04 15:05:06" table:display="true" table:show-details="true"/>
                <table:data-pilot-member table:name="2018.12.04 15:06:07" table:display="true" table:show-details="true"/>
                <table:data-pilot-member table:name="2018.12.04 15:07:08" table:display="true" table:show-details="true"/>
                <table:data-pilot-member table:name="2018.12.04 15:08:08" table:display="true" table:show-details="true"/>
                <table:data-pilot-member table:name="2018.12.04 15:09:09" table:display="true" table:show-details="true"/>
                <table:data-pilot-member table:name="2018.12.04 15:10:10" table:display="true" table:show-details="true"/>
                <table:data-pilot-member table:name="2018.12.04 15:11:14" table:display="true" table:show-details="true"/>
                <table:data-pilot-member table:name="2018.12.04 15:12:14" table:display="true" table:show-details="true"/>
                <table:data-pilot-member table:name="2018.12.04 15:13:15" table:display="true" table:show-details="true"/>
                <table:data-pilot-member table:name="2018.12.04 15:14:16" table:display="true" table:show-details="true"/>
                <table:data-pilot-member table:name="2018.12.04 15:15:16" table:display="true" table:show-details="true"/>
                <table:data-pilot-member table:name="2018.12.04 15:16:17" table:display="true" table:show-details="true"/>
                <table:data-pilot-member table:name="2018.12.04 15:17:17" table:display="true" table:show-details="true"/>
                <table:data-pilot-member table:name="2018.12.04 15:18:18" table:display="true" table:show-details="true"/>
                <table:data-pilot-member table:name="2018.12.04 15:19:19" table:display="true" table:show-details="true"/>
                <table:data-pilot-member table:name="2018.12.04 15:20:19" table:display="true" table:show-details="true"/>
                <table:data-pilot-member table:name="2018.12.04 15:21:20" table:display="true" table:show-details="true"/>
                <table:data-pilot-member table:name="2018.12.04 15:22:21" table:display="true" table:show-details="true"/>
                <table:data-pilot-member table:name="2018.12.04 15:23:21" table:display="true" table:show-details="true"/>
                <table:data-pilot-member table:name="2018.12.04 15:24:24" table:display="true" table:show-details="true"/>
                <table:data-pilot-member table:name="2018.12.04 15:25:25" table:display="true" table:show-details="true"/>
                <table:data-pilot-member table:name="2018.12.04 15:26:25" table:display="true" table:show-details="true"/>
                <table:data-pilot-member table:name="2018.12.04 15:27:26" table:display="true" table:show-details="true"/>
                <table:data-pilot-member table:name="2018.12.04 15:28:27" table:display="true" table:show-details="true"/>
                <table:data-pilot-member table:name="2018.12.04 15:29:28" table:display="true" table:show-details="true"/>
                <table:data-pilot-member table:name="2018.12.04 15:30:28" table:display="true" table:show-details="true"/>
                <table:data-pilot-member table:name="2018.12.04 15:31:29" table:display="true" table:show-details="true"/>
                <table:data-pilot-member table:name="2018.12.04 15:32: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sagesReceivedDiff" table:orientation="data" table:used-hierarchy="0" table:function="sum">
            <table:data-pilot-level table:show-empty="false" calcext:repeat-item-labels="false">
              <table:data-pilot-members>
                <table:data-pilot-member table:name="-12" table:display="true" table:show-details="true"/>
                <table:data-pilot-member table:name="-11" table:display="true" table:show-details="true"/>
                <table:data-pilot-member table:name="-10" table:display="true" table:show-details="true"/>
                <table:data-pilot-member table:name="-9" table:display="true" table:show-details="true"/>
                <table:data-pilot-member table:name="-8" table:display="true" table:show-details="true"/>
                <table:data-pilot-member table:name="-7" table:display="true" table:show-details="true"/>
                <table:data-pilot-member table:name="-6" table:display="true" table:show-details="true"/>
                <table:data-pilot-member table:name="-5" table:display="true" table:show-details="true"/>
                <table:data-pilot-member table:name="-4" table:display="true" table:show-details="true"/>
                <table:data-pilot-member table:name="0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105" table:display="true" table:show-details="true"/>
                <table:data-pilot-member table:name="133" table:display="true" table:show-details="true"/>
                <table:data-pilot-member table:name="1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jms-queue-data_4'.A1:'Pivot Table_jms-queue-data_4'.B7" table:buttons="'Pivot Table_jms-queue-data_4'.A1" table:show-filter-button="false" table:drill-down-on-double-click="false">
          <table:source-cell-range table:cell-range-address="'jms-queue-data'.A1:'jms-queue-data'.F751"/>
          <table:data-pilot-field table:source-field-name="Server Name" table:orientation="row" table:used-hierarchy="0" table:function="auto">
            <table:data-pilot-level table:show-empty="false" calcext:repeat-item-labels="false">
              <table:data-pilot-members>
                <table:data-pilot-member table:name="WLS_SOA1" table:display="true" table:show-details="true"/>
                <table:data-pilot-member table:name="WLS_SOA10" table:display="true" table:show-details="true"/>
                <table:data-pilot-member table:name="WLS_SOA15" table:display="true" table:show-details="true"/>
                <table:data-pilot-member table:name="WLS_SOA16" table:display="true" table:show-details="true"/>
                <table:data-pilot-member table:name="WLS_SOA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sagesCurre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9" table:display="true" table:show-details="true"/>
                <table:data-pilot-member table:name="42" table:display="true" table:show-details="true"/>
                <table:data-pilot-member table:name="47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62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7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30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7" table:display="true" table:show-details="true"/>
                <table:data-pilot-member table:name="173" table:display="true" table:show-details="true"/>
                <table:data-pilot-member table:name="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_jms-queue-data_5'.A1:'Pivot Table_jms-queue-data_5'.B7" table:buttons="'Pivot Table_jms-queue-data_5'.A1" table:show-filter-button="false" table:drill-down-on-double-click="false">
          <table:source-cell-range table:cell-range-address="'jms-queue-data'.A1:'jms-queue-data'.F751"/>
          <table:data-pilot-field table:source-field-name="Server Name" table:orientation="row" table:used-hierarchy="0" table:function="auto">
            <table:data-pilot-level table:show-empty="false" calcext:repeat-item-labels="false">
              <table:data-pilot-members>
                <table:data-pilot-member table:name="WLS_SOA1" table:display="true" table:show-details="true"/>
                <table:data-pilot-member table:name="WLS_SOA10" table:display="true" table:show-details="true"/>
                <table:data-pilot-member table:name="WLS_SOA15" table:display="true" table:show-details="true"/>
                <table:data-pilot-member table:name="WLS_SOA16" table:display="true" table:show-details="true"/>
                <table:data-pilot-member table:name="WLS_SOA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ssagesReceivedDiff" table:orientation="data" table:used-hierarchy="0" table:function="sum">
            <table:data-pilot-level table:show-empty="false" calcext:repeat-item-labels="false">
              <table:data-pilot-members>
                <table:data-pilot-member table:name="-12" table:display="true" table:show-details="true"/>
                <table:data-pilot-member table:name="-11" table:display="true" table:show-details="true"/>
                <table:data-pilot-member table:name="-10" table:display="true" table:show-details="true"/>
                <table:data-pilot-member table:name="-9" table:display="true" table:show-details="true"/>
                <table:data-pilot-member table:name="-8" table:display="true" table:show-details="true"/>
                <table:data-pilot-member table:name="-7" table:display="true" table:show-details="true"/>
                <table:data-pilot-member table:name="-6" table:display="true" table:show-details="true"/>
                <table:data-pilot-member table:name="-5" table:display="true" table:show-details="true"/>
                <table:data-pilot-member table:name="-4" table:display="true" table:show-details="true"/>
                <table:data-pilot-member table:name="0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105" table:display="true" table:show-details="true"/>
                <table:data-pilot-member table:name="133" table:display="true" table:show-details="true"/>
                <table:data-pilot-member table:name="1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2:26:19.033860444</dc:date>
    <meta:editing-duration>PT10M12S</meta:editing-duration>
    <meta:editing-cycles>1</meta:editing-cycles>
    <meta:document-statistic meta:table-count="6" meta:cell-count="6652" meta:object-count="4"/>
    <meta:generator>LibreOffice/6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loext:data-pilot-source="DataPilot2" chart:class="chart:area" chart:style-name="ch1">
        <chart:legend chart:legend-position="end" svg:x="13.198cm" svg:y="2.951cm" style:legend-expansion="high" chart:style-name="ch2"/>
        <chart:plot-area chart:style-name="ch3" table:cell-range-address="PivotChart" chart:data-source-has-labels="column" svg:x="0.32cm" svg:y="0.18cm" svg:width="12.558cm" svg:height="7.745cm">
          <chartooo:coordinate-region svg:x="2.669cm" svg:y="0.18cm" svg:width="10.209cm" svg:height="4.80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.12.04 13:03:03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8.12.04 13:04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0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06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07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08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09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0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1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2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3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4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5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6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7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8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19: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8.12.04 13:20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1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2: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8.12.04 13:23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4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5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6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7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8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29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0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1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2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3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4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5: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8.12.04 13:36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7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38: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.12.04 13:39:0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8.12.04 13:40: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018.12.04 13:41:0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18.12.04 13:42:0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018.12.04 13:43: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018.12.04 13:44: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18.12.04 13:45: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3:46: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8.12.04 13:47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48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49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0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1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2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3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4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5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6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7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8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3:59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0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1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2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3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4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6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7: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8.12.04 14:08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09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0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1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2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3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4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5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6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7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8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19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0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1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2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3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4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5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6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7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8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29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0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1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2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3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4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6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7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8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39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0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1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2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3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4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5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6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7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48: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8.12.04 14:49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0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1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2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3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4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5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6: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7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8: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4:59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0: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1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2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3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4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5: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6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7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8: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09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0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1: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.12.04 15:12: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3: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4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5: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6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7: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8: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19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0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1: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2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3: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4: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.12.04 15:25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6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7: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8: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29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30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31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.12.04 15:32: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loext:data-pilot-source="DataPilot3" chart:class="chart:area" chart:style-name="ch1">
        <chart:legend chart:legend-position="end" svg:x="13.198cm" svg:y="2.951cm" style:legend-expansion="high" chart:style-name="ch2"/>
        <chart:plot-area chart:style-name="ch3" table:cell-range-address="PivotChart" chart:data-source-has-labels="column" svg:x="0.32cm" svg:y="0.18cm" svg:width="12.558cm" svg:height="7.745cm">
          <chartooo:coordinate-region svg:x="2.669cm" svg:y="0.18cm" svg:width="10.209cm" svg:height="4.80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.12.04 13:03:03</text:p>
                <draw:g>
                  <svg:desc>PT@categories</svg:desc>
                </draw:g>
              </table:table-cell>
              <table:table-cell office:value-type="float" office:value="2">
                <text:p>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8.12.04 13:04: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8.12.04 13:05: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3:06: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.12.04 13:07: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3:08: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3:09: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8.12.04 13:10: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3:11: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3:12: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3:13: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3:14: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8.12.04 13:15: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3:16: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3:17: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3:18: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8.12.04 13:19: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.12.04 13:20: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.12.04 13:21: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8.12.04 13:22: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.12.04 13:23: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8.12.04 13:24: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3:25: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8.12.04 13:26: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8.12.04 13:27: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3:28: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3:29: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3:30: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3:31: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3:32: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8.12.04 13:33: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3:34: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3:35: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.12.04 13:36: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8.12.04 13:37: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8.12.04 13:38: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.12.04 13:39: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3:40: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8.12.04 13:41: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8.12.04 13:42: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8.12.04 13:43: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8.12.04 13:44: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8.12.04 13:45: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.12.04 13:46: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8.12.04 13:47: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8.12.04 13:48: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8.12.04 13:49: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8.12.04 13:50: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.12.04 13:51: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8.12.04 13:52: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8.12.04 13:53: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8.12.04 13:54: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.12.04 13:55: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3:56: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3:57: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8.12.04 13:58: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8.12.04 13:59: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8.12.04 14:00: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4:01: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4:02: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8.12.04 14:03: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8.12.04 14:04: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4:05: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8.12.04 14:06: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8.12.04 14:07: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4:08: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.12.04 14:09: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8.12.04 14:10: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4:11: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8.12.04 14:12: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4:13: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4:14: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4:15: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4:16: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8.12.04 14:17: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4:18: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8.12.04 14:19: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.12.04 14:20: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8.12.04 14:21: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4:22: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8.12.04 14:23: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4:24: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4:25: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8.12.04 14:26: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8.12.04 14:27: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4:28: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4:29: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4:30: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4:31: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4:32: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8.12.04 14:33: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.12.04 14:34: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4:35: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4:36: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8.12.04 14:37: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4:38: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8.12.04 14:39: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4:40: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4:41: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8.12.04 14:42: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8.12.04 14:43: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8.12.04 14:44: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4:45: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8.12.04 14:46: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4:47: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4:48: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.12.04 14:49: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.12.04 14:50: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8.12.04 14:51: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8.12.04 14:52: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8.12.04 14:53: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4:54: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4:55: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4:56: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8.12.04 14:57: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8.12.04 14:58: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4:59: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8.12.04 15:00: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8.12.04 15:01: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8.12.04 15:02: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8.12.04 15:03: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8.12.04 15:04: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8.12.04 15:05: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8.12.04 15:06: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.12.04 15:07: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8.12.04 15:08: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5:09: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.12.04 15:10: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8.12.04 15:11: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.12.04 15:12: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5:13: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8.12.04 15:14: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8.12.04 15:15: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8.12.04 15:16: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8.12.04 15:17: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8.12.04 15:18: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.12.04 15:19: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.12.04 15:20: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8.12.04 15:21: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8.12.04 15:22: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8.12.04 15:23: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8.12.04 15:24: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8.12.04 15:25: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8.12.04 15:26: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8.12.04 15:27: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5:28: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8.12.04 15:29: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8.12.04 15:30: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8.12.04 15:31: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8.12.04 15:32:29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loext:data-pilot-source="DataPilot4" chart:class="chart:bar" chart:style-name="ch1">
        <chart:legend chart:legend-position="end" svg:x="13.182cm" svg:y="2.951cm" style:legend-expansion="high" chart:style-name="ch2"/>
        <chart:plot-area chart:style-name="ch3" table:cell-range-address="PivotChart" chart:data-source-has-labels="column" svg:x="0.319cm" svg:y="0.18cm" svg:width="12.544cm" svg:height="7.745cm">
          <chartooo:coordinate-region svg:x="1.126cm" svg:y="0.38cm" svg:width="11.737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LS_SOA1</text:p>
                <draw:g>
                  <svg:desc>PT@categories</svg:desc>
                </draw:g>
              </table:table-cell>
              <table:table-cell office:value-type="float" office:value="633">
                <text:p>63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WLS_SOA1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WLS_SOA1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WLS_SOA1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WLS_SOA5</text:p>
              </table:table-cell>
              <table:table-cell office:value-type="float" office:value="629">
                <text:p>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loext:data-pilot-source="DataPilot5" chart:class="chart:bar" chart:style-name="ch1">
        <chart:legend chart:legend-position="end" svg:x="13.18cm" svg:y="2.951cm" style:legend-expansion="high" chart:style-name="ch2"/>
        <chart:plot-area chart:style-name="ch3" table:cell-range-address="PivotChart" chart:data-source-has-labels="column" svg:x="0.319cm" svg:y="0.18cm" svg:width="12.542cm" svg:height="7.745cm">
          <chartooo:coordinate-region svg:x="1.417cm" svg:y="0.379cm" svg:width="11.444cm" svg:height="7.34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LS_SOA1</text:p>
                <draw:g>
                  <svg:desc>PT@categories</svg:desc>
                </draw:g>
              </table:table-cell>
              <table:table-cell office:value-type="float" office:value="6279">
                <text:p>627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WLS_SOA10</text:p>
              </table:table-cell>
              <table:table-cell office:value-type="float" office:value="-1289">
                <text:p>-1289</text:p>
              </table:table-cell>
            </table:table-row>
            <table:table-row>
              <table:table-cell office:value-type="string">
                <text:p>WLS_SOA1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WLS_SOA16</text:p>
              </table:table-cell>
              <table:table-cell office:value-type="float" office:value="-1137">
                <text:p>-1137</text:p>
              </table:table-cell>
            </table:table-row>
            <table:table-row>
              <table:table-cell office:value-type="string">
                <text:p>WLS_SOA5</text:p>
              </table:table-cell>
              <table:table-cell office:value-type="float" office:value="1265">
                <text:p>12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